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5.898cm"/>
    </style:style>
    <style:style style:name="co8" style:family="table-column">
      <style:table-column-properties fo:break-before="auto" style:column-width="26.69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100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7">
      <style:table-cell-properties style:text-align-source="fix" style:repeat-content="false" fo:background-color="transparent" fo:border="0.06pt solid #000000" fo:padding-bottom="0.048cm" fo:padding-left="0.035cm" fo:padding-right="0cm" fo:padding-top="0.048c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</office:automatic-styles>
  <office:body>
    <office:spreadsheet>
      <table:calculation-settings table:case-sensitive="false" table:search-criteria-must-apply-to-whole-cell="false"/>
      <table:table table:name="Foglio2" table:style-name="ta1">
        <table:table-column table:style-name="co3" table:default-cell-style-name="ce2"/>
        <table:table-column table:style-name="co2" table:default-cell-style-name="ce4"/>
        <table:table-column table:style-name="co4" table:default-cell-style-name="ce4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default-cell-style-name="ce2"/>
        <table:table-column table:style-name="co2" table:number-columns-repeated="1017" table:default-cell-style-name="ce2"/>
        <table:table-row table:style-name="ro2">
          <table:table-cell office:value-type="string">
            <text:p>comune</text:p>
          </table:table-cell>
          <table:table-cell office:value-type="string">
            <text:p>codice</text:p>
          </table:table-cell>
          <table:table-cell office:value-type="string">
            <text:p>codice alfanumeric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irole</text:p>
          </table:table-cell>
          <table:table-cell table:style-name="ce5" office:value-type="float" office:value="8001">
            <text:p>8001</text:p>
          </table:table-cell>
          <table:table-cell table:style-name="ce6" table:formula="of:=TEXT([.B2];&quot;000000&quot;)" office:value-type="string" office:string-value="008001">
            <text:p>008001</text:p>
          </table:table-cell>
          <table:table-cell table:formula="of:=CONCATENATE(&quot;&lt;xsl:when test=&quot;&quot;. = '&quot;;SUBSTITUTE(UPPER([.A2]);&quot;'&quot;;&quot;&amp;amp;apos;&quot;);&quot;'&quot;&quot;&gt;&quot;;[.C2];&quot;&lt;/xsl:when&gt;&quot;)" office:value-type="string" office:string-value="&lt;xsl:when test=&quot;. = 'AIROLE'&quot;&gt;008001&lt;/xsl:when&gt;">
            <text:p>&lt;xsl:when test=". = 'AIROLE'"&gt;008001&lt;/xsl:when&gt;</text:p>
          </table:table-cell>
          <table:table-cell table:formula="of:=CONCATENATE(&quot;&lt;comune&gt;&quot;; [.C2];&quot;&lt;/comune&gt;&quot;)" office:value-type="string" office:string-value="&lt;comune&gt;008001&lt;/comune&gt;">
            <text:p>&lt;comune&gt;008001&lt;/comune&gt;</text:p>
          </table:table-cell>
          <table:table-cell table:formula="of:=CONCATENATE(&quot;&lt;provincia&gt;&quot;; LEFT([.C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]);&quot;'&quot;;&quot;&amp;amp;apos;&quot;);&quot;'&quot;&quot;&gt;&quot;;[.E2];[.F2];&quot;&lt;/xsl:when&gt;&quot;)" office:value-type="string" office:string-value="&lt;xsl:when test=&quot;. = 'AIROLE'&quot;&gt;&lt;comune&gt;008001&lt;/comune&gt;&lt;provincia&gt;008&lt;/provincia&gt;&lt;/xsl:when&gt;">
            <text:p>&lt;xsl:when test=". = 'AIROLE'"&gt;&lt;comune&gt;00800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pricale</text:p>
          </table:table-cell>
          <table:table-cell table:style-name="ce5" office:value-type="float" office:value="8002">
            <text:p>8002</text:p>
          </table:table-cell>
          <table:table-cell table:style-name="ce6" table:formula="of:=TEXT([.B3];&quot;000000&quot;)" office:value-type="string" office:string-value="008002">
            <text:p>008002</text:p>
          </table:table-cell>
          <table:table-cell table:formula="of:=CONCATENATE(&quot;&lt;xsl:when test=&quot;&quot;. = '&quot;;SUBSTITUTE(UPPER([.A3]);&quot;'&quot;;&quot;&amp;amp;apos;&quot;);&quot;'&quot;&quot;&gt;&quot;;[.C3];&quot;&lt;/xsl:when&gt;&quot;)" office:value-type="string" office:string-value="&lt;xsl:when test=&quot;. = 'APRICALE'&quot;&gt;008002&lt;/xsl:when&gt;">
            <text:p>&lt;xsl:when test=". = 'APRICALE'"&gt;008002&lt;/xsl:when&gt;</text:p>
          </table:table-cell>
          <table:table-cell table:formula="of:=CONCATENATE(&quot;&lt;comune&gt;&quot;; [.C3];&quot;&lt;/comune&gt;&quot;)" office:value-type="string" office:string-value="&lt;comune&gt;008002&lt;/comune&gt;">
            <text:p>&lt;comune&gt;008002&lt;/comune&gt;</text:p>
          </table:table-cell>
          <table:table-cell table:formula="of:=CONCATENATE(&quot;&lt;provincia&gt;&quot;; LEFT([.C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]);&quot;'&quot;;&quot;&amp;amp;apos;&quot;);&quot;'&quot;&quot;&gt;&quot;;[.E3];[.F3];&quot;&lt;/xsl:when&gt;&quot;)" office:value-type="string" office:string-value="&lt;xsl:when test=&quot;. = 'APRICALE'&quot;&gt;&lt;comune&gt;008002&lt;/comune&gt;&lt;provincia&gt;008&lt;/provincia&gt;&lt;/xsl:when&gt;">
            <text:p>&lt;xsl:when test=". = 'APRICALE'"&gt;&lt;comune&gt;00800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quila d'Arroscia</text:p>
          </table:table-cell>
          <table:table-cell table:style-name="ce5" office:value-type="float" office:value="8003">
            <text:p>8003</text:p>
          </table:table-cell>
          <table:table-cell table:style-name="ce6" table:formula="of:=TEXT([.B4];&quot;000000&quot;)" office:value-type="string" office:string-value="008003">
            <text:p>008003</text:p>
          </table:table-cell>
          <table:table-cell table:formula="of:=CONCATENATE(&quot;&lt;xsl:when test=&quot;&quot;. = '&quot;;SUBSTITUTE(UPPER([.A4]);&quot;'&quot;;&quot;&amp;amp;apos;&quot;);&quot;'&quot;&quot;&gt;&quot;;[.C4];&quot;&lt;/xsl:when&gt;&quot;)" office:value-type="string" office:string-value="&lt;xsl:when test=&quot;. = 'AQUILA D&amp;amp;apos;ARROSCIA'&quot;&gt;008003&lt;/xsl:when&gt;">
            <text:p>&lt;xsl:when test=". = 'AQUILA D&amp;amp;apos;ARROSCIA'"&gt;008003&lt;/xsl:when&gt;</text:p>
          </table:table-cell>
          <table:table-cell table:formula="of:=CONCATENATE(&quot;&lt;comune&gt;&quot;; [.C4];&quot;&lt;/comune&gt;&quot;)" office:value-type="string" office:string-value="&lt;comune&gt;008003&lt;/comune&gt;">
            <text:p>&lt;comune&gt;008003&lt;/comune&gt;</text:p>
          </table:table-cell>
          <table:table-cell table:formula="of:=CONCATENATE(&quot;&lt;provincia&gt;&quot;; LEFT([.C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]);&quot;'&quot;;&quot;&amp;amp;apos;&quot;);&quot;'&quot;&quot;&gt;&quot;;[.E4];[.F4];&quot;&lt;/xsl:when&gt;&quot;)" office:value-type="string" office:string-value="&lt;xsl:when test=&quot;. = 'AQUILA D&amp;amp;apos;ARROSCIA'&quot;&gt;&lt;comune&gt;008003&lt;/comune&gt;&lt;provincia&gt;008&lt;/provincia&gt;&lt;/xsl:when&gt;">
            <text:p>&lt;xsl:when test=". = 'AQUILA D&amp;amp;apos;ARROSCIA'"&gt;&lt;comune&gt;00800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rmo</text:p>
          </table:table-cell>
          <table:table-cell table:style-name="ce5" office:value-type="float" office:value="8004">
            <text:p>8004</text:p>
          </table:table-cell>
          <table:table-cell table:style-name="ce6" table:formula="of:=TEXT([.B5];&quot;000000&quot;)" office:value-type="string" office:string-value="008004">
            <text:p>008004</text:p>
          </table:table-cell>
          <table:table-cell table:formula="of:=CONCATENATE(&quot;&lt;xsl:when test=&quot;&quot;. = '&quot;;SUBSTITUTE(UPPER([.A5]);&quot;'&quot;;&quot;&amp;amp;apos;&quot;);&quot;'&quot;&quot;&gt;&quot;;[.C5];&quot;&lt;/xsl:when&gt;&quot;)" office:value-type="string" office:string-value="&lt;xsl:when test=&quot;. = 'ARMO'&quot;&gt;008004&lt;/xsl:when&gt;">
            <text:p>&lt;xsl:when test=". = 'ARMO'"&gt;008004&lt;/xsl:when&gt;</text:p>
          </table:table-cell>
          <table:table-cell table:formula="of:=CONCATENATE(&quot;&lt;comune&gt;&quot;; [.C5];&quot;&lt;/comune&gt;&quot;)" office:value-type="string" office:string-value="&lt;comune&gt;008004&lt;/comune&gt;">
            <text:p>&lt;comune&gt;008004&lt;/comune&gt;</text:p>
          </table:table-cell>
          <table:table-cell table:formula="of:=CONCATENATE(&quot;&lt;provincia&gt;&quot;; LEFT([.C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]);&quot;'&quot;;&quot;&amp;amp;apos;&quot;);&quot;'&quot;&quot;&gt;&quot;;[.E5];[.F5];&quot;&lt;/xsl:when&gt;&quot;)" office:value-type="string" office:string-value="&lt;xsl:when test=&quot;. = 'ARMO'&quot;&gt;&lt;comune&gt;008004&lt;/comune&gt;&lt;provincia&gt;008&lt;/provincia&gt;&lt;/xsl:when&gt;">
            <text:p>&lt;xsl:when test=". = 'ARMO'"&gt;&lt;comune&gt;00800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rigo</text:p>
          </table:table-cell>
          <table:table-cell table:style-name="ce5" office:value-type="float" office:value="8005">
            <text:p>8005</text:p>
          </table:table-cell>
          <table:table-cell table:style-name="ce6" table:formula="of:=TEXT([.B6];&quot;000000&quot;)" office:value-type="string" office:string-value="008005">
            <text:p>008005</text:p>
          </table:table-cell>
          <table:table-cell table:formula="of:=CONCATENATE(&quot;&lt;xsl:when test=&quot;&quot;. = '&quot;;SUBSTITUTE(UPPER([.A6]);&quot;'&quot;;&quot;&amp;amp;apos;&quot;);&quot;'&quot;&quot;&gt;&quot;;[.C6];&quot;&lt;/xsl:when&gt;&quot;)" office:value-type="string" office:string-value="&lt;xsl:when test=&quot;. = 'AURIGO'&quot;&gt;008005&lt;/xsl:when&gt;">
            <text:p>&lt;xsl:when test=". = 'AURIGO'"&gt;008005&lt;/xsl:when&gt;</text:p>
          </table:table-cell>
          <table:table-cell table:formula="of:=CONCATENATE(&quot;&lt;comune&gt;&quot;; [.C6];&quot;&lt;/comune&gt;&quot;)" office:value-type="string" office:string-value="&lt;comune&gt;008005&lt;/comune&gt;">
            <text:p>&lt;comune&gt;008005&lt;/comune&gt;</text:p>
          </table:table-cell>
          <table:table-cell table:formula="of:=CONCATENATE(&quot;&lt;provincia&gt;&quot;; LEFT([.C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]);&quot;'&quot;;&quot;&amp;amp;apos;&quot;);&quot;'&quot;&quot;&gt;&quot;;[.E6];[.F6];&quot;&lt;/xsl:when&gt;&quot;)" office:value-type="string" office:string-value="&lt;xsl:when test=&quot;. = 'AURIGO'&quot;&gt;&lt;comune&gt;008005&lt;/comune&gt;&lt;provincia&gt;008&lt;/provincia&gt;&lt;/xsl:when&gt;">
            <text:p>&lt;xsl:when test=". = 'AURIGO'"&gt;&lt;comune&gt;00800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dalucco</text:p>
          </table:table-cell>
          <table:table-cell table:style-name="ce5" office:value-type="float" office:value="8006">
            <text:p>8006</text:p>
          </table:table-cell>
          <table:table-cell table:style-name="ce6" table:formula="of:=TEXT([.B7];&quot;000000&quot;)" office:value-type="string" office:string-value="008006">
            <text:p>008006</text:p>
          </table:table-cell>
          <table:table-cell table:formula="of:=CONCATENATE(&quot;&lt;xsl:when test=&quot;&quot;. = '&quot;;SUBSTITUTE(UPPER([.A7]);&quot;'&quot;;&quot;&amp;amp;apos;&quot;);&quot;'&quot;&quot;&gt;&quot;;[.C7];&quot;&lt;/xsl:when&gt;&quot;)" office:value-type="string" office:string-value="&lt;xsl:when test=&quot;. = 'BADALUCCO'&quot;&gt;008006&lt;/xsl:when&gt;">
            <text:p>&lt;xsl:when test=". = 'BADALUCCO'"&gt;008006&lt;/xsl:when&gt;</text:p>
          </table:table-cell>
          <table:table-cell table:formula="of:=CONCATENATE(&quot;&lt;comune&gt;&quot;; [.C7];&quot;&lt;/comune&gt;&quot;)" office:value-type="string" office:string-value="&lt;comune&gt;008006&lt;/comune&gt;">
            <text:p>&lt;comune&gt;008006&lt;/comune&gt;</text:p>
          </table:table-cell>
          <table:table-cell table:formula="of:=CONCATENATE(&quot;&lt;provincia&gt;&quot;; LEFT([.C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7]);&quot;'&quot;;&quot;&amp;amp;apos;&quot;);&quot;'&quot;&quot;&gt;&quot;;[.E7];[.F7];&quot;&lt;/xsl:when&gt;&quot;)" office:value-type="string" office:string-value="&lt;xsl:when test=&quot;. = 'BADALUCCO'&quot;&gt;&lt;comune&gt;008006&lt;/comune&gt;&lt;provincia&gt;008&lt;/provincia&gt;&lt;/xsl:when&gt;">
            <text:p>&lt;xsl:when test=". = 'BADALUCCO'"&gt;&lt;comune&gt;00800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jardo</text:p>
          </table:table-cell>
          <table:table-cell table:style-name="ce5" office:value-type="float" office:value="8007">
            <text:p>8007</text:p>
          </table:table-cell>
          <table:table-cell table:style-name="ce6" table:formula="of:=TEXT([.B8];&quot;000000&quot;)" office:value-type="string" office:string-value="008007">
            <text:p>008007</text:p>
          </table:table-cell>
          <table:table-cell table:formula="of:=CONCATENATE(&quot;&lt;xsl:when test=&quot;&quot;. = '&quot;;SUBSTITUTE(UPPER([.A8]);&quot;'&quot;;&quot;&amp;amp;apos;&quot;);&quot;'&quot;&quot;&gt;&quot;;[.C8];&quot;&lt;/xsl:when&gt;&quot;)" office:value-type="string" office:string-value="&lt;xsl:when test=&quot;. = 'BAJARDO'&quot;&gt;008007&lt;/xsl:when&gt;">
            <text:p>&lt;xsl:when test=". = 'BAJARDO'"&gt;008007&lt;/xsl:when&gt;</text:p>
          </table:table-cell>
          <table:table-cell table:formula="of:=CONCATENATE(&quot;&lt;comune&gt;&quot;; [.C8];&quot;&lt;/comune&gt;&quot;)" office:value-type="string" office:string-value="&lt;comune&gt;008007&lt;/comune&gt;">
            <text:p>&lt;comune&gt;008007&lt;/comune&gt;</text:p>
          </table:table-cell>
          <table:table-cell table:formula="of:=CONCATENATE(&quot;&lt;provincia&gt;&quot;; LEFT([.C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8]);&quot;'&quot;;&quot;&amp;amp;apos;&quot;);&quot;'&quot;&quot;&gt;&quot;;[.E8];[.F8];&quot;&lt;/xsl:when&gt;&quot;)" office:value-type="string" office:string-value="&lt;xsl:when test=&quot;. = 'BAJARDO'&quot;&gt;&lt;comune&gt;008007&lt;/comune&gt;&lt;provincia&gt;008&lt;/provincia&gt;&lt;/xsl:when&gt;">
            <text:p>&lt;xsl:when test=". = 'BAJARDO'"&gt;&lt;comune&gt;00800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iardo</text:p>
          </table:table-cell>
          <table:table-cell table:style-name="ce5" office:value-type="float" office:value="8007">
            <text:p>8007</text:p>
          </table:table-cell>
          <table:table-cell table:style-name="ce6" table:formula="of:=TEXT([.B9];&quot;000000&quot;)" office:value-type="string" office:string-value="008007">
            <text:p>008007</text:p>
          </table:table-cell>
          <table:table-cell table:formula="of:=CONCATENATE(&quot;&lt;xsl:when test=&quot;&quot;. = '&quot;;SUBSTITUTE(UPPER([.A9]);&quot;'&quot;;&quot;&amp;amp;apos;&quot;);&quot;'&quot;&quot;&gt;&quot;;[.C9];&quot;&lt;/xsl:when&gt;&quot;)" office:value-type="string" office:string-value="&lt;xsl:when test=&quot;. = 'BAIARDO'&quot;&gt;008007&lt;/xsl:when&gt;">
            <text:p>&lt;xsl:when test=". = 'BAIARDO'"&gt;008007&lt;/xsl:when&gt;</text:p>
          </table:table-cell>
          <table:table-cell table:formula="of:=CONCATENATE(&quot;&lt;comune&gt;&quot;; [.C9];&quot;&lt;/comune&gt;&quot;)" office:value-type="string" office:string-value="&lt;comune&gt;008007&lt;/comune&gt;">
            <text:p>&lt;comune&gt;008007&lt;/comune&gt;</text:p>
          </table:table-cell>
          <table:table-cell table:formula="of:=CONCATENATE(&quot;&lt;provincia&gt;&quot;; LEFT([.C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9]);&quot;'&quot;;&quot;&amp;amp;apos;&quot;);&quot;'&quot;&quot;&gt;&quot;;[.E9];[.F9];&quot;&lt;/xsl:when&gt;&quot;)" office:value-type="string" office:string-value="&lt;xsl:when test=&quot;. = 'BAIARDO'&quot;&gt;&lt;comune&gt;008007&lt;/comune&gt;&lt;provincia&gt;008&lt;/provincia&gt;&lt;/xsl:when&gt;">
            <text:p>&lt;xsl:when test=". = 'BAIARDO'"&gt;&lt;comune&gt;00800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dighera</text:p>
          </table:table-cell>
          <table:table-cell table:style-name="ce5" office:value-type="float" office:value="8008">
            <text:p>8008</text:p>
          </table:table-cell>
          <table:table-cell table:style-name="ce6" table:formula="of:=TEXT([.B10];&quot;000000&quot;)" office:value-type="string" office:string-value="008008">
            <text:p>008008</text:p>
          </table:table-cell>
          <table:table-cell table:formula="of:=CONCATENATE(&quot;&lt;xsl:when test=&quot;&quot;. = '&quot;;SUBSTITUTE(UPPER([.A10]);&quot;'&quot;;&quot;&amp;amp;apos;&quot;);&quot;'&quot;&quot;&gt;&quot;;[.C10];&quot;&lt;/xsl:when&gt;&quot;)" office:value-type="string" office:string-value="&lt;xsl:when test=&quot;. = 'BORDIGHERA'&quot;&gt;008008&lt;/xsl:when&gt;">
            <text:p>&lt;xsl:when test=". = 'BORDIGHERA'"&gt;008008&lt;/xsl:when&gt;</text:p>
          </table:table-cell>
          <table:table-cell table:formula="of:=CONCATENATE(&quot;&lt;comune&gt;&quot;; [.C10];&quot;&lt;/comune&gt;&quot;)" office:value-type="string" office:string-value="&lt;comune&gt;008008&lt;/comune&gt;">
            <text:p>&lt;comune&gt;008008&lt;/comune&gt;</text:p>
          </table:table-cell>
          <table:table-cell table:formula="of:=CONCATENATE(&quot;&lt;provincia&gt;&quot;; LEFT([.C1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0]);&quot;'&quot;;&quot;&amp;amp;apos;&quot;);&quot;'&quot;&quot;&gt;&quot;;[.E10];[.F10];&quot;&lt;/xsl:when&gt;&quot;)" office:value-type="string" office:string-value="&lt;xsl:when test=&quot;. = 'BORDIGHERA'&quot;&gt;&lt;comune&gt;008008&lt;/comune&gt;&lt;provincia&gt;008&lt;/provincia&gt;&lt;/xsl:when&gt;">
            <text:p>&lt;xsl:when test=". = 'BORDIGHERA'"&gt;&lt;comune&gt;00800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ghetto d'Arroscia</text:p>
          </table:table-cell>
          <table:table-cell table:style-name="ce5" office:value-type="float" office:value="8009">
            <text:p>8009</text:p>
          </table:table-cell>
          <table:table-cell table:style-name="ce6" table:formula="of:=TEXT([.B11];&quot;000000&quot;)" office:value-type="string" office:string-value="008009">
            <text:p>008009</text:p>
          </table:table-cell>
          <table:table-cell table:formula="of:=CONCATENATE(&quot;&lt;xsl:when test=&quot;&quot;. = '&quot;;SUBSTITUTE(UPPER([.A11]);&quot;'&quot;;&quot;&amp;amp;apos;&quot;);&quot;'&quot;&quot;&gt;&quot;;[.C11];&quot;&lt;/xsl:when&gt;&quot;)" office:value-type="string" office:string-value="&lt;xsl:when test=&quot;. = 'BORGHETTO D&amp;amp;apos;ARROSCIA'&quot;&gt;008009&lt;/xsl:when&gt;">
            <text:p>&lt;xsl:when test=". = 'BORGHETTO D&amp;amp;apos;ARROSCIA'"&gt;008009&lt;/xsl:when&gt;</text:p>
          </table:table-cell>
          <table:table-cell table:formula="of:=CONCATENATE(&quot;&lt;comune&gt;&quot;; [.C11];&quot;&lt;/comune&gt;&quot;)" office:value-type="string" office:string-value="&lt;comune&gt;008009&lt;/comune&gt;">
            <text:p>&lt;comune&gt;008009&lt;/comune&gt;</text:p>
          </table:table-cell>
          <table:table-cell table:formula="of:=CONCATENATE(&quot;&lt;provincia&gt;&quot;; LEFT([.C1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1]);&quot;'&quot;;&quot;&amp;amp;apos;&quot;);&quot;'&quot;&quot;&gt;&quot;;[.E11];[.F11];&quot;&lt;/xsl:when&gt;&quot;)" office:value-type="string" office:string-value="&lt;xsl:when test=&quot;. = 'BORGHETTO D&amp;amp;apos;ARROSCIA'&quot;&gt;&lt;comune&gt;008009&lt;/comune&gt;&lt;provincia&gt;008&lt;/provincia&gt;&lt;/xsl:when&gt;">
            <text:p>&lt;xsl:when test=". = 'BORGHETTO D&amp;amp;apos;ARROSCIA'"&gt;&lt;comune&gt;00800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gomaro</text:p>
          </table:table-cell>
          <table:table-cell table:style-name="ce5" office:value-type="float" office:value="8010">
            <text:p>8010</text:p>
          </table:table-cell>
          <table:table-cell table:style-name="ce6" table:formula="of:=TEXT([.B12];&quot;000000&quot;)" office:value-type="string" office:string-value="008010">
            <text:p>008010</text:p>
          </table:table-cell>
          <table:table-cell table:formula="of:=CONCATENATE(&quot;&lt;xsl:when test=&quot;&quot;. = '&quot;;SUBSTITUTE(UPPER([.A12]);&quot;'&quot;;&quot;&amp;amp;apos;&quot;);&quot;'&quot;&quot;&gt;&quot;;[.C12];&quot;&lt;/xsl:when&gt;&quot;)" office:value-type="string" office:string-value="&lt;xsl:when test=&quot;. = 'BORGOMARO'&quot;&gt;008010&lt;/xsl:when&gt;">
            <text:p>&lt;xsl:when test=". = 'BORGOMARO'"&gt;008010&lt;/xsl:when&gt;</text:p>
          </table:table-cell>
          <table:table-cell table:formula="of:=CONCATENATE(&quot;&lt;comune&gt;&quot;; [.C12];&quot;&lt;/comune&gt;&quot;)" office:value-type="string" office:string-value="&lt;comune&gt;008010&lt;/comune&gt;">
            <text:p>&lt;comune&gt;008010&lt;/comune&gt;</text:p>
          </table:table-cell>
          <table:table-cell table:formula="of:=CONCATENATE(&quot;&lt;provincia&gt;&quot;; LEFT([.C1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2]);&quot;'&quot;;&quot;&amp;amp;apos;&quot;);&quot;'&quot;&quot;&gt;&quot;;[.E12];[.F12];&quot;&lt;/xsl:when&gt;&quot;)" office:value-type="string" office:string-value="&lt;xsl:when test=&quot;. = 'BORGOMARO'&quot;&gt;&lt;comune&gt;008010&lt;/comune&gt;&lt;provincia&gt;008&lt;/provincia&gt;&lt;/xsl:when&gt;">
            <text:p>&lt;xsl:when test=". = 'BORGOMARO'"&gt;&lt;comune&gt;00801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porosso</text:p>
          </table:table-cell>
          <table:table-cell table:style-name="ce5" office:value-type="float" office:value="8011">
            <text:p>8011</text:p>
          </table:table-cell>
          <table:table-cell table:style-name="ce6" table:formula="of:=TEXT([.B13];&quot;000000&quot;)" office:value-type="string" office:string-value="008011">
            <text:p>008011</text:p>
          </table:table-cell>
          <table:table-cell table:formula="of:=CONCATENATE(&quot;&lt;xsl:when test=&quot;&quot;. = '&quot;;SUBSTITUTE(UPPER([.A13]);&quot;'&quot;;&quot;&amp;amp;apos;&quot;);&quot;'&quot;&quot;&gt;&quot;;[.C13];&quot;&lt;/xsl:when&gt;&quot;)" office:value-type="string" office:string-value="&lt;xsl:when test=&quot;. = 'CAMPOROSSO'&quot;&gt;008011&lt;/xsl:when&gt;">
            <text:p>&lt;xsl:when test=". = 'CAMPOROSSO'"&gt;008011&lt;/xsl:when&gt;</text:p>
          </table:table-cell>
          <table:table-cell table:formula="of:=CONCATENATE(&quot;&lt;comune&gt;&quot;; [.C13];&quot;&lt;/comune&gt;&quot;)" office:value-type="string" office:string-value="&lt;comune&gt;008011&lt;/comune&gt;">
            <text:p>&lt;comune&gt;008011&lt;/comune&gt;</text:p>
          </table:table-cell>
          <table:table-cell table:formula="of:=CONCATENATE(&quot;&lt;provincia&gt;&quot;; LEFT([.C1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3]);&quot;'&quot;;&quot;&amp;amp;apos;&quot;);&quot;'&quot;&quot;&gt;&quot;;[.E13];[.F13];&quot;&lt;/xsl:when&gt;&quot;)" office:value-type="string" office:string-value="&lt;xsl:when test=&quot;. = 'CAMPOROSSO'&quot;&gt;&lt;comune&gt;008011&lt;/comune&gt;&lt;provincia&gt;008&lt;/provincia&gt;&lt;/xsl:when&gt;">
            <text:p>&lt;xsl:when test=". = 'CAMPOROSSO'"&gt;&lt;comune&gt;00801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avonica</text:p>
          </table:table-cell>
          <table:table-cell table:style-name="ce5" office:value-type="float" office:value="8012">
            <text:p>8012</text:p>
          </table:table-cell>
          <table:table-cell table:style-name="ce6" table:formula="of:=TEXT([.B14];&quot;000000&quot;)" office:value-type="string" office:string-value="008012">
            <text:p>008012</text:p>
          </table:table-cell>
          <table:table-cell table:formula="of:=CONCATENATE(&quot;&lt;xsl:when test=&quot;&quot;. = '&quot;;SUBSTITUTE(UPPER([.A14]);&quot;'&quot;;&quot;&amp;amp;apos;&quot;);&quot;'&quot;&quot;&gt;&quot;;[.C14];&quot;&lt;/xsl:when&gt;&quot;)" office:value-type="string" office:string-value="&lt;xsl:when test=&quot;. = 'CARAVONICA'&quot;&gt;008012&lt;/xsl:when&gt;">
            <text:p>&lt;xsl:when test=". = 'CARAVONICA'"&gt;008012&lt;/xsl:when&gt;</text:p>
          </table:table-cell>
          <table:table-cell table:formula="of:=CONCATENATE(&quot;&lt;comune&gt;&quot;; [.C14];&quot;&lt;/comune&gt;&quot;)" office:value-type="string" office:string-value="&lt;comune&gt;008012&lt;/comune&gt;">
            <text:p>&lt;comune&gt;008012&lt;/comune&gt;</text:p>
          </table:table-cell>
          <table:table-cell table:formula="of:=CONCATENATE(&quot;&lt;provincia&gt;&quot;; LEFT([.C1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4]);&quot;'&quot;;&quot;&amp;amp;apos;&quot;);&quot;'&quot;&quot;&gt;&quot;;[.E14];[.F14];&quot;&lt;/xsl:when&gt;&quot;)" office:value-type="string" office:string-value="&lt;xsl:when test=&quot;. = 'CARAVONICA'&quot;&gt;&lt;comune&gt;008012&lt;/comune&gt;&lt;provincia&gt;008&lt;/provincia&gt;&lt;/xsl:when&gt;">
            <text:p>&lt;xsl:when test=". = 'CARAVONICA'"&gt;&lt;comune&gt;00801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pasio</text:p>
          </table:table-cell>
          <table:table-cell table:style-name="ce5" office:value-type="float" office:value="8013">
            <text:p>8013</text:p>
          </table:table-cell>
          <table:table-cell table:style-name="ce6" table:formula="of:=TEXT([.B15];&quot;000000&quot;)" office:value-type="string" office:string-value="008013">
            <text:p>008013</text:p>
          </table:table-cell>
          <table:table-cell table:formula="of:=CONCATENATE(&quot;&lt;xsl:when test=&quot;&quot;. = '&quot;;SUBSTITUTE(UPPER([.A15]);&quot;'&quot;;&quot;&amp;amp;apos;&quot;);&quot;'&quot;&quot;&gt;&quot;;[.C15];&quot;&lt;/xsl:when&gt;&quot;)" office:value-type="string" office:string-value="&lt;xsl:when test=&quot;. = 'CARPASIO'&quot;&gt;008013&lt;/xsl:when&gt;">
            <text:p>&lt;xsl:when test=". = 'CARPASIO'"&gt;008013&lt;/xsl:when&gt;</text:p>
          </table:table-cell>
          <table:table-cell table:formula="of:=CONCATENATE(&quot;&lt;comune&gt;&quot;; [.C15];&quot;&lt;/comune&gt;&quot;)" office:value-type="string" office:string-value="&lt;comune&gt;008013&lt;/comune&gt;">
            <text:p>&lt;comune&gt;008013&lt;/comune&gt;</text:p>
          </table:table-cell>
          <table:table-cell table:formula="of:=CONCATENATE(&quot;&lt;provincia&gt;&quot;; LEFT([.C1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5]);&quot;'&quot;;&quot;&amp;amp;apos;&quot;);&quot;'&quot;&quot;&gt;&quot;;[.E15];[.F15];&quot;&lt;/xsl:when&gt;&quot;)" office:value-type="string" office:string-value="&lt;xsl:when test=&quot;. = 'CARPASIO'&quot;&gt;&lt;comune&gt;008013&lt;/comune&gt;&lt;provincia&gt;008&lt;/provincia&gt;&lt;/xsl:when&gt;">
            <text:p>&lt;xsl:when test=". = 'CARPASIO'"&gt;&lt;comune&gt;00801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ellaro</text:p>
          </table:table-cell>
          <table:table-cell table:style-name="ce5" office:value-type="float" office:value="8014">
            <text:p>8014</text:p>
          </table:table-cell>
          <table:table-cell table:style-name="ce6" table:formula="of:=TEXT([.B16];&quot;000000&quot;)" office:value-type="string" office:string-value="008014">
            <text:p>008014</text:p>
          </table:table-cell>
          <table:table-cell table:formula="of:=CONCATENATE(&quot;&lt;xsl:when test=&quot;&quot;. = '&quot;;SUBSTITUTE(UPPER([.A16]);&quot;'&quot;;&quot;&amp;amp;apos;&quot;);&quot;'&quot;&quot;&gt;&quot;;[.C16];&quot;&lt;/xsl:when&gt;&quot;)" office:value-type="string" office:string-value="&lt;xsl:when test=&quot;. = 'CASTELLARO'&quot;&gt;008014&lt;/xsl:when&gt;">
            <text:p>&lt;xsl:when test=". = 'CASTELLARO'"&gt;008014&lt;/xsl:when&gt;</text:p>
          </table:table-cell>
          <table:table-cell table:formula="of:=CONCATENATE(&quot;&lt;comune&gt;&quot;; [.C16];&quot;&lt;/comune&gt;&quot;)" office:value-type="string" office:string-value="&lt;comune&gt;008014&lt;/comune&gt;">
            <text:p>&lt;comune&gt;008014&lt;/comune&gt;</text:p>
          </table:table-cell>
          <table:table-cell table:formula="of:=CONCATENATE(&quot;&lt;provincia&gt;&quot;; LEFT([.C1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6]);&quot;'&quot;;&quot;&amp;amp;apos;&quot;);&quot;'&quot;&quot;&gt;&quot;;[.E16];[.F16];&quot;&lt;/xsl:when&gt;&quot;)" office:value-type="string" office:string-value="&lt;xsl:when test=&quot;. = 'CASTELLARO'&quot;&gt;&lt;comune&gt;008014&lt;/comune&gt;&lt;provincia&gt;008&lt;/provincia&gt;&lt;/xsl:when&gt;">
            <text:p>&lt;xsl:when test=". = 'CASTELLARO'"&gt;&lt;comune&gt;00801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el Vittorio</text:p>
          </table:table-cell>
          <table:table-cell table:style-name="ce5" office:value-type="float" office:value="8015">
            <text:p>8015</text:p>
          </table:table-cell>
          <table:table-cell table:style-name="ce6" table:formula="of:=TEXT([.B17];&quot;000000&quot;)" office:value-type="string" office:string-value="008015">
            <text:p>008015</text:p>
          </table:table-cell>
          <table:table-cell table:formula="of:=CONCATENATE(&quot;&lt;xsl:when test=&quot;&quot;. = '&quot;;SUBSTITUTE(UPPER([.A17]);&quot;'&quot;;&quot;&amp;amp;apos;&quot;);&quot;'&quot;&quot;&gt;&quot;;[.C17];&quot;&lt;/xsl:when&gt;&quot;)" office:value-type="string" office:string-value="&lt;xsl:when test=&quot;. = 'CASTEL VITTORIO'&quot;&gt;008015&lt;/xsl:when&gt;">
            <text:p>&lt;xsl:when test=". = 'CASTEL VITTORIO'"&gt;008015&lt;/xsl:when&gt;</text:p>
          </table:table-cell>
          <table:table-cell table:formula="of:=CONCATENATE(&quot;&lt;comune&gt;&quot;; [.C17];&quot;&lt;/comune&gt;&quot;)" office:value-type="string" office:string-value="&lt;comune&gt;008015&lt;/comune&gt;">
            <text:p>&lt;comune&gt;008015&lt;/comune&gt;</text:p>
          </table:table-cell>
          <table:table-cell table:formula="of:=CONCATENATE(&quot;&lt;provincia&gt;&quot;; LEFT([.C1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7]);&quot;'&quot;;&quot;&amp;amp;apos;&quot;);&quot;'&quot;&quot;&gt;&quot;;[.E17];[.F17];&quot;&lt;/xsl:when&gt;&quot;)" office:value-type="string" office:string-value="&lt;xsl:when test=&quot;. = 'CASTEL VITTORIO'&quot;&gt;&lt;comune&gt;008015&lt;/comune&gt;&lt;provincia&gt;008&lt;/provincia&gt;&lt;/xsl:when&gt;">
            <text:p>&lt;xsl:when test=". = 'CASTEL VITTORIO'"&gt;&lt;comune&gt;00801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riana</text:p>
          </table:table-cell>
          <table:table-cell table:style-name="ce5" office:value-type="float" office:value="8016">
            <text:p>8016</text:p>
          </table:table-cell>
          <table:table-cell table:style-name="ce6" table:formula="of:=TEXT([.B18];&quot;000000&quot;)" office:value-type="string" office:string-value="008016">
            <text:p>008016</text:p>
          </table:table-cell>
          <table:table-cell table:formula="of:=CONCATENATE(&quot;&lt;xsl:when test=&quot;&quot;. = '&quot;;SUBSTITUTE(UPPER([.A18]);&quot;'&quot;;&quot;&amp;amp;apos;&quot;);&quot;'&quot;&quot;&gt;&quot;;[.C18];&quot;&lt;/xsl:when&gt;&quot;)" office:value-type="string" office:string-value="&lt;xsl:when test=&quot;. = 'CERIANA'&quot;&gt;008016&lt;/xsl:when&gt;">
            <text:p>&lt;xsl:when test=". = 'CERIANA'"&gt;008016&lt;/xsl:when&gt;</text:p>
          </table:table-cell>
          <table:table-cell table:formula="of:=CONCATENATE(&quot;&lt;comune&gt;&quot;; [.C18];&quot;&lt;/comune&gt;&quot;)" office:value-type="string" office:string-value="&lt;comune&gt;008016&lt;/comune&gt;">
            <text:p>&lt;comune&gt;008016&lt;/comune&gt;</text:p>
          </table:table-cell>
          <table:table-cell table:formula="of:=CONCATENATE(&quot;&lt;provincia&gt;&quot;; LEFT([.C1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8]);&quot;'&quot;;&quot;&amp;amp;apos;&quot;);&quot;'&quot;&quot;&gt;&quot;;[.E18];[.F18];&quot;&lt;/xsl:when&gt;&quot;)" office:value-type="string" office:string-value="&lt;xsl:when test=&quot;. = 'CERIANA'&quot;&gt;&lt;comune&gt;008016&lt;/comune&gt;&lt;provincia&gt;008&lt;/provincia&gt;&lt;/xsl:when&gt;">
            <text:p>&lt;xsl:when test=". = 'CERIANA'"&gt;&lt;comune&gt;00801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rvo</text:p>
          </table:table-cell>
          <table:table-cell table:style-name="ce5" office:value-type="float" office:value="8017">
            <text:p>8017</text:p>
          </table:table-cell>
          <table:table-cell table:style-name="ce6" table:formula="of:=TEXT([.B19];&quot;000000&quot;)" office:value-type="string" office:string-value="008017">
            <text:p>008017</text:p>
          </table:table-cell>
          <table:table-cell table:formula="of:=CONCATENATE(&quot;&lt;xsl:when test=&quot;&quot;. = '&quot;;SUBSTITUTE(UPPER([.A19]);&quot;'&quot;;&quot;&amp;amp;apos;&quot;);&quot;'&quot;&quot;&gt;&quot;;[.C19];&quot;&lt;/xsl:when&gt;&quot;)" office:value-type="string" office:string-value="&lt;xsl:when test=&quot;. = 'CERVO'&quot;&gt;008017&lt;/xsl:when&gt;">
            <text:p>&lt;xsl:when test=". = 'CERVO'"&gt;008017&lt;/xsl:when&gt;</text:p>
          </table:table-cell>
          <table:table-cell table:formula="of:=CONCATENATE(&quot;&lt;comune&gt;&quot;; [.C19];&quot;&lt;/comune&gt;&quot;)" office:value-type="string" office:string-value="&lt;comune&gt;008017&lt;/comune&gt;">
            <text:p>&lt;comune&gt;008017&lt;/comune&gt;</text:p>
          </table:table-cell>
          <table:table-cell table:formula="of:=CONCATENATE(&quot;&lt;provincia&gt;&quot;; LEFT([.C1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19]);&quot;'&quot;;&quot;&amp;amp;apos;&quot;);&quot;'&quot;&quot;&gt;&quot;;[.E19];[.F19];&quot;&lt;/xsl:when&gt;&quot;)" office:value-type="string" office:string-value="&lt;xsl:when test=&quot;. = 'CERVO'&quot;&gt;&lt;comune&gt;008017&lt;/comune&gt;&lt;provincia&gt;008&lt;/provincia&gt;&lt;/xsl:when&gt;">
            <text:p>&lt;xsl:when test=". = 'CERVO'"&gt;&lt;comune&gt;00801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sio</text:p>
          </table:table-cell>
          <table:table-cell table:style-name="ce5" office:value-type="float" office:value="8018">
            <text:p>8018</text:p>
          </table:table-cell>
          <table:table-cell table:style-name="ce6" table:formula="of:=TEXT([.B20];&quot;000000&quot;)" office:value-type="string" office:string-value="008018">
            <text:p>008018</text:p>
          </table:table-cell>
          <table:table-cell table:formula="of:=CONCATENATE(&quot;&lt;xsl:when test=&quot;&quot;. = '&quot;;SUBSTITUTE(UPPER([.A20]);&quot;'&quot;;&quot;&amp;amp;apos;&quot;);&quot;'&quot;&quot;&gt;&quot;;[.C20];&quot;&lt;/xsl:when&gt;&quot;)" office:value-type="string" office:string-value="&lt;xsl:when test=&quot;. = 'CESIO'&quot;&gt;008018&lt;/xsl:when&gt;">
            <text:p>&lt;xsl:when test=". = 'CESIO'"&gt;008018&lt;/xsl:when&gt;</text:p>
          </table:table-cell>
          <table:table-cell table:formula="of:=CONCATENATE(&quot;&lt;comune&gt;&quot;; [.C20];&quot;&lt;/comune&gt;&quot;)" office:value-type="string" office:string-value="&lt;comune&gt;008018&lt;/comune&gt;">
            <text:p>&lt;comune&gt;008018&lt;/comune&gt;</text:p>
          </table:table-cell>
          <table:table-cell table:formula="of:=CONCATENATE(&quot;&lt;provincia&gt;&quot;; LEFT([.C2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0]);&quot;'&quot;;&quot;&amp;amp;apos;&quot;);&quot;'&quot;&quot;&gt;&quot;;[.E20];[.F20];&quot;&lt;/xsl:when&gt;&quot;)" office:value-type="string" office:string-value="&lt;xsl:when test=&quot;. = 'CESIO'&quot;&gt;&lt;comune&gt;008018&lt;/comune&gt;&lt;provincia&gt;008&lt;/provincia&gt;&lt;/xsl:when&gt;">
            <text:p>&lt;xsl:when test=". = 'CESIO'"&gt;&lt;comune&gt;00801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iusanico</text:p>
          </table:table-cell>
          <table:table-cell table:style-name="ce5" office:value-type="float" office:value="8019">
            <text:p>8019</text:p>
          </table:table-cell>
          <table:table-cell table:style-name="ce6" table:formula="of:=TEXT([.B21];&quot;000000&quot;)" office:value-type="string" office:string-value="008019">
            <text:p>008019</text:p>
          </table:table-cell>
          <table:table-cell table:formula="of:=CONCATENATE(&quot;&lt;xsl:when test=&quot;&quot;. = '&quot;;SUBSTITUTE(UPPER([.A21]);&quot;'&quot;;&quot;&amp;amp;apos;&quot;);&quot;'&quot;&quot;&gt;&quot;;[.C21];&quot;&lt;/xsl:when&gt;&quot;)" office:value-type="string" office:string-value="&lt;xsl:when test=&quot;. = 'CHIUSANICO'&quot;&gt;008019&lt;/xsl:when&gt;">
            <text:p>&lt;xsl:when test=". = 'CHIUSANICO'"&gt;008019&lt;/xsl:when&gt;</text:p>
          </table:table-cell>
          <table:table-cell table:formula="of:=CONCATENATE(&quot;&lt;comune&gt;&quot;; [.C21];&quot;&lt;/comune&gt;&quot;)" office:value-type="string" office:string-value="&lt;comune&gt;008019&lt;/comune&gt;">
            <text:p>&lt;comune&gt;008019&lt;/comune&gt;</text:p>
          </table:table-cell>
          <table:table-cell table:formula="of:=CONCATENATE(&quot;&lt;provincia&gt;&quot;; LEFT([.C2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1]);&quot;'&quot;;&quot;&amp;amp;apos;&quot;);&quot;'&quot;&quot;&gt;&quot;;[.E21];[.F21];&quot;&lt;/xsl:when&gt;&quot;)" office:value-type="string" office:string-value="&lt;xsl:when test=&quot;. = 'CHIUSANICO'&quot;&gt;&lt;comune&gt;008019&lt;/comune&gt;&lt;provincia&gt;008&lt;/provincia&gt;&lt;/xsl:when&gt;">
            <text:p>&lt;xsl:when test=". = 'CHIUSANICO'"&gt;&lt;comune&gt;00801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iusavecchia</text:p>
          </table:table-cell>
          <table:table-cell table:style-name="ce5" office:value-type="float" office:value="8020">
            <text:p>8020</text:p>
          </table:table-cell>
          <table:table-cell table:style-name="ce6" table:formula="of:=TEXT([.B22];&quot;000000&quot;)" office:value-type="string" office:string-value="008020">
            <text:p>008020</text:p>
          </table:table-cell>
          <table:table-cell table:formula="of:=CONCATENATE(&quot;&lt;xsl:when test=&quot;&quot;. = '&quot;;SUBSTITUTE(UPPER([.A22]);&quot;'&quot;;&quot;&amp;amp;apos;&quot;);&quot;'&quot;&quot;&gt;&quot;;[.C22];&quot;&lt;/xsl:when&gt;&quot;)" office:value-type="string" office:string-value="&lt;xsl:when test=&quot;. = 'CHIUSAVECCHIA'&quot;&gt;008020&lt;/xsl:when&gt;">
            <text:p>&lt;xsl:when test=". = 'CHIUSAVECCHIA'"&gt;008020&lt;/xsl:when&gt;</text:p>
          </table:table-cell>
          <table:table-cell table:formula="of:=CONCATENATE(&quot;&lt;comune&gt;&quot;; [.C22];&quot;&lt;/comune&gt;&quot;)" office:value-type="string" office:string-value="&lt;comune&gt;008020&lt;/comune&gt;">
            <text:p>&lt;comune&gt;008020&lt;/comune&gt;</text:p>
          </table:table-cell>
          <table:table-cell table:formula="of:=CONCATENATE(&quot;&lt;provincia&gt;&quot;; LEFT([.C2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2]);&quot;'&quot;;&quot;&amp;amp;apos;&quot;);&quot;'&quot;&quot;&gt;&quot;;[.E22];[.F22];&quot;&lt;/xsl:when&gt;&quot;)" office:value-type="string" office:string-value="&lt;xsl:when test=&quot;. = 'CHIUSAVECCHIA'&quot;&gt;&lt;comune&gt;008020&lt;/comune&gt;&lt;provincia&gt;008&lt;/provincia&gt;&lt;/xsl:when&gt;">
            <text:p>&lt;xsl:when test=". = 'CHIUSAVECCHIA'"&gt;&lt;comune&gt;00802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ipressa</text:p>
          </table:table-cell>
          <table:table-cell table:style-name="ce5" office:value-type="float" office:value="8021">
            <text:p>8021</text:p>
          </table:table-cell>
          <table:table-cell table:style-name="ce6" table:formula="of:=TEXT([.B23];&quot;000000&quot;)" office:value-type="string" office:string-value="008021">
            <text:p>008021</text:p>
          </table:table-cell>
          <table:table-cell table:formula="of:=CONCATENATE(&quot;&lt;xsl:when test=&quot;&quot;. = '&quot;;SUBSTITUTE(UPPER([.A23]);&quot;'&quot;;&quot;&amp;amp;apos;&quot;);&quot;'&quot;&quot;&gt;&quot;;[.C23];&quot;&lt;/xsl:when&gt;&quot;)" office:value-type="string" office:string-value="&lt;xsl:when test=&quot;. = 'CIPRESSA'&quot;&gt;008021&lt;/xsl:when&gt;">
            <text:p>&lt;xsl:when test=". = 'CIPRESSA'"&gt;008021&lt;/xsl:when&gt;</text:p>
          </table:table-cell>
          <table:table-cell table:formula="of:=CONCATENATE(&quot;&lt;comune&gt;&quot;; [.C23];&quot;&lt;/comune&gt;&quot;)" office:value-type="string" office:string-value="&lt;comune&gt;008021&lt;/comune&gt;">
            <text:p>&lt;comune&gt;008021&lt;/comune&gt;</text:p>
          </table:table-cell>
          <table:table-cell table:formula="of:=CONCATENATE(&quot;&lt;provincia&gt;&quot;; LEFT([.C2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3]);&quot;'&quot;;&quot;&amp;amp;apos;&quot;);&quot;'&quot;&quot;&gt;&quot;;[.E23];[.F23];&quot;&lt;/xsl:when&gt;&quot;)" office:value-type="string" office:string-value="&lt;xsl:when test=&quot;. = 'CIPRESSA'&quot;&gt;&lt;comune&gt;008021&lt;/comune&gt;&lt;provincia&gt;008&lt;/provincia&gt;&lt;/xsl:when&gt;">
            <text:p>&lt;xsl:when test=". = 'CIPRESSA'"&gt;&lt;comune&gt;00802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ivezza</text:p>
          </table:table-cell>
          <table:table-cell table:style-name="ce5" office:value-type="float" office:value="8022">
            <text:p>8022</text:p>
          </table:table-cell>
          <table:table-cell table:style-name="ce6" table:formula="of:=TEXT([.B24];&quot;000000&quot;)" office:value-type="string" office:string-value="008022">
            <text:p>008022</text:p>
          </table:table-cell>
          <table:table-cell table:formula="of:=CONCATENATE(&quot;&lt;xsl:when test=&quot;&quot;. = '&quot;;SUBSTITUTE(UPPER([.A24]);&quot;'&quot;;&quot;&amp;amp;apos;&quot;);&quot;'&quot;&quot;&gt;&quot;;[.C24];&quot;&lt;/xsl:when&gt;&quot;)" office:value-type="string" office:string-value="&lt;xsl:when test=&quot;. = 'CIVEZZA'&quot;&gt;008022&lt;/xsl:when&gt;">
            <text:p>&lt;xsl:when test=". = 'CIVEZZA'"&gt;008022&lt;/xsl:when&gt;</text:p>
          </table:table-cell>
          <table:table-cell table:formula="of:=CONCATENATE(&quot;&lt;comune&gt;&quot;; [.C24];&quot;&lt;/comune&gt;&quot;)" office:value-type="string" office:string-value="&lt;comune&gt;008022&lt;/comune&gt;">
            <text:p>&lt;comune&gt;008022&lt;/comune&gt;</text:p>
          </table:table-cell>
          <table:table-cell table:formula="of:=CONCATENATE(&quot;&lt;provincia&gt;&quot;; LEFT([.C2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4]);&quot;'&quot;;&quot;&amp;amp;apos;&quot;);&quot;'&quot;&quot;&gt;&quot;;[.E24];[.F24];&quot;&lt;/xsl:when&gt;&quot;)" office:value-type="string" office:string-value="&lt;xsl:when test=&quot;. = 'CIVEZZA'&quot;&gt;&lt;comune&gt;008022&lt;/comune&gt;&lt;provincia&gt;008&lt;/provincia&gt;&lt;/xsl:when&gt;">
            <text:p>&lt;xsl:when test=". = 'CIVEZZA'"&gt;&lt;comune&gt;00802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sio d'Arroscia</text:p>
          </table:table-cell>
          <table:table-cell table:style-name="ce5" office:value-type="float" office:value="8023">
            <text:p>8023</text:p>
          </table:table-cell>
          <table:table-cell table:style-name="ce6" table:formula="of:=TEXT([.B25];&quot;000000&quot;)" office:value-type="string" office:string-value="008023">
            <text:p>008023</text:p>
          </table:table-cell>
          <table:table-cell table:formula="of:=CONCATENATE(&quot;&lt;xsl:when test=&quot;&quot;. = '&quot;;SUBSTITUTE(UPPER([.A25]);&quot;'&quot;;&quot;&amp;amp;apos;&quot;);&quot;'&quot;&quot;&gt;&quot;;[.C25];&quot;&lt;/xsl:when&gt;&quot;)" office:value-type="string" office:string-value="&lt;xsl:when test=&quot;. = 'COSIO D&amp;amp;apos;ARROSCIA'&quot;&gt;008023&lt;/xsl:when&gt;">
            <text:p>&lt;xsl:when test=". = 'COSIO D&amp;amp;apos;ARROSCIA'"&gt;008023&lt;/xsl:when&gt;</text:p>
          </table:table-cell>
          <table:table-cell table:formula="of:=CONCATENATE(&quot;&lt;comune&gt;&quot;; [.C25];&quot;&lt;/comune&gt;&quot;)" office:value-type="string" office:string-value="&lt;comune&gt;008023&lt;/comune&gt;">
            <text:p>&lt;comune&gt;008023&lt;/comune&gt;</text:p>
          </table:table-cell>
          <table:table-cell table:formula="of:=CONCATENATE(&quot;&lt;provincia&gt;&quot;; LEFT([.C2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5]);&quot;'&quot;;&quot;&amp;amp;apos;&quot;);&quot;'&quot;&quot;&gt;&quot;;[.E25];[.F25];&quot;&lt;/xsl:when&gt;&quot;)" office:value-type="string" office:string-value="&lt;xsl:when test=&quot;. = 'COSIO D&amp;amp;apos;ARROSCIA'&quot;&gt;&lt;comune&gt;008023&lt;/comune&gt;&lt;provincia&gt;008&lt;/provincia&gt;&lt;/xsl:when&gt;">
            <text:p>&lt;xsl:when test=". = 'COSIO D&amp;amp;apos;ARROSCIA'"&gt;&lt;comune&gt;00802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starainera</text:p>
          </table:table-cell>
          <table:table-cell table:style-name="ce5" office:value-type="float" office:value="8024">
            <text:p>8024</text:p>
          </table:table-cell>
          <table:table-cell table:style-name="ce6" table:formula="of:=TEXT([.B26];&quot;000000&quot;)" office:value-type="string" office:string-value="008024">
            <text:p>008024</text:p>
          </table:table-cell>
          <table:table-cell table:formula="of:=CONCATENATE(&quot;&lt;xsl:when test=&quot;&quot;. = '&quot;;SUBSTITUTE(UPPER([.A26]);&quot;'&quot;;&quot;&amp;amp;apos;&quot;);&quot;'&quot;&quot;&gt;&quot;;[.C26];&quot;&lt;/xsl:when&gt;&quot;)" office:value-type="string" office:string-value="&lt;xsl:when test=&quot;. = 'COSTARAINERA'&quot;&gt;008024&lt;/xsl:when&gt;">
            <text:p>&lt;xsl:when test=". = 'COSTARAINERA'"&gt;008024&lt;/xsl:when&gt;</text:p>
          </table:table-cell>
          <table:table-cell table:formula="of:=CONCATENATE(&quot;&lt;comune&gt;&quot;; [.C26];&quot;&lt;/comune&gt;&quot;)" office:value-type="string" office:string-value="&lt;comune&gt;008024&lt;/comune&gt;">
            <text:p>&lt;comune&gt;008024&lt;/comune&gt;</text:p>
          </table:table-cell>
          <table:table-cell table:formula="of:=CONCATENATE(&quot;&lt;provincia&gt;&quot;; LEFT([.C2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6]);&quot;'&quot;;&quot;&amp;amp;apos;&quot;);&quot;'&quot;&quot;&gt;&quot;;[.E26];[.F26];&quot;&lt;/xsl:when&gt;&quot;)" office:value-type="string" office:string-value="&lt;xsl:when test=&quot;. = 'COSTARAINERA'&quot;&gt;&lt;comune&gt;008024&lt;/comune&gt;&lt;provincia&gt;008&lt;/provincia&gt;&lt;/xsl:when&gt;">
            <text:p>&lt;xsl:when test=". = 'COSTARAINERA'"&gt;&lt;comune&gt;00802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ano Arentino</text:p>
          </table:table-cell>
          <table:table-cell table:style-name="ce5" office:value-type="float" office:value="8025">
            <text:p>8025</text:p>
          </table:table-cell>
          <table:table-cell table:style-name="ce6" table:formula="of:=TEXT([.B27];&quot;000000&quot;)" office:value-type="string" office:string-value="008025">
            <text:p>008025</text:p>
          </table:table-cell>
          <table:table-cell table:formula="of:=CONCATENATE(&quot;&lt;xsl:when test=&quot;&quot;. = '&quot;;SUBSTITUTE(UPPER([.A27]);&quot;'&quot;;&quot;&amp;amp;apos;&quot;);&quot;'&quot;&quot;&gt;&quot;;[.C27];&quot;&lt;/xsl:when&gt;&quot;)" office:value-type="string" office:string-value="&lt;xsl:when test=&quot;. = 'DIANO ARENTINO'&quot;&gt;008025&lt;/xsl:when&gt;">
            <text:p>&lt;xsl:when test=". = 'DIANO ARENTINO'"&gt;008025&lt;/xsl:when&gt;</text:p>
          </table:table-cell>
          <table:table-cell table:formula="of:=CONCATENATE(&quot;&lt;comune&gt;&quot;; [.C27];&quot;&lt;/comune&gt;&quot;)" office:value-type="string" office:string-value="&lt;comune&gt;008025&lt;/comune&gt;">
            <text:p>&lt;comune&gt;008025&lt;/comune&gt;</text:p>
          </table:table-cell>
          <table:table-cell table:formula="of:=CONCATENATE(&quot;&lt;provincia&gt;&quot;; LEFT([.C2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7]);&quot;'&quot;;&quot;&amp;amp;apos;&quot;);&quot;'&quot;&quot;&gt;&quot;;[.E27];[.F27];&quot;&lt;/xsl:when&gt;&quot;)" office:value-type="string" office:string-value="&lt;xsl:when test=&quot;. = 'DIANO ARENTINO'&quot;&gt;&lt;comune&gt;008025&lt;/comune&gt;&lt;provincia&gt;008&lt;/provincia&gt;&lt;/xsl:when&gt;">
            <text:p>&lt;xsl:when test=". = 'DIANO ARENTINO'"&gt;&lt;comune&gt;00802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ano Castello</text:p>
          </table:table-cell>
          <table:table-cell table:style-name="ce5" office:value-type="float" office:value="8026">
            <text:p>8026</text:p>
          </table:table-cell>
          <table:table-cell table:style-name="ce6" table:formula="of:=TEXT([.B28];&quot;000000&quot;)" office:value-type="string" office:string-value="008026">
            <text:p>008026</text:p>
          </table:table-cell>
          <table:table-cell table:formula="of:=CONCATENATE(&quot;&lt;xsl:when test=&quot;&quot;. = '&quot;;SUBSTITUTE(UPPER([.A28]);&quot;'&quot;;&quot;&amp;amp;apos;&quot;);&quot;'&quot;&quot;&gt;&quot;;[.C28];&quot;&lt;/xsl:when&gt;&quot;)" office:value-type="string" office:string-value="&lt;xsl:when test=&quot;. = 'DIANO CASTELLO'&quot;&gt;008026&lt;/xsl:when&gt;">
            <text:p>&lt;xsl:when test=". = 'DIANO CASTELLO'"&gt;008026&lt;/xsl:when&gt;</text:p>
          </table:table-cell>
          <table:table-cell table:formula="of:=CONCATENATE(&quot;&lt;comune&gt;&quot;; [.C28];&quot;&lt;/comune&gt;&quot;)" office:value-type="string" office:string-value="&lt;comune&gt;008026&lt;/comune&gt;">
            <text:p>&lt;comune&gt;008026&lt;/comune&gt;</text:p>
          </table:table-cell>
          <table:table-cell table:formula="of:=CONCATENATE(&quot;&lt;provincia&gt;&quot;; LEFT([.C2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8]);&quot;'&quot;;&quot;&amp;amp;apos;&quot;);&quot;'&quot;&quot;&gt;&quot;;[.E28];[.F28];&quot;&lt;/xsl:when&gt;&quot;)" office:value-type="string" office:string-value="&lt;xsl:when test=&quot;. = 'DIANO CASTELLO'&quot;&gt;&lt;comune&gt;008026&lt;/comune&gt;&lt;provincia&gt;008&lt;/provincia&gt;&lt;/xsl:when&gt;">
            <text:p>&lt;xsl:when test=". = 'DIANO CASTELLO'"&gt;&lt;comune&gt;00802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ano Marina</text:p>
          </table:table-cell>
          <table:table-cell table:style-name="ce5" office:value-type="float" office:value="8027">
            <text:p>8027</text:p>
          </table:table-cell>
          <table:table-cell table:style-name="ce6" table:formula="of:=TEXT([.B29];&quot;000000&quot;)" office:value-type="string" office:string-value="008027">
            <text:p>008027</text:p>
          </table:table-cell>
          <table:table-cell table:formula="of:=CONCATENATE(&quot;&lt;xsl:when test=&quot;&quot;. = '&quot;;SUBSTITUTE(UPPER([.A29]);&quot;'&quot;;&quot;&amp;amp;apos;&quot;);&quot;'&quot;&quot;&gt;&quot;;[.C29];&quot;&lt;/xsl:when&gt;&quot;)" office:value-type="string" office:string-value="&lt;xsl:when test=&quot;. = 'DIANO MARINA'&quot;&gt;008027&lt;/xsl:when&gt;">
            <text:p>&lt;xsl:when test=". = 'DIANO MARINA'"&gt;008027&lt;/xsl:when&gt;</text:p>
          </table:table-cell>
          <table:table-cell table:formula="of:=CONCATENATE(&quot;&lt;comune&gt;&quot;; [.C29];&quot;&lt;/comune&gt;&quot;)" office:value-type="string" office:string-value="&lt;comune&gt;008027&lt;/comune&gt;">
            <text:p>&lt;comune&gt;008027&lt;/comune&gt;</text:p>
          </table:table-cell>
          <table:table-cell table:formula="of:=CONCATENATE(&quot;&lt;provincia&gt;&quot;; LEFT([.C2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29]);&quot;'&quot;;&quot;&amp;amp;apos;&quot;);&quot;'&quot;&quot;&gt;&quot;;[.E29];[.F29];&quot;&lt;/xsl:when&gt;&quot;)" office:value-type="string" office:string-value="&lt;xsl:when test=&quot;. = 'DIANO MARINA'&quot;&gt;&lt;comune&gt;008027&lt;/comune&gt;&lt;provincia&gt;008&lt;/provincia&gt;&lt;/xsl:when&gt;">
            <text:p>&lt;xsl:when test=". = 'DIANO MARINA'"&gt;&lt;comune&gt;00802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ano San Pietro</text:p>
          </table:table-cell>
          <table:table-cell table:style-name="ce5" office:value-type="float" office:value="8028">
            <text:p>8028</text:p>
          </table:table-cell>
          <table:table-cell table:style-name="ce6" table:formula="of:=TEXT([.B30];&quot;000000&quot;)" office:value-type="string" office:string-value="008028">
            <text:p>008028</text:p>
          </table:table-cell>
          <table:table-cell table:formula="of:=CONCATENATE(&quot;&lt;xsl:when test=&quot;&quot;. = '&quot;;SUBSTITUTE(UPPER([.A30]);&quot;'&quot;;&quot;&amp;amp;apos;&quot;);&quot;'&quot;&quot;&gt;&quot;;[.C30];&quot;&lt;/xsl:when&gt;&quot;)" office:value-type="string" office:string-value="&lt;xsl:when test=&quot;. = 'DIANO SAN PIETRO'&quot;&gt;008028&lt;/xsl:when&gt;">
            <text:p>&lt;xsl:when test=". = 'DIANO SAN PIETRO'"&gt;008028&lt;/xsl:when&gt;</text:p>
          </table:table-cell>
          <table:table-cell table:formula="of:=CONCATENATE(&quot;&lt;comune&gt;&quot;; [.C30];&quot;&lt;/comune&gt;&quot;)" office:value-type="string" office:string-value="&lt;comune&gt;008028&lt;/comune&gt;">
            <text:p>&lt;comune&gt;008028&lt;/comune&gt;</text:p>
          </table:table-cell>
          <table:table-cell table:formula="of:=CONCATENATE(&quot;&lt;provincia&gt;&quot;; LEFT([.C3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0]);&quot;'&quot;;&quot;&amp;amp;apos;&quot;);&quot;'&quot;&quot;&gt;&quot;;[.E30];[.F30];&quot;&lt;/xsl:when&gt;&quot;)" office:value-type="string" office:string-value="&lt;xsl:when test=&quot;. = 'DIANO SAN PIETRO'&quot;&gt;&lt;comune&gt;008028&lt;/comune&gt;&lt;provincia&gt;008&lt;/provincia&gt;&lt;/xsl:when&gt;">
            <text:p>&lt;xsl:when test=". = 'DIANO SAN PIETRO'"&gt;&lt;comune&gt;00802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olceacqua</text:p>
          </table:table-cell>
          <table:table-cell table:style-name="ce5" office:value-type="float" office:value="8029">
            <text:p>8029</text:p>
          </table:table-cell>
          <table:table-cell table:style-name="ce6" table:formula="of:=TEXT([.B31];&quot;000000&quot;)" office:value-type="string" office:string-value="008029">
            <text:p>008029</text:p>
          </table:table-cell>
          <table:table-cell table:formula="of:=CONCATENATE(&quot;&lt;xsl:when test=&quot;&quot;. = '&quot;;SUBSTITUTE(UPPER([.A31]);&quot;'&quot;;&quot;&amp;amp;apos;&quot;);&quot;'&quot;&quot;&gt;&quot;;[.C31];&quot;&lt;/xsl:when&gt;&quot;)" office:value-type="string" office:string-value="&lt;xsl:when test=&quot;. = 'DOLCEACQUA'&quot;&gt;008029&lt;/xsl:when&gt;">
            <text:p>&lt;xsl:when test=". = 'DOLCEACQUA'"&gt;008029&lt;/xsl:when&gt;</text:p>
          </table:table-cell>
          <table:table-cell table:formula="of:=CONCATENATE(&quot;&lt;comune&gt;&quot;; [.C31];&quot;&lt;/comune&gt;&quot;)" office:value-type="string" office:string-value="&lt;comune&gt;008029&lt;/comune&gt;">
            <text:p>&lt;comune&gt;008029&lt;/comune&gt;</text:p>
          </table:table-cell>
          <table:table-cell table:formula="of:=CONCATENATE(&quot;&lt;provincia&gt;&quot;; LEFT([.C3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1]);&quot;'&quot;;&quot;&amp;amp;apos;&quot;);&quot;'&quot;&quot;&gt;&quot;;[.E31];[.F31];&quot;&lt;/xsl:when&gt;&quot;)" office:value-type="string" office:string-value="&lt;xsl:when test=&quot;. = 'DOLCEACQUA'&quot;&gt;&lt;comune&gt;008029&lt;/comune&gt;&lt;provincia&gt;008&lt;/provincia&gt;&lt;/xsl:when&gt;">
            <text:p>&lt;xsl:when test=". = 'DOLCEACQUA'"&gt;&lt;comune&gt;00802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olcedo</text:p>
          </table:table-cell>
          <table:table-cell table:style-name="ce5" office:value-type="float" office:value="8030">
            <text:p>8030</text:p>
          </table:table-cell>
          <table:table-cell table:style-name="ce6" table:formula="of:=TEXT([.B32];&quot;000000&quot;)" office:value-type="string" office:string-value="008030">
            <text:p>008030</text:p>
          </table:table-cell>
          <table:table-cell table:formula="of:=CONCATENATE(&quot;&lt;xsl:when test=&quot;&quot;. = '&quot;;SUBSTITUTE(UPPER([.A32]);&quot;'&quot;;&quot;&amp;amp;apos;&quot;);&quot;'&quot;&quot;&gt;&quot;;[.C32];&quot;&lt;/xsl:when&gt;&quot;)" office:value-type="string" office:string-value="&lt;xsl:when test=&quot;. = 'DOLCEDO'&quot;&gt;008030&lt;/xsl:when&gt;">
            <text:p>&lt;xsl:when test=". = 'DOLCEDO'"&gt;008030&lt;/xsl:when&gt;</text:p>
          </table:table-cell>
          <table:table-cell table:formula="of:=CONCATENATE(&quot;&lt;comune&gt;&quot;; [.C32];&quot;&lt;/comune&gt;&quot;)" office:value-type="string" office:string-value="&lt;comune&gt;008030&lt;/comune&gt;">
            <text:p>&lt;comune&gt;008030&lt;/comune&gt;</text:p>
          </table:table-cell>
          <table:table-cell table:formula="of:=CONCATENATE(&quot;&lt;provincia&gt;&quot;; LEFT([.C3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2]);&quot;'&quot;;&quot;&amp;amp;apos;&quot;);&quot;'&quot;&quot;&gt;&quot;;[.E32];[.F32];&quot;&lt;/xsl:when&gt;&quot;)" office:value-type="string" office:string-value="&lt;xsl:when test=&quot;. = 'DOLCEDO'&quot;&gt;&lt;comune&gt;008030&lt;/comune&gt;&lt;provincia&gt;008&lt;/provincia&gt;&lt;/xsl:when&gt;">
            <text:p>&lt;xsl:when test=". = 'DOLCEDO'"&gt;&lt;comune&gt;00803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mperia</text:p>
          </table:table-cell>
          <table:table-cell table:style-name="ce5" office:value-type="float" office:value="8031">
            <text:p>8031</text:p>
          </table:table-cell>
          <table:table-cell table:style-name="ce6" table:formula="of:=TEXT([.B33];&quot;000000&quot;)" office:value-type="string" office:string-value="008031">
            <text:p>008031</text:p>
          </table:table-cell>
          <table:table-cell table:formula="of:=CONCATENATE(&quot;&lt;xsl:when test=&quot;&quot;. = '&quot;;SUBSTITUTE(UPPER([.A33]);&quot;'&quot;;&quot;&amp;amp;apos;&quot;);&quot;'&quot;&quot;&gt;&quot;;[.C33];&quot;&lt;/xsl:when&gt;&quot;)" office:value-type="string" office:string-value="&lt;xsl:when test=&quot;. = 'IMPERIA'&quot;&gt;008031&lt;/xsl:when&gt;">
            <text:p>&lt;xsl:when test=". = 'IMPERIA'"&gt;008031&lt;/xsl:when&gt;</text:p>
          </table:table-cell>
          <table:table-cell table:formula="of:=CONCATENATE(&quot;&lt;comune&gt;&quot;; [.C33];&quot;&lt;/comune&gt;&quot;)" office:value-type="string" office:string-value="&lt;comune&gt;008031&lt;/comune&gt;">
            <text:p>&lt;comune&gt;008031&lt;/comune&gt;</text:p>
          </table:table-cell>
          <table:table-cell table:formula="of:=CONCATENATE(&quot;&lt;provincia&gt;&quot;; LEFT([.C3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3]);&quot;'&quot;;&quot;&amp;amp;apos;&quot;);&quot;'&quot;&quot;&gt;&quot;;[.E33];[.F33];&quot;&lt;/xsl:when&gt;&quot;)" office:value-type="string" office:string-value="&lt;xsl:when test=&quot;. = 'IMPERIA'&quot;&gt;&lt;comune&gt;008031&lt;/comune&gt;&lt;provincia&gt;008&lt;/provincia&gt;&lt;/xsl:when&gt;">
            <text:p>&lt;xsl:when test=". = 'IMPERIA'"&gt;&lt;comune&gt;00803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solabona</text:p>
          </table:table-cell>
          <table:table-cell table:style-name="ce5" office:value-type="float" office:value="8032">
            <text:p>8032</text:p>
          </table:table-cell>
          <table:table-cell table:style-name="ce6" table:formula="of:=TEXT([.B34];&quot;000000&quot;)" office:value-type="string" office:string-value="008032">
            <text:p>008032</text:p>
          </table:table-cell>
          <table:table-cell table:formula="of:=CONCATENATE(&quot;&lt;xsl:when test=&quot;&quot;. = '&quot;;SUBSTITUTE(UPPER([.A34]);&quot;'&quot;;&quot;&amp;amp;apos;&quot;);&quot;'&quot;&quot;&gt;&quot;;[.C34];&quot;&lt;/xsl:when&gt;&quot;)" office:value-type="string" office:string-value="&lt;xsl:when test=&quot;. = 'ISOLABONA'&quot;&gt;008032&lt;/xsl:when&gt;">
            <text:p>&lt;xsl:when test=". = 'ISOLABONA'"&gt;008032&lt;/xsl:when&gt;</text:p>
          </table:table-cell>
          <table:table-cell table:formula="of:=CONCATENATE(&quot;&lt;comune&gt;&quot;; [.C34];&quot;&lt;/comune&gt;&quot;)" office:value-type="string" office:string-value="&lt;comune&gt;008032&lt;/comune&gt;">
            <text:p>&lt;comune&gt;008032&lt;/comune&gt;</text:p>
          </table:table-cell>
          <table:table-cell table:formula="of:=CONCATENATE(&quot;&lt;provincia&gt;&quot;; LEFT([.C3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4]);&quot;'&quot;;&quot;&amp;amp;apos;&quot;);&quot;'&quot;&quot;&gt;&quot;;[.E34];[.F34];&quot;&lt;/xsl:when&gt;&quot;)" office:value-type="string" office:string-value="&lt;xsl:when test=&quot;. = 'ISOLABONA'&quot;&gt;&lt;comune&gt;008032&lt;/comune&gt;&lt;provincia&gt;008&lt;/provincia&gt;&lt;/xsl:when&gt;">
            <text:p>&lt;xsl:when test=". = 'ISOLABONA'"&gt;&lt;comune&gt;00803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ucinasco</text:p>
          </table:table-cell>
          <table:table-cell table:style-name="ce5" office:value-type="float" office:value="8033">
            <text:p>8033</text:p>
          </table:table-cell>
          <table:table-cell table:style-name="ce6" table:formula="of:=TEXT([.B35];&quot;000000&quot;)" office:value-type="string" office:string-value="008033">
            <text:p>008033</text:p>
          </table:table-cell>
          <table:table-cell table:formula="of:=CONCATENATE(&quot;&lt;xsl:when test=&quot;&quot;. = '&quot;;SUBSTITUTE(UPPER([.A35]);&quot;'&quot;;&quot;&amp;amp;apos;&quot;);&quot;'&quot;&quot;&gt;&quot;;[.C35];&quot;&lt;/xsl:when&gt;&quot;)" office:value-type="string" office:string-value="&lt;xsl:when test=&quot;. = 'LUCINASCO'&quot;&gt;008033&lt;/xsl:when&gt;">
            <text:p>&lt;xsl:when test=". = 'LUCINASCO'"&gt;008033&lt;/xsl:when&gt;</text:p>
          </table:table-cell>
          <table:table-cell table:formula="of:=CONCATENATE(&quot;&lt;comune&gt;&quot;; [.C35];&quot;&lt;/comune&gt;&quot;)" office:value-type="string" office:string-value="&lt;comune&gt;008033&lt;/comune&gt;">
            <text:p>&lt;comune&gt;008033&lt;/comune&gt;</text:p>
          </table:table-cell>
          <table:table-cell table:formula="of:=CONCATENATE(&quot;&lt;provincia&gt;&quot;; LEFT([.C3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5]);&quot;'&quot;;&quot;&amp;amp;apos;&quot;);&quot;'&quot;&quot;&gt;&quot;;[.E35];[.F35];&quot;&lt;/xsl:when&gt;&quot;)" office:value-type="string" office:string-value="&lt;xsl:when test=&quot;. = 'LUCINASCO'&quot;&gt;&lt;comune&gt;008033&lt;/comune&gt;&lt;provincia&gt;008&lt;/provincia&gt;&lt;/xsl:when&gt;">
            <text:p>&lt;xsl:when test=". = 'LUCINASCO'"&gt;&lt;comune&gt;00803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endatica</text:p>
          </table:table-cell>
          <table:table-cell table:style-name="ce5" office:value-type="float" office:value="8034">
            <text:p>8034</text:p>
          </table:table-cell>
          <table:table-cell table:style-name="ce6" table:formula="of:=TEXT([.B36];&quot;000000&quot;)" office:value-type="string" office:string-value="008034">
            <text:p>008034</text:p>
          </table:table-cell>
          <table:table-cell table:formula="of:=CONCATENATE(&quot;&lt;xsl:when test=&quot;&quot;. = '&quot;;SUBSTITUTE(UPPER([.A36]);&quot;'&quot;;&quot;&amp;amp;apos;&quot;);&quot;'&quot;&quot;&gt;&quot;;[.C36];&quot;&lt;/xsl:when&gt;&quot;)" office:value-type="string" office:string-value="&lt;xsl:when test=&quot;. = 'MENDATICA'&quot;&gt;008034&lt;/xsl:when&gt;">
            <text:p>&lt;xsl:when test=". = 'MENDATICA'"&gt;008034&lt;/xsl:when&gt;</text:p>
          </table:table-cell>
          <table:table-cell table:formula="of:=CONCATENATE(&quot;&lt;comune&gt;&quot;; [.C36];&quot;&lt;/comune&gt;&quot;)" office:value-type="string" office:string-value="&lt;comune&gt;008034&lt;/comune&gt;">
            <text:p>&lt;comune&gt;008034&lt;/comune&gt;</text:p>
          </table:table-cell>
          <table:table-cell table:formula="of:=CONCATENATE(&quot;&lt;provincia&gt;&quot;; LEFT([.C3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6]);&quot;'&quot;;&quot;&amp;amp;apos;&quot;);&quot;'&quot;&quot;&gt;&quot;;[.E36];[.F36];&quot;&lt;/xsl:when&gt;&quot;)" office:value-type="string" office:string-value="&lt;xsl:when test=&quot;. = 'MENDATICA'&quot;&gt;&lt;comune&gt;008034&lt;/comune&gt;&lt;provincia&gt;008&lt;/provincia&gt;&lt;/xsl:when&gt;">
            <text:p>&lt;xsl:when test=". = 'MENDATICA'"&gt;&lt;comune&gt;00803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lini di Triora</text:p>
          </table:table-cell>
          <table:table-cell table:style-name="ce5" office:value-type="float" office:value="8035">
            <text:p>8035</text:p>
          </table:table-cell>
          <table:table-cell table:style-name="ce6" table:formula="of:=TEXT([.B37];&quot;000000&quot;)" office:value-type="string" office:string-value="008035">
            <text:p>008035</text:p>
          </table:table-cell>
          <table:table-cell table:formula="of:=CONCATENATE(&quot;&lt;xsl:when test=&quot;&quot;. = '&quot;;SUBSTITUTE(UPPER([.A37]);&quot;'&quot;;&quot;&amp;amp;apos;&quot;);&quot;'&quot;&quot;&gt;&quot;;[.C37];&quot;&lt;/xsl:when&gt;&quot;)" office:value-type="string" office:string-value="&lt;xsl:when test=&quot;. = 'MOLINI DI TRIORA'&quot;&gt;008035&lt;/xsl:when&gt;">
            <text:p>&lt;xsl:when test=". = 'MOLINI DI TRIORA'"&gt;008035&lt;/xsl:when&gt;</text:p>
          </table:table-cell>
          <table:table-cell table:formula="of:=CONCATENATE(&quot;&lt;comune&gt;&quot;; [.C37];&quot;&lt;/comune&gt;&quot;)" office:value-type="string" office:string-value="&lt;comune&gt;008035&lt;/comune&gt;">
            <text:p>&lt;comune&gt;008035&lt;/comune&gt;</text:p>
          </table:table-cell>
          <table:table-cell table:formula="of:=CONCATENATE(&quot;&lt;provincia&gt;&quot;; LEFT([.C3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7]);&quot;'&quot;;&quot;&amp;amp;apos;&quot;);&quot;'&quot;&quot;&gt;&quot;;[.E37];[.F37];&quot;&lt;/xsl:when&gt;&quot;)" office:value-type="string" office:string-value="&lt;xsl:when test=&quot;. = 'MOLINI DI TRIORA'&quot;&gt;&lt;comune&gt;008035&lt;/comune&gt;&lt;provincia&gt;008&lt;/provincia&gt;&lt;/xsl:when&gt;">
            <text:p>&lt;xsl:when test=". = 'MOLINI DI TRIORA'"&gt;&lt;comune&gt;00803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talto Ligure</text:p>
          </table:table-cell>
          <table:table-cell table:style-name="ce5" office:value-type="float" office:value="8036">
            <text:p>8036</text:p>
          </table:table-cell>
          <table:table-cell table:style-name="ce6" table:formula="of:=TEXT([.B38];&quot;000000&quot;)" office:value-type="string" office:string-value="008036">
            <text:p>008036</text:p>
          </table:table-cell>
          <table:table-cell table:formula="of:=CONCATENATE(&quot;&lt;xsl:when test=&quot;&quot;. = '&quot;;SUBSTITUTE(UPPER([.A38]);&quot;'&quot;;&quot;&amp;amp;apos;&quot;);&quot;'&quot;&quot;&gt;&quot;;[.C38];&quot;&lt;/xsl:when&gt;&quot;)" office:value-type="string" office:string-value="&lt;xsl:when test=&quot;. = 'MONTALTO LIGURE'&quot;&gt;008036&lt;/xsl:when&gt;">
            <text:p>&lt;xsl:when test=". = 'MONTALTO LIGURE'"&gt;008036&lt;/xsl:when&gt;</text:p>
          </table:table-cell>
          <table:table-cell table:formula="of:=CONCATENATE(&quot;&lt;comune&gt;&quot;; [.C38];&quot;&lt;/comune&gt;&quot;)" office:value-type="string" office:string-value="&lt;comune&gt;008036&lt;/comune&gt;">
            <text:p>&lt;comune&gt;008036&lt;/comune&gt;</text:p>
          </table:table-cell>
          <table:table-cell table:formula="of:=CONCATENATE(&quot;&lt;provincia&gt;&quot;; LEFT([.C3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8]);&quot;'&quot;;&quot;&amp;amp;apos;&quot;);&quot;'&quot;&quot;&gt;&quot;;[.E38];[.F38];&quot;&lt;/xsl:when&gt;&quot;)" office:value-type="string" office:string-value="&lt;xsl:when test=&quot;. = 'MONTALTO LIGURE'&quot;&gt;&lt;comune&gt;008036&lt;/comune&gt;&lt;provincia&gt;008&lt;/provincia&gt;&lt;/xsl:when&gt;">
            <text:p>&lt;xsl:when test=". = 'MONTALTO LIGURE'"&gt;&lt;comune&gt;00803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tegrosso Pian Latte</text:p>
          </table:table-cell>
          <table:table-cell table:style-name="ce5" office:value-type="float" office:value="8037">
            <text:p>8037</text:p>
          </table:table-cell>
          <table:table-cell table:style-name="ce6" table:formula="of:=TEXT([.B39];&quot;000000&quot;)" office:value-type="string" office:string-value="008037">
            <text:p>008037</text:p>
          </table:table-cell>
          <table:table-cell table:formula="of:=CONCATENATE(&quot;&lt;xsl:when test=&quot;&quot;. = '&quot;;SUBSTITUTE(UPPER([.A39]);&quot;'&quot;;&quot;&amp;amp;apos;&quot;);&quot;'&quot;&quot;&gt;&quot;;[.C39];&quot;&lt;/xsl:when&gt;&quot;)" office:value-type="string" office:string-value="&lt;xsl:when test=&quot;. = 'MONTEGROSSO PIAN LATTE'&quot;&gt;008037&lt;/xsl:when&gt;">
            <text:p>&lt;xsl:when test=". = 'MONTEGROSSO PIAN LATTE'"&gt;008037&lt;/xsl:when&gt;</text:p>
          </table:table-cell>
          <table:table-cell table:formula="of:=CONCATENATE(&quot;&lt;comune&gt;&quot;; [.C39];&quot;&lt;/comune&gt;&quot;)" office:value-type="string" office:string-value="&lt;comune&gt;008037&lt;/comune&gt;">
            <text:p>&lt;comune&gt;008037&lt;/comune&gt;</text:p>
          </table:table-cell>
          <table:table-cell table:formula="of:=CONCATENATE(&quot;&lt;provincia&gt;&quot;; LEFT([.C3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39]);&quot;'&quot;;&quot;&amp;amp;apos;&quot;);&quot;'&quot;&quot;&gt;&quot;;[.E39];[.F39];&quot;&lt;/xsl:when&gt;&quot;)" office:value-type="string" office:string-value="&lt;xsl:when test=&quot;. = 'MONTEGROSSO PIAN LATTE'&quot;&gt;&lt;comune&gt;008037&lt;/comune&gt;&lt;provincia&gt;008&lt;/provincia&gt;&lt;/xsl:when&gt;">
            <text:p>&lt;xsl:when test=". = 'MONTEGROSSO PIAN LATTE'"&gt;&lt;comune&gt;00803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livetta San Michele</text:p>
          </table:table-cell>
          <table:table-cell table:style-name="ce5" office:value-type="float" office:value="8038">
            <text:p>8038</text:p>
          </table:table-cell>
          <table:table-cell table:style-name="ce6" table:formula="of:=TEXT([.B40];&quot;000000&quot;)" office:value-type="string" office:string-value="008038">
            <text:p>008038</text:p>
          </table:table-cell>
          <table:table-cell table:formula="of:=CONCATENATE(&quot;&lt;xsl:when test=&quot;&quot;. = '&quot;;SUBSTITUTE(UPPER([.A40]);&quot;'&quot;;&quot;&amp;amp;apos;&quot;);&quot;'&quot;&quot;&gt;&quot;;[.C40];&quot;&lt;/xsl:when&gt;&quot;)" office:value-type="string" office:string-value="&lt;xsl:when test=&quot;. = 'OLIVETTA SAN MICHELE'&quot;&gt;008038&lt;/xsl:when&gt;">
            <text:p>&lt;xsl:when test=". = 'OLIVETTA SAN MICHELE'"&gt;008038&lt;/xsl:when&gt;</text:p>
          </table:table-cell>
          <table:table-cell table:formula="of:=CONCATENATE(&quot;&lt;comune&gt;&quot;; [.C40];&quot;&lt;/comune&gt;&quot;)" office:value-type="string" office:string-value="&lt;comune&gt;008038&lt;/comune&gt;">
            <text:p>&lt;comune&gt;008038&lt;/comune&gt;</text:p>
          </table:table-cell>
          <table:table-cell table:formula="of:=CONCATENATE(&quot;&lt;provincia&gt;&quot;; LEFT([.C4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0]);&quot;'&quot;;&quot;&amp;amp;apos;&quot;);&quot;'&quot;&quot;&gt;&quot;;[.E40];[.F40];&quot;&lt;/xsl:when&gt;&quot;)" office:value-type="string" office:string-value="&lt;xsl:when test=&quot;. = 'OLIVETTA SAN MICHELE'&quot;&gt;&lt;comune&gt;008038&lt;/comune&gt;&lt;provincia&gt;008&lt;/provincia&gt;&lt;/xsl:when&gt;">
            <text:p>&lt;xsl:when test=". = 'OLIVETTA SAN MICHELE'"&gt;&lt;comune&gt;00803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spedaletti</text:p>
          </table:table-cell>
          <table:table-cell table:style-name="ce5" office:value-type="float" office:value="8039">
            <text:p>8039</text:p>
          </table:table-cell>
          <table:table-cell table:style-name="ce6" table:formula="of:=TEXT([.B41];&quot;000000&quot;)" office:value-type="string" office:string-value="008039">
            <text:p>008039</text:p>
          </table:table-cell>
          <table:table-cell table:formula="of:=CONCATENATE(&quot;&lt;xsl:when test=&quot;&quot;. = '&quot;;SUBSTITUTE(UPPER([.A41]);&quot;'&quot;;&quot;&amp;amp;apos;&quot;);&quot;'&quot;&quot;&gt;&quot;;[.C41];&quot;&lt;/xsl:when&gt;&quot;)" office:value-type="string" office:string-value="&lt;xsl:when test=&quot;. = 'OSPEDALETTI'&quot;&gt;008039&lt;/xsl:when&gt;">
            <text:p>&lt;xsl:when test=". = 'OSPEDALETTI'"&gt;008039&lt;/xsl:when&gt;</text:p>
          </table:table-cell>
          <table:table-cell table:formula="of:=CONCATENATE(&quot;&lt;comune&gt;&quot;; [.C41];&quot;&lt;/comune&gt;&quot;)" office:value-type="string" office:string-value="&lt;comune&gt;008039&lt;/comune&gt;">
            <text:p>&lt;comune&gt;008039&lt;/comune&gt;</text:p>
          </table:table-cell>
          <table:table-cell table:formula="of:=CONCATENATE(&quot;&lt;provincia&gt;&quot;; LEFT([.C4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1]);&quot;'&quot;;&quot;&amp;amp;apos;&quot;);&quot;'&quot;&quot;&gt;&quot;;[.E41];[.F41];&quot;&lt;/xsl:when&gt;&quot;)" office:value-type="string" office:string-value="&lt;xsl:when test=&quot;. = 'OSPEDALETTI'&quot;&gt;&lt;comune&gt;008039&lt;/comune&gt;&lt;provincia&gt;008&lt;/provincia&gt;&lt;/xsl:when&gt;">
            <text:p>&lt;xsl:when test=". = 'OSPEDALETTI'"&gt;&lt;comune&gt;00803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inaldo</text:p>
          </table:table-cell>
          <table:table-cell table:style-name="ce5" office:value-type="float" office:value="8040">
            <text:p>8040</text:p>
          </table:table-cell>
          <table:table-cell table:style-name="ce6" table:formula="of:=TEXT([.B42];&quot;000000&quot;)" office:value-type="string" office:string-value="008040">
            <text:p>008040</text:p>
          </table:table-cell>
          <table:table-cell table:formula="of:=CONCATENATE(&quot;&lt;xsl:when test=&quot;&quot;. = '&quot;;SUBSTITUTE(UPPER([.A42]);&quot;'&quot;;&quot;&amp;amp;apos;&quot;);&quot;'&quot;&quot;&gt;&quot;;[.C42];&quot;&lt;/xsl:when&gt;&quot;)" office:value-type="string" office:string-value="&lt;xsl:when test=&quot;. = 'PERINALDO'&quot;&gt;008040&lt;/xsl:when&gt;">
            <text:p>&lt;xsl:when test=". = 'PERINALDO'"&gt;008040&lt;/xsl:when&gt;</text:p>
          </table:table-cell>
          <table:table-cell table:formula="of:=CONCATENATE(&quot;&lt;comune&gt;&quot;; [.C42];&quot;&lt;/comune&gt;&quot;)" office:value-type="string" office:string-value="&lt;comune&gt;008040&lt;/comune&gt;">
            <text:p>&lt;comune&gt;008040&lt;/comune&gt;</text:p>
          </table:table-cell>
          <table:table-cell table:formula="of:=CONCATENATE(&quot;&lt;provincia&gt;&quot;; LEFT([.C4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2]);&quot;'&quot;;&quot;&amp;amp;apos;&quot;);&quot;'&quot;&quot;&gt;&quot;;[.E42];[.F42];&quot;&lt;/xsl:when&gt;&quot;)" office:value-type="string" office:string-value="&lt;xsl:when test=&quot;. = 'PERINALDO'&quot;&gt;&lt;comune&gt;008040&lt;/comune&gt;&lt;provincia&gt;008&lt;/provincia&gt;&lt;/xsl:when&gt;">
            <text:p>&lt;xsl:when test=". = 'PERINALDO'"&gt;&lt;comune&gt;00804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etrabruna</text:p>
          </table:table-cell>
          <table:table-cell table:style-name="ce5" office:value-type="float" office:value="8041">
            <text:p>8041</text:p>
          </table:table-cell>
          <table:table-cell table:style-name="ce6" table:formula="of:=TEXT([.B43];&quot;000000&quot;)" office:value-type="string" office:string-value="008041">
            <text:p>008041</text:p>
          </table:table-cell>
          <table:table-cell table:formula="of:=CONCATENATE(&quot;&lt;xsl:when test=&quot;&quot;. = '&quot;;SUBSTITUTE(UPPER([.A43]);&quot;'&quot;;&quot;&amp;amp;apos;&quot;);&quot;'&quot;&quot;&gt;&quot;;[.C43];&quot;&lt;/xsl:when&gt;&quot;)" office:value-type="string" office:string-value="&lt;xsl:when test=&quot;. = 'PIETRABRUNA'&quot;&gt;008041&lt;/xsl:when&gt;">
            <text:p>&lt;xsl:when test=". = 'PIETRABRUNA'"&gt;008041&lt;/xsl:when&gt;</text:p>
          </table:table-cell>
          <table:table-cell table:formula="of:=CONCATENATE(&quot;&lt;comune&gt;&quot;; [.C43];&quot;&lt;/comune&gt;&quot;)" office:value-type="string" office:string-value="&lt;comune&gt;008041&lt;/comune&gt;">
            <text:p>&lt;comune&gt;008041&lt;/comune&gt;</text:p>
          </table:table-cell>
          <table:table-cell table:formula="of:=CONCATENATE(&quot;&lt;provincia&gt;&quot;; LEFT([.C4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3]);&quot;'&quot;;&quot;&amp;amp;apos;&quot;);&quot;'&quot;&quot;&gt;&quot;;[.E43];[.F43];&quot;&lt;/xsl:when&gt;&quot;)" office:value-type="string" office:string-value="&lt;xsl:when test=&quot;. = 'PIETRABRUNA'&quot;&gt;&lt;comune&gt;008041&lt;/comune&gt;&lt;provincia&gt;008&lt;/provincia&gt;&lt;/xsl:when&gt;">
            <text:p>&lt;xsl:when test=". = 'PIETRABRUNA'"&gt;&lt;comune&gt;00804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eve di Teco</text:p>
          </table:table-cell>
          <table:table-cell table:style-name="ce5" office:value-type="float" office:value="8042">
            <text:p>8042</text:p>
          </table:table-cell>
          <table:table-cell table:style-name="ce6" table:formula="of:=TEXT([.B44];&quot;000000&quot;)" office:value-type="string" office:string-value="008042">
            <text:p>008042</text:p>
          </table:table-cell>
          <table:table-cell table:formula="of:=CONCATENATE(&quot;&lt;xsl:when test=&quot;&quot;. = '&quot;;SUBSTITUTE(UPPER([.A44]);&quot;'&quot;;&quot;&amp;amp;apos;&quot;);&quot;'&quot;&quot;&gt;&quot;;[.C44];&quot;&lt;/xsl:when&gt;&quot;)" office:value-type="string" office:string-value="&lt;xsl:when test=&quot;. = 'PIEVE DI TECO'&quot;&gt;008042&lt;/xsl:when&gt;">
            <text:p>&lt;xsl:when test=". = 'PIEVE DI TECO'"&gt;008042&lt;/xsl:when&gt;</text:p>
          </table:table-cell>
          <table:table-cell table:formula="of:=CONCATENATE(&quot;&lt;comune&gt;&quot;; [.C44];&quot;&lt;/comune&gt;&quot;)" office:value-type="string" office:string-value="&lt;comune&gt;008042&lt;/comune&gt;">
            <text:p>&lt;comune&gt;008042&lt;/comune&gt;</text:p>
          </table:table-cell>
          <table:table-cell table:formula="of:=CONCATENATE(&quot;&lt;provincia&gt;&quot;; LEFT([.C4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4]);&quot;'&quot;;&quot;&amp;amp;apos;&quot;);&quot;'&quot;&quot;&gt;&quot;;[.E44];[.F44];&quot;&lt;/xsl:when&gt;&quot;)" office:value-type="string" office:string-value="&lt;xsl:when test=&quot;. = 'PIEVE DI TECO'&quot;&gt;&lt;comune&gt;008042&lt;/comune&gt;&lt;provincia&gt;008&lt;/provincia&gt;&lt;/xsl:when&gt;">
            <text:p>&lt;xsl:when test=". = 'PIEVE DI TECO'"&gt;&lt;comune&gt;00804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gna</text:p>
          </table:table-cell>
          <table:table-cell table:style-name="ce5" office:value-type="float" office:value="8043">
            <text:p>8043</text:p>
          </table:table-cell>
          <table:table-cell table:style-name="ce6" table:formula="of:=TEXT([.B45];&quot;000000&quot;)" office:value-type="string" office:string-value="008043">
            <text:p>008043</text:p>
          </table:table-cell>
          <table:table-cell table:formula="of:=CONCATENATE(&quot;&lt;xsl:when test=&quot;&quot;. = '&quot;;SUBSTITUTE(UPPER([.A45]);&quot;'&quot;;&quot;&amp;amp;apos;&quot;);&quot;'&quot;&quot;&gt;&quot;;[.C45];&quot;&lt;/xsl:when&gt;&quot;)" office:value-type="string" office:string-value="&lt;xsl:when test=&quot;. = 'PIGNA'&quot;&gt;008043&lt;/xsl:when&gt;">
            <text:p>&lt;xsl:when test=". = 'PIGNA'"&gt;008043&lt;/xsl:when&gt;</text:p>
          </table:table-cell>
          <table:table-cell table:formula="of:=CONCATENATE(&quot;&lt;comune&gt;&quot;; [.C45];&quot;&lt;/comune&gt;&quot;)" office:value-type="string" office:string-value="&lt;comune&gt;008043&lt;/comune&gt;">
            <text:p>&lt;comune&gt;008043&lt;/comune&gt;</text:p>
          </table:table-cell>
          <table:table-cell table:formula="of:=CONCATENATE(&quot;&lt;provincia&gt;&quot;; LEFT([.C4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5]);&quot;'&quot;;&quot;&amp;amp;apos;&quot;);&quot;'&quot;&quot;&gt;&quot;;[.E45];[.F45];&quot;&lt;/xsl:when&gt;&quot;)" office:value-type="string" office:string-value="&lt;xsl:when test=&quot;. = 'PIGNA'&quot;&gt;&lt;comune&gt;008043&lt;/comune&gt;&lt;provincia&gt;008&lt;/provincia&gt;&lt;/xsl:when&gt;">
            <text:p>&lt;xsl:when test=". = 'PIGNA'"&gt;&lt;comune&gt;00804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mpeiana</text:p>
          </table:table-cell>
          <table:table-cell table:style-name="ce5" office:value-type="float" office:value="8044">
            <text:p>8044</text:p>
          </table:table-cell>
          <table:table-cell table:style-name="ce6" table:formula="of:=TEXT([.B46];&quot;000000&quot;)" office:value-type="string" office:string-value="008044">
            <text:p>008044</text:p>
          </table:table-cell>
          <table:table-cell table:formula="of:=CONCATENATE(&quot;&lt;xsl:when test=&quot;&quot;. = '&quot;;SUBSTITUTE(UPPER([.A46]);&quot;'&quot;;&quot;&amp;amp;apos;&quot;);&quot;'&quot;&quot;&gt;&quot;;[.C46];&quot;&lt;/xsl:when&gt;&quot;)" office:value-type="string" office:string-value="&lt;xsl:when test=&quot;. = 'POMPEIANA'&quot;&gt;008044&lt;/xsl:when&gt;">
            <text:p>&lt;xsl:when test=". = 'POMPEIANA'"&gt;008044&lt;/xsl:when&gt;</text:p>
          </table:table-cell>
          <table:table-cell table:formula="of:=CONCATENATE(&quot;&lt;comune&gt;&quot;; [.C46];&quot;&lt;/comune&gt;&quot;)" office:value-type="string" office:string-value="&lt;comune&gt;008044&lt;/comune&gt;">
            <text:p>&lt;comune&gt;008044&lt;/comune&gt;</text:p>
          </table:table-cell>
          <table:table-cell table:formula="of:=CONCATENATE(&quot;&lt;provincia&gt;&quot;; LEFT([.C4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6]);&quot;'&quot;;&quot;&amp;amp;apos;&quot;);&quot;'&quot;&quot;&gt;&quot;;[.E46];[.F46];&quot;&lt;/xsl:when&gt;&quot;)" office:value-type="string" office:string-value="&lt;xsl:when test=&quot;. = 'POMPEIANA'&quot;&gt;&lt;comune&gt;008044&lt;/comune&gt;&lt;provincia&gt;008&lt;/provincia&gt;&lt;/xsl:when&gt;">
            <text:p>&lt;xsl:when test=". = 'POMPEIANA'"&gt;&lt;comune&gt;00804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ntedassio</text:p>
          </table:table-cell>
          <table:table-cell table:style-name="ce5" office:value-type="float" office:value="8045">
            <text:p>8045</text:p>
          </table:table-cell>
          <table:table-cell table:style-name="ce6" table:formula="of:=TEXT([.B47];&quot;000000&quot;)" office:value-type="string" office:string-value="008045">
            <text:p>008045</text:p>
          </table:table-cell>
          <table:table-cell table:formula="of:=CONCATENATE(&quot;&lt;xsl:when test=&quot;&quot;. = '&quot;;SUBSTITUTE(UPPER([.A47]);&quot;'&quot;;&quot;&amp;amp;apos;&quot;);&quot;'&quot;&quot;&gt;&quot;;[.C47];&quot;&lt;/xsl:when&gt;&quot;)" office:value-type="string" office:string-value="&lt;xsl:when test=&quot;. = 'PONTEDASSIO'&quot;&gt;008045&lt;/xsl:when&gt;">
            <text:p>&lt;xsl:when test=". = 'PONTEDASSIO'"&gt;008045&lt;/xsl:when&gt;</text:p>
          </table:table-cell>
          <table:table-cell table:formula="of:=CONCATENATE(&quot;&lt;comune&gt;&quot;; [.C47];&quot;&lt;/comune&gt;&quot;)" office:value-type="string" office:string-value="&lt;comune&gt;008045&lt;/comune&gt;">
            <text:p>&lt;comune&gt;008045&lt;/comune&gt;</text:p>
          </table:table-cell>
          <table:table-cell table:formula="of:=CONCATENATE(&quot;&lt;provincia&gt;&quot;; LEFT([.C4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7]);&quot;'&quot;;&quot;&amp;amp;apos;&quot;);&quot;'&quot;&quot;&gt;&quot;;[.E47];[.F47];&quot;&lt;/xsl:when&gt;&quot;)" office:value-type="string" office:string-value="&lt;xsl:when test=&quot;. = 'PONTEDASSIO'&quot;&gt;&lt;comune&gt;008045&lt;/comune&gt;&lt;provincia&gt;008&lt;/provincia&gt;&lt;/xsl:when&gt;">
            <text:p>&lt;xsl:when test=". = 'PONTEDASSIO'"&gt;&lt;comune&gt;00804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rnassio</text:p>
          </table:table-cell>
          <table:table-cell table:style-name="ce5" office:value-type="float" office:value="8046">
            <text:p>8046</text:p>
          </table:table-cell>
          <table:table-cell table:style-name="ce6" table:formula="of:=TEXT([.B48];&quot;000000&quot;)" office:value-type="string" office:string-value="008046">
            <text:p>008046</text:p>
          </table:table-cell>
          <table:table-cell table:formula="of:=CONCATENATE(&quot;&lt;xsl:when test=&quot;&quot;. = '&quot;;SUBSTITUTE(UPPER([.A48]);&quot;'&quot;;&quot;&amp;amp;apos;&quot;);&quot;'&quot;&quot;&gt;&quot;;[.C48];&quot;&lt;/xsl:when&gt;&quot;)" office:value-type="string" office:string-value="&lt;xsl:when test=&quot;. = 'PORNASSIO'&quot;&gt;008046&lt;/xsl:when&gt;">
            <text:p>&lt;xsl:when test=". = 'PORNASSIO'"&gt;008046&lt;/xsl:when&gt;</text:p>
          </table:table-cell>
          <table:table-cell table:formula="of:=CONCATENATE(&quot;&lt;comune&gt;&quot;; [.C48];&quot;&lt;/comune&gt;&quot;)" office:value-type="string" office:string-value="&lt;comune&gt;008046&lt;/comune&gt;">
            <text:p>&lt;comune&gt;008046&lt;/comune&gt;</text:p>
          </table:table-cell>
          <table:table-cell table:formula="of:=CONCATENATE(&quot;&lt;provincia&gt;&quot;; LEFT([.C4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8]);&quot;'&quot;;&quot;&amp;amp;apos;&quot;);&quot;'&quot;&quot;&gt;&quot;;[.E48];[.F48];&quot;&lt;/xsl:when&gt;&quot;)" office:value-type="string" office:string-value="&lt;xsl:when test=&quot;. = 'PORNASSIO'&quot;&gt;&lt;comune&gt;008046&lt;/comune&gt;&lt;provincia&gt;008&lt;/provincia&gt;&lt;/xsl:when&gt;">
            <text:p>&lt;xsl:when test=". = 'PORNASSIO'"&gt;&lt;comune&gt;00804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elà</text:p>
          </table:table-cell>
          <table:table-cell table:style-name="ce5" office:value-type="float" office:value="8047">
            <text:p>8047</text:p>
          </table:table-cell>
          <table:table-cell table:style-name="ce6" table:formula="of:=TEXT([.B49];&quot;000000&quot;)" office:value-type="string" office:string-value="008047">
            <text:p>008047</text:p>
          </table:table-cell>
          <table:table-cell table:formula="of:=CONCATENATE(&quot;&lt;xsl:when test=&quot;&quot;. = '&quot;;SUBSTITUTE(UPPER([.A49]);&quot;'&quot;;&quot;&amp;amp;apos;&quot;);&quot;'&quot;&quot;&gt;&quot;;[.C49];&quot;&lt;/xsl:when&gt;&quot;)" office:value-type="string" office:string-value="&lt;xsl:when test=&quot;. = 'PRELÀ'&quot;&gt;008047&lt;/xsl:when&gt;">
            <text:p>&lt;xsl:when test=". = 'PRELÀ'"&gt;008047&lt;/xsl:when&gt;</text:p>
          </table:table-cell>
          <table:table-cell table:formula="of:=CONCATENATE(&quot;&lt;comune&gt;&quot;; [.C49];&quot;&lt;/comune&gt;&quot;)" office:value-type="string" office:string-value="&lt;comune&gt;008047&lt;/comune&gt;">
            <text:p>&lt;comune&gt;008047&lt;/comune&gt;</text:p>
          </table:table-cell>
          <table:table-cell table:formula="of:=CONCATENATE(&quot;&lt;provincia&gt;&quot;; LEFT([.C4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49]);&quot;'&quot;;&quot;&amp;amp;apos;&quot;);&quot;'&quot;&quot;&gt;&quot;;[.E49];[.F49];&quot;&lt;/xsl:when&gt;&quot;)" office:value-type="string" office:string-value="&lt;xsl:when test=&quot;. = 'PRELÀ'&quot;&gt;&lt;comune&gt;008047&lt;/comune&gt;&lt;provincia&gt;008&lt;/provincia&gt;&lt;/xsl:when&gt;">
            <text:p>&lt;xsl:when test=". = 'PRELÀ'"&gt;&lt;comune&gt;00804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anzo</text:p>
          </table:table-cell>
          <table:table-cell table:style-name="ce5" office:value-type="float" office:value="8048">
            <text:p>8048</text:p>
          </table:table-cell>
          <table:table-cell table:style-name="ce6" table:formula="of:=TEXT([.B50];&quot;000000&quot;)" office:value-type="string" office:string-value="008048">
            <text:p>008048</text:p>
          </table:table-cell>
          <table:table-cell table:formula="of:=CONCATENATE(&quot;&lt;xsl:when test=&quot;&quot;. = '&quot;;SUBSTITUTE(UPPER([.A50]);&quot;'&quot;;&quot;&amp;amp;apos;&quot;);&quot;'&quot;&quot;&gt;&quot;;[.C50];&quot;&lt;/xsl:when&gt;&quot;)" office:value-type="string" office:string-value="&lt;xsl:when test=&quot;. = 'RANZO'&quot;&gt;008048&lt;/xsl:when&gt;">
            <text:p>&lt;xsl:when test=". = 'RANZO'"&gt;008048&lt;/xsl:when&gt;</text:p>
          </table:table-cell>
          <table:table-cell table:formula="of:=CONCATENATE(&quot;&lt;comune&gt;&quot;; [.C50];&quot;&lt;/comune&gt;&quot;)" office:value-type="string" office:string-value="&lt;comune&gt;008048&lt;/comune&gt;">
            <text:p>&lt;comune&gt;008048&lt;/comune&gt;</text:p>
          </table:table-cell>
          <table:table-cell table:formula="of:=CONCATENATE(&quot;&lt;provincia&gt;&quot;; LEFT([.C5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0]);&quot;'&quot;;&quot;&amp;amp;apos;&quot;);&quot;'&quot;&quot;&gt;&quot;;[.E50];[.F50];&quot;&lt;/xsl:when&gt;&quot;)" office:value-type="string" office:string-value="&lt;xsl:when test=&quot;. = 'RANZO'&quot;&gt;&lt;comune&gt;008048&lt;/comune&gt;&lt;provincia&gt;008&lt;/provincia&gt;&lt;/xsl:when&gt;">
            <text:p>&lt;xsl:when test=". = 'RANZO'"&gt;&lt;comune&gt;00804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zzo</text:p>
          </table:table-cell>
          <table:table-cell table:style-name="ce5" office:value-type="float" office:value="8049">
            <text:p>8049</text:p>
          </table:table-cell>
          <table:table-cell table:style-name="ce6" table:formula="of:=TEXT([.B51];&quot;000000&quot;)" office:value-type="string" office:string-value="008049">
            <text:p>008049</text:p>
          </table:table-cell>
          <table:table-cell table:formula="of:=CONCATENATE(&quot;&lt;xsl:when test=&quot;&quot;. = '&quot;;SUBSTITUTE(UPPER([.A51]);&quot;'&quot;;&quot;&amp;amp;apos;&quot;);&quot;'&quot;&quot;&gt;&quot;;[.C51];&quot;&lt;/xsl:when&gt;&quot;)" office:value-type="string" office:string-value="&lt;xsl:when test=&quot;. = 'REZZO'&quot;&gt;008049&lt;/xsl:when&gt;">
            <text:p>&lt;xsl:when test=". = 'REZZO'"&gt;008049&lt;/xsl:when&gt;</text:p>
          </table:table-cell>
          <table:table-cell table:formula="of:=CONCATENATE(&quot;&lt;comune&gt;&quot;; [.C51];&quot;&lt;/comune&gt;&quot;)" office:value-type="string" office:string-value="&lt;comune&gt;008049&lt;/comune&gt;">
            <text:p>&lt;comune&gt;008049&lt;/comune&gt;</text:p>
          </table:table-cell>
          <table:table-cell table:formula="of:=CONCATENATE(&quot;&lt;provincia&gt;&quot;; LEFT([.C5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1]);&quot;'&quot;;&quot;&amp;amp;apos;&quot;);&quot;'&quot;&quot;&gt;&quot;;[.E51];[.F51];&quot;&lt;/xsl:when&gt;&quot;)" office:value-type="string" office:string-value="&lt;xsl:when test=&quot;. = 'REZZO'&quot;&gt;&lt;comune&gt;008049&lt;/comune&gt;&lt;provincia&gt;008&lt;/provincia&gt;&lt;/xsl:when&gt;">
            <text:p>&lt;xsl:when test=". = 'REZZO'"&gt;&lt;comune&gt;00804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iva Ligure</text:p>
          </table:table-cell>
          <table:table-cell table:style-name="ce5" office:value-type="float" office:value="8050">
            <text:p>8050</text:p>
          </table:table-cell>
          <table:table-cell table:style-name="ce6" table:formula="of:=TEXT([.B52];&quot;000000&quot;)" office:value-type="string" office:string-value="008050">
            <text:p>008050</text:p>
          </table:table-cell>
          <table:table-cell table:formula="of:=CONCATENATE(&quot;&lt;xsl:when test=&quot;&quot;. = '&quot;;SUBSTITUTE(UPPER([.A52]);&quot;'&quot;;&quot;&amp;amp;apos;&quot;);&quot;'&quot;&quot;&gt;&quot;;[.C52];&quot;&lt;/xsl:when&gt;&quot;)" office:value-type="string" office:string-value="&lt;xsl:when test=&quot;. = 'RIVA LIGURE'&quot;&gt;008050&lt;/xsl:when&gt;">
            <text:p>&lt;xsl:when test=". = 'RIVA LIGURE'"&gt;008050&lt;/xsl:when&gt;</text:p>
          </table:table-cell>
          <table:table-cell table:formula="of:=CONCATENATE(&quot;&lt;comune&gt;&quot;; [.C52];&quot;&lt;/comune&gt;&quot;)" office:value-type="string" office:string-value="&lt;comune&gt;008050&lt;/comune&gt;">
            <text:p>&lt;comune&gt;008050&lt;/comune&gt;</text:p>
          </table:table-cell>
          <table:table-cell table:formula="of:=CONCATENATE(&quot;&lt;provincia&gt;&quot;; LEFT([.C5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2]);&quot;'&quot;;&quot;&amp;amp;apos;&quot;);&quot;'&quot;&quot;&gt;&quot;;[.E52];[.F52];&quot;&lt;/xsl:when&gt;&quot;)" office:value-type="string" office:string-value="&lt;xsl:when test=&quot;. = 'RIVA LIGURE'&quot;&gt;&lt;comune&gt;008050&lt;/comune&gt;&lt;provincia&gt;008&lt;/provincia&gt;&lt;/xsl:when&gt;">
            <text:p>&lt;xsl:when test=". = 'RIVA LIGURE'"&gt;&lt;comune&gt;00805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cchetta Nervina</text:p>
          </table:table-cell>
          <table:table-cell table:style-name="ce5" office:value-type="float" office:value="8051">
            <text:p>8051</text:p>
          </table:table-cell>
          <table:table-cell table:style-name="ce6" table:formula="of:=TEXT([.B53];&quot;000000&quot;)" office:value-type="string" office:string-value="008051">
            <text:p>008051</text:p>
          </table:table-cell>
          <table:table-cell table:formula="of:=CONCATENATE(&quot;&lt;xsl:when test=&quot;&quot;. = '&quot;;SUBSTITUTE(UPPER([.A53]);&quot;'&quot;;&quot;&amp;amp;apos;&quot;);&quot;'&quot;&quot;&gt;&quot;;[.C53];&quot;&lt;/xsl:when&gt;&quot;)" office:value-type="string" office:string-value="&lt;xsl:when test=&quot;. = 'ROCCHETTA NERVINA'&quot;&gt;008051&lt;/xsl:when&gt;">
            <text:p>&lt;xsl:when test=". = 'ROCCHETTA NERVINA'"&gt;008051&lt;/xsl:when&gt;</text:p>
          </table:table-cell>
          <table:table-cell table:formula="of:=CONCATENATE(&quot;&lt;comune&gt;&quot;; [.C53];&quot;&lt;/comune&gt;&quot;)" office:value-type="string" office:string-value="&lt;comune&gt;008051&lt;/comune&gt;">
            <text:p>&lt;comune&gt;008051&lt;/comune&gt;</text:p>
          </table:table-cell>
          <table:table-cell table:formula="of:=CONCATENATE(&quot;&lt;provincia&gt;&quot;; LEFT([.C5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3]);&quot;'&quot;;&quot;&amp;amp;apos;&quot;);&quot;'&quot;&quot;&gt;&quot;;[.E53];[.F53];&quot;&lt;/xsl:when&gt;&quot;)" office:value-type="string" office:string-value="&lt;xsl:when test=&quot;. = 'ROCCHETTA NERVINA'&quot;&gt;&lt;comune&gt;008051&lt;/comune&gt;&lt;provincia&gt;008&lt;/provincia&gt;&lt;/xsl:when&gt;">
            <text:p>&lt;xsl:when test=". = 'ROCCHETTA NERVINA'"&gt;&lt;comune&gt;00805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 Bartolomeo al Mare</text:p>
          </table:table-cell>
          <table:table-cell table:style-name="ce5" office:value-type="float" office:value="8052">
            <text:p>8052</text:p>
          </table:table-cell>
          <table:table-cell table:style-name="ce6" table:formula="of:=TEXT([.B54];&quot;000000&quot;)" office:value-type="string" office:string-value="008052">
            <text:p>008052</text:p>
          </table:table-cell>
          <table:table-cell table:formula="of:=CONCATENATE(&quot;&lt;xsl:when test=&quot;&quot;. = '&quot;;SUBSTITUTE(UPPER([.A54]);&quot;'&quot;;&quot;&amp;amp;apos;&quot;);&quot;'&quot;&quot;&gt;&quot;;[.C54];&quot;&lt;/xsl:when&gt;&quot;)" office:value-type="string" office:string-value="&lt;xsl:when test=&quot;. = 'SAN BARTOLOMEO AL MARE'&quot;&gt;008052&lt;/xsl:when&gt;">
            <text:p>&lt;xsl:when test=". = 'SAN BARTOLOMEO AL MARE'"&gt;008052&lt;/xsl:when&gt;</text:p>
          </table:table-cell>
          <table:table-cell table:formula="of:=CONCATENATE(&quot;&lt;comune&gt;&quot;; [.C54];&quot;&lt;/comune&gt;&quot;)" office:value-type="string" office:string-value="&lt;comune&gt;008052&lt;/comune&gt;">
            <text:p>&lt;comune&gt;008052&lt;/comune&gt;</text:p>
          </table:table-cell>
          <table:table-cell table:formula="of:=CONCATENATE(&quot;&lt;provincia&gt;&quot;; LEFT([.C5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4]);&quot;'&quot;;&quot;&amp;amp;apos;&quot;);&quot;'&quot;&quot;&gt;&quot;;[.E54];[.F54];&quot;&lt;/xsl:when&gt;&quot;)" office:value-type="string" office:string-value="&lt;xsl:when test=&quot;. = 'SAN BARTOLOMEO AL MARE'&quot;&gt;&lt;comune&gt;008052&lt;/comune&gt;&lt;provincia&gt;008&lt;/provincia&gt;&lt;/xsl:when&gt;">
            <text:p>&lt;xsl:when test=". = 'SAN BARTOLOMEO AL MARE'"&gt;&lt;comune&gt;00805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 Biagio della Cima</text:p>
          </table:table-cell>
          <table:table-cell table:style-name="ce5" office:value-type="float" office:value="8053">
            <text:p>8053</text:p>
          </table:table-cell>
          <table:table-cell table:style-name="ce6" table:formula="of:=TEXT([.B55];&quot;000000&quot;)" office:value-type="string" office:string-value="008053">
            <text:p>008053</text:p>
          </table:table-cell>
          <table:table-cell table:formula="of:=CONCATENATE(&quot;&lt;xsl:when test=&quot;&quot;. = '&quot;;SUBSTITUTE(UPPER([.A55]);&quot;'&quot;;&quot;&amp;amp;apos;&quot;);&quot;'&quot;&quot;&gt;&quot;;[.C55];&quot;&lt;/xsl:when&gt;&quot;)" office:value-type="string" office:string-value="&lt;xsl:when test=&quot;. = 'SAN BIAGIO DELLA CIMA'&quot;&gt;008053&lt;/xsl:when&gt;">
            <text:p>&lt;xsl:when test=". = 'SAN BIAGIO DELLA CIMA'"&gt;008053&lt;/xsl:when&gt;</text:p>
          </table:table-cell>
          <table:table-cell table:formula="of:=CONCATENATE(&quot;&lt;comune&gt;&quot;; [.C55];&quot;&lt;/comune&gt;&quot;)" office:value-type="string" office:string-value="&lt;comune&gt;008053&lt;/comune&gt;">
            <text:p>&lt;comune&gt;008053&lt;/comune&gt;</text:p>
          </table:table-cell>
          <table:table-cell table:formula="of:=CONCATENATE(&quot;&lt;provincia&gt;&quot;; LEFT([.C5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5]);&quot;'&quot;;&quot;&amp;amp;apos;&quot;);&quot;'&quot;&quot;&gt;&quot;;[.E55];[.F55];&quot;&lt;/xsl:when&gt;&quot;)" office:value-type="string" office:string-value="&lt;xsl:when test=&quot;. = 'SAN BIAGIO DELLA CIMA'&quot;&gt;&lt;comune&gt;008053&lt;/comune&gt;&lt;provincia&gt;008&lt;/provincia&gt;&lt;/xsl:when&gt;">
            <text:p>&lt;xsl:when test=". = 'SAN BIAGIO DELLA CIMA'"&gt;&lt;comune&gt;00805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 Lorenzo al Mare</text:p>
          </table:table-cell>
          <table:table-cell table:style-name="ce5" office:value-type="float" office:value="8054">
            <text:p>8054</text:p>
          </table:table-cell>
          <table:table-cell table:style-name="ce6" table:formula="of:=TEXT([.B56];&quot;000000&quot;)" office:value-type="string" office:string-value="008054">
            <text:p>008054</text:p>
          </table:table-cell>
          <table:table-cell table:formula="of:=CONCATENATE(&quot;&lt;xsl:when test=&quot;&quot;. = '&quot;;SUBSTITUTE(UPPER([.A56]);&quot;'&quot;;&quot;&amp;amp;apos;&quot;);&quot;'&quot;&quot;&gt;&quot;;[.C56];&quot;&lt;/xsl:when&gt;&quot;)" office:value-type="string" office:string-value="&lt;xsl:when test=&quot;. = 'SAN LORENZO AL MARE'&quot;&gt;008054&lt;/xsl:when&gt;">
            <text:p>&lt;xsl:when test=". = 'SAN LORENZO AL MARE'"&gt;008054&lt;/xsl:when&gt;</text:p>
          </table:table-cell>
          <table:table-cell table:formula="of:=CONCATENATE(&quot;&lt;comune&gt;&quot;; [.C56];&quot;&lt;/comune&gt;&quot;)" office:value-type="string" office:string-value="&lt;comune&gt;008054&lt;/comune&gt;">
            <text:p>&lt;comune&gt;008054&lt;/comune&gt;</text:p>
          </table:table-cell>
          <table:table-cell table:formula="of:=CONCATENATE(&quot;&lt;provincia&gt;&quot;; LEFT([.C5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6]);&quot;'&quot;;&quot;&amp;amp;apos;&quot;);&quot;'&quot;&quot;&gt;&quot;;[.E56];[.F56];&quot;&lt;/xsl:when&gt;&quot;)" office:value-type="string" office:string-value="&lt;xsl:when test=&quot;. = 'SAN LORENZO AL MARE'&quot;&gt;&lt;comune&gt;008054&lt;/comune&gt;&lt;provincia&gt;008&lt;/provincia&gt;&lt;/xsl:when&gt;">
            <text:p>&lt;xsl:when test=". = 'SAN LORENZO AL MARE'"&gt;&lt;comune&gt;00805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remo</text:p>
          </table:table-cell>
          <table:table-cell table:style-name="ce5" office:value-type="float" office:value="8055">
            <text:p>8055</text:p>
          </table:table-cell>
          <table:table-cell table:style-name="ce6" table:formula="of:=TEXT([.B57];&quot;000000&quot;)" office:value-type="string" office:string-value="008055">
            <text:p>008055</text:p>
          </table:table-cell>
          <table:table-cell table:formula="of:=CONCATENATE(&quot;&lt;xsl:when test=&quot;&quot;. = '&quot;;SUBSTITUTE(UPPER([.A57]);&quot;'&quot;;&quot;&amp;amp;apos;&quot;);&quot;'&quot;&quot;&gt;&quot;;[.C57];&quot;&lt;/xsl:when&gt;&quot;)" office:value-type="string" office:string-value="&lt;xsl:when test=&quot;. = 'SANREMO'&quot;&gt;008055&lt;/xsl:when&gt;">
            <text:p>&lt;xsl:when test=". = 'SANREMO'"&gt;008055&lt;/xsl:when&gt;</text:p>
          </table:table-cell>
          <table:table-cell table:formula="of:=CONCATENATE(&quot;&lt;comune&gt;&quot;; [.C57];&quot;&lt;/comune&gt;&quot;)" office:value-type="string" office:string-value="&lt;comune&gt;008055&lt;/comune&gt;">
            <text:p>&lt;comune&gt;008055&lt;/comune&gt;</text:p>
          </table:table-cell>
          <table:table-cell table:formula="of:=CONCATENATE(&quot;&lt;provincia&gt;&quot;; LEFT([.C5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7]);&quot;'&quot;;&quot;&amp;amp;apos;&quot;);&quot;'&quot;&quot;&gt;&quot;;[.E57];[.F57];&quot;&lt;/xsl:when&gt;&quot;)" office:value-type="string" office:string-value="&lt;xsl:when test=&quot;. = 'SANREMO'&quot;&gt;&lt;comune&gt;008055&lt;/comune&gt;&lt;provincia&gt;008&lt;/provincia&gt;&lt;/xsl:when&gt;">
            <text:p>&lt;xsl:when test=". = 'SANREMO'"&gt;&lt;comune&gt;00805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 Remo</text:p>
          </table:table-cell>
          <table:table-cell table:style-name="ce5" office:value-type="float" office:value="8055">
            <text:p>8055</text:p>
          </table:table-cell>
          <table:table-cell table:style-name="ce6" table:formula="of:=TEXT([.B58];&quot;000000&quot;)" office:value-type="string" office:string-value="008055">
            <text:p>008055</text:p>
          </table:table-cell>
          <table:table-cell table:formula="of:=CONCATENATE(&quot;&lt;xsl:when test=&quot;&quot;. = '&quot;;SUBSTITUTE(UPPER([.A58]);&quot;'&quot;;&quot;&amp;amp;apos;&quot;);&quot;'&quot;&quot;&gt;&quot;;[.C58];&quot;&lt;/xsl:when&gt;&quot;)" office:value-type="string" office:string-value="&lt;xsl:when test=&quot;. = 'SAN REMO'&quot;&gt;008055&lt;/xsl:when&gt;">
            <text:p>&lt;xsl:when test=". = 'SAN REMO'"&gt;008055&lt;/xsl:when&gt;</text:p>
          </table:table-cell>
          <table:table-cell table:formula="of:=CONCATENATE(&quot;&lt;comune&gt;&quot;; [.C58];&quot;&lt;/comune&gt;&quot;)" office:value-type="string" office:string-value="&lt;comune&gt;008055&lt;/comune&gt;">
            <text:p>&lt;comune&gt;008055&lt;/comune&gt;</text:p>
          </table:table-cell>
          <table:table-cell table:formula="of:=CONCATENATE(&quot;&lt;provincia&gt;&quot;; LEFT([.C5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8]);&quot;'&quot;;&quot;&amp;amp;apos;&quot;);&quot;'&quot;&quot;&gt;&quot;;[.E58];[.F58];&quot;&lt;/xsl:when&gt;&quot;)" office:value-type="string" office:string-value="&lt;xsl:when test=&quot;. = 'SAN REMO'&quot;&gt;&lt;comune&gt;008055&lt;/comune&gt;&lt;provincia&gt;008&lt;/provincia&gt;&lt;/xsl:when&gt;">
            <text:p>&lt;xsl:when test=". = 'SAN REMO'"&gt;&lt;comune&gt;00805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to Stefano al Mare</text:p>
          </table:table-cell>
          <table:table-cell table:style-name="ce5" office:value-type="float" office:value="8056">
            <text:p>8056</text:p>
          </table:table-cell>
          <table:table-cell table:style-name="ce6" table:formula="of:=TEXT([.B59];&quot;000000&quot;)" office:value-type="string" office:string-value="008056">
            <text:p>008056</text:p>
          </table:table-cell>
          <table:table-cell table:formula="of:=CONCATENATE(&quot;&lt;xsl:when test=&quot;&quot;. = '&quot;;SUBSTITUTE(UPPER([.A59]);&quot;'&quot;;&quot;&amp;amp;apos;&quot;);&quot;'&quot;&quot;&gt;&quot;;[.C59];&quot;&lt;/xsl:when&gt;&quot;)" office:value-type="string" office:string-value="&lt;xsl:when test=&quot;. = 'SANTO STEFANO AL MARE'&quot;&gt;008056&lt;/xsl:when&gt;">
            <text:p>&lt;xsl:when test=". = 'SANTO STEFANO AL MARE'"&gt;008056&lt;/xsl:when&gt;</text:p>
          </table:table-cell>
          <table:table-cell table:formula="of:=CONCATENATE(&quot;&lt;comune&gt;&quot;; [.C59];&quot;&lt;/comune&gt;&quot;)" office:value-type="string" office:string-value="&lt;comune&gt;008056&lt;/comune&gt;">
            <text:p>&lt;comune&gt;008056&lt;/comune&gt;</text:p>
          </table:table-cell>
          <table:table-cell table:formula="of:=CONCATENATE(&quot;&lt;provincia&gt;&quot;; LEFT([.C5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59]);&quot;'&quot;;&quot;&amp;amp;apos;&quot;);&quot;'&quot;&quot;&gt;&quot;;[.E59];[.F59];&quot;&lt;/xsl:when&gt;&quot;)" office:value-type="string" office:string-value="&lt;xsl:when test=&quot;. = 'SANTO STEFANO AL MARE'&quot;&gt;&lt;comune&gt;008056&lt;/comune&gt;&lt;provincia&gt;008&lt;/provincia&gt;&lt;/xsl:when&gt;">
            <text:p>&lt;xsl:when test=". = 'SANTO STEFANO AL MARE'"&gt;&lt;comune&gt;00805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borga</text:p>
          </table:table-cell>
          <table:table-cell table:style-name="ce5" office:value-type="float" office:value="8057">
            <text:p>8057</text:p>
          </table:table-cell>
          <table:table-cell table:style-name="ce6" table:formula="of:=TEXT([.B60];&quot;000000&quot;)" office:value-type="string" office:string-value="008057">
            <text:p>008057</text:p>
          </table:table-cell>
          <table:table-cell table:formula="of:=CONCATENATE(&quot;&lt;xsl:when test=&quot;&quot;. = '&quot;;SUBSTITUTE(UPPER([.A60]);&quot;'&quot;;&quot;&amp;amp;apos;&quot;);&quot;'&quot;&quot;&gt;&quot;;[.C60];&quot;&lt;/xsl:when&gt;&quot;)" office:value-type="string" office:string-value="&lt;xsl:when test=&quot;. = 'SEBORGA'&quot;&gt;008057&lt;/xsl:when&gt;">
            <text:p>&lt;xsl:when test=". = 'SEBORGA'"&gt;008057&lt;/xsl:when&gt;</text:p>
          </table:table-cell>
          <table:table-cell table:formula="of:=CONCATENATE(&quot;&lt;comune&gt;&quot;; [.C60];&quot;&lt;/comune&gt;&quot;)" office:value-type="string" office:string-value="&lt;comune&gt;008057&lt;/comune&gt;">
            <text:p>&lt;comune&gt;008057&lt;/comune&gt;</text:p>
          </table:table-cell>
          <table:table-cell table:formula="of:=CONCATENATE(&quot;&lt;provincia&gt;&quot;; LEFT([.C6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0]);&quot;'&quot;;&quot;&amp;amp;apos;&quot;);&quot;'&quot;&quot;&gt;&quot;;[.E60];[.F60];&quot;&lt;/xsl:when&gt;&quot;)" office:value-type="string" office:string-value="&lt;xsl:when test=&quot;. = 'SEBORGA'&quot;&gt;&lt;comune&gt;008057&lt;/comune&gt;&lt;provincia&gt;008&lt;/provincia&gt;&lt;/xsl:when&gt;">
            <text:p>&lt;xsl:when test=". = 'SEBORGA'"&gt;&lt;comune&gt;00805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ldano</text:p>
          </table:table-cell>
          <table:table-cell table:style-name="ce5" office:value-type="float" office:value="8058">
            <text:p>8058</text:p>
          </table:table-cell>
          <table:table-cell table:style-name="ce6" table:formula="of:=TEXT([.B61];&quot;000000&quot;)" office:value-type="string" office:string-value="008058">
            <text:p>008058</text:p>
          </table:table-cell>
          <table:table-cell table:formula="of:=CONCATENATE(&quot;&lt;xsl:when test=&quot;&quot;. = '&quot;;SUBSTITUTE(UPPER([.A61]);&quot;'&quot;;&quot;&amp;amp;apos;&quot;);&quot;'&quot;&quot;&gt;&quot;;[.C61];&quot;&lt;/xsl:when&gt;&quot;)" office:value-type="string" office:string-value="&lt;xsl:when test=&quot;. = 'SOLDANO'&quot;&gt;008058&lt;/xsl:when&gt;">
            <text:p>&lt;xsl:when test=". = 'SOLDANO'"&gt;008058&lt;/xsl:when&gt;</text:p>
          </table:table-cell>
          <table:table-cell table:formula="of:=CONCATENATE(&quot;&lt;comune&gt;&quot;; [.C61];&quot;&lt;/comune&gt;&quot;)" office:value-type="string" office:string-value="&lt;comune&gt;008058&lt;/comune&gt;">
            <text:p>&lt;comune&gt;008058&lt;/comune&gt;</text:p>
          </table:table-cell>
          <table:table-cell table:formula="of:=CONCATENATE(&quot;&lt;provincia&gt;&quot;; LEFT([.C61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1]);&quot;'&quot;;&quot;&amp;amp;apos;&quot;);&quot;'&quot;&quot;&gt;&quot;;[.E61];[.F61];&quot;&lt;/xsl:when&gt;&quot;)" office:value-type="string" office:string-value="&lt;xsl:when test=&quot;. = 'SOLDANO'&quot;&gt;&lt;comune&gt;008058&lt;/comune&gt;&lt;provincia&gt;008&lt;/provincia&gt;&lt;/xsl:when&gt;">
            <text:p>&lt;xsl:when test=". = 'SOLDANO'"&gt;&lt;comune&gt;008058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gia</text:p>
          </table:table-cell>
          <table:table-cell table:style-name="ce5" office:value-type="float" office:value="8059">
            <text:p>8059</text:p>
          </table:table-cell>
          <table:table-cell table:style-name="ce6" table:formula="of:=TEXT([.B62];&quot;000000&quot;)" office:value-type="string" office:string-value="008059">
            <text:p>008059</text:p>
          </table:table-cell>
          <table:table-cell table:formula="of:=CONCATENATE(&quot;&lt;xsl:when test=&quot;&quot;. = '&quot;;SUBSTITUTE(UPPER([.A62]);&quot;'&quot;;&quot;&amp;amp;apos;&quot;);&quot;'&quot;&quot;&gt;&quot;;[.C62];&quot;&lt;/xsl:when&gt;&quot;)" office:value-type="string" office:string-value="&lt;xsl:when test=&quot;. = 'TAGGIA'&quot;&gt;008059&lt;/xsl:when&gt;">
            <text:p>&lt;xsl:when test=". = 'TAGGIA'"&gt;008059&lt;/xsl:when&gt;</text:p>
          </table:table-cell>
          <table:table-cell table:formula="of:=CONCATENATE(&quot;&lt;comune&gt;&quot;; [.C62];&quot;&lt;/comune&gt;&quot;)" office:value-type="string" office:string-value="&lt;comune&gt;008059&lt;/comune&gt;">
            <text:p>&lt;comune&gt;008059&lt;/comune&gt;</text:p>
          </table:table-cell>
          <table:table-cell table:formula="of:=CONCATENATE(&quot;&lt;provincia&gt;&quot;; LEFT([.C62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2]);&quot;'&quot;;&quot;&amp;amp;apos;&quot;);&quot;'&quot;&quot;&gt;&quot;;[.E62];[.F62];&quot;&lt;/xsl:when&gt;&quot;)" office:value-type="string" office:string-value="&lt;xsl:when test=&quot;. = 'TAGGIA'&quot;&gt;&lt;comune&gt;008059&lt;/comune&gt;&lt;provincia&gt;008&lt;/provincia&gt;&lt;/xsl:when&gt;">
            <text:p>&lt;xsl:when test=". = 'TAGGIA'"&gt;&lt;comune&gt;008059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erzorio</text:p>
          </table:table-cell>
          <table:table-cell table:style-name="ce5" office:value-type="float" office:value="8060">
            <text:p>8060</text:p>
          </table:table-cell>
          <table:table-cell table:style-name="ce6" table:formula="of:=TEXT([.B63];&quot;000000&quot;)" office:value-type="string" office:string-value="008060">
            <text:p>008060</text:p>
          </table:table-cell>
          <table:table-cell table:formula="of:=CONCATENATE(&quot;&lt;xsl:when test=&quot;&quot;. = '&quot;;SUBSTITUTE(UPPER([.A63]);&quot;'&quot;;&quot;&amp;amp;apos;&quot;);&quot;'&quot;&quot;&gt;&quot;;[.C63];&quot;&lt;/xsl:when&gt;&quot;)" office:value-type="string" office:string-value="&lt;xsl:when test=&quot;. = 'TERZORIO'&quot;&gt;008060&lt;/xsl:when&gt;">
            <text:p>&lt;xsl:when test=". = 'TERZORIO'"&gt;008060&lt;/xsl:when&gt;</text:p>
          </table:table-cell>
          <table:table-cell table:formula="of:=CONCATENATE(&quot;&lt;comune&gt;&quot;; [.C63];&quot;&lt;/comune&gt;&quot;)" office:value-type="string" office:string-value="&lt;comune&gt;008060&lt;/comune&gt;">
            <text:p>&lt;comune&gt;008060&lt;/comune&gt;</text:p>
          </table:table-cell>
          <table:table-cell table:formula="of:=CONCATENATE(&quot;&lt;provincia&gt;&quot;; LEFT([.C63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3]);&quot;'&quot;;&quot;&amp;amp;apos;&quot;);&quot;'&quot;&quot;&gt;&quot;;[.E63];[.F63];&quot;&lt;/xsl:when&gt;&quot;)" office:value-type="string" office:string-value="&lt;xsl:when test=&quot;. = 'TERZORIO'&quot;&gt;&lt;comune&gt;008060&lt;/comune&gt;&lt;provincia&gt;008&lt;/provincia&gt;&lt;/xsl:when&gt;">
            <text:p>&lt;xsl:when test=". = 'TERZORIO'"&gt;&lt;comune&gt;008060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ora</text:p>
          </table:table-cell>
          <table:table-cell table:style-name="ce5" office:value-type="float" office:value="8061">
            <text:p>8061</text:p>
          </table:table-cell>
          <table:table-cell table:style-name="ce6" table:formula="of:=TEXT([.B64];&quot;000000&quot;)" office:value-type="string" office:string-value="008061">
            <text:p>008061</text:p>
          </table:table-cell>
          <table:table-cell table:formula="of:=CONCATENATE(&quot;&lt;xsl:when test=&quot;&quot;. = '&quot;;SUBSTITUTE(UPPER([.A64]);&quot;'&quot;;&quot;&amp;amp;apos;&quot;);&quot;'&quot;&quot;&gt;&quot;;[.C64];&quot;&lt;/xsl:when&gt;&quot;)" office:value-type="string" office:string-value="&lt;xsl:when test=&quot;. = 'TRIORA'&quot;&gt;008061&lt;/xsl:when&gt;">
            <text:p>&lt;xsl:when test=". = 'TRIORA'"&gt;008061&lt;/xsl:when&gt;</text:p>
          </table:table-cell>
          <table:table-cell table:formula="of:=CONCATENATE(&quot;&lt;comune&gt;&quot;; [.C64];&quot;&lt;/comune&gt;&quot;)" office:value-type="string" office:string-value="&lt;comune&gt;008061&lt;/comune&gt;">
            <text:p>&lt;comune&gt;008061&lt;/comune&gt;</text:p>
          </table:table-cell>
          <table:table-cell table:formula="of:=CONCATENATE(&quot;&lt;provincia&gt;&quot;; LEFT([.C64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4]);&quot;'&quot;;&quot;&amp;amp;apos;&quot;);&quot;'&quot;&quot;&gt;&quot;;[.E64];[.F64];&quot;&lt;/xsl:when&gt;&quot;)" office:value-type="string" office:string-value="&lt;xsl:when test=&quot;. = 'TRIORA'&quot;&gt;&lt;comune&gt;008061&lt;/comune&gt;&lt;provincia&gt;008&lt;/provincia&gt;&lt;/xsl:when&gt;">
            <text:p>&lt;xsl:when test=". = 'TRIORA'"&gt;&lt;comune&gt;008061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llebona</text:p>
          </table:table-cell>
          <table:table-cell table:style-name="ce5" office:value-type="float" office:value="8062">
            <text:p>8062</text:p>
          </table:table-cell>
          <table:table-cell table:style-name="ce6" table:formula="of:=TEXT([.B65];&quot;000000&quot;)" office:value-type="string" office:string-value="008062">
            <text:p>008062</text:p>
          </table:table-cell>
          <table:table-cell table:formula="of:=CONCATENATE(&quot;&lt;xsl:when test=&quot;&quot;. = '&quot;;SUBSTITUTE(UPPER([.A65]);&quot;'&quot;;&quot;&amp;amp;apos;&quot;);&quot;'&quot;&quot;&gt;&quot;;[.C65];&quot;&lt;/xsl:when&gt;&quot;)" office:value-type="string" office:string-value="&lt;xsl:when test=&quot;. = 'VALLEBONA'&quot;&gt;008062&lt;/xsl:when&gt;">
            <text:p>&lt;xsl:when test=". = 'VALLEBONA'"&gt;008062&lt;/xsl:when&gt;</text:p>
          </table:table-cell>
          <table:table-cell table:formula="of:=CONCATENATE(&quot;&lt;comune&gt;&quot;; [.C65];&quot;&lt;/comune&gt;&quot;)" office:value-type="string" office:string-value="&lt;comune&gt;008062&lt;/comune&gt;">
            <text:p>&lt;comune&gt;008062&lt;/comune&gt;</text:p>
          </table:table-cell>
          <table:table-cell table:formula="of:=CONCATENATE(&quot;&lt;provincia&gt;&quot;; LEFT([.C65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5]);&quot;'&quot;;&quot;&amp;amp;apos;&quot;);&quot;'&quot;&quot;&gt;&quot;;[.E65];[.F65];&quot;&lt;/xsl:when&gt;&quot;)" office:value-type="string" office:string-value="&lt;xsl:when test=&quot;. = 'VALLEBONA'&quot;&gt;&lt;comune&gt;008062&lt;/comune&gt;&lt;provincia&gt;008&lt;/provincia&gt;&lt;/xsl:when&gt;">
            <text:p>&lt;xsl:when test=". = 'VALLEBONA'"&gt;&lt;comune&gt;008062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llecrosia</text:p>
          </table:table-cell>
          <table:table-cell table:style-name="ce5" office:value-type="float" office:value="8063">
            <text:p>8063</text:p>
          </table:table-cell>
          <table:table-cell table:style-name="ce6" table:formula="of:=TEXT([.B66];&quot;000000&quot;)" office:value-type="string" office:string-value="008063">
            <text:p>008063</text:p>
          </table:table-cell>
          <table:table-cell table:formula="of:=CONCATENATE(&quot;&lt;xsl:when test=&quot;&quot;. = '&quot;;SUBSTITUTE(UPPER([.A66]);&quot;'&quot;;&quot;&amp;amp;apos;&quot;);&quot;'&quot;&quot;&gt;&quot;;[.C66];&quot;&lt;/xsl:when&gt;&quot;)" office:value-type="string" office:string-value="&lt;xsl:when test=&quot;. = 'VALLECROSIA'&quot;&gt;008063&lt;/xsl:when&gt;">
            <text:p>&lt;xsl:when test=". = 'VALLECROSIA'"&gt;008063&lt;/xsl:when&gt;</text:p>
          </table:table-cell>
          <table:table-cell table:formula="of:=CONCATENATE(&quot;&lt;comune&gt;&quot;; [.C66];&quot;&lt;/comune&gt;&quot;)" office:value-type="string" office:string-value="&lt;comune&gt;008063&lt;/comune&gt;">
            <text:p>&lt;comune&gt;008063&lt;/comune&gt;</text:p>
          </table:table-cell>
          <table:table-cell table:formula="of:=CONCATENATE(&quot;&lt;provincia&gt;&quot;; LEFT([.C66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6]);&quot;'&quot;;&quot;&amp;amp;apos;&quot;);&quot;'&quot;&quot;&gt;&quot;;[.E66];[.F66];&quot;&lt;/xsl:when&gt;&quot;)" office:value-type="string" office:string-value="&lt;xsl:when test=&quot;. = 'VALLECROSIA'&quot;&gt;&lt;comune&gt;008063&lt;/comune&gt;&lt;provincia&gt;008&lt;/provincia&gt;&lt;/xsl:when&gt;">
            <text:p>&lt;xsl:when test=". = 'VALLECROSIA'"&gt;&lt;comune&gt;008063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sia</text:p>
          </table:table-cell>
          <table:table-cell table:style-name="ce5" office:value-type="float" office:value="8064">
            <text:p>8064</text:p>
          </table:table-cell>
          <table:table-cell table:style-name="ce6" table:formula="of:=TEXT([.B67];&quot;000000&quot;)" office:value-type="string" office:string-value="008064">
            <text:p>008064</text:p>
          </table:table-cell>
          <table:table-cell table:formula="of:=CONCATENATE(&quot;&lt;xsl:when test=&quot;&quot;. = '&quot;;SUBSTITUTE(UPPER([.A67]);&quot;'&quot;;&quot;&amp;amp;apos;&quot;);&quot;'&quot;&quot;&gt;&quot;;[.C67];&quot;&lt;/xsl:when&gt;&quot;)" office:value-type="string" office:string-value="&lt;xsl:when test=&quot;. = 'VASIA'&quot;&gt;008064&lt;/xsl:when&gt;">
            <text:p>&lt;xsl:when test=". = 'VASIA'"&gt;008064&lt;/xsl:when&gt;</text:p>
          </table:table-cell>
          <table:table-cell table:formula="of:=CONCATENATE(&quot;&lt;comune&gt;&quot;; [.C67];&quot;&lt;/comune&gt;&quot;)" office:value-type="string" office:string-value="&lt;comune&gt;008064&lt;/comune&gt;">
            <text:p>&lt;comune&gt;008064&lt;/comune&gt;</text:p>
          </table:table-cell>
          <table:table-cell table:formula="of:=CONCATENATE(&quot;&lt;provincia&gt;&quot;; LEFT([.C67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7]);&quot;'&quot;;&quot;&amp;amp;apos;&quot;);&quot;'&quot;&quot;&gt;&quot;;[.E67];[.F67];&quot;&lt;/xsl:when&gt;&quot;)" office:value-type="string" office:string-value="&lt;xsl:when test=&quot;. = 'VASIA'&quot;&gt;&lt;comune&gt;008064&lt;/comune&gt;&lt;provincia&gt;008&lt;/provincia&gt;&lt;/xsl:when&gt;">
            <text:p>&lt;xsl:when test=". = 'VASIA'"&gt;&lt;comune&gt;008064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ntimiglia</text:p>
          </table:table-cell>
          <table:table-cell table:style-name="ce5" office:value-type="float" office:value="8065">
            <text:p>8065</text:p>
          </table:table-cell>
          <table:table-cell table:style-name="ce6" table:formula="of:=TEXT([.B68];&quot;000000&quot;)" office:value-type="string" office:string-value="008065">
            <text:p>008065</text:p>
          </table:table-cell>
          <table:table-cell table:formula="of:=CONCATENATE(&quot;&lt;xsl:when test=&quot;&quot;. = '&quot;;SUBSTITUTE(UPPER([.A68]);&quot;'&quot;;&quot;&amp;amp;apos;&quot;);&quot;'&quot;&quot;&gt;&quot;;[.C68];&quot;&lt;/xsl:when&gt;&quot;)" office:value-type="string" office:string-value="&lt;xsl:when test=&quot;. = 'VENTIMIGLIA'&quot;&gt;008065&lt;/xsl:when&gt;">
            <text:p>&lt;xsl:when test=". = 'VENTIMIGLIA'"&gt;008065&lt;/xsl:when&gt;</text:p>
          </table:table-cell>
          <table:table-cell table:formula="of:=CONCATENATE(&quot;&lt;comune&gt;&quot;; [.C68];&quot;&lt;/comune&gt;&quot;)" office:value-type="string" office:string-value="&lt;comune&gt;008065&lt;/comune&gt;">
            <text:p>&lt;comune&gt;008065&lt;/comune&gt;</text:p>
          </table:table-cell>
          <table:table-cell table:formula="of:=CONCATENATE(&quot;&lt;provincia&gt;&quot;; LEFT([.C68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8]);&quot;'&quot;;&quot;&amp;amp;apos;&quot;);&quot;'&quot;&quot;&gt;&quot;;[.E68];[.F68];&quot;&lt;/xsl:when&gt;&quot;)" office:value-type="string" office:string-value="&lt;xsl:when test=&quot;. = 'VENTIMIGLIA'&quot;&gt;&lt;comune&gt;008065&lt;/comune&gt;&lt;provincia&gt;008&lt;/provincia&gt;&lt;/xsl:when&gt;">
            <text:p>&lt;xsl:when test=". = 'VENTIMIGLIA'"&gt;&lt;comune&gt;008065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ssalico</text:p>
          </table:table-cell>
          <table:table-cell table:style-name="ce5" office:value-type="float" office:value="8066">
            <text:p>8066</text:p>
          </table:table-cell>
          <table:table-cell table:style-name="ce6" table:formula="of:=TEXT([.B69];&quot;000000&quot;)" office:value-type="string" office:string-value="008066">
            <text:p>008066</text:p>
          </table:table-cell>
          <table:table-cell table:formula="of:=CONCATENATE(&quot;&lt;xsl:when test=&quot;&quot;. = '&quot;;SUBSTITUTE(UPPER([.A69]);&quot;'&quot;;&quot;&amp;amp;apos;&quot;);&quot;'&quot;&quot;&gt;&quot;;[.C69];&quot;&lt;/xsl:when&gt;&quot;)" office:value-type="string" office:string-value="&lt;xsl:when test=&quot;. = 'VESSALICO'&quot;&gt;008066&lt;/xsl:when&gt;">
            <text:p>&lt;xsl:when test=". = 'VESSALICO'"&gt;008066&lt;/xsl:when&gt;</text:p>
          </table:table-cell>
          <table:table-cell table:formula="of:=CONCATENATE(&quot;&lt;comune&gt;&quot;; [.C69];&quot;&lt;/comune&gt;&quot;)" office:value-type="string" office:string-value="&lt;comune&gt;008066&lt;/comune&gt;">
            <text:p>&lt;comune&gt;008066&lt;/comune&gt;</text:p>
          </table:table-cell>
          <table:table-cell table:formula="of:=CONCATENATE(&quot;&lt;provincia&gt;&quot;; LEFT([.C69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69]);&quot;'&quot;;&quot;&amp;amp;apos;&quot;);&quot;'&quot;&quot;&gt;&quot;;[.E69];[.F69];&quot;&lt;/xsl:when&gt;&quot;)" office:value-type="string" office:string-value="&lt;xsl:when test=&quot;. = 'VESSALICO'&quot;&gt;&lt;comune&gt;008066&lt;/comune&gt;&lt;provincia&gt;008&lt;/provincia&gt;&lt;/xsl:when&gt;">
            <text:p>&lt;xsl:when test=". = 'VESSALICO'"&gt;&lt;comune&gt;008066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 Faraldi</text:p>
          </table:table-cell>
          <table:table-cell table:style-name="ce5" office:value-type="float" office:value="8067">
            <text:p>8067</text:p>
          </table:table-cell>
          <table:table-cell table:style-name="ce6" table:formula="of:=TEXT([.B70];&quot;000000&quot;)" office:value-type="string" office:string-value="008067">
            <text:p>008067</text:p>
          </table:table-cell>
          <table:table-cell table:formula="of:=CONCATENATE(&quot;&lt;xsl:when test=&quot;&quot;. = '&quot;;SUBSTITUTE(UPPER([.A70]);&quot;'&quot;;&quot;&amp;amp;apos;&quot;);&quot;'&quot;&quot;&gt;&quot;;[.C70];&quot;&lt;/xsl:when&gt;&quot;)" office:value-type="string" office:string-value="&lt;xsl:when test=&quot;. = 'VILLA FARALDI'&quot;&gt;008067&lt;/xsl:when&gt;">
            <text:p>&lt;xsl:when test=". = 'VILLA FARALDI'"&gt;008067&lt;/xsl:when&gt;</text:p>
          </table:table-cell>
          <table:table-cell table:formula="of:=CONCATENATE(&quot;&lt;comune&gt;&quot;; [.C70];&quot;&lt;/comune&gt;&quot;)" office:value-type="string" office:string-value="&lt;comune&gt;008067&lt;/comune&gt;">
            <text:p>&lt;comune&gt;008067&lt;/comune&gt;</text:p>
          </table:table-cell>
          <table:table-cell table:formula="of:=CONCATENATE(&quot;&lt;provincia&gt;&quot;; LEFT([.C70];3);&quot;&lt;/provincia&gt;&quot;)" office:value-type="string" office:string-value="&lt;provincia&gt;008&lt;/provincia&gt;">
            <text:p>&lt;provincia&gt;008&lt;/provincia&gt;</text:p>
          </table:table-cell>
          <table:table-cell table:formula="of:=CONCATENATE(&quot;&lt;xsl:when test=&quot;&quot;. = '&quot;;SUBSTITUTE(UPPER([.A70]);&quot;'&quot;;&quot;&amp;amp;apos;&quot;);&quot;'&quot;&quot;&gt;&quot;;[.E70];[.F70];&quot;&lt;/xsl:when&gt;&quot;)" office:value-type="string" office:string-value="&lt;xsl:when test=&quot;. = 'VILLA FARALDI'&quot;&gt;&lt;comune&gt;008067&lt;/comune&gt;&lt;provincia&gt;008&lt;/provincia&gt;&lt;/xsl:when&gt;">
            <text:p>&lt;xsl:when test=". = 'VILLA FARALDI'"&gt;&lt;comune&gt;008067&lt;/comune&gt;&lt;provincia&gt;008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assio</text:p>
          </table:table-cell>
          <table:table-cell table:style-name="ce5" office:value-type="float" office:value="9001">
            <text:p>9001</text:p>
          </table:table-cell>
          <table:table-cell table:style-name="ce6" table:formula="of:=TEXT([.B71];&quot;000000&quot;)" office:value-type="string" office:string-value="009001">
            <text:p>009001</text:p>
          </table:table-cell>
          <table:table-cell table:formula="of:=CONCATENATE(&quot;&lt;xsl:when test=&quot;&quot;. = '&quot;;SUBSTITUTE(UPPER([.A71]);&quot;'&quot;;&quot;&amp;amp;apos;&quot;);&quot;'&quot;&quot;&gt;&quot;;[.C71];&quot;&lt;/xsl:when&gt;&quot;)" office:value-type="string" office:string-value="&lt;xsl:when test=&quot;. = 'ALASSIO'&quot;&gt;009001&lt;/xsl:when&gt;">
            <text:p>&lt;xsl:when test=". = 'ALASSIO'"&gt;009001&lt;/xsl:when&gt;</text:p>
          </table:table-cell>
          <table:table-cell table:formula="of:=CONCATENATE(&quot;&lt;comune&gt;&quot;; [.C71];&quot;&lt;/comune&gt;&quot;)" office:value-type="string" office:string-value="&lt;comune&gt;009001&lt;/comune&gt;">
            <text:p>&lt;comune&gt;009001&lt;/comune&gt;</text:p>
          </table:table-cell>
          <table:table-cell table:formula="of:=CONCATENATE(&quot;&lt;provincia&gt;&quot;; LEFT([.C7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1]);&quot;'&quot;;&quot;&amp;amp;apos;&quot;);&quot;'&quot;&quot;&gt;&quot;;[.E71];[.F71];&quot;&lt;/xsl:when&gt;&quot;)" office:value-type="string" office:string-value="&lt;xsl:when test=&quot;. = 'ALASSIO'&quot;&gt;&lt;comune&gt;009001&lt;/comune&gt;&lt;provincia&gt;009&lt;/provincia&gt;&lt;/xsl:when&gt;">
            <text:p>&lt;xsl:when test=". = 'ALASSIO'"&gt;&lt;comune&gt;00900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benga</text:p>
          </table:table-cell>
          <table:table-cell table:style-name="ce5" office:value-type="float" office:value="9002">
            <text:p>9002</text:p>
          </table:table-cell>
          <table:table-cell table:style-name="ce6" table:formula="of:=TEXT([.B72];&quot;000000&quot;)" office:value-type="string" office:string-value="009002">
            <text:p>009002</text:p>
          </table:table-cell>
          <table:table-cell table:formula="of:=CONCATENATE(&quot;&lt;xsl:when test=&quot;&quot;. = '&quot;;SUBSTITUTE(UPPER([.A72]);&quot;'&quot;;&quot;&amp;amp;apos;&quot;);&quot;'&quot;&quot;&gt;&quot;;[.C72];&quot;&lt;/xsl:when&gt;&quot;)" office:value-type="string" office:string-value="&lt;xsl:when test=&quot;. = 'ALBENGA'&quot;&gt;009002&lt;/xsl:when&gt;">
            <text:p>&lt;xsl:when test=". = 'ALBENGA'"&gt;009002&lt;/xsl:when&gt;</text:p>
          </table:table-cell>
          <table:table-cell table:formula="of:=CONCATENATE(&quot;&lt;comune&gt;&quot;; [.C72];&quot;&lt;/comune&gt;&quot;)" office:value-type="string" office:string-value="&lt;comune&gt;009002&lt;/comune&gt;">
            <text:p>&lt;comune&gt;009002&lt;/comune&gt;</text:p>
          </table:table-cell>
          <table:table-cell table:formula="of:=CONCATENATE(&quot;&lt;provincia&gt;&quot;; LEFT([.C7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2]);&quot;'&quot;;&quot;&amp;amp;apos;&quot;);&quot;'&quot;&quot;&gt;&quot;;[.E72];[.F72];&quot;&lt;/xsl:when&gt;&quot;)" office:value-type="string" office:string-value="&lt;xsl:when test=&quot;. = 'ALBENGA'&quot;&gt;&lt;comune&gt;009002&lt;/comune&gt;&lt;provincia&gt;009&lt;/provincia&gt;&lt;/xsl:when&gt;">
            <text:p>&lt;xsl:when test=". = 'ALBENGA'"&gt;&lt;comune&gt;00900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bissola Marina</text:p>
          </table:table-cell>
          <table:table-cell table:style-name="ce5" office:value-type="float" office:value="9003">
            <text:p>9003</text:p>
          </table:table-cell>
          <table:table-cell table:style-name="ce6" table:formula="of:=TEXT([.B73];&quot;000000&quot;)" office:value-type="string" office:string-value="009003">
            <text:p>009003</text:p>
          </table:table-cell>
          <table:table-cell table:formula="of:=CONCATENATE(&quot;&lt;xsl:when test=&quot;&quot;. = '&quot;;SUBSTITUTE(UPPER([.A73]);&quot;'&quot;;&quot;&amp;amp;apos;&quot;);&quot;'&quot;&quot;&gt;&quot;;[.C73];&quot;&lt;/xsl:when&gt;&quot;)" office:value-type="string" office:string-value="&lt;xsl:when test=&quot;. = 'ALBISSOLA MARINA'&quot;&gt;009003&lt;/xsl:when&gt;">
            <text:p>&lt;xsl:when test=". = 'ALBISSOLA MARINA'"&gt;009003&lt;/xsl:when&gt;</text:p>
          </table:table-cell>
          <table:table-cell table:formula="of:=CONCATENATE(&quot;&lt;comune&gt;&quot;; [.C73];&quot;&lt;/comune&gt;&quot;)" office:value-type="string" office:string-value="&lt;comune&gt;009003&lt;/comune&gt;">
            <text:p>&lt;comune&gt;009003&lt;/comune&gt;</text:p>
          </table:table-cell>
          <table:table-cell table:formula="of:=CONCATENATE(&quot;&lt;provincia&gt;&quot;; LEFT([.C7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3]);&quot;'&quot;;&quot;&amp;amp;apos;&quot;);&quot;'&quot;&quot;&gt;&quot;;[.E73];[.F73];&quot;&lt;/xsl:when&gt;&quot;)" office:value-type="string" office:string-value="&lt;xsl:when test=&quot;. = 'ALBISSOLA MARINA'&quot;&gt;&lt;comune&gt;009003&lt;/comune&gt;&lt;provincia&gt;009&lt;/provincia&gt;&lt;/xsl:when&gt;">
            <text:p>&lt;xsl:when test=". = 'ALBISSOLA MARINA'"&gt;&lt;comune&gt;00900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bisola Superiore</text:p>
          </table:table-cell>
          <table:table-cell table:style-name="ce5" office:value-type="float" office:value="9004">
            <text:p>9004</text:p>
          </table:table-cell>
          <table:table-cell table:style-name="ce6" table:formula="of:=TEXT([.B74];&quot;000000&quot;)" office:value-type="string" office:string-value="009004">
            <text:p>009004</text:p>
          </table:table-cell>
          <table:table-cell table:formula="of:=CONCATENATE(&quot;&lt;xsl:when test=&quot;&quot;. = '&quot;;SUBSTITUTE(UPPER([.A74]);&quot;'&quot;;&quot;&amp;amp;apos;&quot;);&quot;'&quot;&quot;&gt;&quot;;[.C74];&quot;&lt;/xsl:when&gt;&quot;)" office:value-type="string" office:string-value="&lt;xsl:when test=&quot;. = 'ALBISOLA SUPERIORE'&quot;&gt;009004&lt;/xsl:when&gt;">
            <text:p>&lt;xsl:when test=". = 'ALBISOLA SUPERIORE'"&gt;009004&lt;/xsl:when&gt;</text:p>
          </table:table-cell>
          <table:table-cell table:formula="of:=CONCATENATE(&quot;&lt;comune&gt;&quot;; [.C74];&quot;&lt;/comune&gt;&quot;)" office:value-type="string" office:string-value="&lt;comune&gt;009004&lt;/comune&gt;">
            <text:p>&lt;comune&gt;009004&lt;/comune&gt;</text:p>
          </table:table-cell>
          <table:table-cell table:formula="of:=CONCATENATE(&quot;&lt;provincia&gt;&quot;; LEFT([.C7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4]);&quot;'&quot;;&quot;&amp;amp;apos;&quot;);&quot;'&quot;&quot;&gt;&quot;;[.E74];[.F74];&quot;&lt;/xsl:when&gt;&quot;)" office:value-type="string" office:string-value="&lt;xsl:when test=&quot;. = 'ALBISOLA SUPERIORE'&quot;&gt;&lt;comune&gt;009004&lt;/comune&gt;&lt;provincia&gt;009&lt;/provincia&gt;&lt;/xsl:when&gt;">
            <text:p>&lt;xsl:when test=". = 'ALBISOLA SUPERIORE'"&gt;&lt;comune&gt;00900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tare</text:p>
          </table:table-cell>
          <table:table-cell table:style-name="ce5" office:value-type="float" office:value="9005">
            <text:p>9005</text:p>
          </table:table-cell>
          <table:table-cell table:style-name="ce6" table:formula="of:=TEXT([.B75];&quot;000000&quot;)" office:value-type="string" office:string-value="009005">
            <text:p>009005</text:p>
          </table:table-cell>
          <table:table-cell table:formula="of:=CONCATENATE(&quot;&lt;xsl:when test=&quot;&quot;. = '&quot;;SUBSTITUTE(UPPER([.A75]);&quot;'&quot;;&quot;&amp;amp;apos;&quot;);&quot;'&quot;&quot;&gt;&quot;;[.C75];&quot;&lt;/xsl:when&gt;&quot;)" office:value-type="string" office:string-value="&lt;xsl:when test=&quot;. = 'ALTARE'&quot;&gt;009005&lt;/xsl:when&gt;">
            <text:p>&lt;xsl:when test=". = 'ALTARE'"&gt;009005&lt;/xsl:when&gt;</text:p>
          </table:table-cell>
          <table:table-cell table:formula="of:=CONCATENATE(&quot;&lt;comune&gt;&quot;; [.C75];&quot;&lt;/comune&gt;&quot;)" office:value-type="string" office:string-value="&lt;comune&gt;009005&lt;/comune&gt;">
            <text:p>&lt;comune&gt;009005&lt;/comune&gt;</text:p>
          </table:table-cell>
          <table:table-cell table:formula="of:=CONCATENATE(&quot;&lt;provincia&gt;&quot;; LEFT([.C7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5]);&quot;'&quot;;&quot;&amp;amp;apos;&quot;);&quot;'&quot;&quot;&gt;&quot;;[.E75];[.F75];&quot;&lt;/xsl:when&gt;&quot;)" office:value-type="string" office:string-value="&lt;xsl:when test=&quot;. = 'ALTARE'&quot;&gt;&lt;comune&gt;009005&lt;/comune&gt;&lt;provincia&gt;009&lt;/provincia&gt;&lt;/xsl:when&gt;">
            <text:p>&lt;xsl:when test=". = 'ALTARE'"&gt;&lt;comune&gt;00900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dora</text:p>
          </table:table-cell>
          <table:table-cell table:style-name="ce5" office:value-type="float" office:value="9006">
            <text:p>9006</text:p>
          </table:table-cell>
          <table:table-cell table:style-name="ce6" table:formula="of:=TEXT([.B76];&quot;000000&quot;)" office:value-type="string" office:string-value="009006">
            <text:p>009006</text:p>
          </table:table-cell>
          <table:table-cell table:formula="of:=CONCATENATE(&quot;&lt;xsl:when test=&quot;&quot;. = '&quot;;SUBSTITUTE(UPPER([.A76]);&quot;'&quot;;&quot;&amp;amp;apos;&quot;);&quot;'&quot;&quot;&gt;&quot;;[.C76];&quot;&lt;/xsl:when&gt;&quot;)" office:value-type="string" office:string-value="&lt;xsl:when test=&quot;. = 'ANDORA'&quot;&gt;009006&lt;/xsl:when&gt;">
            <text:p>&lt;xsl:when test=". = 'ANDORA'"&gt;009006&lt;/xsl:when&gt;</text:p>
          </table:table-cell>
          <table:table-cell table:formula="of:=CONCATENATE(&quot;&lt;comune&gt;&quot;; [.C76];&quot;&lt;/comune&gt;&quot;)" office:value-type="string" office:string-value="&lt;comune&gt;009006&lt;/comune&gt;">
            <text:p>&lt;comune&gt;009006&lt;/comune&gt;</text:p>
          </table:table-cell>
          <table:table-cell table:formula="of:=CONCATENATE(&quot;&lt;provincia&gt;&quot;; LEFT([.C7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6]);&quot;'&quot;;&quot;&amp;amp;apos;&quot;);&quot;'&quot;&quot;&gt;&quot;;[.E76];[.F76];&quot;&lt;/xsl:when&gt;&quot;)" office:value-type="string" office:string-value="&lt;xsl:when test=&quot;. = 'ANDORA'&quot;&gt;&lt;comune&gt;009006&lt;/comune&gt;&lt;provincia&gt;009&lt;/provincia&gt;&lt;/xsl:when&gt;">
            <text:p>&lt;xsl:when test=". = 'ANDORA'"&gt;&lt;comune&gt;00900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rnasco</text:p>
          </table:table-cell>
          <table:table-cell table:style-name="ce5" office:value-type="float" office:value="9007">
            <text:p>9007</text:p>
          </table:table-cell>
          <table:table-cell table:style-name="ce6" table:formula="of:=TEXT([.B77];&quot;000000&quot;)" office:value-type="string" office:string-value="009007">
            <text:p>009007</text:p>
          </table:table-cell>
          <table:table-cell table:formula="of:=CONCATENATE(&quot;&lt;xsl:when test=&quot;&quot;. = '&quot;;SUBSTITUTE(UPPER([.A77]);&quot;'&quot;;&quot;&amp;amp;apos;&quot;);&quot;'&quot;&quot;&gt;&quot;;[.C77];&quot;&lt;/xsl:when&gt;&quot;)" office:value-type="string" office:string-value="&lt;xsl:when test=&quot;. = 'ARNASCO'&quot;&gt;009007&lt;/xsl:when&gt;">
            <text:p>&lt;xsl:when test=". = 'ARNASCO'"&gt;009007&lt;/xsl:when&gt;</text:p>
          </table:table-cell>
          <table:table-cell table:formula="of:=CONCATENATE(&quot;&lt;comune&gt;&quot;; [.C77];&quot;&lt;/comune&gt;&quot;)" office:value-type="string" office:string-value="&lt;comune&gt;009007&lt;/comune&gt;">
            <text:p>&lt;comune&gt;009007&lt;/comune&gt;</text:p>
          </table:table-cell>
          <table:table-cell table:formula="of:=CONCATENATE(&quot;&lt;provincia&gt;&quot;; LEFT([.C7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7]);&quot;'&quot;;&quot;&amp;amp;apos;&quot;);&quot;'&quot;&quot;&gt;&quot;;[.E77];[.F77];&quot;&lt;/xsl:when&gt;&quot;)" office:value-type="string" office:string-value="&lt;xsl:when test=&quot;. = 'ARNASCO'&quot;&gt;&lt;comune&gt;009007&lt;/comune&gt;&lt;provincia&gt;009&lt;/provincia&gt;&lt;/xsl:when&gt;">
            <text:p>&lt;xsl:when test=". = 'ARNASCO'"&gt;&lt;comune&gt;00900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lestrino</text:p>
          </table:table-cell>
          <table:table-cell table:style-name="ce5" office:value-type="float" office:value="9008">
            <text:p>9008</text:p>
          </table:table-cell>
          <table:table-cell table:style-name="ce6" table:formula="of:=TEXT([.B78];&quot;000000&quot;)" office:value-type="string" office:string-value="009008">
            <text:p>009008</text:p>
          </table:table-cell>
          <table:table-cell table:formula="of:=CONCATENATE(&quot;&lt;xsl:when test=&quot;&quot;. = '&quot;;SUBSTITUTE(UPPER([.A78]);&quot;'&quot;;&quot;&amp;amp;apos;&quot;);&quot;'&quot;&quot;&gt;&quot;;[.C78];&quot;&lt;/xsl:when&gt;&quot;)" office:value-type="string" office:string-value="&lt;xsl:when test=&quot;. = 'BALESTRINO'&quot;&gt;009008&lt;/xsl:when&gt;">
            <text:p>&lt;xsl:when test=". = 'BALESTRINO'"&gt;009008&lt;/xsl:when&gt;</text:p>
          </table:table-cell>
          <table:table-cell table:formula="of:=CONCATENATE(&quot;&lt;comune&gt;&quot;; [.C78];&quot;&lt;/comune&gt;&quot;)" office:value-type="string" office:string-value="&lt;comune&gt;009008&lt;/comune&gt;">
            <text:p>&lt;comune&gt;009008&lt;/comune&gt;</text:p>
          </table:table-cell>
          <table:table-cell table:formula="of:=CONCATENATE(&quot;&lt;provincia&gt;&quot;; LEFT([.C7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8]);&quot;'&quot;;&quot;&amp;amp;apos;&quot;);&quot;'&quot;&quot;&gt;&quot;;[.E78];[.F78];&quot;&lt;/xsl:when&gt;&quot;)" office:value-type="string" office:string-value="&lt;xsl:when test=&quot;. = 'BALESTRINO'&quot;&gt;&lt;comune&gt;009008&lt;/comune&gt;&lt;provincia&gt;009&lt;/provincia&gt;&lt;/xsl:when&gt;">
            <text:p>&lt;xsl:when test=". = 'BALESTRINO'"&gt;&lt;comune&gt;00900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rdineto</text:p>
          </table:table-cell>
          <table:table-cell table:style-name="ce5" office:value-type="float" office:value="9009">
            <text:p>9009</text:p>
          </table:table-cell>
          <table:table-cell table:style-name="ce6" table:formula="of:=TEXT([.B79];&quot;000000&quot;)" office:value-type="string" office:string-value="009009">
            <text:p>009009</text:p>
          </table:table-cell>
          <table:table-cell table:formula="of:=CONCATENATE(&quot;&lt;xsl:when test=&quot;&quot;. = '&quot;;SUBSTITUTE(UPPER([.A79]);&quot;'&quot;;&quot;&amp;amp;apos;&quot;);&quot;'&quot;&quot;&gt;&quot;;[.C79];&quot;&lt;/xsl:when&gt;&quot;)" office:value-type="string" office:string-value="&lt;xsl:when test=&quot;. = 'BARDINETO'&quot;&gt;009009&lt;/xsl:when&gt;">
            <text:p>&lt;xsl:when test=". = 'BARDINETO'"&gt;009009&lt;/xsl:when&gt;</text:p>
          </table:table-cell>
          <table:table-cell table:formula="of:=CONCATENATE(&quot;&lt;comune&gt;&quot;; [.C79];&quot;&lt;/comune&gt;&quot;)" office:value-type="string" office:string-value="&lt;comune&gt;009009&lt;/comune&gt;">
            <text:p>&lt;comune&gt;009009&lt;/comune&gt;</text:p>
          </table:table-cell>
          <table:table-cell table:formula="of:=CONCATENATE(&quot;&lt;provincia&gt;&quot;; LEFT([.C7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79]);&quot;'&quot;;&quot;&amp;amp;apos;&quot;);&quot;'&quot;&quot;&gt;&quot;;[.E79];[.F79];&quot;&lt;/xsl:when&gt;&quot;)" office:value-type="string" office:string-value="&lt;xsl:when test=&quot;. = 'BARDINETO'&quot;&gt;&lt;comune&gt;009009&lt;/comune&gt;&lt;provincia&gt;009&lt;/provincia&gt;&lt;/xsl:when&gt;">
            <text:p>&lt;xsl:when test=". = 'BARDINETO'"&gt;&lt;comune&gt;00900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rgeggi</text:p>
          </table:table-cell>
          <table:table-cell table:style-name="ce5" office:value-type="float" office:value="9010">
            <text:p>9010</text:p>
          </table:table-cell>
          <table:table-cell table:style-name="ce6" table:formula="of:=TEXT([.B80];&quot;000000&quot;)" office:value-type="string" office:string-value="009010">
            <text:p>009010</text:p>
          </table:table-cell>
          <table:table-cell table:formula="of:=CONCATENATE(&quot;&lt;xsl:when test=&quot;&quot;. = '&quot;;SUBSTITUTE(UPPER([.A80]);&quot;'&quot;;&quot;&amp;amp;apos;&quot;);&quot;'&quot;&quot;&gt;&quot;;[.C80];&quot;&lt;/xsl:when&gt;&quot;)" office:value-type="string" office:string-value="&lt;xsl:when test=&quot;. = 'BERGEGGI'&quot;&gt;009010&lt;/xsl:when&gt;">
            <text:p>&lt;xsl:when test=". = 'BERGEGGI'"&gt;009010&lt;/xsl:when&gt;</text:p>
          </table:table-cell>
          <table:table-cell table:formula="of:=CONCATENATE(&quot;&lt;comune&gt;&quot;; [.C80];&quot;&lt;/comune&gt;&quot;)" office:value-type="string" office:string-value="&lt;comune&gt;009010&lt;/comune&gt;">
            <text:p>&lt;comune&gt;009010&lt;/comune&gt;</text:p>
          </table:table-cell>
          <table:table-cell table:formula="of:=CONCATENATE(&quot;&lt;provincia&gt;&quot;; LEFT([.C8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0]);&quot;'&quot;;&quot;&amp;amp;apos;&quot;);&quot;'&quot;&quot;&gt;&quot;;[.E80];[.F80];&quot;&lt;/xsl:when&gt;&quot;)" office:value-type="string" office:string-value="&lt;xsl:when test=&quot;. = 'BERGEGGI'&quot;&gt;&lt;comune&gt;009010&lt;/comune&gt;&lt;provincia&gt;009&lt;/provincia&gt;&lt;/xsl:when&gt;">
            <text:p>&lt;xsl:when test=". = 'BERGEGGI'"&gt;&lt;comune&gt;00901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issano</text:p>
          </table:table-cell>
          <table:table-cell table:style-name="ce5" office:value-type="float" office:value="9011">
            <text:p>9011</text:p>
          </table:table-cell>
          <table:table-cell table:style-name="ce6" table:formula="of:=TEXT([.B81];&quot;000000&quot;)" office:value-type="string" office:string-value="009011">
            <text:p>009011</text:p>
          </table:table-cell>
          <table:table-cell table:formula="of:=CONCATENATE(&quot;&lt;xsl:when test=&quot;&quot;. = '&quot;;SUBSTITUTE(UPPER([.A81]);&quot;'&quot;;&quot;&amp;amp;apos;&quot;);&quot;'&quot;&quot;&gt;&quot;;[.C81];&quot;&lt;/xsl:when&gt;&quot;)" office:value-type="string" office:string-value="&lt;xsl:when test=&quot;. = 'BOISSANO'&quot;&gt;009011&lt;/xsl:when&gt;">
            <text:p>&lt;xsl:when test=". = 'BOISSANO'"&gt;009011&lt;/xsl:when&gt;</text:p>
          </table:table-cell>
          <table:table-cell table:formula="of:=CONCATENATE(&quot;&lt;comune&gt;&quot;; [.C81];&quot;&lt;/comune&gt;&quot;)" office:value-type="string" office:string-value="&lt;comune&gt;009011&lt;/comune&gt;">
            <text:p>&lt;comune&gt;009011&lt;/comune&gt;</text:p>
          </table:table-cell>
          <table:table-cell table:formula="of:=CONCATENATE(&quot;&lt;provincia&gt;&quot;; LEFT([.C8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1]);&quot;'&quot;;&quot;&amp;amp;apos;&quot;);&quot;'&quot;&quot;&gt;&quot;;[.E81];[.F81];&quot;&lt;/xsl:when&gt;&quot;)" office:value-type="string" office:string-value="&lt;xsl:when test=&quot;. = 'BOISSANO'&quot;&gt;&lt;comune&gt;009011&lt;/comune&gt;&lt;provincia&gt;009&lt;/provincia&gt;&lt;/xsl:when&gt;">
            <text:p>&lt;xsl:when test=". = 'BOISSANO'"&gt;&lt;comune&gt;00901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ghetto Santo Spirito</text:p>
          </table:table-cell>
          <table:table-cell table:style-name="ce5" office:value-type="float" office:value="9012">
            <text:p>9012</text:p>
          </table:table-cell>
          <table:table-cell table:style-name="ce6" table:formula="of:=TEXT([.B82];&quot;000000&quot;)" office:value-type="string" office:string-value="009012">
            <text:p>009012</text:p>
          </table:table-cell>
          <table:table-cell table:formula="of:=CONCATENATE(&quot;&lt;xsl:when test=&quot;&quot;. = '&quot;;SUBSTITUTE(UPPER([.A82]);&quot;'&quot;;&quot;&amp;amp;apos;&quot;);&quot;'&quot;&quot;&gt;&quot;;[.C82];&quot;&lt;/xsl:when&gt;&quot;)" office:value-type="string" office:string-value="&lt;xsl:when test=&quot;. = 'BORGHETTO SANTO SPIRITO'&quot;&gt;009012&lt;/xsl:when&gt;">
            <text:p>&lt;xsl:when test=". = 'BORGHETTO SANTO SPIRITO'"&gt;009012&lt;/xsl:when&gt;</text:p>
          </table:table-cell>
          <table:table-cell table:formula="of:=CONCATENATE(&quot;&lt;comune&gt;&quot;; [.C82];&quot;&lt;/comune&gt;&quot;)" office:value-type="string" office:string-value="&lt;comune&gt;009012&lt;/comune&gt;">
            <text:p>&lt;comune&gt;009012&lt;/comune&gt;</text:p>
          </table:table-cell>
          <table:table-cell table:formula="of:=CONCATENATE(&quot;&lt;provincia&gt;&quot;; LEFT([.C8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2]);&quot;'&quot;;&quot;&amp;amp;apos;&quot;);&quot;'&quot;&quot;&gt;&quot;;[.E82];[.F82];&quot;&lt;/xsl:when&gt;&quot;)" office:value-type="string" office:string-value="&lt;xsl:when test=&quot;. = 'BORGHETTO SANTO SPIRITO'&quot;&gt;&lt;comune&gt;009012&lt;/comune&gt;&lt;provincia&gt;009&lt;/provincia&gt;&lt;/xsl:when&gt;">
            <text:p>&lt;xsl:when test=". = 'BORGHETTO SANTO SPIRITO'"&gt;&lt;comune&gt;00901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gio Verezzi</text:p>
          </table:table-cell>
          <table:table-cell table:style-name="ce5" office:value-type="float" office:value="9013">
            <text:p>9013</text:p>
          </table:table-cell>
          <table:table-cell table:style-name="ce6" table:formula="of:=TEXT([.B83];&quot;000000&quot;)" office:value-type="string" office:string-value="009013">
            <text:p>009013</text:p>
          </table:table-cell>
          <table:table-cell table:formula="of:=CONCATENATE(&quot;&lt;xsl:when test=&quot;&quot;. = '&quot;;SUBSTITUTE(UPPER([.A83]);&quot;'&quot;;&quot;&amp;amp;apos;&quot;);&quot;'&quot;&quot;&gt;&quot;;[.C83];&quot;&lt;/xsl:when&gt;&quot;)" office:value-type="string" office:string-value="&lt;xsl:when test=&quot;. = 'BORGIO VEREZZI'&quot;&gt;009013&lt;/xsl:when&gt;">
            <text:p>&lt;xsl:when test=". = 'BORGIO VEREZZI'"&gt;009013&lt;/xsl:when&gt;</text:p>
          </table:table-cell>
          <table:table-cell table:formula="of:=CONCATENATE(&quot;&lt;comune&gt;&quot;; [.C83];&quot;&lt;/comune&gt;&quot;)" office:value-type="string" office:string-value="&lt;comune&gt;009013&lt;/comune&gt;">
            <text:p>&lt;comune&gt;009013&lt;/comune&gt;</text:p>
          </table:table-cell>
          <table:table-cell table:formula="of:=CONCATENATE(&quot;&lt;provincia&gt;&quot;; LEFT([.C8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3]);&quot;'&quot;;&quot;&amp;amp;apos;&quot;);&quot;'&quot;&quot;&gt;&quot;;[.E83];[.F83];&quot;&lt;/xsl:when&gt;&quot;)" office:value-type="string" office:string-value="&lt;xsl:when test=&quot;. = 'BORGIO VEREZZI'&quot;&gt;&lt;comune&gt;009013&lt;/comune&gt;&lt;provincia&gt;009&lt;/provincia&gt;&lt;/xsl:when&gt;">
            <text:p>&lt;xsl:when test=". = 'BORGIO VEREZZI'"&gt;&lt;comune&gt;00901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mida</text:p>
          </table:table-cell>
          <table:table-cell table:style-name="ce5" office:value-type="float" office:value="9014">
            <text:p>9014</text:p>
          </table:table-cell>
          <table:table-cell table:style-name="ce6" table:formula="of:=TEXT([.B84];&quot;000000&quot;)" office:value-type="string" office:string-value="009014">
            <text:p>009014</text:p>
          </table:table-cell>
          <table:table-cell table:formula="of:=CONCATENATE(&quot;&lt;xsl:when test=&quot;&quot;. = '&quot;;SUBSTITUTE(UPPER([.A84]);&quot;'&quot;;&quot;&amp;amp;apos;&quot;);&quot;'&quot;&quot;&gt;&quot;;[.C84];&quot;&lt;/xsl:when&gt;&quot;)" office:value-type="string" office:string-value="&lt;xsl:when test=&quot;. = 'BORMIDA'&quot;&gt;009014&lt;/xsl:when&gt;">
            <text:p>&lt;xsl:when test=". = 'BORMIDA'"&gt;009014&lt;/xsl:when&gt;</text:p>
          </table:table-cell>
          <table:table-cell table:formula="of:=CONCATENATE(&quot;&lt;comune&gt;&quot;; [.C84];&quot;&lt;/comune&gt;&quot;)" office:value-type="string" office:string-value="&lt;comune&gt;009014&lt;/comune&gt;">
            <text:p>&lt;comune&gt;009014&lt;/comune&gt;</text:p>
          </table:table-cell>
          <table:table-cell table:formula="of:=CONCATENATE(&quot;&lt;provincia&gt;&quot;; LEFT([.C8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4]);&quot;'&quot;;&quot;&amp;amp;apos;&quot;);&quot;'&quot;&quot;&gt;&quot;;[.E84];[.F84];&quot;&lt;/xsl:when&gt;&quot;)" office:value-type="string" office:string-value="&lt;xsl:when test=&quot;. = 'BORMIDA'&quot;&gt;&lt;comune&gt;009014&lt;/comune&gt;&lt;provincia&gt;009&lt;/provincia&gt;&lt;/xsl:when&gt;">
            <text:p>&lt;xsl:when test=". = 'BORMIDA'"&gt;&lt;comune&gt;00901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iro Montenotte</text:p>
          </table:table-cell>
          <table:table-cell table:style-name="ce5" office:value-type="float" office:value="9015">
            <text:p>9015</text:p>
          </table:table-cell>
          <table:table-cell table:style-name="ce6" table:formula="of:=TEXT([.B85];&quot;000000&quot;)" office:value-type="string" office:string-value="009015">
            <text:p>009015</text:p>
          </table:table-cell>
          <table:table-cell table:formula="of:=CONCATENATE(&quot;&lt;xsl:when test=&quot;&quot;. = '&quot;;SUBSTITUTE(UPPER([.A85]);&quot;'&quot;;&quot;&amp;amp;apos;&quot;);&quot;'&quot;&quot;&gt;&quot;;[.C85];&quot;&lt;/xsl:when&gt;&quot;)" office:value-type="string" office:string-value="&lt;xsl:when test=&quot;. = 'CAIRO MONTENOTTE'&quot;&gt;009015&lt;/xsl:when&gt;">
            <text:p>&lt;xsl:when test=". = 'CAIRO MONTENOTTE'"&gt;009015&lt;/xsl:when&gt;</text:p>
          </table:table-cell>
          <table:table-cell table:formula="of:=CONCATENATE(&quot;&lt;comune&gt;&quot;; [.C85];&quot;&lt;/comune&gt;&quot;)" office:value-type="string" office:string-value="&lt;comune&gt;009015&lt;/comune&gt;">
            <text:p>&lt;comune&gt;009015&lt;/comune&gt;</text:p>
          </table:table-cell>
          <table:table-cell table:formula="of:=CONCATENATE(&quot;&lt;provincia&gt;&quot;; LEFT([.C8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5]);&quot;'&quot;;&quot;&amp;amp;apos;&quot;);&quot;'&quot;&quot;&gt;&quot;;[.E85];[.F85];&quot;&lt;/xsl:when&gt;&quot;)" office:value-type="string" office:string-value="&lt;xsl:when test=&quot;. = 'CAIRO MONTENOTTE'&quot;&gt;&lt;comune&gt;009015&lt;/comune&gt;&lt;provincia&gt;009&lt;/provincia&gt;&lt;/xsl:when&gt;">
            <text:p>&lt;xsl:when test=". = 'CAIRO MONTENOTTE'"&gt;&lt;comune&gt;00901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ice Ligure</text:p>
          </table:table-cell>
          <table:table-cell table:style-name="ce5" office:value-type="float" office:value="9016">
            <text:p>9016</text:p>
          </table:table-cell>
          <table:table-cell table:style-name="ce6" table:formula="of:=TEXT([.B86];&quot;000000&quot;)" office:value-type="string" office:string-value="009016">
            <text:p>009016</text:p>
          </table:table-cell>
          <table:table-cell table:formula="of:=CONCATENATE(&quot;&lt;xsl:when test=&quot;&quot;. = '&quot;;SUBSTITUTE(UPPER([.A86]);&quot;'&quot;;&quot;&amp;amp;apos;&quot;);&quot;'&quot;&quot;&gt;&quot;;[.C86];&quot;&lt;/xsl:when&gt;&quot;)" office:value-type="string" office:string-value="&lt;xsl:when test=&quot;. = 'CALICE LIGURE'&quot;&gt;009016&lt;/xsl:when&gt;">
            <text:p>&lt;xsl:when test=". = 'CALICE LIGURE'"&gt;009016&lt;/xsl:when&gt;</text:p>
          </table:table-cell>
          <table:table-cell table:formula="of:=CONCATENATE(&quot;&lt;comune&gt;&quot;; [.C86];&quot;&lt;/comune&gt;&quot;)" office:value-type="string" office:string-value="&lt;comune&gt;009016&lt;/comune&gt;">
            <text:p>&lt;comune&gt;009016&lt;/comune&gt;</text:p>
          </table:table-cell>
          <table:table-cell table:formula="of:=CONCATENATE(&quot;&lt;provincia&gt;&quot;; LEFT([.C8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6]);&quot;'&quot;;&quot;&amp;amp;apos;&quot;);&quot;'&quot;&quot;&gt;&quot;;[.E86];[.F86];&quot;&lt;/xsl:when&gt;&quot;)" office:value-type="string" office:string-value="&lt;xsl:when test=&quot;. = 'CALICE LIGURE'&quot;&gt;&lt;comune&gt;009016&lt;/comune&gt;&lt;provincia&gt;009&lt;/provincia&gt;&lt;/xsl:when&gt;">
            <text:p>&lt;xsl:when test=". = 'CALICE LIGURE'"&gt;&lt;comune&gt;00901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izzano</text:p>
          </table:table-cell>
          <table:table-cell table:style-name="ce5" office:value-type="float" office:value="9017">
            <text:p>9017</text:p>
          </table:table-cell>
          <table:table-cell table:style-name="ce6" table:formula="of:=TEXT([.B87];&quot;000000&quot;)" office:value-type="string" office:string-value="009017">
            <text:p>009017</text:p>
          </table:table-cell>
          <table:table-cell table:formula="of:=CONCATENATE(&quot;&lt;xsl:when test=&quot;&quot;. = '&quot;;SUBSTITUTE(UPPER([.A87]);&quot;'&quot;;&quot;&amp;amp;apos;&quot;);&quot;'&quot;&quot;&gt;&quot;;[.C87];&quot;&lt;/xsl:when&gt;&quot;)" office:value-type="string" office:string-value="&lt;xsl:when test=&quot;. = 'CALIZZANO'&quot;&gt;009017&lt;/xsl:when&gt;">
            <text:p>&lt;xsl:when test=". = 'CALIZZANO'"&gt;009017&lt;/xsl:when&gt;</text:p>
          </table:table-cell>
          <table:table-cell table:formula="of:=CONCATENATE(&quot;&lt;comune&gt;&quot;; [.C87];&quot;&lt;/comune&gt;&quot;)" office:value-type="string" office:string-value="&lt;comune&gt;009017&lt;/comune&gt;">
            <text:p>&lt;comune&gt;009017&lt;/comune&gt;</text:p>
          </table:table-cell>
          <table:table-cell table:formula="of:=CONCATENATE(&quot;&lt;provincia&gt;&quot;; LEFT([.C8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7]);&quot;'&quot;;&quot;&amp;amp;apos;&quot;);&quot;'&quot;&quot;&gt;&quot;;[.E87];[.F87];&quot;&lt;/xsl:when&gt;&quot;)" office:value-type="string" office:string-value="&lt;xsl:when test=&quot;. = 'CALIZZANO'&quot;&gt;&lt;comune&gt;009017&lt;/comune&gt;&lt;provincia&gt;009&lt;/provincia&gt;&lt;/xsl:when&gt;">
            <text:p>&lt;xsl:when test=". = 'CALIZZANO'"&gt;&lt;comune&gt;00901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care</text:p>
          </table:table-cell>
          <table:table-cell table:style-name="ce5" office:value-type="float" office:value="9018">
            <text:p>9018</text:p>
          </table:table-cell>
          <table:table-cell table:style-name="ce6" table:formula="of:=TEXT([.B88];&quot;000000&quot;)" office:value-type="string" office:string-value="009018">
            <text:p>009018</text:p>
          </table:table-cell>
          <table:table-cell table:formula="of:=CONCATENATE(&quot;&lt;xsl:when test=&quot;&quot;. = '&quot;;SUBSTITUTE(UPPER([.A88]);&quot;'&quot;;&quot;&amp;amp;apos;&quot;);&quot;'&quot;&quot;&gt;&quot;;[.C88];&quot;&lt;/xsl:when&gt;&quot;)" office:value-type="string" office:string-value="&lt;xsl:when test=&quot;. = 'CARCARE'&quot;&gt;009018&lt;/xsl:when&gt;">
            <text:p>&lt;xsl:when test=". = 'CARCARE'"&gt;009018&lt;/xsl:when&gt;</text:p>
          </table:table-cell>
          <table:table-cell table:formula="of:=CONCATENATE(&quot;&lt;comune&gt;&quot;; [.C88];&quot;&lt;/comune&gt;&quot;)" office:value-type="string" office:string-value="&lt;comune&gt;009018&lt;/comune&gt;">
            <text:p>&lt;comune&gt;009018&lt;/comune&gt;</text:p>
          </table:table-cell>
          <table:table-cell table:formula="of:=CONCATENATE(&quot;&lt;provincia&gt;&quot;; LEFT([.C8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8]);&quot;'&quot;;&quot;&amp;amp;apos;&quot;);&quot;'&quot;&quot;&gt;&quot;;[.E88];[.F88];&quot;&lt;/xsl:when&gt;&quot;)" office:value-type="string" office:string-value="&lt;xsl:when test=&quot;. = 'CARCARE'&quot;&gt;&lt;comune&gt;009018&lt;/comune&gt;&lt;provincia&gt;009&lt;/provincia&gt;&lt;/xsl:when&gt;">
            <text:p>&lt;xsl:when test=". = 'CARCARE'"&gt;&lt;comune&gt;00901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anova Lerrone</text:p>
          </table:table-cell>
          <table:table-cell table:style-name="ce5" office:value-type="float" office:value="9019">
            <text:p>9019</text:p>
          </table:table-cell>
          <table:table-cell table:style-name="ce6" table:formula="of:=TEXT([.B89];&quot;000000&quot;)" office:value-type="string" office:string-value="009019">
            <text:p>009019</text:p>
          </table:table-cell>
          <table:table-cell table:formula="of:=CONCATENATE(&quot;&lt;xsl:when test=&quot;&quot;. = '&quot;;SUBSTITUTE(UPPER([.A89]);&quot;'&quot;;&quot;&amp;amp;apos;&quot;);&quot;'&quot;&quot;&gt;&quot;;[.C89];&quot;&lt;/xsl:when&gt;&quot;)" office:value-type="string" office:string-value="&lt;xsl:when test=&quot;. = 'CASANOVA LERRONE'&quot;&gt;009019&lt;/xsl:when&gt;">
            <text:p>&lt;xsl:when test=". = 'CASANOVA LERRONE'"&gt;009019&lt;/xsl:when&gt;</text:p>
          </table:table-cell>
          <table:table-cell table:formula="of:=CONCATENATE(&quot;&lt;comune&gt;&quot;; [.C89];&quot;&lt;/comune&gt;&quot;)" office:value-type="string" office:string-value="&lt;comune&gt;009019&lt;/comune&gt;">
            <text:p>&lt;comune&gt;009019&lt;/comune&gt;</text:p>
          </table:table-cell>
          <table:table-cell table:formula="of:=CONCATENATE(&quot;&lt;provincia&gt;&quot;; LEFT([.C8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89]);&quot;'&quot;;&quot;&amp;amp;apos;&quot;);&quot;'&quot;&quot;&gt;&quot;;[.E89];[.F89];&quot;&lt;/xsl:when&gt;&quot;)" office:value-type="string" office:string-value="&lt;xsl:when test=&quot;. = 'CASANOVA LERRONE'&quot;&gt;&lt;comune&gt;009019&lt;/comune&gt;&lt;provincia&gt;009&lt;/provincia&gt;&lt;/xsl:when&gt;">
            <text:p>&lt;xsl:when test=". = 'CASANOVA LERRONE'"&gt;&lt;comune&gt;00901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elbianco</text:p>
          </table:table-cell>
          <table:table-cell table:style-name="ce5" office:value-type="float" office:value="9020">
            <text:p>9020</text:p>
          </table:table-cell>
          <table:table-cell table:style-name="ce6" table:formula="of:=TEXT([.B90];&quot;000000&quot;)" office:value-type="string" office:string-value="009020">
            <text:p>009020</text:p>
          </table:table-cell>
          <table:table-cell table:formula="of:=CONCATENATE(&quot;&lt;xsl:when test=&quot;&quot;. = '&quot;;SUBSTITUTE(UPPER([.A90]);&quot;'&quot;;&quot;&amp;amp;apos;&quot;);&quot;'&quot;&quot;&gt;&quot;;[.C90];&quot;&lt;/xsl:when&gt;&quot;)" office:value-type="string" office:string-value="&lt;xsl:when test=&quot;. = 'CASTELBIANCO'&quot;&gt;009020&lt;/xsl:when&gt;">
            <text:p>&lt;xsl:when test=". = 'CASTELBIANCO'"&gt;009020&lt;/xsl:when&gt;</text:p>
          </table:table-cell>
          <table:table-cell table:formula="of:=CONCATENATE(&quot;&lt;comune&gt;&quot;; [.C90];&quot;&lt;/comune&gt;&quot;)" office:value-type="string" office:string-value="&lt;comune&gt;009020&lt;/comune&gt;">
            <text:p>&lt;comune&gt;009020&lt;/comune&gt;</text:p>
          </table:table-cell>
          <table:table-cell table:formula="of:=CONCATENATE(&quot;&lt;provincia&gt;&quot;; LEFT([.C9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0]);&quot;'&quot;;&quot;&amp;amp;apos;&quot;);&quot;'&quot;&quot;&gt;&quot;;[.E90];[.F90];&quot;&lt;/xsl:when&gt;&quot;)" office:value-type="string" office:string-value="&lt;xsl:when test=&quot;. = 'CASTELBIANCO'&quot;&gt;&lt;comune&gt;009020&lt;/comune&gt;&lt;provincia&gt;009&lt;/provincia&gt;&lt;/xsl:when&gt;">
            <text:p>&lt;xsl:when test=". = 'CASTELBIANCO'"&gt;&lt;comune&gt;00902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elvecchio di Rocca Barbena</text:p>
          </table:table-cell>
          <table:table-cell table:style-name="ce5" office:value-type="float" office:value="9021">
            <text:p>9021</text:p>
          </table:table-cell>
          <table:table-cell table:style-name="ce6" table:formula="of:=TEXT([.B91];&quot;000000&quot;)" office:value-type="string" office:string-value="009021">
            <text:p>009021</text:p>
          </table:table-cell>
          <table:table-cell table:formula="of:=CONCATENATE(&quot;&lt;xsl:when test=&quot;&quot;. = '&quot;;SUBSTITUTE(UPPER([.A91]);&quot;'&quot;;&quot;&amp;amp;apos;&quot;);&quot;'&quot;&quot;&gt;&quot;;[.C91];&quot;&lt;/xsl:when&gt;&quot;)" office:value-type="string" office:string-value="&lt;xsl:when test=&quot;. = 'CASTELVECCHIO DI ROCCA BARBENA'&quot;&gt;009021&lt;/xsl:when&gt;">
            <text:p>&lt;xsl:when test=". = 'CASTELVECCHIO DI ROCCA BARBENA'"&gt;009021&lt;/xsl:when&gt;</text:p>
          </table:table-cell>
          <table:table-cell table:formula="of:=CONCATENATE(&quot;&lt;comune&gt;&quot;; [.C91];&quot;&lt;/comune&gt;&quot;)" office:value-type="string" office:string-value="&lt;comune&gt;009021&lt;/comune&gt;">
            <text:p>&lt;comune&gt;009021&lt;/comune&gt;</text:p>
          </table:table-cell>
          <table:table-cell table:formula="of:=CONCATENATE(&quot;&lt;provincia&gt;&quot;; LEFT([.C9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1]);&quot;'&quot;;&quot;&amp;amp;apos;&quot;);&quot;'&quot;&quot;&gt;&quot;;[.E91];[.F91];&quot;&lt;/xsl:when&gt;&quot;)" office:value-type="string" office:string-value="&lt;xsl:when test=&quot;. = 'CASTELVECCHIO DI ROCCA BARBENA'&quot;&gt;&lt;comune&gt;009021&lt;/comune&gt;&lt;provincia&gt;009&lt;/provincia&gt;&lt;/xsl:when&gt;">
            <text:p>&lt;xsl:when test=". = 'CASTELVECCHIO DI ROCCA BARBENA'"&gt;&lt;comune&gt;00902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lle Ligure</text:p>
          </table:table-cell>
          <table:table-cell table:style-name="ce5" office:value-type="float" office:value="9022">
            <text:p>9022</text:p>
          </table:table-cell>
          <table:table-cell table:style-name="ce6" table:formula="of:=TEXT([.B92];&quot;000000&quot;)" office:value-type="string" office:string-value="009022">
            <text:p>009022</text:p>
          </table:table-cell>
          <table:table-cell table:formula="of:=CONCATENATE(&quot;&lt;xsl:when test=&quot;&quot;. = '&quot;;SUBSTITUTE(UPPER([.A92]);&quot;'&quot;;&quot;&amp;amp;apos;&quot;);&quot;'&quot;&quot;&gt;&quot;;[.C92];&quot;&lt;/xsl:when&gt;&quot;)" office:value-type="string" office:string-value="&lt;xsl:when test=&quot;. = 'CELLE LIGURE'&quot;&gt;009022&lt;/xsl:when&gt;">
            <text:p>&lt;xsl:when test=". = 'CELLE LIGURE'"&gt;009022&lt;/xsl:when&gt;</text:p>
          </table:table-cell>
          <table:table-cell table:formula="of:=CONCATENATE(&quot;&lt;comune&gt;&quot;; [.C92];&quot;&lt;/comune&gt;&quot;)" office:value-type="string" office:string-value="&lt;comune&gt;009022&lt;/comune&gt;">
            <text:p>&lt;comune&gt;009022&lt;/comune&gt;</text:p>
          </table:table-cell>
          <table:table-cell table:formula="of:=CONCATENATE(&quot;&lt;provincia&gt;&quot;; LEFT([.C9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2]);&quot;'&quot;;&quot;&amp;amp;apos;&quot;);&quot;'&quot;&quot;&gt;&quot;;[.E92];[.F92];&quot;&lt;/xsl:when&gt;&quot;)" office:value-type="string" office:string-value="&lt;xsl:when test=&quot;. = 'CELLE LIGURE'&quot;&gt;&lt;comune&gt;009022&lt;/comune&gt;&lt;provincia&gt;009&lt;/provincia&gt;&lt;/xsl:when&gt;">
            <text:p>&lt;xsl:when test=". = 'CELLE LIGURE'"&gt;&lt;comune&gt;00902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ngio</text:p>
          </table:table-cell>
          <table:table-cell table:style-name="ce5" office:value-type="float" office:value="9023">
            <text:p>9023</text:p>
          </table:table-cell>
          <table:table-cell table:style-name="ce6" table:formula="of:=TEXT([.B93];&quot;000000&quot;)" office:value-type="string" office:string-value="009023">
            <text:p>009023</text:p>
          </table:table-cell>
          <table:table-cell table:formula="of:=CONCATENATE(&quot;&lt;xsl:when test=&quot;&quot;. = '&quot;;SUBSTITUTE(UPPER([.A93]);&quot;'&quot;;&quot;&amp;amp;apos;&quot;);&quot;'&quot;&quot;&gt;&quot;;[.C93];&quot;&lt;/xsl:when&gt;&quot;)" office:value-type="string" office:string-value="&lt;xsl:when test=&quot;. = 'CENGIO'&quot;&gt;009023&lt;/xsl:when&gt;">
            <text:p>&lt;xsl:when test=". = 'CENGIO'"&gt;009023&lt;/xsl:when&gt;</text:p>
          </table:table-cell>
          <table:table-cell table:formula="of:=CONCATENATE(&quot;&lt;comune&gt;&quot;; [.C93];&quot;&lt;/comune&gt;&quot;)" office:value-type="string" office:string-value="&lt;comune&gt;009023&lt;/comune&gt;">
            <text:p>&lt;comune&gt;009023&lt;/comune&gt;</text:p>
          </table:table-cell>
          <table:table-cell table:formula="of:=CONCATENATE(&quot;&lt;provincia&gt;&quot;; LEFT([.C9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3]);&quot;'&quot;;&quot;&amp;amp;apos;&quot;);&quot;'&quot;&quot;&gt;&quot;;[.E93];[.F93];&quot;&lt;/xsl:when&gt;&quot;)" office:value-type="string" office:string-value="&lt;xsl:when test=&quot;. = 'CENGIO'&quot;&gt;&lt;comune&gt;009023&lt;/comune&gt;&lt;provincia&gt;009&lt;/provincia&gt;&lt;/xsl:when&gt;">
            <text:p>&lt;xsl:when test=". = 'CENGIO'"&gt;&lt;comune&gt;00902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riale</text:p>
          </table:table-cell>
          <table:table-cell table:style-name="ce5" office:value-type="float" office:value="9024">
            <text:p>9024</text:p>
          </table:table-cell>
          <table:table-cell table:style-name="ce6" table:formula="of:=TEXT([.B94];&quot;000000&quot;)" office:value-type="string" office:string-value="009024">
            <text:p>009024</text:p>
          </table:table-cell>
          <table:table-cell table:formula="of:=CONCATENATE(&quot;&lt;xsl:when test=&quot;&quot;. = '&quot;;SUBSTITUTE(UPPER([.A94]);&quot;'&quot;;&quot;&amp;amp;apos;&quot;);&quot;'&quot;&quot;&gt;&quot;;[.C94];&quot;&lt;/xsl:when&gt;&quot;)" office:value-type="string" office:string-value="&lt;xsl:when test=&quot;. = 'CERIALE'&quot;&gt;009024&lt;/xsl:when&gt;">
            <text:p>&lt;xsl:when test=". = 'CERIALE'"&gt;009024&lt;/xsl:when&gt;</text:p>
          </table:table-cell>
          <table:table-cell table:formula="of:=CONCATENATE(&quot;&lt;comune&gt;&quot;; [.C94];&quot;&lt;/comune&gt;&quot;)" office:value-type="string" office:string-value="&lt;comune&gt;009024&lt;/comune&gt;">
            <text:p>&lt;comune&gt;009024&lt;/comune&gt;</text:p>
          </table:table-cell>
          <table:table-cell table:formula="of:=CONCATENATE(&quot;&lt;provincia&gt;&quot;; LEFT([.C9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4]);&quot;'&quot;;&quot;&amp;amp;apos;&quot;);&quot;'&quot;&quot;&gt;&quot;;[.E94];[.F94];&quot;&lt;/xsl:when&gt;&quot;)" office:value-type="string" office:string-value="&lt;xsl:when test=&quot;. = 'CERIALE'&quot;&gt;&lt;comune&gt;009024&lt;/comune&gt;&lt;provincia&gt;009&lt;/provincia&gt;&lt;/xsl:when&gt;">
            <text:p>&lt;xsl:when test=". = 'CERIALE'"&gt;&lt;comune&gt;00902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isano sul Neva</text:p>
          </table:table-cell>
          <table:table-cell table:style-name="ce5" office:value-type="float" office:value="9025">
            <text:p>9025</text:p>
          </table:table-cell>
          <table:table-cell table:style-name="ce6" table:formula="of:=TEXT([.B95];&quot;000000&quot;)" office:value-type="string" office:string-value="009025">
            <text:p>009025</text:p>
          </table:table-cell>
          <table:table-cell table:formula="of:=CONCATENATE(&quot;&lt;xsl:when test=&quot;&quot;. = '&quot;;SUBSTITUTE(UPPER([.A95]);&quot;'&quot;;&quot;&amp;amp;apos;&quot;);&quot;'&quot;&quot;&gt;&quot;;[.C95];&quot;&lt;/xsl:when&gt;&quot;)" office:value-type="string" office:string-value="&lt;xsl:when test=&quot;. = 'CISANO SUL NEVA'&quot;&gt;009025&lt;/xsl:when&gt;">
            <text:p>&lt;xsl:when test=". = 'CISANO SUL NEVA'"&gt;009025&lt;/xsl:when&gt;</text:p>
          </table:table-cell>
          <table:table-cell table:formula="of:=CONCATENATE(&quot;&lt;comune&gt;&quot;; [.C95];&quot;&lt;/comune&gt;&quot;)" office:value-type="string" office:string-value="&lt;comune&gt;009025&lt;/comune&gt;">
            <text:p>&lt;comune&gt;009025&lt;/comune&gt;</text:p>
          </table:table-cell>
          <table:table-cell table:formula="of:=CONCATENATE(&quot;&lt;provincia&gt;&quot;; LEFT([.C9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5]);&quot;'&quot;;&quot;&amp;amp;apos;&quot;);&quot;'&quot;&quot;&gt;&quot;;[.E95];[.F95];&quot;&lt;/xsl:when&gt;&quot;)" office:value-type="string" office:string-value="&lt;xsl:when test=&quot;. = 'CISANO SUL NEVA'&quot;&gt;&lt;comune&gt;009025&lt;/comune&gt;&lt;provincia&gt;009&lt;/provincia&gt;&lt;/xsl:when&gt;">
            <text:p>&lt;xsl:when test=". = 'CISANO SUL NEVA'"&gt;&lt;comune&gt;00902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sseria</text:p>
          </table:table-cell>
          <table:table-cell table:style-name="ce5" office:value-type="float" office:value="9026">
            <text:p>9026</text:p>
          </table:table-cell>
          <table:table-cell table:style-name="ce6" table:formula="of:=TEXT([.B96];&quot;000000&quot;)" office:value-type="string" office:string-value="009026">
            <text:p>009026</text:p>
          </table:table-cell>
          <table:table-cell table:formula="of:=CONCATENATE(&quot;&lt;xsl:when test=&quot;&quot;. = '&quot;;SUBSTITUTE(UPPER([.A96]);&quot;'&quot;;&quot;&amp;amp;apos;&quot;);&quot;'&quot;&quot;&gt;&quot;;[.C96];&quot;&lt;/xsl:when&gt;&quot;)" office:value-type="string" office:string-value="&lt;xsl:when test=&quot;. = 'COSSERIA'&quot;&gt;009026&lt;/xsl:when&gt;">
            <text:p>&lt;xsl:when test=". = 'COSSERIA'"&gt;009026&lt;/xsl:when&gt;</text:p>
          </table:table-cell>
          <table:table-cell table:formula="of:=CONCATENATE(&quot;&lt;comune&gt;&quot;; [.C96];&quot;&lt;/comune&gt;&quot;)" office:value-type="string" office:string-value="&lt;comune&gt;009026&lt;/comune&gt;">
            <text:p>&lt;comune&gt;009026&lt;/comune&gt;</text:p>
          </table:table-cell>
          <table:table-cell table:formula="of:=CONCATENATE(&quot;&lt;provincia&gt;&quot;; LEFT([.C9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6]);&quot;'&quot;;&quot;&amp;amp;apos;&quot;);&quot;'&quot;&quot;&gt;&quot;;[.E96];[.F96];&quot;&lt;/xsl:when&gt;&quot;)" office:value-type="string" office:string-value="&lt;xsl:when test=&quot;. = 'COSSERIA'&quot;&gt;&lt;comune&gt;009026&lt;/comune&gt;&lt;provincia&gt;009&lt;/provincia&gt;&lt;/xsl:when&gt;">
            <text:p>&lt;xsl:when test=". = 'COSSERIA'"&gt;&lt;comune&gt;00902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go</text:p>
          </table:table-cell>
          <table:table-cell table:style-name="ce5" office:value-type="float" office:value="9027">
            <text:p>9027</text:p>
          </table:table-cell>
          <table:table-cell table:style-name="ce6" table:formula="of:=TEXT([.B97];&quot;000000&quot;)" office:value-type="string" office:string-value="009027">
            <text:p>009027</text:p>
          </table:table-cell>
          <table:table-cell table:formula="of:=CONCATENATE(&quot;&lt;xsl:when test=&quot;&quot;. = '&quot;;SUBSTITUTE(UPPER([.A97]);&quot;'&quot;;&quot;&amp;amp;apos;&quot;);&quot;'&quot;&quot;&gt;&quot;;[.C97];&quot;&lt;/xsl:when&gt;&quot;)" office:value-type="string" office:string-value="&lt;xsl:when test=&quot;. = 'DEGO'&quot;&gt;009027&lt;/xsl:when&gt;">
            <text:p>&lt;xsl:when test=". = 'DEGO'"&gt;009027&lt;/xsl:when&gt;</text:p>
          </table:table-cell>
          <table:table-cell table:formula="of:=CONCATENATE(&quot;&lt;comune&gt;&quot;; [.C97];&quot;&lt;/comune&gt;&quot;)" office:value-type="string" office:string-value="&lt;comune&gt;009027&lt;/comune&gt;">
            <text:p>&lt;comune&gt;009027&lt;/comune&gt;</text:p>
          </table:table-cell>
          <table:table-cell table:formula="of:=CONCATENATE(&quot;&lt;provincia&gt;&quot;; LEFT([.C9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7]);&quot;'&quot;;&quot;&amp;amp;apos;&quot;);&quot;'&quot;&quot;&gt;&quot;;[.E97];[.F97];&quot;&lt;/xsl:when&gt;&quot;)" office:value-type="string" office:string-value="&lt;xsl:when test=&quot;. = 'DEGO'&quot;&gt;&lt;comune&gt;009027&lt;/comune&gt;&lt;provincia&gt;009&lt;/provincia&gt;&lt;/xsl:when&gt;">
            <text:p>&lt;xsl:when test=". = 'DEGO'"&gt;&lt;comune&gt;00902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rli</text:p>
          </table:table-cell>
          <table:table-cell table:style-name="ce5" office:value-type="float" office:value="9028">
            <text:p>9028</text:p>
          </table:table-cell>
          <table:table-cell table:style-name="ce6" table:formula="of:=TEXT([.B98];&quot;000000&quot;)" office:value-type="string" office:string-value="009028">
            <text:p>009028</text:p>
          </table:table-cell>
          <table:table-cell table:formula="of:=CONCATENATE(&quot;&lt;xsl:when test=&quot;&quot;. = '&quot;;SUBSTITUTE(UPPER([.A98]);&quot;'&quot;;&quot;&amp;amp;apos;&quot;);&quot;'&quot;&quot;&gt;&quot;;[.C98];&quot;&lt;/xsl:when&gt;&quot;)" office:value-type="string" office:string-value="&lt;xsl:when test=&quot;. = 'ERLI'&quot;&gt;009028&lt;/xsl:when&gt;">
            <text:p>&lt;xsl:when test=". = 'ERLI'"&gt;009028&lt;/xsl:when&gt;</text:p>
          </table:table-cell>
          <table:table-cell table:formula="of:=CONCATENATE(&quot;&lt;comune&gt;&quot;; [.C98];&quot;&lt;/comune&gt;&quot;)" office:value-type="string" office:string-value="&lt;comune&gt;009028&lt;/comune&gt;">
            <text:p>&lt;comune&gt;009028&lt;/comune&gt;</text:p>
          </table:table-cell>
          <table:table-cell table:formula="of:=CONCATENATE(&quot;&lt;provincia&gt;&quot;; LEFT([.C9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8]);&quot;'&quot;;&quot;&amp;amp;apos;&quot;);&quot;'&quot;&quot;&gt;&quot;;[.E98];[.F98];&quot;&lt;/xsl:when&gt;&quot;)" office:value-type="string" office:string-value="&lt;xsl:when test=&quot;. = 'ERLI'&quot;&gt;&lt;comune&gt;009028&lt;/comune&gt;&lt;provincia&gt;009&lt;/provincia&gt;&lt;/xsl:when&gt;">
            <text:p>&lt;xsl:when test=". = 'ERLI'"&gt;&lt;comune&gt;00902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inale Ligure</text:p>
          </table:table-cell>
          <table:table-cell table:style-name="ce5" office:value-type="float" office:value="9029">
            <text:p>9029</text:p>
          </table:table-cell>
          <table:table-cell table:style-name="ce6" table:formula="of:=TEXT([.B99];&quot;000000&quot;)" office:value-type="string" office:string-value="009029">
            <text:p>009029</text:p>
          </table:table-cell>
          <table:table-cell table:formula="of:=CONCATENATE(&quot;&lt;xsl:when test=&quot;&quot;. = '&quot;;SUBSTITUTE(UPPER([.A99]);&quot;'&quot;;&quot;&amp;amp;apos;&quot;);&quot;'&quot;&quot;&gt;&quot;;[.C99];&quot;&lt;/xsl:when&gt;&quot;)" office:value-type="string" office:string-value="&lt;xsl:when test=&quot;. = 'FINALE LIGURE'&quot;&gt;009029&lt;/xsl:when&gt;">
            <text:p>&lt;xsl:when test=". = 'FINALE LIGURE'"&gt;009029&lt;/xsl:when&gt;</text:p>
          </table:table-cell>
          <table:table-cell table:formula="of:=CONCATENATE(&quot;&lt;comune&gt;&quot;; [.C99];&quot;&lt;/comune&gt;&quot;)" office:value-type="string" office:string-value="&lt;comune&gt;009029&lt;/comune&gt;">
            <text:p>&lt;comune&gt;009029&lt;/comune&gt;</text:p>
          </table:table-cell>
          <table:table-cell table:formula="of:=CONCATENATE(&quot;&lt;provincia&gt;&quot;; LEFT([.C9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99]);&quot;'&quot;;&quot;&amp;amp;apos;&quot;);&quot;'&quot;&quot;&gt;&quot;;[.E99];[.F99];&quot;&lt;/xsl:when&gt;&quot;)" office:value-type="string" office:string-value="&lt;xsl:when test=&quot;. = 'FINALE LIGURE'&quot;&gt;&lt;comune&gt;009029&lt;/comune&gt;&lt;provincia&gt;009&lt;/provincia&gt;&lt;/xsl:when&gt;">
            <text:p>&lt;xsl:when test=". = 'FINALE LIGURE'"&gt;&lt;comune&gt;00902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arlenda</text:p>
          </table:table-cell>
          <table:table-cell table:style-name="ce5" office:value-type="float" office:value="9030">
            <text:p>9030</text:p>
          </table:table-cell>
          <table:table-cell table:style-name="ce6" table:formula="of:=TEXT([.B100];&quot;000000&quot;)" office:value-type="string" office:string-value="009030">
            <text:p>009030</text:p>
          </table:table-cell>
          <table:table-cell table:formula="of:=CONCATENATE(&quot;&lt;xsl:when test=&quot;&quot;. = '&quot;;SUBSTITUTE(UPPER([.A100]);&quot;'&quot;;&quot;&amp;amp;apos;&quot;);&quot;'&quot;&quot;&gt;&quot;;[.C100];&quot;&lt;/xsl:when&gt;&quot;)" office:value-type="string" office:string-value="&lt;xsl:when test=&quot;. = 'GARLENDA'&quot;&gt;009030&lt;/xsl:when&gt;">
            <text:p>&lt;xsl:when test=". = 'GARLENDA'"&gt;009030&lt;/xsl:when&gt;</text:p>
          </table:table-cell>
          <table:table-cell table:formula="of:=CONCATENATE(&quot;&lt;comune&gt;&quot;; [.C100];&quot;&lt;/comune&gt;&quot;)" office:value-type="string" office:string-value="&lt;comune&gt;009030&lt;/comune&gt;">
            <text:p>&lt;comune&gt;009030&lt;/comune&gt;</text:p>
          </table:table-cell>
          <table:table-cell table:formula="of:=CONCATENATE(&quot;&lt;provincia&gt;&quot;; LEFT([.C10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0]);&quot;'&quot;;&quot;&amp;amp;apos;&quot;);&quot;'&quot;&quot;&gt;&quot;;[.E100];[.F100];&quot;&lt;/xsl:when&gt;&quot;)" office:value-type="string" office:string-value="&lt;xsl:when test=&quot;. = 'GARLENDA'&quot;&gt;&lt;comune&gt;009030&lt;/comune&gt;&lt;provincia&gt;009&lt;/provincia&gt;&lt;/xsl:when&gt;">
            <text:p>&lt;xsl:when test=". = 'GARLENDA'"&gt;&lt;comune&gt;00903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ustenice</text:p>
          </table:table-cell>
          <table:table-cell table:style-name="ce5" office:value-type="float" office:value="9031">
            <text:p>9031</text:p>
          </table:table-cell>
          <table:table-cell table:style-name="ce6" table:formula="of:=TEXT([.B101];&quot;000000&quot;)" office:value-type="string" office:string-value="009031">
            <text:p>009031</text:p>
          </table:table-cell>
          <table:table-cell table:formula="of:=CONCATENATE(&quot;&lt;xsl:when test=&quot;&quot;. = '&quot;;SUBSTITUTE(UPPER([.A101]);&quot;'&quot;;&quot;&amp;amp;apos;&quot;);&quot;'&quot;&quot;&gt;&quot;;[.C101];&quot;&lt;/xsl:when&gt;&quot;)" office:value-type="string" office:string-value="&lt;xsl:when test=&quot;. = 'GIUSTENICE'&quot;&gt;009031&lt;/xsl:when&gt;">
            <text:p>&lt;xsl:when test=". = 'GIUSTENICE'"&gt;009031&lt;/xsl:when&gt;</text:p>
          </table:table-cell>
          <table:table-cell table:formula="of:=CONCATENATE(&quot;&lt;comune&gt;&quot;; [.C101];&quot;&lt;/comune&gt;&quot;)" office:value-type="string" office:string-value="&lt;comune&gt;009031&lt;/comune&gt;">
            <text:p>&lt;comune&gt;009031&lt;/comune&gt;</text:p>
          </table:table-cell>
          <table:table-cell table:formula="of:=CONCATENATE(&quot;&lt;provincia&gt;&quot;; LEFT([.C10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1]);&quot;'&quot;;&quot;&amp;amp;apos;&quot;);&quot;'&quot;&quot;&gt;&quot;;[.E101];[.F101];&quot;&lt;/xsl:when&gt;&quot;)" office:value-type="string" office:string-value="&lt;xsl:when test=&quot;. = 'GIUSTENICE'&quot;&gt;&lt;comune&gt;009031&lt;/comune&gt;&lt;provincia&gt;009&lt;/provincia&gt;&lt;/xsl:when&gt;">
            <text:p>&lt;xsl:when test=". = 'GIUSTENICE'"&gt;&lt;comune&gt;00903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usvalla</text:p>
          </table:table-cell>
          <table:table-cell table:style-name="ce5" office:value-type="float" office:value="9032">
            <text:p>9032</text:p>
          </table:table-cell>
          <table:table-cell table:style-name="ce6" table:formula="of:=TEXT([.B102];&quot;000000&quot;)" office:value-type="string" office:string-value="009032">
            <text:p>009032</text:p>
          </table:table-cell>
          <table:table-cell table:formula="of:=CONCATENATE(&quot;&lt;xsl:when test=&quot;&quot;. = '&quot;;SUBSTITUTE(UPPER([.A102]);&quot;'&quot;;&quot;&amp;amp;apos;&quot;);&quot;'&quot;&quot;&gt;&quot;;[.C102];&quot;&lt;/xsl:when&gt;&quot;)" office:value-type="string" office:string-value="&lt;xsl:when test=&quot;. = 'GIUSVALLA'&quot;&gt;009032&lt;/xsl:when&gt;">
            <text:p>&lt;xsl:when test=". = 'GIUSVALLA'"&gt;009032&lt;/xsl:when&gt;</text:p>
          </table:table-cell>
          <table:table-cell table:formula="of:=CONCATENATE(&quot;&lt;comune&gt;&quot;; [.C102];&quot;&lt;/comune&gt;&quot;)" office:value-type="string" office:string-value="&lt;comune&gt;009032&lt;/comune&gt;">
            <text:p>&lt;comune&gt;009032&lt;/comune&gt;</text:p>
          </table:table-cell>
          <table:table-cell table:formula="of:=CONCATENATE(&quot;&lt;provincia&gt;&quot;; LEFT([.C10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2]);&quot;'&quot;;&quot;&amp;amp;apos;&quot;);&quot;'&quot;&quot;&gt;&quot;;[.E102];[.F102];&quot;&lt;/xsl:when&gt;&quot;)" office:value-type="string" office:string-value="&lt;xsl:when test=&quot;. = 'GIUSVALLA'&quot;&gt;&lt;comune&gt;009032&lt;/comune&gt;&lt;provincia&gt;009&lt;/provincia&gt;&lt;/xsl:when&gt;">
            <text:p>&lt;xsl:when test=". = 'GIUSVALLA'"&gt;&lt;comune&gt;00903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igueglia</text:p>
          </table:table-cell>
          <table:table-cell table:style-name="ce5" office:value-type="float" office:value="9033">
            <text:p>9033</text:p>
          </table:table-cell>
          <table:table-cell table:style-name="ce6" table:formula="of:=TEXT([.B103];&quot;000000&quot;)" office:value-type="string" office:string-value="009033">
            <text:p>009033</text:p>
          </table:table-cell>
          <table:table-cell table:formula="of:=CONCATENATE(&quot;&lt;xsl:when test=&quot;&quot;. = '&quot;;SUBSTITUTE(UPPER([.A103]);&quot;'&quot;;&quot;&amp;amp;apos;&quot;);&quot;'&quot;&quot;&gt;&quot;;[.C103];&quot;&lt;/xsl:when&gt;&quot;)" office:value-type="string" office:string-value="&lt;xsl:when test=&quot;. = 'LAIGUEGLIA'&quot;&gt;009033&lt;/xsl:when&gt;">
            <text:p>&lt;xsl:when test=". = 'LAIGUEGLIA'"&gt;009033&lt;/xsl:when&gt;</text:p>
          </table:table-cell>
          <table:table-cell table:formula="of:=CONCATENATE(&quot;&lt;comune&gt;&quot;; [.C103];&quot;&lt;/comune&gt;&quot;)" office:value-type="string" office:string-value="&lt;comune&gt;009033&lt;/comune&gt;">
            <text:p>&lt;comune&gt;009033&lt;/comune&gt;</text:p>
          </table:table-cell>
          <table:table-cell table:formula="of:=CONCATENATE(&quot;&lt;provincia&gt;&quot;; LEFT([.C10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3]);&quot;'&quot;;&quot;&amp;amp;apos;&quot;);&quot;'&quot;&quot;&gt;&quot;;[.E103];[.F103];&quot;&lt;/xsl:when&gt;&quot;)" office:value-type="string" office:string-value="&lt;xsl:when test=&quot;. = 'LAIGUEGLIA'&quot;&gt;&lt;comune&gt;009033&lt;/comune&gt;&lt;provincia&gt;009&lt;/provincia&gt;&lt;/xsl:when&gt;">
            <text:p>&lt;xsl:when test=". = 'LAIGUEGLIA'"&gt;&lt;comune&gt;00903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oano</text:p>
          </table:table-cell>
          <table:table-cell table:style-name="ce5" office:value-type="float" office:value="9034">
            <text:p>9034</text:p>
          </table:table-cell>
          <table:table-cell table:style-name="ce6" table:formula="of:=TEXT([.B104];&quot;000000&quot;)" office:value-type="string" office:string-value="009034">
            <text:p>009034</text:p>
          </table:table-cell>
          <table:table-cell table:formula="of:=CONCATENATE(&quot;&lt;xsl:when test=&quot;&quot;. = '&quot;;SUBSTITUTE(UPPER([.A104]);&quot;'&quot;;&quot;&amp;amp;apos;&quot;);&quot;'&quot;&quot;&gt;&quot;;[.C104];&quot;&lt;/xsl:when&gt;&quot;)" office:value-type="string" office:string-value="&lt;xsl:when test=&quot;. = 'LOANO'&quot;&gt;009034&lt;/xsl:when&gt;">
            <text:p>&lt;xsl:when test=". = 'LOANO'"&gt;009034&lt;/xsl:when&gt;</text:p>
          </table:table-cell>
          <table:table-cell table:formula="of:=CONCATENATE(&quot;&lt;comune&gt;&quot;; [.C104];&quot;&lt;/comune&gt;&quot;)" office:value-type="string" office:string-value="&lt;comune&gt;009034&lt;/comune&gt;">
            <text:p>&lt;comune&gt;009034&lt;/comune&gt;</text:p>
          </table:table-cell>
          <table:table-cell table:formula="of:=CONCATENATE(&quot;&lt;provincia&gt;&quot;; LEFT([.C10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4]);&quot;'&quot;;&quot;&amp;amp;apos;&quot;);&quot;'&quot;&quot;&gt;&quot;;[.E104];[.F104];&quot;&lt;/xsl:when&gt;&quot;)" office:value-type="string" office:string-value="&lt;xsl:when test=&quot;. = 'LOANO'&quot;&gt;&lt;comune&gt;009034&lt;/comune&gt;&lt;provincia&gt;009&lt;/provincia&gt;&lt;/xsl:when&gt;">
            <text:p>&lt;xsl:when test=". = 'LOANO'"&gt;&lt;comune&gt;00903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gliolo</text:p>
          </table:table-cell>
          <table:table-cell table:style-name="ce5" office:value-type="float" office:value="9035">
            <text:p>9035</text:p>
          </table:table-cell>
          <table:table-cell table:style-name="ce6" table:formula="of:=TEXT([.B105];&quot;000000&quot;)" office:value-type="string" office:string-value="009035">
            <text:p>009035</text:p>
          </table:table-cell>
          <table:table-cell table:formula="of:=CONCATENATE(&quot;&lt;xsl:when test=&quot;&quot;. = '&quot;;SUBSTITUTE(UPPER([.A105]);&quot;'&quot;;&quot;&amp;amp;apos;&quot;);&quot;'&quot;&quot;&gt;&quot;;[.C105];&quot;&lt;/xsl:when&gt;&quot;)" office:value-type="string" office:string-value="&lt;xsl:when test=&quot;. = 'MAGLIOLO'&quot;&gt;009035&lt;/xsl:when&gt;">
            <text:p>&lt;xsl:when test=". = 'MAGLIOLO'"&gt;009035&lt;/xsl:when&gt;</text:p>
          </table:table-cell>
          <table:table-cell table:formula="of:=CONCATENATE(&quot;&lt;comune&gt;&quot;; [.C105];&quot;&lt;/comune&gt;&quot;)" office:value-type="string" office:string-value="&lt;comune&gt;009035&lt;/comune&gt;">
            <text:p>&lt;comune&gt;009035&lt;/comune&gt;</text:p>
          </table:table-cell>
          <table:table-cell table:formula="of:=CONCATENATE(&quot;&lt;provincia&gt;&quot;; LEFT([.C10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5]);&quot;'&quot;;&quot;&amp;amp;apos;&quot;);&quot;'&quot;&quot;&gt;&quot;;[.E105];[.F105];&quot;&lt;/xsl:when&gt;&quot;)" office:value-type="string" office:string-value="&lt;xsl:when test=&quot;. = 'MAGLIOLO'&quot;&gt;&lt;comune&gt;009035&lt;/comune&gt;&lt;provincia&gt;009&lt;/provincia&gt;&lt;/xsl:when&gt;">
            <text:p>&lt;xsl:when test=". = 'MAGLIOLO'"&gt;&lt;comune&gt;00903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llare</text:p>
          </table:table-cell>
          <table:table-cell table:style-name="ce5" office:value-type="float" office:value="9036">
            <text:p>9036</text:p>
          </table:table-cell>
          <table:table-cell table:style-name="ce6" table:formula="of:=TEXT([.B106];&quot;000000&quot;)" office:value-type="string" office:string-value="009036">
            <text:p>009036</text:p>
          </table:table-cell>
          <table:table-cell table:formula="of:=CONCATENATE(&quot;&lt;xsl:when test=&quot;&quot;. = '&quot;;SUBSTITUTE(UPPER([.A106]);&quot;'&quot;;&quot;&amp;amp;apos;&quot;);&quot;'&quot;&quot;&gt;&quot;;[.C106];&quot;&lt;/xsl:when&gt;&quot;)" office:value-type="string" office:string-value="&lt;xsl:when test=&quot;. = 'MALLARE'&quot;&gt;009036&lt;/xsl:when&gt;">
            <text:p>&lt;xsl:when test=". = 'MALLARE'"&gt;009036&lt;/xsl:when&gt;</text:p>
          </table:table-cell>
          <table:table-cell table:formula="of:=CONCATENATE(&quot;&lt;comune&gt;&quot;; [.C106];&quot;&lt;/comune&gt;&quot;)" office:value-type="string" office:string-value="&lt;comune&gt;009036&lt;/comune&gt;">
            <text:p>&lt;comune&gt;009036&lt;/comune&gt;</text:p>
          </table:table-cell>
          <table:table-cell table:formula="of:=CONCATENATE(&quot;&lt;provincia&gt;&quot;; LEFT([.C10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6]);&quot;'&quot;;&quot;&amp;amp;apos;&quot;);&quot;'&quot;&quot;&gt;&quot;;[.E106];[.F106];&quot;&lt;/xsl:when&gt;&quot;)" office:value-type="string" office:string-value="&lt;xsl:when test=&quot;. = 'MALLARE'&quot;&gt;&lt;comune&gt;009036&lt;/comune&gt;&lt;provincia&gt;009&lt;/provincia&gt;&lt;/xsl:when&gt;">
            <text:p>&lt;xsl:when test=". = 'MALLARE'"&gt;&lt;comune&gt;00903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ssimino</text:p>
          </table:table-cell>
          <table:table-cell table:style-name="ce5" office:value-type="float" office:value="9037">
            <text:p>9037</text:p>
          </table:table-cell>
          <table:table-cell table:style-name="ce6" table:formula="of:=TEXT([.B107];&quot;000000&quot;)" office:value-type="string" office:string-value="009037">
            <text:p>009037</text:p>
          </table:table-cell>
          <table:table-cell table:formula="of:=CONCATENATE(&quot;&lt;xsl:when test=&quot;&quot;. = '&quot;;SUBSTITUTE(UPPER([.A107]);&quot;'&quot;;&quot;&amp;amp;apos;&quot;);&quot;'&quot;&quot;&gt;&quot;;[.C107];&quot;&lt;/xsl:when&gt;&quot;)" office:value-type="string" office:string-value="&lt;xsl:when test=&quot;. = 'MASSIMINO'&quot;&gt;009037&lt;/xsl:when&gt;">
            <text:p>&lt;xsl:when test=". = 'MASSIMINO'"&gt;009037&lt;/xsl:when&gt;</text:p>
          </table:table-cell>
          <table:table-cell table:formula="of:=CONCATENATE(&quot;&lt;comune&gt;&quot;; [.C107];&quot;&lt;/comune&gt;&quot;)" office:value-type="string" office:string-value="&lt;comune&gt;009037&lt;/comune&gt;">
            <text:p>&lt;comune&gt;009037&lt;/comune&gt;</text:p>
          </table:table-cell>
          <table:table-cell table:formula="of:=CONCATENATE(&quot;&lt;provincia&gt;&quot;; LEFT([.C10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7]);&quot;'&quot;;&quot;&amp;amp;apos;&quot;);&quot;'&quot;&quot;&gt;&quot;;[.E107];[.F107];&quot;&lt;/xsl:when&gt;&quot;)" office:value-type="string" office:string-value="&lt;xsl:when test=&quot;. = 'MASSIMINO'&quot;&gt;&lt;comune&gt;009037&lt;/comune&gt;&lt;provincia&gt;009&lt;/provincia&gt;&lt;/xsl:when&gt;">
            <text:p>&lt;xsl:when test=". = 'MASSIMINO'"&gt;&lt;comune&gt;00903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llesimo</text:p>
          </table:table-cell>
          <table:table-cell table:style-name="ce5" office:value-type="float" office:value="9038">
            <text:p>9038</text:p>
          </table:table-cell>
          <table:table-cell table:style-name="ce6" table:formula="of:=TEXT([.B108];&quot;000000&quot;)" office:value-type="string" office:string-value="009038">
            <text:p>009038</text:p>
          </table:table-cell>
          <table:table-cell table:formula="of:=CONCATENATE(&quot;&lt;xsl:when test=&quot;&quot;. = '&quot;;SUBSTITUTE(UPPER([.A108]);&quot;'&quot;;&quot;&amp;amp;apos;&quot;);&quot;'&quot;&quot;&gt;&quot;;[.C108];&quot;&lt;/xsl:when&gt;&quot;)" office:value-type="string" office:string-value="&lt;xsl:when test=&quot;. = 'MILLESIMO'&quot;&gt;009038&lt;/xsl:when&gt;">
            <text:p>&lt;xsl:when test=". = 'MILLESIMO'"&gt;009038&lt;/xsl:when&gt;</text:p>
          </table:table-cell>
          <table:table-cell table:formula="of:=CONCATENATE(&quot;&lt;comune&gt;&quot;; [.C108];&quot;&lt;/comune&gt;&quot;)" office:value-type="string" office:string-value="&lt;comune&gt;009038&lt;/comune&gt;">
            <text:p>&lt;comune&gt;009038&lt;/comune&gt;</text:p>
          </table:table-cell>
          <table:table-cell table:formula="of:=CONCATENATE(&quot;&lt;provincia&gt;&quot;; LEFT([.C10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8]);&quot;'&quot;;&quot;&amp;amp;apos;&quot;);&quot;'&quot;&quot;&gt;&quot;;[.E108];[.F108];&quot;&lt;/xsl:when&gt;&quot;)" office:value-type="string" office:string-value="&lt;xsl:when test=&quot;. = 'MILLESIMO'&quot;&gt;&lt;comune&gt;009038&lt;/comune&gt;&lt;provincia&gt;009&lt;/provincia&gt;&lt;/xsl:when&gt;">
            <text:p>&lt;xsl:when test=". = 'MILLESIMO'"&gt;&lt;comune&gt;00903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oglia</text:p>
          </table:table-cell>
          <table:table-cell table:style-name="ce5" office:value-type="float" office:value="9039">
            <text:p>9039</text:p>
          </table:table-cell>
          <table:table-cell table:style-name="ce6" table:formula="of:=TEXT([.B109];&quot;000000&quot;)" office:value-type="string" office:string-value="009039">
            <text:p>009039</text:p>
          </table:table-cell>
          <table:table-cell table:formula="of:=CONCATENATE(&quot;&lt;xsl:when test=&quot;&quot;. = '&quot;;SUBSTITUTE(UPPER([.A109]);&quot;'&quot;;&quot;&amp;amp;apos;&quot;);&quot;'&quot;&quot;&gt;&quot;;[.C109];&quot;&lt;/xsl:when&gt;&quot;)" office:value-type="string" office:string-value="&lt;xsl:when test=&quot;. = 'MIOGLIA'&quot;&gt;009039&lt;/xsl:when&gt;">
            <text:p>&lt;xsl:when test=". = 'MIOGLIA'"&gt;009039&lt;/xsl:when&gt;</text:p>
          </table:table-cell>
          <table:table-cell table:formula="of:=CONCATENATE(&quot;&lt;comune&gt;&quot;; [.C109];&quot;&lt;/comune&gt;&quot;)" office:value-type="string" office:string-value="&lt;comune&gt;009039&lt;/comune&gt;">
            <text:p>&lt;comune&gt;009039&lt;/comune&gt;</text:p>
          </table:table-cell>
          <table:table-cell table:formula="of:=CONCATENATE(&quot;&lt;provincia&gt;&quot;; LEFT([.C10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09]);&quot;'&quot;;&quot;&amp;amp;apos;&quot;);&quot;'&quot;&quot;&gt;&quot;;[.E109];[.F109];&quot;&lt;/xsl:when&gt;&quot;)" office:value-type="string" office:string-value="&lt;xsl:when test=&quot;. = 'MIOGLIA'&quot;&gt;&lt;comune&gt;009039&lt;/comune&gt;&lt;provincia&gt;009&lt;/provincia&gt;&lt;/xsl:when&gt;">
            <text:p>&lt;xsl:when test=". = 'MIOGLIA'"&gt;&lt;comune&gt;00903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urialdo</text:p>
          </table:table-cell>
          <table:table-cell table:style-name="ce5" office:value-type="float" office:value="9040">
            <text:p>9040</text:p>
          </table:table-cell>
          <table:table-cell table:style-name="ce6" table:formula="of:=TEXT([.B110];&quot;000000&quot;)" office:value-type="string" office:string-value="009040">
            <text:p>009040</text:p>
          </table:table-cell>
          <table:table-cell table:formula="of:=CONCATENATE(&quot;&lt;xsl:when test=&quot;&quot;. = '&quot;;SUBSTITUTE(UPPER([.A110]);&quot;'&quot;;&quot;&amp;amp;apos;&quot;);&quot;'&quot;&quot;&gt;&quot;;[.C110];&quot;&lt;/xsl:when&gt;&quot;)" office:value-type="string" office:string-value="&lt;xsl:when test=&quot;. = 'MURIALDO'&quot;&gt;009040&lt;/xsl:when&gt;">
            <text:p>&lt;xsl:when test=". = 'MURIALDO'"&gt;009040&lt;/xsl:when&gt;</text:p>
          </table:table-cell>
          <table:table-cell table:formula="of:=CONCATENATE(&quot;&lt;comune&gt;&quot;; [.C110];&quot;&lt;/comune&gt;&quot;)" office:value-type="string" office:string-value="&lt;comune&gt;009040&lt;/comune&gt;">
            <text:p>&lt;comune&gt;009040&lt;/comune&gt;</text:p>
          </table:table-cell>
          <table:table-cell table:formula="of:=CONCATENATE(&quot;&lt;provincia&gt;&quot;; LEFT([.C11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0]);&quot;'&quot;;&quot;&amp;amp;apos;&quot;);&quot;'&quot;&quot;&gt;&quot;;[.E110];[.F110];&quot;&lt;/xsl:when&gt;&quot;)" office:value-type="string" office:string-value="&lt;xsl:when test=&quot;. = 'MURIALDO'&quot;&gt;&lt;comune&gt;009040&lt;/comune&gt;&lt;provincia&gt;009&lt;/provincia&gt;&lt;/xsl:when&gt;">
            <text:p>&lt;xsl:when test=". = 'MURIALDO'"&gt;&lt;comune&gt;00904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asino</text:p>
          </table:table-cell>
          <table:table-cell table:style-name="ce5" office:value-type="float" office:value="9041">
            <text:p>9041</text:p>
          </table:table-cell>
          <table:table-cell table:style-name="ce6" table:formula="of:=TEXT([.B111];&quot;000000&quot;)" office:value-type="string" office:string-value="009041">
            <text:p>009041</text:p>
          </table:table-cell>
          <table:table-cell table:formula="of:=CONCATENATE(&quot;&lt;xsl:when test=&quot;&quot;. = '&quot;;SUBSTITUTE(UPPER([.A111]);&quot;'&quot;;&quot;&amp;amp;apos;&quot;);&quot;'&quot;&quot;&gt;&quot;;[.C111];&quot;&lt;/xsl:when&gt;&quot;)" office:value-type="string" office:string-value="&lt;xsl:when test=&quot;. = 'NASINO'&quot;&gt;009041&lt;/xsl:when&gt;">
            <text:p>&lt;xsl:when test=". = 'NASINO'"&gt;009041&lt;/xsl:when&gt;</text:p>
          </table:table-cell>
          <table:table-cell table:formula="of:=CONCATENATE(&quot;&lt;comune&gt;&quot;; [.C111];&quot;&lt;/comune&gt;&quot;)" office:value-type="string" office:string-value="&lt;comune&gt;009041&lt;/comune&gt;">
            <text:p>&lt;comune&gt;009041&lt;/comune&gt;</text:p>
          </table:table-cell>
          <table:table-cell table:formula="of:=CONCATENATE(&quot;&lt;provincia&gt;&quot;; LEFT([.C11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1]);&quot;'&quot;;&quot;&amp;amp;apos;&quot;);&quot;'&quot;&quot;&gt;&quot;;[.E111];[.F111];&quot;&lt;/xsl:when&gt;&quot;)" office:value-type="string" office:string-value="&lt;xsl:when test=&quot;. = 'NASINO'&quot;&gt;&lt;comune&gt;009041&lt;/comune&gt;&lt;provincia&gt;009&lt;/provincia&gt;&lt;/xsl:when&gt;">
            <text:p>&lt;xsl:when test=". = 'NASINO'"&gt;&lt;comune&gt;00904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oli</text:p>
          </table:table-cell>
          <table:table-cell table:style-name="ce5" office:value-type="float" office:value="9042">
            <text:p>9042</text:p>
          </table:table-cell>
          <table:table-cell table:style-name="ce6" table:formula="of:=TEXT([.B112];&quot;000000&quot;)" office:value-type="string" office:string-value="009042">
            <text:p>009042</text:p>
          </table:table-cell>
          <table:table-cell table:formula="of:=CONCATENATE(&quot;&lt;xsl:when test=&quot;&quot;. = '&quot;;SUBSTITUTE(UPPER([.A112]);&quot;'&quot;;&quot;&amp;amp;apos;&quot;);&quot;'&quot;&quot;&gt;&quot;;[.C112];&quot;&lt;/xsl:when&gt;&quot;)" office:value-type="string" office:string-value="&lt;xsl:when test=&quot;. = 'NOLI'&quot;&gt;009042&lt;/xsl:when&gt;">
            <text:p>&lt;xsl:when test=". = 'NOLI'"&gt;009042&lt;/xsl:when&gt;</text:p>
          </table:table-cell>
          <table:table-cell table:formula="of:=CONCATENATE(&quot;&lt;comune&gt;&quot;; [.C112];&quot;&lt;/comune&gt;&quot;)" office:value-type="string" office:string-value="&lt;comune&gt;009042&lt;/comune&gt;">
            <text:p>&lt;comune&gt;009042&lt;/comune&gt;</text:p>
          </table:table-cell>
          <table:table-cell table:formula="of:=CONCATENATE(&quot;&lt;provincia&gt;&quot;; LEFT([.C11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2]);&quot;'&quot;;&quot;&amp;amp;apos;&quot;);&quot;'&quot;&quot;&gt;&quot;;[.E112];[.F112];&quot;&lt;/xsl:when&gt;&quot;)" office:value-type="string" office:string-value="&lt;xsl:when test=&quot;. = 'NOLI'&quot;&gt;&lt;comune&gt;009042&lt;/comune&gt;&lt;provincia&gt;009&lt;/provincia&gt;&lt;/xsl:when&gt;">
            <text:p>&lt;xsl:when test=". = 'NOLI'"&gt;&lt;comune&gt;00904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nzo</text:p>
          </table:table-cell>
          <table:table-cell table:style-name="ce5" office:value-type="float" office:value="9043">
            <text:p>9043</text:p>
          </table:table-cell>
          <table:table-cell table:style-name="ce6" table:formula="of:=TEXT([.B113];&quot;000000&quot;)" office:value-type="string" office:string-value="009043">
            <text:p>009043</text:p>
          </table:table-cell>
          <table:table-cell table:formula="of:=CONCATENATE(&quot;&lt;xsl:when test=&quot;&quot;. = '&quot;;SUBSTITUTE(UPPER([.A113]);&quot;'&quot;;&quot;&amp;amp;apos;&quot;);&quot;'&quot;&quot;&gt;&quot;;[.C113];&quot;&lt;/xsl:when&gt;&quot;)" office:value-type="string" office:string-value="&lt;xsl:when test=&quot;. = 'ONZO'&quot;&gt;009043&lt;/xsl:when&gt;">
            <text:p>&lt;xsl:when test=". = 'ONZO'"&gt;009043&lt;/xsl:when&gt;</text:p>
          </table:table-cell>
          <table:table-cell table:formula="of:=CONCATENATE(&quot;&lt;comune&gt;&quot;; [.C113];&quot;&lt;/comune&gt;&quot;)" office:value-type="string" office:string-value="&lt;comune&gt;009043&lt;/comune&gt;">
            <text:p>&lt;comune&gt;009043&lt;/comune&gt;</text:p>
          </table:table-cell>
          <table:table-cell table:formula="of:=CONCATENATE(&quot;&lt;provincia&gt;&quot;; LEFT([.C11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3]);&quot;'&quot;;&quot;&amp;amp;apos;&quot;);&quot;'&quot;&quot;&gt;&quot;;[.E113];[.F113];&quot;&lt;/xsl:when&gt;&quot;)" office:value-type="string" office:string-value="&lt;xsl:when test=&quot;. = 'ONZO'&quot;&gt;&lt;comune&gt;009043&lt;/comune&gt;&lt;provincia&gt;009&lt;/provincia&gt;&lt;/xsl:when&gt;">
            <text:p>&lt;xsl:when test=". = 'ONZO'"&gt;&lt;comune&gt;00904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rco Feglino</text:p>
          </table:table-cell>
          <table:table-cell table:style-name="ce5" office:value-type="float" office:value="9044">
            <text:p>9044</text:p>
          </table:table-cell>
          <table:table-cell table:style-name="ce6" table:formula="of:=TEXT([.B114];&quot;000000&quot;)" office:value-type="string" office:string-value="009044">
            <text:p>009044</text:p>
          </table:table-cell>
          <table:table-cell table:formula="of:=CONCATENATE(&quot;&lt;xsl:when test=&quot;&quot;. = '&quot;;SUBSTITUTE(UPPER([.A114]);&quot;'&quot;;&quot;&amp;amp;apos;&quot;);&quot;'&quot;&quot;&gt;&quot;;[.C114];&quot;&lt;/xsl:when&gt;&quot;)" office:value-type="string" office:string-value="&lt;xsl:when test=&quot;. = 'ORCO FEGLINO'&quot;&gt;009044&lt;/xsl:when&gt;">
            <text:p>&lt;xsl:when test=". = 'ORCO FEGLINO'"&gt;009044&lt;/xsl:when&gt;</text:p>
          </table:table-cell>
          <table:table-cell table:formula="of:=CONCATENATE(&quot;&lt;comune&gt;&quot;; [.C114];&quot;&lt;/comune&gt;&quot;)" office:value-type="string" office:string-value="&lt;comune&gt;009044&lt;/comune&gt;">
            <text:p>&lt;comune&gt;009044&lt;/comune&gt;</text:p>
          </table:table-cell>
          <table:table-cell table:formula="of:=CONCATENATE(&quot;&lt;provincia&gt;&quot;; LEFT([.C11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4]);&quot;'&quot;;&quot;&amp;amp;apos;&quot;);&quot;'&quot;&quot;&gt;&quot;;[.E114];[.F114];&quot;&lt;/xsl:when&gt;&quot;)" office:value-type="string" office:string-value="&lt;xsl:when test=&quot;. = 'ORCO FEGLINO'&quot;&gt;&lt;comune&gt;009044&lt;/comune&gt;&lt;provincia&gt;009&lt;/provincia&gt;&lt;/xsl:when&gt;">
            <text:p>&lt;xsl:when test=". = 'ORCO FEGLINO'"&gt;&lt;comune&gt;00904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rtovero</text:p>
          </table:table-cell>
          <table:table-cell table:style-name="ce5" office:value-type="float" office:value="9045">
            <text:p>9045</text:p>
          </table:table-cell>
          <table:table-cell table:style-name="ce6" table:formula="of:=TEXT([.B115];&quot;000000&quot;)" office:value-type="string" office:string-value="009045">
            <text:p>009045</text:p>
          </table:table-cell>
          <table:table-cell table:formula="of:=CONCATENATE(&quot;&lt;xsl:when test=&quot;&quot;. = '&quot;;SUBSTITUTE(UPPER([.A115]);&quot;'&quot;;&quot;&amp;amp;apos;&quot;);&quot;'&quot;&quot;&gt;&quot;;[.C115];&quot;&lt;/xsl:when&gt;&quot;)" office:value-type="string" office:string-value="&lt;xsl:when test=&quot;. = 'ORTOVERO'&quot;&gt;009045&lt;/xsl:when&gt;">
            <text:p>&lt;xsl:when test=". = 'ORTOVERO'"&gt;009045&lt;/xsl:when&gt;</text:p>
          </table:table-cell>
          <table:table-cell table:formula="of:=CONCATENATE(&quot;&lt;comune&gt;&quot;; [.C115];&quot;&lt;/comune&gt;&quot;)" office:value-type="string" office:string-value="&lt;comune&gt;009045&lt;/comune&gt;">
            <text:p>&lt;comune&gt;009045&lt;/comune&gt;</text:p>
          </table:table-cell>
          <table:table-cell table:formula="of:=CONCATENATE(&quot;&lt;provincia&gt;&quot;; LEFT([.C11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5]);&quot;'&quot;;&quot;&amp;amp;apos;&quot;);&quot;'&quot;&quot;&gt;&quot;;[.E115];[.F115];&quot;&lt;/xsl:when&gt;&quot;)" office:value-type="string" office:string-value="&lt;xsl:when test=&quot;. = 'ORTOVERO'&quot;&gt;&lt;comune&gt;009045&lt;/comune&gt;&lt;provincia&gt;009&lt;/provincia&gt;&lt;/xsl:when&gt;">
            <text:p>&lt;xsl:when test=". = 'ORTOVERO'"&gt;&lt;comune&gt;00904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siglia</text:p>
          </table:table-cell>
          <table:table-cell table:style-name="ce5" office:value-type="float" office:value="9046">
            <text:p>9046</text:p>
          </table:table-cell>
          <table:table-cell table:style-name="ce6" table:formula="of:=TEXT([.B116];&quot;000000&quot;)" office:value-type="string" office:string-value="009046">
            <text:p>009046</text:p>
          </table:table-cell>
          <table:table-cell table:formula="of:=CONCATENATE(&quot;&lt;xsl:when test=&quot;&quot;. = '&quot;;SUBSTITUTE(UPPER([.A116]);&quot;'&quot;;&quot;&amp;amp;apos;&quot;);&quot;'&quot;&quot;&gt;&quot;;[.C116];&quot;&lt;/xsl:when&gt;&quot;)" office:value-type="string" office:string-value="&lt;xsl:when test=&quot;. = 'OSIGLIA'&quot;&gt;009046&lt;/xsl:when&gt;">
            <text:p>&lt;xsl:when test=". = 'OSIGLIA'"&gt;009046&lt;/xsl:when&gt;</text:p>
          </table:table-cell>
          <table:table-cell table:formula="of:=CONCATENATE(&quot;&lt;comune&gt;&quot;; [.C116];&quot;&lt;/comune&gt;&quot;)" office:value-type="string" office:string-value="&lt;comune&gt;009046&lt;/comune&gt;">
            <text:p>&lt;comune&gt;009046&lt;/comune&gt;</text:p>
          </table:table-cell>
          <table:table-cell table:formula="of:=CONCATENATE(&quot;&lt;provincia&gt;&quot;; LEFT([.C11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6]);&quot;'&quot;;&quot;&amp;amp;apos;&quot;);&quot;'&quot;&quot;&gt;&quot;;[.E116];[.F116];&quot;&lt;/xsl:when&gt;&quot;)" office:value-type="string" office:string-value="&lt;xsl:when test=&quot;. = 'OSIGLIA'&quot;&gt;&lt;comune&gt;009046&lt;/comune&gt;&lt;provincia&gt;009&lt;/provincia&gt;&lt;/xsl:when&gt;">
            <text:p>&lt;xsl:when test=". = 'OSIGLIA'"&gt;&lt;comune&gt;00904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llare</text:p>
          </table:table-cell>
          <table:table-cell table:style-name="ce5" office:value-type="float" office:value="9047">
            <text:p>9047</text:p>
          </table:table-cell>
          <table:table-cell table:style-name="ce6" table:formula="of:=TEXT([.B117];&quot;000000&quot;)" office:value-type="string" office:string-value="009047">
            <text:p>009047</text:p>
          </table:table-cell>
          <table:table-cell table:formula="of:=CONCATENATE(&quot;&lt;xsl:when test=&quot;&quot;. = '&quot;;SUBSTITUTE(UPPER([.A117]);&quot;'&quot;;&quot;&amp;amp;apos;&quot;);&quot;'&quot;&quot;&gt;&quot;;[.C117];&quot;&lt;/xsl:when&gt;&quot;)" office:value-type="string" office:string-value="&lt;xsl:when test=&quot;. = 'PALLARE'&quot;&gt;009047&lt;/xsl:when&gt;">
            <text:p>&lt;xsl:when test=". = 'PALLARE'"&gt;009047&lt;/xsl:when&gt;</text:p>
          </table:table-cell>
          <table:table-cell table:formula="of:=CONCATENATE(&quot;&lt;comune&gt;&quot;; [.C117];&quot;&lt;/comune&gt;&quot;)" office:value-type="string" office:string-value="&lt;comune&gt;009047&lt;/comune&gt;">
            <text:p>&lt;comune&gt;009047&lt;/comune&gt;</text:p>
          </table:table-cell>
          <table:table-cell table:formula="of:=CONCATENATE(&quot;&lt;provincia&gt;&quot;; LEFT([.C11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7]);&quot;'&quot;;&quot;&amp;amp;apos;&quot;);&quot;'&quot;&quot;&gt;&quot;;[.E117];[.F117];&quot;&lt;/xsl:when&gt;&quot;)" office:value-type="string" office:string-value="&lt;xsl:when test=&quot;. = 'PALLARE'&quot;&gt;&lt;comune&gt;009047&lt;/comune&gt;&lt;provincia&gt;009&lt;/provincia&gt;&lt;/xsl:when&gt;">
            <text:p>&lt;xsl:when test=". = 'PALLARE'"&gt;&lt;comune&gt;00904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ana Crixia</text:p>
          </table:table-cell>
          <table:table-cell table:style-name="ce5" office:value-type="float" office:value="9048">
            <text:p>9048</text:p>
          </table:table-cell>
          <table:table-cell table:style-name="ce6" table:formula="of:=TEXT([.B118];&quot;000000&quot;)" office:value-type="string" office:string-value="009048">
            <text:p>009048</text:p>
          </table:table-cell>
          <table:table-cell table:formula="of:=CONCATENATE(&quot;&lt;xsl:when test=&quot;&quot;. = '&quot;;SUBSTITUTE(UPPER([.A118]);&quot;'&quot;;&quot;&amp;amp;apos;&quot;);&quot;'&quot;&quot;&gt;&quot;;[.C118];&quot;&lt;/xsl:when&gt;&quot;)" office:value-type="string" office:string-value="&lt;xsl:when test=&quot;. = 'PIANA CRIXIA'&quot;&gt;009048&lt;/xsl:when&gt;">
            <text:p>&lt;xsl:when test=". = 'PIANA CRIXIA'"&gt;009048&lt;/xsl:when&gt;</text:p>
          </table:table-cell>
          <table:table-cell table:formula="of:=CONCATENATE(&quot;&lt;comune&gt;&quot;; [.C118];&quot;&lt;/comune&gt;&quot;)" office:value-type="string" office:string-value="&lt;comune&gt;009048&lt;/comune&gt;">
            <text:p>&lt;comune&gt;009048&lt;/comune&gt;</text:p>
          </table:table-cell>
          <table:table-cell table:formula="of:=CONCATENATE(&quot;&lt;provincia&gt;&quot;; LEFT([.C11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8]);&quot;'&quot;;&quot;&amp;amp;apos;&quot;);&quot;'&quot;&quot;&gt;&quot;;[.E118];[.F118];&quot;&lt;/xsl:when&gt;&quot;)" office:value-type="string" office:string-value="&lt;xsl:when test=&quot;. = 'PIANA CRIXIA'&quot;&gt;&lt;comune&gt;009048&lt;/comune&gt;&lt;provincia&gt;009&lt;/provincia&gt;&lt;/xsl:when&gt;">
            <text:p>&lt;xsl:when test=". = 'PIANA CRIXIA'"&gt;&lt;comune&gt;00904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etra Ligure</text:p>
          </table:table-cell>
          <table:table-cell table:style-name="ce5" office:value-type="float" office:value="9049">
            <text:p>9049</text:p>
          </table:table-cell>
          <table:table-cell table:style-name="ce6" table:formula="of:=TEXT([.B119];&quot;000000&quot;)" office:value-type="string" office:string-value="009049">
            <text:p>009049</text:p>
          </table:table-cell>
          <table:table-cell table:formula="of:=CONCATENATE(&quot;&lt;xsl:when test=&quot;&quot;. = '&quot;;SUBSTITUTE(UPPER([.A119]);&quot;'&quot;;&quot;&amp;amp;apos;&quot;);&quot;'&quot;&quot;&gt;&quot;;[.C119];&quot;&lt;/xsl:when&gt;&quot;)" office:value-type="string" office:string-value="&lt;xsl:when test=&quot;. = 'PIETRA LIGURE'&quot;&gt;009049&lt;/xsl:when&gt;">
            <text:p>&lt;xsl:when test=". = 'PIETRA LIGURE'"&gt;009049&lt;/xsl:when&gt;</text:p>
          </table:table-cell>
          <table:table-cell table:formula="of:=CONCATENATE(&quot;&lt;comune&gt;&quot;; [.C119];&quot;&lt;/comune&gt;&quot;)" office:value-type="string" office:string-value="&lt;comune&gt;009049&lt;/comune&gt;">
            <text:p>&lt;comune&gt;009049&lt;/comune&gt;</text:p>
          </table:table-cell>
          <table:table-cell table:formula="of:=CONCATENATE(&quot;&lt;provincia&gt;&quot;; LEFT([.C11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19]);&quot;'&quot;;&quot;&amp;amp;apos;&quot;);&quot;'&quot;&quot;&gt;&quot;;[.E119];[.F119];&quot;&lt;/xsl:when&gt;&quot;)" office:value-type="string" office:string-value="&lt;xsl:when test=&quot;. = 'PIETRA LIGURE'&quot;&gt;&lt;comune&gt;009049&lt;/comune&gt;&lt;provincia&gt;009&lt;/provincia&gt;&lt;/xsl:when&gt;">
            <text:p>&lt;xsl:when test=". = 'PIETRA LIGURE'"&gt;&lt;comune&gt;00904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lodio</text:p>
          </table:table-cell>
          <table:table-cell table:style-name="ce5" office:value-type="float" office:value="9050">
            <text:p>9050</text:p>
          </table:table-cell>
          <table:table-cell table:style-name="ce6" table:formula="of:=TEXT([.B120];&quot;000000&quot;)" office:value-type="string" office:string-value="009050">
            <text:p>009050</text:p>
          </table:table-cell>
          <table:table-cell table:formula="of:=CONCATENATE(&quot;&lt;xsl:when test=&quot;&quot;. = '&quot;;SUBSTITUTE(UPPER([.A120]);&quot;'&quot;;&quot;&amp;amp;apos;&quot;);&quot;'&quot;&quot;&gt;&quot;;[.C120];&quot;&lt;/xsl:when&gt;&quot;)" office:value-type="string" office:string-value="&lt;xsl:when test=&quot;. = 'PLODIO'&quot;&gt;009050&lt;/xsl:when&gt;">
            <text:p>&lt;xsl:when test=". = 'PLODIO'"&gt;009050&lt;/xsl:when&gt;</text:p>
          </table:table-cell>
          <table:table-cell table:formula="of:=CONCATENATE(&quot;&lt;comune&gt;&quot;; [.C120];&quot;&lt;/comune&gt;&quot;)" office:value-type="string" office:string-value="&lt;comune&gt;009050&lt;/comune&gt;">
            <text:p>&lt;comune&gt;009050&lt;/comune&gt;</text:p>
          </table:table-cell>
          <table:table-cell table:formula="of:=CONCATENATE(&quot;&lt;provincia&gt;&quot;; LEFT([.C12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0]);&quot;'&quot;;&quot;&amp;amp;apos;&quot;);&quot;'&quot;&quot;&gt;&quot;;[.E120];[.F120];&quot;&lt;/xsl:when&gt;&quot;)" office:value-type="string" office:string-value="&lt;xsl:when test=&quot;. = 'PLODIO'&quot;&gt;&lt;comune&gt;009050&lt;/comune&gt;&lt;provincia&gt;009&lt;/provincia&gt;&lt;/xsl:when&gt;">
            <text:p>&lt;xsl:when test=". = 'PLODIO'"&gt;&lt;comune&gt;00905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ntinvrea</text:p>
          </table:table-cell>
          <table:table-cell table:style-name="ce5" office:value-type="float" office:value="9051">
            <text:p>9051</text:p>
          </table:table-cell>
          <table:table-cell table:style-name="ce6" table:formula="of:=TEXT([.B121];&quot;000000&quot;)" office:value-type="string" office:string-value="009051">
            <text:p>009051</text:p>
          </table:table-cell>
          <table:table-cell table:formula="of:=CONCATENATE(&quot;&lt;xsl:when test=&quot;&quot;. = '&quot;;SUBSTITUTE(UPPER([.A121]);&quot;'&quot;;&quot;&amp;amp;apos;&quot;);&quot;'&quot;&quot;&gt;&quot;;[.C121];&quot;&lt;/xsl:when&gt;&quot;)" office:value-type="string" office:string-value="&lt;xsl:when test=&quot;. = 'PONTINVREA'&quot;&gt;009051&lt;/xsl:when&gt;">
            <text:p>&lt;xsl:when test=". = 'PONTINVREA'"&gt;009051&lt;/xsl:when&gt;</text:p>
          </table:table-cell>
          <table:table-cell table:formula="of:=CONCATENATE(&quot;&lt;comune&gt;&quot;; [.C121];&quot;&lt;/comune&gt;&quot;)" office:value-type="string" office:string-value="&lt;comune&gt;009051&lt;/comune&gt;">
            <text:p>&lt;comune&gt;009051&lt;/comune&gt;</text:p>
          </table:table-cell>
          <table:table-cell table:formula="of:=CONCATENATE(&quot;&lt;provincia&gt;&quot;; LEFT([.C12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1]);&quot;'&quot;;&quot;&amp;amp;apos;&quot;);&quot;'&quot;&quot;&gt;&quot;;[.E121];[.F121];&quot;&lt;/xsl:when&gt;&quot;)" office:value-type="string" office:string-value="&lt;xsl:when test=&quot;. = 'PONTINVREA'&quot;&gt;&lt;comune&gt;009051&lt;/comune&gt;&lt;provincia&gt;009&lt;/provincia&gt;&lt;/xsl:when&gt;">
            <text:p>&lt;xsl:when test=". = 'PONTINVREA'"&gt;&lt;comune&gt;00905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Quiliano</text:p>
          </table:table-cell>
          <table:table-cell table:style-name="ce5" office:value-type="float" office:value="9052">
            <text:p>9052</text:p>
          </table:table-cell>
          <table:table-cell table:style-name="ce6" table:formula="of:=TEXT([.B122];&quot;000000&quot;)" office:value-type="string" office:string-value="009052">
            <text:p>009052</text:p>
          </table:table-cell>
          <table:table-cell table:formula="of:=CONCATENATE(&quot;&lt;xsl:when test=&quot;&quot;. = '&quot;;SUBSTITUTE(UPPER([.A122]);&quot;'&quot;;&quot;&amp;amp;apos;&quot;);&quot;'&quot;&quot;&gt;&quot;;[.C122];&quot;&lt;/xsl:when&gt;&quot;)" office:value-type="string" office:string-value="&lt;xsl:when test=&quot;. = 'QUILIANO'&quot;&gt;009052&lt;/xsl:when&gt;">
            <text:p>&lt;xsl:when test=". = 'QUILIANO'"&gt;009052&lt;/xsl:when&gt;</text:p>
          </table:table-cell>
          <table:table-cell table:formula="of:=CONCATENATE(&quot;&lt;comune&gt;&quot;; [.C122];&quot;&lt;/comune&gt;&quot;)" office:value-type="string" office:string-value="&lt;comune&gt;009052&lt;/comune&gt;">
            <text:p>&lt;comune&gt;009052&lt;/comune&gt;</text:p>
          </table:table-cell>
          <table:table-cell table:formula="of:=CONCATENATE(&quot;&lt;provincia&gt;&quot;; LEFT([.C12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2]);&quot;'&quot;;&quot;&amp;amp;apos;&quot;);&quot;'&quot;&quot;&gt;&quot;;[.E122];[.F122];&quot;&lt;/xsl:when&gt;&quot;)" office:value-type="string" office:string-value="&lt;xsl:when test=&quot;. = 'QUILIANO'&quot;&gt;&lt;comune&gt;009052&lt;/comune&gt;&lt;provincia&gt;009&lt;/provincia&gt;&lt;/xsl:when&gt;">
            <text:p>&lt;xsl:when test=". = 'QUILIANO'"&gt;&lt;comune&gt;00905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ialto</text:p>
          </table:table-cell>
          <table:table-cell table:style-name="ce5" office:value-type="float" office:value="9053">
            <text:p>9053</text:p>
          </table:table-cell>
          <table:table-cell table:style-name="ce6" table:formula="of:=TEXT([.B123];&quot;000000&quot;)" office:value-type="string" office:string-value="009053">
            <text:p>009053</text:p>
          </table:table-cell>
          <table:table-cell table:formula="of:=CONCATENATE(&quot;&lt;xsl:when test=&quot;&quot;. = '&quot;;SUBSTITUTE(UPPER([.A123]);&quot;'&quot;;&quot;&amp;amp;apos;&quot;);&quot;'&quot;&quot;&gt;&quot;;[.C123];&quot;&lt;/xsl:when&gt;&quot;)" office:value-type="string" office:string-value="&lt;xsl:when test=&quot;. = 'RIALTO'&quot;&gt;009053&lt;/xsl:when&gt;">
            <text:p>&lt;xsl:when test=". = 'RIALTO'"&gt;009053&lt;/xsl:when&gt;</text:p>
          </table:table-cell>
          <table:table-cell table:formula="of:=CONCATENATE(&quot;&lt;comune&gt;&quot;; [.C123];&quot;&lt;/comune&gt;&quot;)" office:value-type="string" office:string-value="&lt;comune&gt;009053&lt;/comune&gt;">
            <text:p>&lt;comune&gt;009053&lt;/comune&gt;</text:p>
          </table:table-cell>
          <table:table-cell table:formula="of:=CONCATENATE(&quot;&lt;provincia&gt;&quot;; LEFT([.C12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3]);&quot;'&quot;;&quot;&amp;amp;apos;&quot;);&quot;'&quot;&quot;&gt;&quot;;[.E123];[.F123];&quot;&lt;/xsl:when&gt;&quot;)" office:value-type="string" office:string-value="&lt;xsl:when test=&quot;. = 'RIALTO'&quot;&gt;&lt;comune&gt;009053&lt;/comune&gt;&lt;provincia&gt;009&lt;/provincia&gt;&lt;/xsl:when&gt;">
            <text:p>&lt;xsl:when test=". = 'RIALTO'"&gt;&lt;comune&gt;00905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ccavignale</text:p>
          </table:table-cell>
          <table:table-cell table:style-name="ce5" office:value-type="float" office:value="9054">
            <text:p>9054</text:p>
          </table:table-cell>
          <table:table-cell table:style-name="ce6" table:formula="of:=TEXT([.B124];&quot;000000&quot;)" office:value-type="string" office:string-value="009054">
            <text:p>009054</text:p>
          </table:table-cell>
          <table:table-cell table:formula="of:=CONCATENATE(&quot;&lt;xsl:when test=&quot;&quot;. = '&quot;;SUBSTITUTE(UPPER([.A124]);&quot;'&quot;;&quot;&amp;amp;apos;&quot;);&quot;'&quot;&quot;&gt;&quot;;[.C124];&quot;&lt;/xsl:when&gt;&quot;)" office:value-type="string" office:string-value="&lt;xsl:when test=&quot;. = 'ROCCAVIGNALE'&quot;&gt;009054&lt;/xsl:when&gt;">
            <text:p>&lt;xsl:when test=". = 'ROCCAVIGNALE'"&gt;009054&lt;/xsl:when&gt;</text:p>
          </table:table-cell>
          <table:table-cell table:formula="of:=CONCATENATE(&quot;&lt;comune&gt;&quot;; [.C124];&quot;&lt;/comune&gt;&quot;)" office:value-type="string" office:string-value="&lt;comune&gt;009054&lt;/comune&gt;">
            <text:p>&lt;comune&gt;009054&lt;/comune&gt;</text:p>
          </table:table-cell>
          <table:table-cell table:formula="of:=CONCATENATE(&quot;&lt;provincia&gt;&quot;; LEFT([.C12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4]);&quot;'&quot;;&quot;&amp;amp;apos;&quot;);&quot;'&quot;&quot;&gt;&quot;;[.E124];[.F124];&quot;&lt;/xsl:when&gt;&quot;)" office:value-type="string" office:string-value="&lt;xsl:when test=&quot;. = 'ROCCAVIGNALE'&quot;&gt;&lt;comune&gt;009054&lt;/comune&gt;&lt;provincia&gt;009&lt;/provincia&gt;&lt;/xsl:when&gt;">
            <text:p>&lt;xsl:when test=". = 'ROCCAVIGNALE'"&gt;&lt;comune&gt;00905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ssello</text:p>
          </table:table-cell>
          <table:table-cell table:style-name="ce5" office:value-type="float" office:value="9055">
            <text:p>9055</text:p>
          </table:table-cell>
          <table:table-cell table:style-name="ce6" table:formula="of:=TEXT([.B125];&quot;000000&quot;)" office:value-type="string" office:string-value="009055">
            <text:p>009055</text:p>
          </table:table-cell>
          <table:table-cell table:formula="of:=CONCATENATE(&quot;&lt;xsl:when test=&quot;&quot;. = '&quot;;SUBSTITUTE(UPPER([.A125]);&quot;'&quot;;&quot;&amp;amp;apos;&quot;);&quot;'&quot;&quot;&gt;&quot;;[.C125];&quot;&lt;/xsl:when&gt;&quot;)" office:value-type="string" office:string-value="&lt;xsl:when test=&quot;. = 'SASSELLO'&quot;&gt;009055&lt;/xsl:when&gt;">
            <text:p>&lt;xsl:when test=". = 'SASSELLO'"&gt;009055&lt;/xsl:when&gt;</text:p>
          </table:table-cell>
          <table:table-cell table:formula="of:=CONCATENATE(&quot;&lt;comune&gt;&quot;; [.C125];&quot;&lt;/comune&gt;&quot;)" office:value-type="string" office:string-value="&lt;comune&gt;009055&lt;/comune&gt;">
            <text:p>&lt;comune&gt;009055&lt;/comune&gt;</text:p>
          </table:table-cell>
          <table:table-cell table:formula="of:=CONCATENATE(&quot;&lt;provincia&gt;&quot;; LEFT([.C12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5]);&quot;'&quot;;&quot;&amp;amp;apos;&quot;);&quot;'&quot;&quot;&gt;&quot;;[.E125];[.F125];&quot;&lt;/xsl:when&gt;&quot;)" office:value-type="string" office:string-value="&lt;xsl:when test=&quot;. = 'SASSELLO'&quot;&gt;&lt;comune&gt;009055&lt;/comune&gt;&lt;provincia&gt;009&lt;/provincia&gt;&lt;/xsl:when&gt;">
            <text:p>&lt;xsl:when test=". = 'SASSELLO'"&gt;&lt;comune&gt;00905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vona</text:p>
          </table:table-cell>
          <table:table-cell table:style-name="ce5" office:value-type="float" office:value="9056">
            <text:p>9056</text:p>
          </table:table-cell>
          <table:table-cell table:style-name="ce6" table:formula="of:=TEXT([.B126];&quot;000000&quot;)" office:value-type="string" office:string-value="009056">
            <text:p>009056</text:p>
          </table:table-cell>
          <table:table-cell table:formula="of:=CONCATENATE(&quot;&lt;xsl:when test=&quot;&quot;. = '&quot;;SUBSTITUTE(UPPER([.A126]);&quot;'&quot;;&quot;&amp;amp;apos;&quot;);&quot;'&quot;&quot;&gt;&quot;;[.C126];&quot;&lt;/xsl:when&gt;&quot;)" office:value-type="string" office:string-value="&lt;xsl:when test=&quot;. = 'SAVONA'&quot;&gt;009056&lt;/xsl:when&gt;">
            <text:p>&lt;xsl:when test=". = 'SAVONA'"&gt;009056&lt;/xsl:when&gt;</text:p>
          </table:table-cell>
          <table:table-cell table:formula="of:=CONCATENATE(&quot;&lt;comune&gt;&quot;; [.C126];&quot;&lt;/comune&gt;&quot;)" office:value-type="string" office:string-value="&lt;comune&gt;009056&lt;/comune&gt;">
            <text:p>&lt;comune&gt;009056&lt;/comune&gt;</text:p>
          </table:table-cell>
          <table:table-cell table:formula="of:=CONCATENATE(&quot;&lt;provincia&gt;&quot;; LEFT([.C12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6]);&quot;'&quot;;&quot;&amp;amp;apos;&quot;);&quot;'&quot;&quot;&gt;&quot;;[.E126];[.F126];&quot;&lt;/xsl:when&gt;&quot;)" office:value-type="string" office:string-value="&lt;xsl:when test=&quot;. = 'SAVONA'&quot;&gt;&lt;comune&gt;009056&lt;/comune&gt;&lt;provincia&gt;009&lt;/provincia&gt;&lt;/xsl:when&gt;">
            <text:p>&lt;xsl:when test=". = 'SAVONA'"&gt;&lt;comune&gt;00905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potorno</text:p>
          </table:table-cell>
          <table:table-cell table:style-name="ce5" office:value-type="float" office:value="9057">
            <text:p>9057</text:p>
          </table:table-cell>
          <table:table-cell table:style-name="ce6" table:formula="of:=TEXT([.B127];&quot;000000&quot;)" office:value-type="string" office:string-value="009057">
            <text:p>009057</text:p>
          </table:table-cell>
          <table:table-cell table:formula="of:=CONCATENATE(&quot;&lt;xsl:when test=&quot;&quot;. = '&quot;;SUBSTITUTE(UPPER([.A127]);&quot;'&quot;;&quot;&amp;amp;apos;&quot;);&quot;'&quot;&quot;&gt;&quot;;[.C127];&quot;&lt;/xsl:when&gt;&quot;)" office:value-type="string" office:string-value="&lt;xsl:when test=&quot;. = 'SPOTORNO'&quot;&gt;009057&lt;/xsl:when&gt;">
            <text:p>&lt;xsl:when test=". = 'SPOTORNO'"&gt;009057&lt;/xsl:when&gt;</text:p>
          </table:table-cell>
          <table:table-cell table:formula="of:=CONCATENATE(&quot;&lt;comune&gt;&quot;; [.C127];&quot;&lt;/comune&gt;&quot;)" office:value-type="string" office:string-value="&lt;comune&gt;009057&lt;/comune&gt;">
            <text:p>&lt;comune&gt;009057&lt;/comune&gt;</text:p>
          </table:table-cell>
          <table:table-cell table:formula="of:=CONCATENATE(&quot;&lt;provincia&gt;&quot;; LEFT([.C12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7]);&quot;'&quot;;&quot;&amp;amp;apos;&quot;);&quot;'&quot;&quot;&gt;&quot;;[.E127];[.F127];&quot;&lt;/xsl:when&gt;&quot;)" office:value-type="string" office:string-value="&lt;xsl:when test=&quot;. = 'SPOTORNO'&quot;&gt;&lt;comune&gt;009057&lt;/comune&gt;&lt;provincia&gt;009&lt;/provincia&gt;&lt;/xsl:when&gt;">
            <text:p>&lt;xsl:when test=". = 'SPOTORNO'"&gt;&lt;comune&gt;00905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tella</text:p>
          </table:table-cell>
          <table:table-cell table:style-name="ce5" office:value-type="float" office:value="9058">
            <text:p>9058</text:p>
          </table:table-cell>
          <table:table-cell table:style-name="ce6" table:formula="of:=TEXT([.B128];&quot;000000&quot;)" office:value-type="string" office:string-value="009058">
            <text:p>009058</text:p>
          </table:table-cell>
          <table:table-cell table:formula="of:=CONCATENATE(&quot;&lt;xsl:when test=&quot;&quot;. = '&quot;;SUBSTITUTE(UPPER([.A128]);&quot;'&quot;;&quot;&amp;amp;apos;&quot;);&quot;'&quot;&quot;&gt;&quot;;[.C128];&quot;&lt;/xsl:when&gt;&quot;)" office:value-type="string" office:string-value="&lt;xsl:when test=&quot;. = 'STELLA'&quot;&gt;009058&lt;/xsl:when&gt;">
            <text:p>&lt;xsl:when test=". = 'STELLA'"&gt;009058&lt;/xsl:when&gt;</text:p>
          </table:table-cell>
          <table:table-cell table:formula="of:=CONCATENATE(&quot;&lt;comune&gt;&quot;; [.C128];&quot;&lt;/comune&gt;&quot;)" office:value-type="string" office:string-value="&lt;comune&gt;009058&lt;/comune&gt;">
            <text:p>&lt;comune&gt;009058&lt;/comune&gt;</text:p>
          </table:table-cell>
          <table:table-cell table:formula="of:=CONCATENATE(&quot;&lt;provincia&gt;&quot;; LEFT([.C12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8]);&quot;'&quot;;&quot;&amp;amp;apos;&quot;);&quot;'&quot;&quot;&gt;&quot;;[.E128];[.F128];&quot;&lt;/xsl:when&gt;&quot;)" office:value-type="string" office:string-value="&lt;xsl:when test=&quot;. = 'STELLA'&quot;&gt;&lt;comune&gt;009058&lt;/comune&gt;&lt;provincia&gt;009&lt;/provincia&gt;&lt;/xsl:when&gt;">
            <text:p>&lt;xsl:when test=". = 'STELLA'"&gt;&lt;comune&gt;00905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tellanello</text:p>
          </table:table-cell>
          <table:table-cell table:style-name="ce5" office:value-type="float" office:value="9059">
            <text:p>9059</text:p>
          </table:table-cell>
          <table:table-cell table:style-name="ce6" table:formula="of:=TEXT([.B129];&quot;000000&quot;)" office:value-type="string" office:string-value="009059">
            <text:p>009059</text:p>
          </table:table-cell>
          <table:table-cell table:formula="of:=CONCATENATE(&quot;&lt;xsl:when test=&quot;&quot;. = '&quot;;SUBSTITUTE(UPPER([.A129]);&quot;'&quot;;&quot;&amp;amp;apos;&quot;);&quot;'&quot;&quot;&gt;&quot;;[.C129];&quot;&lt;/xsl:when&gt;&quot;)" office:value-type="string" office:string-value="&lt;xsl:when test=&quot;. = 'STELLANELLO'&quot;&gt;009059&lt;/xsl:when&gt;">
            <text:p>&lt;xsl:when test=". = 'STELLANELLO'"&gt;009059&lt;/xsl:when&gt;</text:p>
          </table:table-cell>
          <table:table-cell table:formula="of:=CONCATENATE(&quot;&lt;comune&gt;&quot;; [.C129];&quot;&lt;/comune&gt;&quot;)" office:value-type="string" office:string-value="&lt;comune&gt;009059&lt;/comune&gt;">
            <text:p>&lt;comune&gt;009059&lt;/comune&gt;</text:p>
          </table:table-cell>
          <table:table-cell table:formula="of:=CONCATENATE(&quot;&lt;provincia&gt;&quot;; LEFT([.C12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29]);&quot;'&quot;;&quot;&amp;amp;apos;&quot;);&quot;'&quot;&quot;&gt;&quot;;[.E129];[.F129];&quot;&lt;/xsl:when&gt;&quot;)" office:value-type="string" office:string-value="&lt;xsl:when test=&quot;. = 'STELLANELLO'&quot;&gt;&lt;comune&gt;009059&lt;/comune&gt;&lt;provincia&gt;009&lt;/provincia&gt;&lt;/xsl:when&gt;">
            <text:p>&lt;xsl:when test=". = 'STELLANELLO'"&gt;&lt;comune&gt;00905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estico</text:p>
          </table:table-cell>
          <table:table-cell table:style-name="ce5" office:value-type="float" office:value="9060">
            <text:p>9060</text:p>
          </table:table-cell>
          <table:table-cell table:style-name="ce6" table:formula="of:=TEXT([.B130];&quot;000000&quot;)" office:value-type="string" office:string-value="009060">
            <text:p>009060</text:p>
          </table:table-cell>
          <table:table-cell table:formula="of:=CONCATENATE(&quot;&lt;xsl:when test=&quot;&quot;. = '&quot;;SUBSTITUTE(UPPER([.A130]);&quot;'&quot;;&quot;&amp;amp;apos;&quot;);&quot;'&quot;&quot;&gt;&quot;;[.C130];&quot;&lt;/xsl:when&gt;&quot;)" office:value-type="string" office:string-value="&lt;xsl:when test=&quot;. = 'TESTICO'&quot;&gt;009060&lt;/xsl:when&gt;">
            <text:p>&lt;xsl:when test=". = 'TESTICO'"&gt;009060&lt;/xsl:when&gt;</text:p>
          </table:table-cell>
          <table:table-cell table:formula="of:=CONCATENATE(&quot;&lt;comune&gt;&quot;; [.C130];&quot;&lt;/comune&gt;&quot;)" office:value-type="string" office:string-value="&lt;comune&gt;009060&lt;/comune&gt;">
            <text:p>&lt;comune&gt;009060&lt;/comune&gt;</text:p>
          </table:table-cell>
          <table:table-cell table:formula="of:=CONCATENATE(&quot;&lt;provincia&gt;&quot;; LEFT([.C130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0]);&quot;'&quot;;&quot;&amp;amp;apos;&quot;);&quot;'&quot;&quot;&gt;&quot;;[.E130];[.F130];&quot;&lt;/xsl:when&gt;&quot;)" office:value-type="string" office:string-value="&lt;xsl:when test=&quot;. = 'TESTICO'&quot;&gt;&lt;comune&gt;009060&lt;/comune&gt;&lt;provincia&gt;009&lt;/provincia&gt;&lt;/xsl:when&gt;">
            <text:p>&lt;xsl:when test=". = 'TESTICO'"&gt;&lt;comune&gt;009060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irano</text:p>
          </table:table-cell>
          <table:table-cell table:style-name="ce5" office:value-type="float" office:value="9061">
            <text:p>9061</text:p>
          </table:table-cell>
          <table:table-cell table:style-name="ce6" table:formula="of:=TEXT([.B131];&quot;000000&quot;)" office:value-type="string" office:string-value="009061">
            <text:p>009061</text:p>
          </table:table-cell>
          <table:table-cell table:formula="of:=CONCATENATE(&quot;&lt;xsl:when test=&quot;&quot;. = '&quot;;SUBSTITUTE(UPPER([.A131]);&quot;'&quot;;&quot;&amp;amp;apos;&quot;);&quot;'&quot;&quot;&gt;&quot;;[.C131];&quot;&lt;/xsl:when&gt;&quot;)" office:value-type="string" office:string-value="&lt;xsl:when test=&quot;. = 'TOIRANO'&quot;&gt;009061&lt;/xsl:when&gt;">
            <text:p>&lt;xsl:when test=". = 'TOIRANO'"&gt;009061&lt;/xsl:when&gt;</text:p>
          </table:table-cell>
          <table:table-cell table:formula="of:=CONCATENATE(&quot;&lt;comune&gt;&quot;; [.C131];&quot;&lt;/comune&gt;&quot;)" office:value-type="string" office:string-value="&lt;comune&gt;009061&lt;/comune&gt;">
            <text:p>&lt;comune&gt;009061&lt;/comune&gt;</text:p>
          </table:table-cell>
          <table:table-cell table:formula="of:=CONCATENATE(&quot;&lt;provincia&gt;&quot;; LEFT([.C131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1]);&quot;'&quot;;&quot;&amp;amp;apos;&quot;);&quot;'&quot;&quot;&gt;&quot;;[.E131];[.F131];&quot;&lt;/xsl:when&gt;&quot;)" office:value-type="string" office:string-value="&lt;xsl:when test=&quot;. = 'TOIRANO'&quot;&gt;&lt;comune&gt;009061&lt;/comune&gt;&lt;provincia&gt;009&lt;/provincia&gt;&lt;/xsl:when&gt;">
            <text:p>&lt;xsl:when test=". = 'TOIRANO'"&gt;&lt;comune&gt;009061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vo San Giacomo</text:p>
          </table:table-cell>
          <table:table-cell table:style-name="ce5" office:value-type="float" office:value="9062">
            <text:p>9062</text:p>
          </table:table-cell>
          <table:table-cell table:style-name="ce6" table:formula="of:=TEXT([.B132];&quot;000000&quot;)" office:value-type="string" office:string-value="009062">
            <text:p>009062</text:p>
          </table:table-cell>
          <table:table-cell table:formula="of:=CONCATENATE(&quot;&lt;xsl:when test=&quot;&quot;. = '&quot;;SUBSTITUTE(UPPER([.A132]);&quot;'&quot;;&quot;&amp;amp;apos;&quot;);&quot;'&quot;&quot;&gt;&quot;;[.C132];&quot;&lt;/xsl:when&gt;&quot;)" office:value-type="string" office:string-value="&lt;xsl:when test=&quot;. = 'TOVO SAN GIACOMO'&quot;&gt;009062&lt;/xsl:when&gt;">
            <text:p>&lt;xsl:when test=". = 'TOVO SAN GIACOMO'"&gt;009062&lt;/xsl:when&gt;</text:p>
          </table:table-cell>
          <table:table-cell table:formula="of:=CONCATENATE(&quot;&lt;comune&gt;&quot;; [.C132];&quot;&lt;/comune&gt;&quot;)" office:value-type="string" office:string-value="&lt;comune&gt;009062&lt;/comune&gt;">
            <text:p>&lt;comune&gt;009062&lt;/comune&gt;</text:p>
          </table:table-cell>
          <table:table-cell table:formula="of:=CONCATENATE(&quot;&lt;provincia&gt;&quot;; LEFT([.C132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2]);&quot;'&quot;;&quot;&amp;amp;apos;&quot;);&quot;'&quot;&quot;&gt;&quot;;[.E132];[.F132];&quot;&lt;/xsl:when&gt;&quot;)" office:value-type="string" office:string-value="&lt;xsl:when test=&quot;. = 'TOVO SAN GIACOMO'&quot;&gt;&lt;comune&gt;009062&lt;/comune&gt;&lt;provincia&gt;009&lt;/provincia&gt;&lt;/xsl:when&gt;">
            <text:p>&lt;xsl:when test=". = 'TOVO SAN GIACOMO'"&gt;&lt;comune&gt;009062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rbe</text:p>
          </table:table-cell>
          <table:table-cell table:style-name="ce5" office:value-type="float" office:value="9063">
            <text:p>9063</text:p>
          </table:table-cell>
          <table:table-cell table:style-name="ce6" table:formula="of:=TEXT([.B133];&quot;000000&quot;)" office:value-type="string" office:string-value="009063">
            <text:p>009063</text:p>
          </table:table-cell>
          <table:table-cell table:formula="of:=CONCATENATE(&quot;&lt;xsl:when test=&quot;&quot;. = '&quot;;SUBSTITUTE(UPPER([.A133]);&quot;'&quot;;&quot;&amp;amp;apos;&quot;);&quot;'&quot;&quot;&gt;&quot;;[.C133];&quot;&lt;/xsl:when&gt;&quot;)" office:value-type="string" office:string-value="&lt;xsl:when test=&quot;. = 'URBE'&quot;&gt;009063&lt;/xsl:when&gt;">
            <text:p>&lt;xsl:when test=". = 'URBE'"&gt;009063&lt;/xsl:when&gt;</text:p>
          </table:table-cell>
          <table:table-cell table:formula="of:=CONCATENATE(&quot;&lt;comune&gt;&quot;; [.C133];&quot;&lt;/comune&gt;&quot;)" office:value-type="string" office:string-value="&lt;comune&gt;009063&lt;/comune&gt;">
            <text:p>&lt;comune&gt;009063&lt;/comune&gt;</text:p>
          </table:table-cell>
          <table:table-cell table:formula="of:=CONCATENATE(&quot;&lt;provincia&gt;&quot;; LEFT([.C133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3]);&quot;'&quot;;&quot;&amp;amp;apos;&quot;);&quot;'&quot;&quot;&gt;&quot;;[.E133];[.F133];&quot;&lt;/xsl:when&gt;&quot;)" office:value-type="string" office:string-value="&lt;xsl:when test=&quot;. = 'URBE'&quot;&gt;&lt;comune&gt;009063&lt;/comune&gt;&lt;provincia&gt;009&lt;/provincia&gt;&lt;/xsl:when&gt;">
            <text:p>&lt;xsl:when test=". = 'URBE'"&gt;&lt;comune&gt;009063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do Ligure</text:p>
          </table:table-cell>
          <table:table-cell table:style-name="ce5" office:value-type="float" office:value="9064">
            <text:p>9064</text:p>
          </table:table-cell>
          <table:table-cell table:style-name="ce6" table:formula="of:=TEXT([.B134];&quot;000000&quot;)" office:value-type="string" office:string-value="009064">
            <text:p>009064</text:p>
          </table:table-cell>
          <table:table-cell table:formula="of:=CONCATENATE(&quot;&lt;xsl:when test=&quot;&quot;. = '&quot;;SUBSTITUTE(UPPER([.A134]);&quot;'&quot;;&quot;&amp;amp;apos;&quot;);&quot;'&quot;&quot;&gt;&quot;;[.C134];&quot;&lt;/xsl:when&gt;&quot;)" office:value-type="string" office:string-value="&lt;xsl:when test=&quot;. = 'VADO LIGURE'&quot;&gt;009064&lt;/xsl:when&gt;">
            <text:p>&lt;xsl:when test=". = 'VADO LIGURE'"&gt;009064&lt;/xsl:when&gt;</text:p>
          </table:table-cell>
          <table:table-cell table:formula="of:=CONCATENATE(&quot;&lt;comune&gt;&quot;; [.C134];&quot;&lt;/comune&gt;&quot;)" office:value-type="string" office:string-value="&lt;comune&gt;009064&lt;/comune&gt;">
            <text:p>&lt;comune&gt;009064&lt;/comune&gt;</text:p>
          </table:table-cell>
          <table:table-cell table:formula="of:=CONCATENATE(&quot;&lt;provincia&gt;&quot;; LEFT([.C134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4]);&quot;'&quot;;&quot;&amp;amp;apos;&quot;);&quot;'&quot;&quot;&gt;&quot;;[.E134];[.F134];&quot;&lt;/xsl:when&gt;&quot;)" office:value-type="string" office:string-value="&lt;xsl:when test=&quot;. = 'VADO LIGURE'&quot;&gt;&lt;comune&gt;009064&lt;/comune&gt;&lt;provincia&gt;009&lt;/provincia&gt;&lt;/xsl:when&gt;">
            <text:p>&lt;xsl:when test=". = 'VADO LIGURE'"&gt;&lt;comune&gt;009064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razze</text:p>
          </table:table-cell>
          <table:table-cell table:style-name="ce5" office:value-type="float" office:value="9065">
            <text:p>9065</text:p>
          </table:table-cell>
          <table:table-cell table:style-name="ce6" table:formula="of:=TEXT([.B135];&quot;000000&quot;)" office:value-type="string" office:string-value="009065">
            <text:p>009065</text:p>
          </table:table-cell>
          <table:table-cell table:formula="of:=CONCATENATE(&quot;&lt;xsl:when test=&quot;&quot;. = '&quot;;SUBSTITUTE(UPPER([.A135]);&quot;'&quot;;&quot;&amp;amp;apos;&quot;);&quot;'&quot;&quot;&gt;&quot;;[.C135];&quot;&lt;/xsl:when&gt;&quot;)" office:value-type="string" office:string-value="&lt;xsl:when test=&quot;. = 'VARAZZE'&quot;&gt;009065&lt;/xsl:when&gt;">
            <text:p>&lt;xsl:when test=". = 'VARAZZE'"&gt;009065&lt;/xsl:when&gt;</text:p>
          </table:table-cell>
          <table:table-cell table:formula="of:=CONCATENATE(&quot;&lt;comune&gt;&quot;; [.C135];&quot;&lt;/comune&gt;&quot;)" office:value-type="string" office:string-value="&lt;comune&gt;009065&lt;/comune&gt;">
            <text:p>&lt;comune&gt;009065&lt;/comune&gt;</text:p>
          </table:table-cell>
          <table:table-cell table:formula="of:=CONCATENATE(&quot;&lt;provincia&gt;&quot;; LEFT([.C135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5]);&quot;'&quot;;&quot;&amp;amp;apos;&quot;);&quot;'&quot;&quot;&gt;&quot;;[.E135];[.F135];&quot;&lt;/xsl:when&gt;&quot;)" office:value-type="string" office:string-value="&lt;xsl:when test=&quot;. = 'VARAZZE'&quot;&gt;&lt;comune&gt;009065&lt;/comune&gt;&lt;provincia&gt;009&lt;/provincia&gt;&lt;/xsl:when&gt;">
            <text:p>&lt;xsl:when test=". = 'VARAZZE'"&gt;&lt;comune&gt;009065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ndone</text:p>
          </table:table-cell>
          <table:table-cell table:style-name="ce5" office:value-type="float" office:value="9066">
            <text:p>9066</text:p>
          </table:table-cell>
          <table:table-cell table:style-name="ce6" table:formula="of:=TEXT([.B136];&quot;000000&quot;)" office:value-type="string" office:string-value="009066">
            <text:p>009066</text:p>
          </table:table-cell>
          <table:table-cell table:formula="of:=CONCATENATE(&quot;&lt;xsl:when test=&quot;&quot;. = '&quot;;SUBSTITUTE(UPPER([.A136]);&quot;'&quot;;&quot;&amp;amp;apos;&quot;);&quot;'&quot;&quot;&gt;&quot;;[.C136];&quot;&lt;/xsl:when&gt;&quot;)" office:value-type="string" office:string-value="&lt;xsl:when test=&quot;. = 'VENDONE'&quot;&gt;009066&lt;/xsl:when&gt;">
            <text:p>&lt;xsl:when test=". = 'VENDONE'"&gt;009066&lt;/xsl:when&gt;</text:p>
          </table:table-cell>
          <table:table-cell table:formula="of:=CONCATENATE(&quot;&lt;comune&gt;&quot;; [.C136];&quot;&lt;/comune&gt;&quot;)" office:value-type="string" office:string-value="&lt;comune&gt;009066&lt;/comune&gt;">
            <text:p>&lt;comune&gt;009066&lt;/comune&gt;</text:p>
          </table:table-cell>
          <table:table-cell table:formula="of:=CONCATENATE(&quot;&lt;provincia&gt;&quot;; LEFT([.C136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6]);&quot;'&quot;;&quot;&amp;amp;apos;&quot;);&quot;'&quot;&quot;&gt;&quot;;[.E136];[.F136];&quot;&lt;/xsl:when&gt;&quot;)" office:value-type="string" office:string-value="&lt;xsl:when test=&quot;. = 'VENDONE'&quot;&gt;&lt;comune&gt;009066&lt;/comune&gt;&lt;provincia&gt;009&lt;/provincia&gt;&lt;/xsl:when&gt;">
            <text:p>&lt;xsl:when test=". = 'VENDONE'"&gt;&lt;comune&gt;009066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zzi Portio</text:p>
          </table:table-cell>
          <table:table-cell table:style-name="ce5" office:value-type="float" office:value="9067">
            <text:p>9067</text:p>
          </table:table-cell>
          <table:table-cell table:style-name="ce6" table:formula="of:=TEXT([.B137];&quot;000000&quot;)" office:value-type="string" office:string-value="009067">
            <text:p>009067</text:p>
          </table:table-cell>
          <table:table-cell table:formula="of:=CONCATENATE(&quot;&lt;xsl:when test=&quot;&quot;. = '&quot;;SUBSTITUTE(UPPER([.A137]);&quot;'&quot;;&quot;&amp;amp;apos;&quot;);&quot;'&quot;&quot;&gt;&quot;;[.C137];&quot;&lt;/xsl:when&gt;&quot;)" office:value-type="string" office:string-value="&lt;xsl:when test=&quot;. = 'VEZZI PORTIO'&quot;&gt;009067&lt;/xsl:when&gt;">
            <text:p>&lt;xsl:when test=". = 'VEZZI PORTIO'"&gt;009067&lt;/xsl:when&gt;</text:p>
          </table:table-cell>
          <table:table-cell table:formula="of:=CONCATENATE(&quot;&lt;comune&gt;&quot;; [.C137];&quot;&lt;/comune&gt;&quot;)" office:value-type="string" office:string-value="&lt;comune&gt;009067&lt;/comune&gt;">
            <text:p>&lt;comune&gt;009067&lt;/comune&gt;</text:p>
          </table:table-cell>
          <table:table-cell table:formula="of:=CONCATENATE(&quot;&lt;provincia&gt;&quot;; LEFT([.C137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7]);&quot;'&quot;;&quot;&amp;amp;apos;&quot;);&quot;'&quot;&quot;&gt;&quot;;[.E137];[.F137];&quot;&lt;/xsl:when&gt;&quot;)" office:value-type="string" office:string-value="&lt;xsl:when test=&quot;. = 'VEZZI PORTIO'&quot;&gt;&lt;comune&gt;009067&lt;/comune&gt;&lt;provincia&gt;009&lt;/provincia&gt;&lt;/xsl:when&gt;">
            <text:p>&lt;xsl:when test=". = 'VEZZI PORTIO'"&gt;&lt;comune&gt;009067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nova d'Albenga</text:p>
          </table:table-cell>
          <table:table-cell table:style-name="ce5" office:value-type="float" office:value="9068">
            <text:p>9068</text:p>
          </table:table-cell>
          <table:table-cell table:style-name="ce6" table:formula="of:=TEXT([.B138];&quot;000000&quot;)" office:value-type="string" office:string-value="009068">
            <text:p>009068</text:p>
          </table:table-cell>
          <table:table-cell table:formula="of:=CONCATENATE(&quot;&lt;xsl:when test=&quot;&quot;. = '&quot;;SUBSTITUTE(UPPER([.A138]);&quot;'&quot;;&quot;&amp;amp;apos;&quot;);&quot;'&quot;&quot;&gt;&quot;;[.C138];&quot;&lt;/xsl:when&gt;&quot;)" office:value-type="string" office:string-value="&lt;xsl:when test=&quot;. = 'VILLANOVA D&amp;amp;apos;ALBENGA'&quot;&gt;009068&lt;/xsl:when&gt;">
            <text:p>&lt;xsl:when test=". = 'VILLANOVA D&amp;amp;apos;ALBENGA'"&gt;009068&lt;/xsl:when&gt;</text:p>
          </table:table-cell>
          <table:table-cell table:formula="of:=CONCATENATE(&quot;&lt;comune&gt;&quot;; [.C138];&quot;&lt;/comune&gt;&quot;)" office:value-type="string" office:string-value="&lt;comune&gt;009068&lt;/comune&gt;">
            <text:p>&lt;comune&gt;009068&lt;/comune&gt;</text:p>
          </table:table-cell>
          <table:table-cell table:formula="of:=CONCATENATE(&quot;&lt;provincia&gt;&quot;; LEFT([.C138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8]);&quot;'&quot;;&quot;&amp;amp;apos;&quot;);&quot;'&quot;&quot;&gt;&quot;;[.E138];[.F138];&quot;&lt;/xsl:when&gt;&quot;)" office:value-type="string" office:string-value="&lt;xsl:when test=&quot;. = 'VILLANOVA D&amp;amp;apos;ALBENGA'&quot;&gt;&lt;comune&gt;009068&lt;/comune&gt;&lt;provincia&gt;009&lt;/provincia&gt;&lt;/xsl:when&gt;">
            <text:p>&lt;xsl:when test=". = 'VILLANOVA D&amp;amp;apos;ALBENGA'"&gt;&lt;comune&gt;009068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uccarello</text:p>
          </table:table-cell>
          <table:table-cell table:style-name="ce5" office:value-type="float" office:value="9069">
            <text:p>9069</text:p>
          </table:table-cell>
          <table:table-cell table:style-name="ce6" table:formula="of:=TEXT([.B139];&quot;000000&quot;)" office:value-type="string" office:string-value="009069">
            <text:p>009069</text:p>
          </table:table-cell>
          <table:table-cell table:formula="of:=CONCATENATE(&quot;&lt;xsl:when test=&quot;&quot;. = '&quot;;SUBSTITUTE(UPPER([.A139]);&quot;'&quot;;&quot;&amp;amp;apos;&quot;);&quot;'&quot;&quot;&gt;&quot;;[.C139];&quot;&lt;/xsl:when&gt;&quot;)" office:value-type="string" office:string-value="&lt;xsl:when test=&quot;. = 'ZUCCARELLO'&quot;&gt;009069&lt;/xsl:when&gt;">
            <text:p>&lt;xsl:when test=". = 'ZUCCARELLO'"&gt;009069&lt;/xsl:when&gt;</text:p>
          </table:table-cell>
          <table:table-cell table:formula="of:=CONCATENATE(&quot;&lt;comune&gt;&quot;; [.C139];&quot;&lt;/comune&gt;&quot;)" office:value-type="string" office:string-value="&lt;comune&gt;009069&lt;/comune&gt;">
            <text:p>&lt;comune&gt;009069&lt;/comune&gt;</text:p>
          </table:table-cell>
          <table:table-cell table:formula="of:=CONCATENATE(&quot;&lt;provincia&gt;&quot;; LEFT([.C139];3);&quot;&lt;/provincia&gt;&quot;)" office:value-type="string" office:string-value="&lt;provincia&gt;009&lt;/provincia&gt;">
            <text:p>&lt;provincia&gt;009&lt;/provincia&gt;</text:p>
          </table:table-cell>
          <table:table-cell table:formula="of:=CONCATENATE(&quot;&lt;xsl:when test=&quot;&quot;. = '&quot;;SUBSTITUTE(UPPER([.A139]);&quot;'&quot;;&quot;&amp;amp;apos;&quot;);&quot;'&quot;&quot;&gt;&quot;;[.E139];[.F139];&quot;&lt;/xsl:when&gt;&quot;)" office:value-type="string" office:string-value="&lt;xsl:when test=&quot;. = 'ZUCCARELLO'&quot;&gt;&lt;comune&gt;009069&lt;/comune&gt;&lt;provincia&gt;009&lt;/provincia&gt;&lt;/xsl:when&gt;">
            <text:p>&lt;xsl:when test=". = 'ZUCCARELLO'"&gt;&lt;comune&gt;009069&lt;/comune&gt;&lt;provincia&gt;009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renzano</text:p>
          </table:table-cell>
          <table:table-cell table:style-name="ce5" office:value-type="float" office:value="10001">
            <text:p>10001</text:p>
          </table:table-cell>
          <table:table-cell table:style-name="ce6" table:formula="of:=TEXT([.B140];&quot;000000&quot;)" office:value-type="string" office:string-value="010001">
            <text:p>010001</text:p>
          </table:table-cell>
          <table:table-cell table:formula="of:=CONCATENATE(&quot;&lt;xsl:when test=&quot;&quot;. = '&quot;;SUBSTITUTE(UPPER([.A140]);&quot;'&quot;;&quot;&amp;amp;apos;&quot;);&quot;'&quot;&quot;&gt;&quot;;[.C140];&quot;&lt;/xsl:when&gt;&quot;)" office:value-type="string" office:string-value="&lt;xsl:when test=&quot;. = 'ARENZANO'&quot;&gt;010001&lt;/xsl:when&gt;">
            <text:p>&lt;xsl:when test=". = 'ARENZANO'"&gt;010001&lt;/xsl:when&gt;</text:p>
          </table:table-cell>
          <table:table-cell table:formula="of:=CONCATENATE(&quot;&lt;comune&gt;&quot;; [.C140];&quot;&lt;/comune&gt;&quot;)" office:value-type="string" office:string-value="&lt;comune&gt;010001&lt;/comune&gt;">
            <text:p>&lt;comune&gt;010001&lt;/comune&gt;</text:p>
          </table:table-cell>
          <table:table-cell table:formula="of:=CONCATENATE(&quot;&lt;provincia&gt;&quot;; LEFT([.C14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0]);&quot;'&quot;;&quot;&amp;amp;apos;&quot;);&quot;'&quot;&quot;&gt;&quot;;[.E140];[.F140];&quot;&lt;/xsl:when&gt;&quot;)" office:value-type="string" office:string-value="&lt;xsl:when test=&quot;. = 'ARENZANO'&quot;&gt;&lt;comune&gt;010001&lt;/comune&gt;&lt;provincia&gt;010&lt;/provincia&gt;&lt;/xsl:when&gt;">
            <text:p>&lt;xsl:when test=". = 'ARENZANO'"&gt;&lt;comune&gt;01000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vegno</text:p>
          </table:table-cell>
          <table:table-cell table:style-name="ce5" office:value-type="float" office:value="10002">
            <text:p>10002</text:p>
          </table:table-cell>
          <table:table-cell table:style-name="ce6" table:formula="of:=TEXT([.B141];&quot;000000&quot;)" office:value-type="string" office:string-value="010002">
            <text:p>010002</text:p>
          </table:table-cell>
          <table:table-cell table:formula="of:=CONCATENATE(&quot;&lt;xsl:when test=&quot;&quot;. = '&quot;;SUBSTITUTE(UPPER([.A141]);&quot;'&quot;;&quot;&amp;amp;apos;&quot;);&quot;'&quot;&quot;&gt;&quot;;[.C141];&quot;&lt;/xsl:when&gt;&quot;)" office:value-type="string" office:string-value="&lt;xsl:when test=&quot;. = 'AVEGNO'&quot;&gt;010002&lt;/xsl:when&gt;">
            <text:p>&lt;xsl:when test=". = 'AVEGNO'"&gt;010002&lt;/xsl:when&gt;</text:p>
          </table:table-cell>
          <table:table-cell table:formula="of:=CONCATENATE(&quot;&lt;comune&gt;&quot;; [.C141];&quot;&lt;/comune&gt;&quot;)" office:value-type="string" office:string-value="&lt;comune&gt;010002&lt;/comune&gt;">
            <text:p>&lt;comune&gt;010002&lt;/comune&gt;</text:p>
          </table:table-cell>
          <table:table-cell table:formula="of:=CONCATENATE(&quot;&lt;provincia&gt;&quot;; LEFT([.C14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1]);&quot;'&quot;;&quot;&amp;amp;apos;&quot;);&quot;'&quot;&quot;&gt;&quot;;[.E141];[.F141];&quot;&lt;/xsl:when&gt;&quot;)" office:value-type="string" office:string-value="&lt;xsl:when test=&quot;. = 'AVEGNO'&quot;&gt;&lt;comune&gt;010002&lt;/comune&gt;&lt;provincia&gt;010&lt;/provincia&gt;&lt;/xsl:when&gt;">
            <text:p>&lt;xsl:when test=". = 'AVEGNO'"&gt;&lt;comune&gt;01000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rgagli</text:p>
          </table:table-cell>
          <table:table-cell table:style-name="ce5" office:value-type="float" office:value="10003">
            <text:p>10003</text:p>
          </table:table-cell>
          <table:table-cell table:style-name="ce6" table:formula="of:=TEXT([.B142];&quot;000000&quot;)" office:value-type="string" office:string-value="010003">
            <text:p>010003</text:p>
          </table:table-cell>
          <table:table-cell table:formula="of:=CONCATENATE(&quot;&lt;xsl:when test=&quot;&quot;. = '&quot;;SUBSTITUTE(UPPER([.A142]);&quot;'&quot;;&quot;&amp;amp;apos;&quot;);&quot;'&quot;&quot;&gt;&quot;;[.C142];&quot;&lt;/xsl:when&gt;&quot;)" office:value-type="string" office:string-value="&lt;xsl:when test=&quot;. = 'BARGAGLI'&quot;&gt;010003&lt;/xsl:when&gt;">
            <text:p>&lt;xsl:when test=". = 'BARGAGLI'"&gt;010003&lt;/xsl:when&gt;</text:p>
          </table:table-cell>
          <table:table-cell table:formula="of:=CONCATENATE(&quot;&lt;comune&gt;&quot;; [.C142];&quot;&lt;/comune&gt;&quot;)" office:value-type="string" office:string-value="&lt;comune&gt;010003&lt;/comune&gt;">
            <text:p>&lt;comune&gt;010003&lt;/comune&gt;</text:p>
          </table:table-cell>
          <table:table-cell table:formula="of:=CONCATENATE(&quot;&lt;provincia&gt;&quot;; LEFT([.C14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2]);&quot;'&quot;;&quot;&amp;amp;apos;&quot;);&quot;'&quot;&quot;&gt;&quot;;[.E142];[.F142];&quot;&lt;/xsl:when&gt;&quot;)" office:value-type="string" office:string-value="&lt;xsl:when test=&quot;. = 'BARGAGLI'&quot;&gt;&lt;comune&gt;010003&lt;/comune&gt;&lt;provincia&gt;010&lt;/provincia&gt;&lt;/xsl:when&gt;">
            <text:p>&lt;xsl:when test=". = 'BARGAGLI'"&gt;&lt;comune&gt;01000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gliasco</text:p>
          </table:table-cell>
          <table:table-cell table:style-name="ce5" office:value-type="float" office:value="10004">
            <text:p>10004</text:p>
          </table:table-cell>
          <table:table-cell table:style-name="ce6" table:formula="of:=TEXT([.B143];&quot;000000&quot;)" office:value-type="string" office:string-value="010004">
            <text:p>010004</text:p>
          </table:table-cell>
          <table:table-cell table:formula="of:=CONCATENATE(&quot;&lt;xsl:when test=&quot;&quot;. = '&quot;;SUBSTITUTE(UPPER([.A143]);&quot;'&quot;;&quot;&amp;amp;apos;&quot;);&quot;'&quot;&quot;&gt;&quot;;[.C143];&quot;&lt;/xsl:when&gt;&quot;)" office:value-type="string" office:string-value="&lt;xsl:when test=&quot;. = 'BOGLIASCO'&quot;&gt;010004&lt;/xsl:when&gt;">
            <text:p>&lt;xsl:when test=". = 'BOGLIASCO'"&gt;010004&lt;/xsl:when&gt;</text:p>
          </table:table-cell>
          <table:table-cell table:formula="of:=CONCATENATE(&quot;&lt;comune&gt;&quot;; [.C143];&quot;&lt;/comune&gt;&quot;)" office:value-type="string" office:string-value="&lt;comune&gt;010004&lt;/comune&gt;">
            <text:p>&lt;comune&gt;010004&lt;/comune&gt;</text:p>
          </table:table-cell>
          <table:table-cell table:formula="of:=CONCATENATE(&quot;&lt;provincia&gt;&quot;; LEFT([.C14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3]);&quot;'&quot;;&quot;&amp;amp;apos;&quot;);&quot;'&quot;&quot;&gt;&quot;;[.E143];[.F143];&quot;&lt;/xsl:when&gt;&quot;)" office:value-type="string" office:string-value="&lt;xsl:when test=&quot;. = 'BOGLIASCO'&quot;&gt;&lt;comune&gt;010004&lt;/comune&gt;&lt;provincia&gt;010&lt;/provincia&gt;&lt;/xsl:when&gt;">
            <text:p>&lt;xsl:when test=". = 'BOGLIASCO'"&gt;&lt;comune&gt;01000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zonasca</text:p>
          </table:table-cell>
          <table:table-cell table:style-name="ce5" office:value-type="float" office:value="10005">
            <text:p>10005</text:p>
          </table:table-cell>
          <table:table-cell table:style-name="ce6" table:formula="of:=TEXT([.B144];&quot;000000&quot;)" office:value-type="string" office:string-value="010005">
            <text:p>010005</text:p>
          </table:table-cell>
          <table:table-cell table:formula="of:=CONCATENATE(&quot;&lt;xsl:when test=&quot;&quot;. = '&quot;;SUBSTITUTE(UPPER([.A144]);&quot;'&quot;;&quot;&amp;amp;apos;&quot;);&quot;'&quot;&quot;&gt;&quot;;[.C144];&quot;&lt;/xsl:when&gt;&quot;)" office:value-type="string" office:string-value="&lt;xsl:when test=&quot;. = 'BORZONASCA'&quot;&gt;010005&lt;/xsl:when&gt;">
            <text:p>&lt;xsl:when test=". = 'BORZONASCA'"&gt;010005&lt;/xsl:when&gt;</text:p>
          </table:table-cell>
          <table:table-cell table:formula="of:=CONCATENATE(&quot;&lt;comune&gt;&quot;; [.C144];&quot;&lt;/comune&gt;&quot;)" office:value-type="string" office:string-value="&lt;comune&gt;010005&lt;/comune&gt;">
            <text:p>&lt;comune&gt;010005&lt;/comune&gt;</text:p>
          </table:table-cell>
          <table:table-cell table:formula="of:=CONCATENATE(&quot;&lt;provincia&gt;&quot;; LEFT([.C14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4]);&quot;'&quot;;&quot;&amp;amp;apos;&quot;);&quot;'&quot;&quot;&gt;&quot;;[.E144];[.F144];&quot;&lt;/xsl:when&gt;&quot;)" office:value-type="string" office:string-value="&lt;xsl:when test=&quot;. = 'BORZONASCA'&quot;&gt;&lt;comune&gt;010005&lt;/comune&gt;&lt;provincia&gt;010&lt;/provincia&gt;&lt;/xsl:when&gt;">
            <text:p>&lt;xsl:when test=". = 'BORZONASCA'"&gt;&lt;comune&gt;01000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usalla</text:p>
          </table:table-cell>
          <table:table-cell table:style-name="ce5" office:value-type="float" office:value="10006">
            <text:p>10006</text:p>
          </table:table-cell>
          <table:table-cell table:style-name="ce6" table:formula="of:=TEXT([.B145];&quot;000000&quot;)" office:value-type="string" office:string-value="010006">
            <text:p>010006</text:p>
          </table:table-cell>
          <table:table-cell table:formula="of:=CONCATENATE(&quot;&lt;xsl:when test=&quot;&quot;. = '&quot;;SUBSTITUTE(UPPER([.A145]);&quot;'&quot;;&quot;&amp;amp;apos;&quot;);&quot;'&quot;&quot;&gt;&quot;;[.C145];&quot;&lt;/xsl:when&gt;&quot;)" office:value-type="string" office:string-value="&lt;xsl:when test=&quot;. = 'BUSALLA'&quot;&gt;010006&lt;/xsl:when&gt;">
            <text:p>&lt;xsl:when test=". = 'BUSALLA'"&gt;010006&lt;/xsl:when&gt;</text:p>
          </table:table-cell>
          <table:table-cell table:formula="of:=CONCATENATE(&quot;&lt;comune&gt;&quot;; [.C145];&quot;&lt;/comune&gt;&quot;)" office:value-type="string" office:string-value="&lt;comune&gt;010006&lt;/comune&gt;">
            <text:p>&lt;comune&gt;010006&lt;/comune&gt;</text:p>
          </table:table-cell>
          <table:table-cell table:formula="of:=CONCATENATE(&quot;&lt;provincia&gt;&quot;; LEFT([.C14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5]);&quot;'&quot;;&quot;&amp;amp;apos;&quot;);&quot;'&quot;&quot;&gt;&quot;;[.E145];[.F145];&quot;&lt;/xsl:when&gt;&quot;)" office:value-type="string" office:string-value="&lt;xsl:when test=&quot;. = 'BUSALLA'&quot;&gt;&lt;comune&gt;010006&lt;/comune&gt;&lt;provincia&gt;010&lt;/provincia&gt;&lt;/xsl:when&gt;">
            <text:p>&lt;xsl:when test=". = 'BUSALLA'"&gt;&lt;comune&gt;01000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ogli</text:p>
          </table:table-cell>
          <table:table-cell table:style-name="ce5" office:value-type="float" office:value="10007">
            <text:p>10007</text:p>
          </table:table-cell>
          <table:table-cell table:style-name="ce6" table:formula="of:=TEXT([.B146];&quot;000000&quot;)" office:value-type="string" office:string-value="010007">
            <text:p>010007</text:p>
          </table:table-cell>
          <table:table-cell table:formula="of:=CONCATENATE(&quot;&lt;xsl:when test=&quot;&quot;. = '&quot;;SUBSTITUTE(UPPER([.A146]);&quot;'&quot;;&quot;&amp;amp;apos;&quot;);&quot;'&quot;&quot;&gt;&quot;;[.C146];&quot;&lt;/xsl:when&gt;&quot;)" office:value-type="string" office:string-value="&lt;xsl:when test=&quot;. = 'CAMOGLI'&quot;&gt;010007&lt;/xsl:when&gt;">
            <text:p>&lt;xsl:when test=". = 'CAMOGLI'"&gt;010007&lt;/xsl:when&gt;</text:p>
          </table:table-cell>
          <table:table-cell table:formula="of:=CONCATENATE(&quot;&lt;comune&gt;&quot;; [.C146];&quot;&lt;/comune&gt;&quot;)" office:value-type="string" office:string-value="&lt;comune&gt;010007&lt;/comune&gt;">
            <text:p>&lt;comune&gt;010007&lt;/comune&gt;</text:p>
          </table:table-cell>
          <table:table-cell table:formula="of:=CONCATENATE(&quot;&lt;provincia&gt;&quot;; LEFT([.C14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6]);&quot;'&quot;;&quot;&amp;amp;apos;&quot;);&quot;'&quot;&quot;&gt;&quot;;[.E146];[.F146];&quot;&lt;/xsl:when&gt;&quot;)" office:value-type="string" office:string-value="&lt;xsl:when test=&quot;. = 'CAMOGLI'&quot;&gt;&lt;comune&gt;010007&lt;/comune&gt;&lt;provincia&gt;010&lt;/provincia&gt;&lt;/xsl:when&gt;">
            <text:p>&lt;xsl:when test=". = 'CAMOGLI'"&gt;&lt;comune&gt;01000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po Ligure</text:p>
          </table:table-cell>
          <table:table-cell table:style-name="ce5" office:value-type="float" office:value="10008">
            <text:p>10008</text:p>
          </table:table-cell>
          <table:table-cell table:style-name="ce6" table:formula="of:=TEXT([.B147];&quot;000000&quot;)" office:value-type="string" office:string-value="010008">
            <text:p>010008</text:p>
          </table:table-cell>
          <table:table-cell table:formula="of:=CONCATENATE(&quot;&lt;xsl:when test=&quot;&quot;. = '&quot;;SUBSTITUTE(UPPER([.A147]);&quot;'&quot;;&quot;&amp;amp;apos;&quot;);&quot;'&quot;&quot;&gt;&quot;;[.C147];&quot;&lt;/xsl:when&gt;&quot;)" office:value-type="string" office:string-value="&lt;xsl:when test=&quot;. = 'CAMPO LIGURE'&quot;&gt;010008&lt;/xsl:when&gt;">
            <text:p>&lt;xsl:when test=". = 'CAMPO LIGURE'"&gt;010008&lt;/xsl:when&gt;</text:p>
          </table:table-cell>
          <table:table-cell table:formula="of:=CONCATENATE(&quot;&lt;comune&gt;&quot;; [.C147];&quot;&lt;/comune&gt;&quot;)" office:value-type="string" office:string-value="&lt;comune&gt;010008&lt;/comune&gt;">
            <text:p>&lt;comune&gt;010008&lt;/comune&gt;</text:p>
          </table:table-cell>
          <table:table-cell table:formula="of:=CONCATENATE(&quot;&lt;provincia&gt;&quot;; LEFT([.C14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7]);&quot;'&quot;;&quot;&amp;amp;apos;&quot;);&quot;'&quot;&quot;&gt;&quot;;[.E147];[.F147];&quot;&lt;/xsl:when&gt;&quot;)" office:value-type="string" office:string-value="&lt;xsl:when test=&quot;. = 'CAMPO LIGURE'&quot;&gt;&lt;comune&gt;010008&lt;/comune&gt;&lt;provincia&gt;010&lt;/provincia&gt;&lt;/xsl:when&gt;">
            <text:p>&lt;xsl:when test=". = 'CAMPO LIGURE'"&gt;&lt;comune&gt;01000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pomorone</text:p>
          </table:table-cell>
          <table:table-cell table:style-name="ce5" office:value-type="float" office:value="10009">
            <text:p>10009</text:p>
          </table:table-cell>
          <table:table-cell table:style-name="ce6" table:formula="of:=TEXT([.B148];&quot;000000&quot;)" office:value-type="string" office:string-value="010009">
            <text:p>010009</text:p>
          </table:table-cell>
          <table:table-cell table:formula="of:=CONCATENATE(&quot;&lt;xsl:when test=&quot;&quot;. = '&quot;;SUBSTITUTE(UPPER([.A148]);&quot;'&quot;;&quot;&amp;amp;apos;&quot;);&quot;'&quot;&quot;&gt;&quot;;[.C148];&quot;&lt;/xsl:when&gt;&quot;)" office:value-type="string" office:string-value="&lt;xsl:when test=&quot;. = 'CAMPOMORONE'&quot;&gt;010009&lt;/xsl:when&gt;">
            <text:p>&lt;xsl:when test=". = 'CAMPOMORONE'"&gt;010009&lt;/xsl:when&gt;</text:p>
          </table:table-cell>
          <table:table-cell table:formula="of:=CONCATENATE(&quot;&lt;comune&gt;&quot;; [.C148];&quot;&lt;/comune&gt;&quot;)" office:value-type="string" office:string-value="&lt;comune&gt;010009&lt;/comune&gt;">
            <text:p>&lt;comune&gt;010009&lt;/comune&gt;</text:p>
          </table:table-cell>
          <table:table-cell table:formula="of:=CONCATENATE(&quot;&lt;provincia&gt;&quot;; LEFT([.C14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8]);&quot;'&quot;;&quot;&amp;amp;apos;&quot;);&quot;'&quot;&quot;&gt;&quot;;[.E148];[.F148];&quot;&lt;/xsl:when&gt;&quot;)" office:value-type="string" office:string-value="&lt;xsl:when test=&quot;. = 'CAMPOMORONE'&quot;&gt;&lt;comune&gt;010009&lt;/comune&gt;&lt;provincia&gt;010&lt;/provincia&gt;&lt;/xsl:when&gt;">
            <text:p>&lt;xsl:when test=". = 'CAMPOMORONE'"&gt;&lt;comune&gt;01000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asco</text:p>
          </table:table-cell>
          <table:table-cell table:style-name="ce5" office:value-type="float" office:value="10010">
            <text:p>10010</text:p>
          </table:table-cell>
          <table:table-cell table:style-name="ce6" table:formula="of:=TEXT([.B149];&quot;000000&quot;)" office:value-type="string" office:string-value="010010">
            <text:p>010010</text:p>
          </table:table-cell>
          <table:table-cell table:formula="of:=CONCATENATE(&quot;&lt;xsl:when test=&quot;&quot;. = '&quot;;SUBSTITUTE(UPPER([.A149]);&quot;'&quot;;&quot;&amp;amp;apos;&quot;);&quot;'&quot;&quot;&gt;&quot;;[.C149];&quot;&lt;/xsl:when&gt;&quot;)" office:value-type="string" office:string-value="&lt;xsl:when test=&quot;. = 'CARASCO'&quot;&gt;010010&lt;/xsl:when&gt;">
            <text:p>&lt;xsl:when test=". = 'CARASCO'"&gt;010010&lt;/xsl:when&gt;</text:p>
          </table:table-cell>
          <table:table-cell table:formula="of:=CONCATENATE(&quot;&lt;comune&gt;&quot;; [.C149];&quot;&lt;/comune&gt;&quot;)" office:value-type="string" office:string-value="&lt;comune&gt;010010&lt;/comune&gt;">
            <text:p>&lt;comune&gt;010010&lt;/comune&gt;</text:p>
          </table:table-cell>
          <table:table-cell table:formula="of:=CONCATENATE(&quot;&lt;provincia&gt;&quot;; LEFT([.C14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49]);&quot;'&quot;;&quot;&amp;amp;apos;&quot;);&quot;'&quot;&quot;&gt;&quot;;[.E149];[.F149];&quot;&lt;/xsl:when&gt;&quot;)" office:value-type="string" office:string-value="&lt;xsl:when test=&quot;. = 'CARASCO'&quot;&gt;&lt;comune&gt;010010&lt;/comune&gt;&lt;provincia&gt;010&lt;/provincia&gt;&lt;/xsl:when&gt;">
            <text:p>&lt;xsl:when test=". = 'CARASCO'"&gt;&lt;comune&gt;01001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arza Ligure</text:p>
          </table:table-cell>
          <table:table-cell table:style-name="ce5" office:value-type="float" office:value="10011">
            <text:p>10011</text:p>
          </table:table-cell>
          <table:table-cell table:style-name="ce6" table:formula="of:=TEXT([.B150];&quot;000000&quot;)" office:value-type="string" office:string-value="010011">
            <text:p>010011</text:p>
          </table:table-cell>
          <table:table-cell table:formula="of:=CONCATENATE(&quot;&lt;xsl:when test=&quot;&quot;. = '&quot;;SUBSTITUTE(UPPER([.A150]);&quot;'&quot;;&quot;&amp;amp;apos;&quot;);&quot;'&quot;&quot;&gt;&quot;;[.C150];&quot;&lt;/xsl:when&gt;&quot;)" office:value-type="string" office:string-value="&lt;xsl:when test=&quot;. = 'CASARZA LIGURE'&quot;&gt;010011&lt;/xsl:when&gt;">
            <text:p>&lt;xsl:when test=". = 'CASARZA LIGURE'"&gt;010011&lt;/xsl:when&gt;</text:p>
          </table:table-cell>
          <table:table-cell table:formula="of:=CONCATENATE(&quot;&lt;comune&gt;&quot;; [.C150];&quot;&lt;/comune&gt;&quot;)" office:value-type="string" office:string-value="&lt;comune&gt;010011&lt;/comune&gt;">
            <text:p>&lt;comune&gt;010011&lt;/comune&gt;</text:p>
          </table:table-cell>
          <table:table-cell table:formula="of:=CONCATENATE(&quot;&lt;provincia&gt;&quot;; LEFT([.C15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0]);&quot;'&quot;;&quot;&amp;amp;apos;&quot;);&quot;'&quot;&quot;&gt;&quot;;[.E150];[.F150];&quot;&lt;/xsl:when&gt;&quot;)" office:value-type="string" office:string-value="&lt;xsl:when test=&quot;. = 'CASARZA LIGURE'&quot;&gt;&lt;comune&gt;010011&lt;/comune&gt;&lt;provincia&gt;010&lt;/provincia&gt;&lt;/xsl:when&gt;">
            <text:p>&lt;xsl:when test=". = 'CASARZA LIGURE'"&gt;&lt;comune&gt;01001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ella</text:p>
          </table:table-cell>
          <table:table-cell table:style-name="ce5" office:value-type="float" office:value="10012">
            <text:p>10012</text:p>
          </table:table-cell>
          <table:table-cell table:style-name="ce6" table:formula="of:=TEXT([.B151];&quot;000000&quot;)" office:value-type="string" office:string-value="010012">
            <text:p>010012</text:p>
          </table:table-cell>
          <table:table-cell table:formula="of:=CONCATENATE(&quot;&lt;xsl:when test=&quot;&quot;. = '&quot;;SUBSTITUTE(UPPER([.A151]);&quot;'&quot;;&quot;&amp;amp;apos;&quot;);&quot;'&quot;&quot;&gt;&quot;;[.C151];&quot;&lt;/xsl:when&gt;&quot;)" office:value-type="string" office:string-value="&lt;xsl:when test=&quot;. = 'CASELLA'&quot;&gt;010012&lt;/xsl:when&gt;">
            <text:p>&lt;xsl:when test=". = 'CASELLA'"&gt;010012&lt;/xsl:when&gt;</text:p>
          </table:table-cell>
          <table:table-cell table:formula="of:=CONCATENATE(&quot;&lt;comune&gt;&quot;; [.C151];&quot;&lt;/comune&gt;&quot;)" office:value-type="string" office:string-value="&lt;comune&gt;010012&lt;/comune&gt;">
            <text:p>&lt;comune&gt;010012&lt;/comune&gt;</text:p>
          </table:table-cell>
          <table:table-cell table:formula="of:=CONCATENATE(&quot;&lt;provincia&gt;&quot;; LEFT([.C15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1]);&quot;'&quot;;&quot;&amp;amp;apos;&quot;);&quot;'&quot;&quot;&gt;&quot;;[.E151];[.F151];&quot;&lt;/xsl:when&gt;&quot;)" office:value-type="string" office:string-value="&lt;xsl:when test=&quot;. = 'CASELLA'&quot;&gt;&lt;comune&gt;010012&lt;/comune&gt;&lt;provincia&gt;010&lt;/provincia&gt;&lt;/xsl:when&gt;">
            <text:p>&lt;xsl:when test=". = 'CASELLA'"&gt;&lt;comune&gt;01001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iglione Chiavarese</text:p>
          </table:table-cell>
          <table:table-cell table:style-name="ce5" office:value-type="float" office:value="10013">
            <text:p>10013</text:p>
          </table:table-cell>
          <table:table-cell table:style-name="ce6" table:formula="of:=TEXT([.B152];&quot;000000&quot;)" office:value-type="string" office:string-value="010013">
            <text:p>010013</text:p>
          </table:table-cell>
          <table:table-cell table:formula="of:=CONCATENATE(&quot;&lt;xsl:when test=&quot;&quot;. = '&quot;;SUBSTITUTE(UPPER([.A152]);&quot;'&quot;;&quot;&amp;amp;apos;&quot;);&quot;'&quot;&quot;&gt;&quot;;[.C152];&quot;&lt;/xsl:when&gt;&quot;)" office:value-type="string" office:string-value="&lt;xsl:when test=&quot;. = 'CASTIGLIONE CHIAVARESE'&quot;&gt;010013&lt;/xsl:when&gt;">
            <text:p>&lt;xsl:when test=". = 'CASTIGLIONE CHIAVARESE'"&gt;010013&lt;/xsl:when&gt;</text:p>
          </table:table-cell>
          <table:table-cell table:formula="of:=CONCATENATE(&quot;&lt;comune&gt;&quot;; [.C152];&quot;&lt;/comune&gt;&quot;)" office:value-type="string" office:string-value="&lt;comune&gt;010013&lt;/comune&gt;">
            <text:p>&lt;comune&gt;010013&lt;/comune&gt;</text:p>
          </table:table-cell>
          <table:table-cell table:formula="of:=CONCATENATE(&quot;&lt;provincia&gt;&quot;; LEFT([.C15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2]);&quot;'&quot;;&quot;&amp;amp;apos;&quot;);&quot;'&quot;&quot;&gt;&quot;;[.E152];[.F152];&quot;&lt;/xsl:when&gt;&quot;)" office:value-type="string" office:string-value="&lt;xsl:when test=&quot;. = 'CASTIGLIONE CHIAVARESE'&quot;&gt;&lt;comune&gt;010013&lt;/comune&gt;&lt;provincia&gt;010&lt;/provincia&gt;&lt;/xsl:when&gt;">
            <text:p>&lt;xsl:when test=". = 'CASTIGLIONE CHIAVARESE'"&gt;&lt;comune&gt;01001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eranesi</text:p>
          </table:table-cell>
          <table:table-cell table:style-name="ce5" office:value-type="float" office:value="10014">
            <text:p>10014</text:p>
          </table:table-cell>
          <table:table-cell table:style-name="ce6" table:formula="of:=TEXT([.B153];&quot;000000&quot;)" office:value-type="string" office:string-value="010014">
            <text:p>010014</text:p>
          </table:table-cell>
          <table:table-cell table:formula="of:=CONCATENATE(&quot;&lt;xsl:when test=&quot;&quot;. = '&quot;;SUBSTITUTE(UPPER([.A153]);&quot;'&quot;;&quot;&amp;amp;apos;&quot;);&quot;'&quot;&quot;&gt;&quot;;[.C153];&quot;&lt;/xsl:when&gt;&quot;)" office:value-type="string" office:string-value="&lt;xsl:when test=&quot;. = 'CERANESI'&quot;&gt;010014&lt;/xsl:when&gt;">
            <text:p>&lt;xsl:when test=". = 'CERANESI'"&gt;010014&lt;/xsl:when&gt;</text:p>
          </table:table-cell>
          <table:table-cell table:formula="of:=CONCATENATE(&quot;&lt;comune&gt;&quot;; [.C153];&quot;&lt;/comune&gt;&quot;)" office:value-type="string" office:string-value="&lt;comune&gt;010014&lt;/comune&gt;">
            <text:p>&lt;comune&gt;010014&lt;/comune&gt;</text:p>
          </table:table-cell>
          <table:table-cell table:formula="of:=CONCATENATE(&quot;&lt;provincia&gt;&quot;; LEFT([.C15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3]);&quot;'&quot;;&quot;&amp;amp;apos;&quot;);&quot;'&quot;&quot;&gt;&quot;;[.E153];[.F153];&quot;&lt;/xsl:when&gt;&quot;)" office:value-type="string" office:string-value="&lt;xsl:when test=&quot;. = 'CERANESI'&quot;&gt;&lt;comune&gt;010014&lt;/comune&gt;&lt;provincia&gt;010&lt;/provincia&gt;&lt;/xsl:when&gt;">
            <text:p>&lt;xsl:when test=". = 'CERANESI'"&gt;&lt;comune&gt;01001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iavari</text:p>
          </table:table-cell>
          <table:table-cell table:style-name="ce5" office:value-type="float" office:value="10015">
            <text:p>10015</text:p>
          </table:table-cell>
          <table:table-cell table:style-name="ce6" table:formula="of:=TEXT([.B154];&quot;000000&quot;)" office:value-type="string" office:string-value="010015">
            <text:p>010015</text:p>
          </table:table-cell>
          <table:table-cell table:formula="of:=CONCATENATE(&quot;&lt;xsl:when test=&quot;&quot;. = '&quot;;SUBSTITUTE(UPPER([.A154]);&quot;'&quot;;&quot;&amp;amp;apos;&quot;);&quot;'&quot;&quot;&gt;&quot;;[.C154];&quot;&lt;/xsl:when&gt;&quot;)" office:value-type="string" office:string-value="&lt;xsl:when test=&quot;. = 'CHIAVARI'&quot;&gt;010015&lt;/xsl:when&gt;">
            <text:p>&lt;xsl:when test=". = 'CHIAVARI'"&gt;010015&lt;/xsl:when&gt;</text:p>
          </table:table-cell>
          <table:table-cell table:formula="of:=CONCATENATE(&quot;&lt;comune&gt;&quot;; [.C154];&quot;&lt;/comune&gt;&quot;)" office:value-type="string" office:string-value="&lt;comune&gt;010015&lt;/comune&gt;">
            <text:p>&lt;comune&gt;010015&lt;/comune&gt;</text:p>
          </table:table-cell>
          <table:table-cell table:formula="of:=CONCATENATE(&quot;&lt;provincia&gt;&quot;; LEFT([.C15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4]);&quot;'&quot;;&quot;&amp;amp;apos;&quot;);&quot;'&quot;&quot;&gt;&quot;;[.E154];[.F154];&quot;&lt;/xsl:when&gt;&quot;)" office:value-type="string" office:string-value="&lt;xsl:when test=&quot;. = 'CHIAVARI'&quot;&gt;&lt;comune&gt;010015&lt;/comune&gt;&lt;provincia&gt;010&lt;/provincia&gt;&lt;/xsl:when&gt;">
            <text:p>&lt;xsl:when test=". = 'CHIAVARI'"&gt;&lt;comune&gt;01001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icagna</text:p>
          </table:table-cell>
          <table:table-cell table:style-name="ce5" office:value-type="float" office:value="10016">
            <text:p>10016</text:p>
          </table:table-cell>
          <table:table-cell table:style-name="ce6" table:formula="of:=TEXT([.B155];&quot;000000&quot;)" office:value-type="string" office:string-value="010016">
            <text:p>010016</text:p>
          </table:table-cell>
          <table:table-cell table:formula="of:=CONCATENATE(&quot;&lt;xsl:when test=&quot;&quot;. = '&quot;;SUBSTITUTE(UPPER([.A155]);&quot;'&quot;;&quot;&amp;amp;apos;&quot;);&quot;'&quot;&quot;&gt;&quot;;[.C155];&quot;&lt;/xsl:when&gt;&quot;)" office:value-type="string" office:string-value="&lt;xsl:when test=&quot;. = 'CICAGNA'&quot;&gt;010016&lt;/xsl:when&gt;">
            <text:p>&lt;xsl:when test=". = 'CICAGNA'"&gt;010016&lt;/xsl:when&gt;</text:p>
          </table:table-cell>
          <table:table-cell table:formula="of:=CONCATENATE(&quot;&lt;comune&gt;&quot;; [.C155];&quot;&lt;/comune&gt;&quot;)" office:value-type="string" office:string-value="&lt;comune&gt;010016&lt;/comune&gt;">
            <text:p>&lt;comune&gt;010016&lt;/comune&gt;</text:p>
          </table:table-cell>
          <table:table-cell table:formula="of:=CONCATENATE(&quot;&lt;provincia&gt;&quot;; LEFT([.C15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5]);&quot;'&quot;;&quot;&amp;amp;apos;&quot;);&quot;'&quot;&quot;&gt;&quot;;[.E155];[.F155];&quot;&lt;/xsl:when&gt;&quot;)" office:value-type="string" office:string-value="&lt;xsl:when test=&quot;. = 'CICAGNA'&quot;&gt;&lt;comune&gt;010016&lt;/comune&gt;&lt;provincia&gt;010&lt;/provincia&gt;&lt;/xsl:when&gt;">
            <text:p>&lt;xsl:when test=". = 'CICAGNA'"&gt;&lt;comune&gt;01001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goleto</text:p>
          </table:table-cell>
          <table:table-cell table:style-name="ce5" office:value-type="float" office:value="10017">
            <text:p>10017</text:p>
          </table:table-cell>
          <table:table-cell table:style-name="ce6" table:formula="of:=TEXT([.B156];&quot;000000&quot;)" office:value-type="string" office:string-value="010017">
            <text:p>010017</text:p>
          </table:table-cell>
          <table:table-cell table:formula="of:=CONCATENATE(&quot;&lt;xsl:when test=&quot;&quot;. = '&quot;;SUBSTITUTE(UPPER([.A156]);&quot;'&quot;;&quot;&amp;amp;apos;&quot;);&quot;'&quot;&quot;&gt;&quot;;[.C156];&quot;&lt;/xsl:when&gt;&quot;)" office:value-type="string" office:string-value="&lt;xsl:when test=&quot;. = 'COGOLETO'&quot;&gt;010017&lt;/xsl:when&gt;">
            <text:p>&lt;xsl:when test=". = 'COGOLETO'"&gt;010017&lt;/xsl:when&gt;</text:p>
          </table:table-cell>
          <table:table-cell table:formula="of:=CONCATENATE(&quot;&lt;comune&gt;&quot;; [.C156];&quot;&lt;/comune&gt;&quot;)" office:value-type="string" office:string-value="&lt;comune&gt;010017&lt;/comune&gt;">
            <text:p>&lt;comune&gt;010017&lt;/comune&gt;</text:p>
          </table:table-cell>
          <table:table-cell table:formula="of:=CONCATENATE(&quot;&lt;provincia&gt;&quot;; LEFT([.C15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6]);&quot;'&quot;;&quot;&amp;amp;apos;&quot;);&quot;'&quot;&quot;&gt;&quot;;[.E156];[.F156];&quot;&lt;/xsl:when&gt;&quot;)" office:value-type="string" office:string-value="&lt;xsl:when test=&quot;. = 'COGOLETO'&quot;&gt;&lt;comune&gt;010017&lt;/comune&gt;&lt;provincia&gt;010&lt;/provincia&gt;&lt;/xsl:when&gt;">
            <text:p>&lt;xsl:when test=". = 'COGOLETO'"&gt;&lt;comune&gt;01001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gorno</text:p>
          </table:table-cell>
          <table:table-cell table:style-name="ce5" office:value-type="float" office:value="10018">
            <text:p>10018</text:p>
          </table:table-cell>
          <table:table-cell table:style-name="ce6" table:formula="of:=TEXT([.B157];&quot;000000&quot;)" office:value-type="string" office:string-value="010018">
            <text:p>010018</text:p>
          </table:table-cell>
          <table:table-cell table:formula="of:=CONCATENATE(&quot;&lt;xsl:when test=&quot;&quot;. = '&quot;;SUBSTITUTE(UPPER([.A157]);&quot;'&quot;;&quot;&amp;amp;apos;&quot;);&quot;'&quot;&quot;&gt;&quot;;[.C157];&quot;&lt;/xsl:when&gt;&quot;)" office:value-type="string" office:string-value="&lt;xsl:when test=&quot;. = 'COGORNO'&quot;&gt;010018&lt;/xsl:when&gt;">
            <text:p>&lt;xsl:when test=". = 'COGORNO'"&gt;010018&lt;/xsl:when&gt;</text:p>
          </table:table-cell>
          <table:table-cell table:formula="of:=CONCATENATE(&quot;&lt;comune&gt;&quot;; [.C157];&quot;&lt;/comune&gt;&quot;)" office:value-type="string" office:string-value="&lt;comune&gt;010018&lt;/comune&gt;">
            <text:p>&lt;comune&gt;010018&lt;/comune&gt;</text:p>
          </table:table-cell>
          <table:table-cell table:formula="of:=CONCATENATE(&quot;&lt;provincia&gt;&quot;; LEFT([.C15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7]);&quot;'&quot;;&quot;&amp;amp;apos;&quot;);&quot;'&quot;&quot;&gt;&quot;;[.E157];[.F157];&quot;&lt;/xsl:when&gt;&quot;)" office:value-type="string" office:string-value="&lt;xsl:when test=&quot;. = 'COGORNO'&quot;&gt;&lt;comune&gt;010018&lt;/comune&gt;&lt;provincia&gt;010&lt;/provincia&gt;&lt;/xsl:when&gt;">
            <text:p>&lt;xsl:when test=". = 'COGORNO'"&gt;&lt;comune&gt;01001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reglia Ligure</text:p>
          </table:table-cell>
          <table:table-cell table:style-name="ce5" office:value-type="float" office:value="10019">
            <text:p>10019</text:p>
          </table:table-cell>
          <table:table-cell table:style-name="ce6" table:formula="of:=TEXT([.B158];&quot;000000&quot;)" office:value-type="string" office:string-value="010019">
            <text:p>010019</text:p>
          </table:table-cell>
          <table:table-cell table:formula="of:=CONCATENATE(&quot;&lt;xsl:when test=&quot;&quot;. = '&quot;;SUBSTITUTE(UPPER([.A158]);&quot;'&quot;;&quot;&amp;amp;apos;&quot;);&quot;'&quot;&quot;&gt;&quot;;[.C158];&quot;&lt;/xsl:when&gt;&quot;)" office:value-type="string" office:string-value="&lt;xsl:when test=&quot;. = 'COREGLIA LIGURE'&quot;&gt;010019&lt;/xsl:when&gt;">
            <text:p>&lt;xsl:when test=". = 'COREGLIA LIGURE'"&gt;010019&lt;/xsl:when&gt;</text:p>
          </table:table-cell>
          <table:table-cell table:formula="of:=CONCATENATE(&quot;&lt;comune&gt;&quot;; [.C158];&quot;&lt;/comune&gt;&quot;)" office:value-type="string" office:string-value="&lt;comune&gt;010019&lt;/comune&gt;">
            <text:p>&lt;comune&gt;010019&lt;/comune&gt;</text:p>
          </table:table-cell>
          <table:table-cell table:formula="of:=CONCATENATE(&quot;&lt;provincia&gt;&quot;; LEFT([.C15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8]);&quot;'&quot;;&quot;&amp;amp;apos;&quot;);&quot;'&quot;&quot;&gt;&quot;;[.E158];[.F158];&quot;&lt;/xsl:when&gt;&quot;)" office:value-type="string" office:string-value="&lt;xsl:when test=&quot;. = 'COREGLIA LIGURE'&quot;&gt;&lt;comune&gt;010019&lt;/comune&gt;&lt;provincia&gt;010&lt;/provincia&gt;&lt;/xsl:when&gt;">
            <text:p>&lt;xsl:when test=". = 'COREGLIA LIGURE'"&gt;&lt;comune&gt;01001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rocefieschi</text:p>
          </table:table-cell>
          <table:table-cell table:style-name="ce5" office:value-type="float" office:value="10020">
            <text:p>10020</text:p>
          </table:table-cell>
          <table:table-cell table:style-name="ce6" table:formula="of:=TEXT([.B159];&quot;000000&quot;)" office:value-type="string" office:string-value="010020">
            <text:p>010020</text:p>
          </table:table-cell>
          <table:table-cell table:formula="of:=CONCATENATE(&quot;&lt;xsl:when test=&quot;&quot;. = '&quot;;SUBSTITUTE(UPPER([.A159]);&quot;'&quot;;&quot;&amp;amp;apos;&quot;);&quot;'&quot;&quot;&gt;&quot;;[.C159];&quot;&lt;/xsl:when&gt;&quot;)" office:value-type="string" office:string-value="&lt;xsl:when test=&quot;. = 'CROCEFIESCHI'&quot;&gt;010020&lt;/xsl:when&gt;">
            <text:p>&lt;xsl:when test=". = 'CROCEFIESCHI'"&gt;010020&lt;/xsl:when&gt;</text:p>
          </table:table-cell>
          <table:table-cell table:formula="of:=CONCATENATE(&quot;&lt;comune&gt;&quot;; [.C159];&quot;&lt;/comune&gt;&quot;)" office:value-type="string" office:string-value="&lt;comune&gt;010020&lt;/comune&gt;">
            <text:p>&lt;comune&gt;010020&lt;/comune&gt;</text:p>
          </table:table-cell>
          <table:table-cell table:formula="of:=CONCATENATE(&quot;&lt;provincia&gt;&quot;; LEFT([.C15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59]);&quot;'&quot;;&quot;&amp;amp;apos;&quot;);&quot;'&quot;&quot;&gt;&quot;;[.E159];[.F159];&quot;&lt;/xsl:when&gt;&quot;)" office:value-type="string" office:string-value="&lt;xsl:when test=&quot;. = 'CROCEFIESCHI'&quot;&gt;&lt;comune&gt;010020&lt;/comune&gt;&lt;provincia&gt;010&lt;/provincia&gt;&lt;/xsl:when&gt;">
            <text:p>&lt;xsl:when test=". = 'CROCEFIESCHI'"&gt;&lt;comune&gt;01002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avagna</text:p>
          </table:table-cell>
          <table:table-cell table:style-name="ce5" office:value-type="float" office:value="10021">
            <text:p>10021</text:p>
          </table:table-cell>
          <table:table-cell table:style-name="ce6" table:formula="of:=TEXT([.B160];&quot;000000&quot;)" office:value-type="string" office:string-value="010021">
            <text:p>010021</text:p>
          </table:table-cell>
          <table:table-cell table:formula="of:=CONCATENATE(&quot;&lt;xsl:when test=&quot;&quot;. = '&quot;;SUBSTITUTE(UPPER([.A160]);&quot;'&quot;;&quot;&amp;amp;apos;&quot;);&quot;'&quot;&quot;&gt;&quot;;[.C160];&quot;&lt;/xsl:when&gt;&quot;)" office:value-type="string" office:string-value="&lt;xsl:when test=&quot;. = 'DAVAGNA'&quot;&gt;010021&lt;/xsl:when&gt;">
            <text:p>&lt;xsl:when test=". = 'DAVAGNA'"&gt;010021&lt;/xsl:when&gt;</text:p>
          </table:table-cell>
          <table:table-cell table:formula="of:=CONCATENATE(&quot;&lt;comune&gt;&quot;; [.C160];&quot;&lt;/comune&gt;&quot;)" office:value-type="string" office:string-value="&lt;comune&gt;010021&lt;/comune&gt;">
            <text:p>&lt;comune&gt;010021&lt;/comune&gt;</text:p>
          </table:table-cell>
          <table:table-cell table:formula="of:=CONCATENATE(&quot;&lt;provincia&gt;&quot;; LEFT([.C16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0]);&quot;'&quot;;&quot;&amp;amp;apos;&quot;);&quot;'&quot;&quot;&gt;&quot;;[.E160];[.F160];&quot;&lt;/xsl:when&gt;&quot;)" office:value-type="string" office:string-value="&lt;xsl:when test=&quot;. = 'DAVAGNA'&quot;&gt;&lt;comune&gt;010021&lt;/comune&gt;&lt;provincia&gt;010&lt;/provincia&gt;&lt;/xsl:when&gt;">
            <text:p>&lt;xsl:when test=". = 'DAVAGNA'"&gt;&lt;comune&gt;01002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ascia</text:p>
          </table:table-cell>
          <table:table-cell table:style-name="ce5" office:value-type="float" office:value="10022">
            <text:p>10022</text:p>
          </table:table-cell>
          <table:table-cell table:style-name="ce6" table:formula="of:=TEXT([.B161];&quot;000000&quot;)" office:value-type="string" office:string-value="010022">
            <text:p>010022</text:p>
          </table:table-cell>
          <table:table-cell table:formula="of:=CONCATENATE(&quot;&lt;xsl:when test=&quot;&quot;. = '&quot;;SUBSTITUTE(UPPER([.A161]);&quot;'&quot;;&quot;&amp;amp;apos;&quot;);&quot;'&quot;&quot;&gt;&quot;;[.C161];&quot;&lt;/xsl:when&gt;&quot;)" office:value-type="string" office:string-value="&lt;xsl:when test=&quot;. = 'FASCIA'&quot;&gt;010022&lt;/xsl:when&gt;">
            <text:p>&lt;xsl:when test=". = 'FASCIA'"&gt;010022&lt;/xsl:when&gt;</text:p>
          </table:table-cell>
          <table:table-cell table:formula="of:=CONCATENATE(&quot;&lt;comune&gt;&quot;; [.C161];&quot;&lt;/comune&gt;&quot;)" office:value-type="string" office:string-value="&lt;comune&gt;010022&lt;/comune&gt;">
            <text:p>&lt;comune&gt;010022&lt;/comune&gt;</text:p>
          </table:table-cell>
          <table:table-cell table:formula="of:=CONCATENATE(&quot;&lt;provincia&gt;&quot;; LEFT([.C16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1]);&quot;'&quot;;&quot;&amp;amp;apos;&quot;);&quot;'&quot;&quot;&gt;&quot;;[.E161];[.F161];&quot;&lt;/xsl:when&gt;&quot;)" office:value-type="string" office:string-value="&lt;xsl:when test=&quot;. = 'FASCIA'&quot;&gt;&lt;comune&gt;010022&lt;/comune&gt;&lt;provincia&gt;010&lt;/provincia&gt;&lt;/xsl:when&gt;">
            <text:p>&lt;xsl:when test=". = 'FASCIA'"&gt;&lt;comune&gt;01002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avale di Malvaro</text:p>
          </table:table-cell>
          <table:table-cell table:style-name="ce5" office:value-type="float" office:value="10023">
            <text:p>10023</text:p>
          </table:table-cell>
          <table:table-cell table:style-name="ce6" table:formula="of:=TEXT([.B162];&quot;000000&quot;)" office:value-type="string" office:string-value="010023">
            <text:p>010023</text:p>
          </table:table-cell>
          <table:table-cell table:formula="of:=CONCATENATE(&quot;&lt;xsl:when test=&quot;&quot;. = '&quot;;SUBSTITUTE(UPPER([.A162]);&quot;'&quot;;&quot;&amp;amp;apos;&quot;);&quot;'&quot;&quot;&gt;&quot;;[.C162];&quot;&lt;/xsl:when&gt;&quot;)" office:value-type="string" office:string-value="&lt;xsl:when test=&quot;. = 'FAVALE DI MALVARO'&quot;&gt;010023&lt;/xsl:when&gt;">
            <text:p>&lt;xsl:when test=". = 'FAVALE DI MALVARO'"&gt;010023&lt;/xsl:when&gt;</text:p>
          </table:table-cell>
          <table:table-cell table:formula="of:=CONCATENATE(&quot;&lt;comune&gt;&quot;; [.C162];&quot;&lt;/comune&gt;&quot;)" office:value-type="string" office:string-value="&lt;comune&gt;010023&lt;/comune&gt;">
            <text:p>&lt;comune&gt;010023&lt;/comune&gt;</text:p>
          </table:table-cell>
          <table:table-cell table:formula="of:=CONCATENATE(&quot;&lt;provincia&gt;&quot;; LEFT([.C16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2]);&quot;'&quot;;&quot;&amp;amp;apos;&quot;);&quot;'&quot;&quot;&gt;&quot;;[.E162];[.F162];&quot;&lt;/xsl:when&gt;&quot;)" office:value-type="string" office:string-value="&lt;xsl:when test=&quot;. = 'FAVALE DI MALVARO'&quot;&gt;&lt;comune&gt;010023&lt;/comune&gt;&lt;provincia&gt;010&lt;/provincia&gt;&lt;/xsl:when&gt;">
            <text:p>&lt;xsl:when test=". = 'FAVALE DI MALVARO'"&gt;&lt;comune&gt;01002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ontanigorda</text:p>
          </table:table-cell>
          <table:table-cell table:style-name="ce5" office:value-type="float" office:value="10024">
            <text:p>10024</text:p>
          </table:table-cell>
          <table:table-cell table:style-name="ce6" table:formula="of:=TEXT([.B163];&quot;000000&quot;)" office:value-type="string" office:string-value="010024">
            <text:p>010024</text:p>
          </table:table-cell>
          <table:table-cell table:formula="of:=CONCATENATE(&quot;&lt;xsl:when test=&quot;&quot;. = '&quot;;SUBSTITUTE(UPPER([.A163]);&quot;'&quot;;&quot;&amp;amp;apos;&quot;);&quot;'&quot;&quot;&gt;&quot;;[.C163];&quot;&lt;/xsl:when&gt;&quot;)" office:value-type="string" office:string-value="&lt;xsl:when test=&quot;. = 'FONTANIGORDA'&quot;&gt;010024&lt;/xsl:when&gt;">
            <text:p>&lt;xsl:when test=". = 'FONTANIGORDA'"&gt;010024&lt;/xsl:when&gt;</text:p>
          </table:table-cell>
          <table:table-cell table:formula="of:=CONCATENATE(&quot;&lt;comune&gt;&quot;; [.C163];&quot;&lt;/comune&gt;&quot;)" office:value-type="string" office:string-value="&lt;comune&gt;010024&lt;/comune&gt;">
            <text:p>&lt;comune&gt;010024&lt;/comune&gt;</text:p>
          </table:table-cell>
          <table:table-cell table:formula="of:=CONCATENATE(&quot;&lt;provincia&gt;&quot;; LEFT([.C16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3]);&quot;'&quot;;&quot;&amp;amp;apos;&quot;);&quot;'&quot;&quot;&gt;&quot;;[.E163];[.F163];&quot;&lt;/xsl:when&gt;&quot;)" office:value-type="string" office:string-value="&lt;xsl:when test=&quot;. = 'FONTANIGORDA'&quot;&gt;&lt;comune&gt;010024&lt;/comune&gt;&lt;provincia&gt;010&lt;/provincia&gt;&lt;/xsl:when&gt;">
            <text:p>&lt;xsl:when test=". = 'FONTANIGORDA'"&gt;&lt;comune&gt;01002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enova</text:p>
          </table:table-cell>
          <table:table-cell table:style-name="ce5" office:value-type="float" office:value="10025">
            <text:p>10025</text:p>
          </table:table-cell>
          <table:table-cell table:style-name="ce6" table:formula="of:=TEXT([.B164];&quot;000000&quot;)" office:value-type="string" office:string-value="010025">
            <text:p>010025</text:p>
          </table:table-cell>
          <table:table-cell table:formula="of:=CONCATENATE(&quot;&lt;xsl:when test=&quot;&quot;. = '&quot;;SUBSTITUTE(UPPER([.A164]);&quot;'&quot;;&quot;&amp;amp;apos;&quot;);&quot;'&quot;&quot;&gt;&quot;;[.C164];&quot;&lt;/xsl:when&gt;&quot;)" office:value-type="string" office:string-value="&lt;xsl:when test=&quot;. = 'GENOVA'&quot;&gt;010025&lt;/xsl:when&gt;">
            <text:p>&lt;xsl:when test=". = 'GENOVA'"&gt;010025&lt;/xsl:when&gt;</text:p>
          </table:table-cell>
          <table:table-cell table:formula="of:=CONCATENATE(&quot;&lt;comune&gt;&quot;; [.C164];&quot;&lt;/comune&gt;&quot;)" office:value-type="string" office:string-value="&lt;comune&gt;010025&lt;/comune&gt;">
            <text:p>&lt;comune&gt;010025&lt;/comune&gt;</text:p>
          </table:table-cell>
          <table:table-cell table:formula="of:=CONCATENATE(&quot;&lt;provincia&gt;&quot;; LEFT([.C16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4]);&quot;'&quot;;&quot;&amp;amp;apos;&quot;);&quot;'&quot;&quot;&gt;&quot;;[.E164];[.F164];&quot;&lt;/xsl:when&gt;&quot;)" office:value-type="string" office:string-value="&lt;xsl:when test=&quot;. = 'GENOVA'&quot;&gt;&lt;comune&gt;010025&lt;/comune&gt;&lt;provincia&gt;010&lt;/provincia&gt;&lt;/xsl:when&gt;">
            <text:p>&lt;xsl:when test=". = 'GENOVA'"&gt;&lt;comune&gt;01002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rreto</text:p>
          </table:table-cell>
          <table:table-cell table:style-name="ce5" office:value-type="float" office:value="10026">
            <text:p>10026</text:p>
          </table:table-cell>
          <table:table-cell table:style-name="ce6" table:formula="of:=TEXT([.B165];&quot;000000&quot;)" office:value-type="string" office:string-value="010026">
            <text:p>010026</text:p>
          </table:table-cell>
          <table:table-cell table:formula="of:=CONCATENATE(&quot;&lt;xsl:when test=&quot;&quot;. = '&quot;;SUBSTITUTE(UPPER([.A165]);&quot;'&quot;;&quot;&amp;amp;apos;&quot;);&quot;'&quot;&quot;&gt;&quot;;[.C165];&quot;&lt;/xsl:when&gt;&quot;)" office:value-type="string" office:string-value="&lt;xsl:when test=&quot;. = 'GORRETO'&quot;&gt;010026&lt;/xsl:when&gt;">
            <text:p>&lt;xsl:when test=". = 'GORRETO'"&gt;010026&lt;/xsl:when&gt;</text:p>
          </table:table-cell>
          <table:table-cell table:formula="of:=CONCATENATE(&quot;&lt;comune&gt;&quot;; [.C165];&quot;&lt;/comune&gt;&quot;)" office:value-type="string" office:string-value="&lt;comune&gt;010026&lt;/comune&gt;">
            <text:p>&lt;comune&gt;010026&lt;/comune&gt;</text:p>
          </table:table-cell>
          <table:table-cell table:formula="of:=CONCATENATE(&quot;&lt;provincia&gt;&quot;; LEFT([.C16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5]);&quot;'&quot;;&quot;&amp;amp;apos;&quot;);&quot;'&quot;&quot;&gt;&quot;;[.E165];[.F165];&quot;&lt;/xsl:when&gt;&quot;)" office:value-type="string" office:string-value="&lt;xsl:when test=&quot;. = 'GORRETO'&quot;&gt;&lt;comune&gt;010026&lt;/comune&gt;&lt;provincia&gt;010&lt;/provincia&gt;&lt;/xsl:when&gt;">
            <text:p>&lt;xsl:when test=". = 'GORRETO'"&gt;&lt;comune&gt;01002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sola del Cantone</text:p>
          </table:table-cell>
          <table:table-cell table:style-name="ce5" office:value-type="float" office:value="10027">
            <text:p>10027</text:p>
          </table:table-cell>
          <table:table-cell table:style-name="ce6" table:formula="of:=TEXT([.B166];&quot;000000&quot;)" office:value-type="string" office:string-value="010027">
            <text:p>010027</text:p>
          </table:table-cell>
          <table:table-cell table:formula="of:=CONCATENATE(&quot;&lt;xsl:when test=&quot;&quot;. = '&quot;;SUBSTITUTE(UPPER([.A166]);&quot;'&quot;;&quot;&amp;amp;apos;&quot;);&quot;'&quot;&quot;&gt;&quot;;[.C166];&quot;&lt;/xsl:when&gt;&quot;)" office:value-type="string" office:string-value="&lt;xsl:when test=&quot;. = 'ISOLA DEL CANTONE'&quot;&gt;010027&lt;/xsl:when&gt;">
            <text:p>&lt;xsl:when test=". = 'ISOLA DEL CANTONE'"&gt;010027&lt;/xsl:when&gt;</text:p>
          </table:table-cell>
          <table:table-cell table:formula="of:=CONCATENATE(&quot;&lt;comune&gt;&quot;; [.C166];&quot;&lt;/comune&gt;&quot;)" office:value-type="string" office:string-value="&lt;comune&gt;010027&lt;/comune&gt;">
            <text:p>&lt;comune&gt;010027&lt;/comune&gt;</text:p>
          </table:table-cell>
          <table:table-cell table:formula="of:=CONCATENATE(&quot;&lt;provincia&gt;&quot;; LEFT([.C16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6]);&quot;'&quot;;&quot;&amp;amp;apos;&quot;);&quot;'&quot;&quot;&gt;&quot;;[.E166];[.F166];&quot;&lt;/xsl:when&gt;&quot;)" office:value-type="string" office:string-value="&lt;xsl:when test=&quot;. = 'ISOLA DEL CANTONE'&quot;&gt;&lt;comune&gt;010027&lt;/comune&gt;&lt;provincia&gt;010&lt;/provincia&gt;&lt;/xsl:when&gt;">
            <text:p>&lt;xsl:when test=". = 'ISOLA DEL CANTONE'"&gt;&lt;comune&gt;01002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vagna</text:p>
          </table:table-cell>
          <table:table-cell table:style-name="ce5" office:value-type="float" office:value="10028">
            <text:p>10028</text:p>
          </table:table-cell>
          <table:table-cell table:style-name="ce6" table:formula="of:=TEXT([.B167];&quot;000000&quot;)" office:value-type="string" office:string-value="010028">
            <text:p>010028</text:p>
          </table:table-cell>
          <table:table-cell table:formula="of:=CONCATENATE(&quot;&lt;xsl:when test=&quot;&quot;. = '&quot;;SUBSTITUTE(UPPER([.A167]);&quot;'&quot;;&quot;&amp;amp;apos;&quot;);&quot;'&quot;&quot;&gt;&quot;;[.C167];&quot;&lt;/xsl:when&gt;&quot;)" office:value-type="string" office:string-value="&lt;xsl:when test=&quot;. = 'LAVAGNA'&quot;&gt;010028&lt;/xsl:when&gt;">
            <text:p>&lt;xsl:when test=". = 'LAVAGNA'"&gt;010028&lt;/xsl:when&gt;</text:p>
          </table:table-cell>
          <table:table-cell table:formula="of:=CONCATENATE(&quot;&lt;comune&gt;&quot;; [.C167];&quot;&lt;/comune&gt;&quot;)" office:value-type="string" office:string-value="&lt;comune&gt;010028&lt;/comune&gt;">
            <text:p>&lt;comune&gt;010028&lt;/comune&gt;</text:p>
          </table:table-cell>
          <table:table-cell table:formula="of:=CONCATENATE(&quot;&lt;provincia&gt;&quot;; LEFT([.C16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7]);&quot;'&quot;;&quot;&amp;amp;apos;&quot;);&quot;'&quot;&quot;&gt;&quot;;[.E167];[.F167];&quot;&lt;/xsl:when&gt;&quot;)" office:value-type="string" office:string-value="&lt;xsl:when test=&quot;. = 'LAVAGNA'&quot;&gt;&lt;comune&gt;010028&lt;/comune&gt;&lt;provincia&gt;010&lt;/provincia&gt;&lt;/xsl:when&gt;">
            <text:p>&lt;xsl:when test=". = 'LAVAGNA'"&gt;&lt;comune&gt;01002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eivi</text:p>
          </table:table-cell>
          <table:table-cell table:style-name="ce5" office:value-type="float" office:value="10029">
            <text:p>10029</text:p>
          </table:table-cell>
          <table:table-cell table:style-name="ce6" table:formula="of:=TEXT([.B168];&quot;000000&quot;)" office:value-type="string" office:string-value="010029">
            <text:p>010029</text:p>
          </table:table-cell>
          <table:table-cell table:formula="of:=CONCATENATE(&quot;&lt;xsl:when test=&quot;&quot;. = '&quot;;SUBSTITUTE(UPPER([.A168]);&quot;'&quot;;&quot;&amp;amp;apos;&quot;);&quot;'&quot;&quot;&gt;&quot;;[.C168];&quot;&lt;/xsl:when&gt;&quot;)" office:value-type="string" office:string-value="&lt;xsl:when test=&quot;. = 'LEIVI'&quot;&gt;010029&lt;/xsl:when&gt;">
            <text:p>&lt;xsl:when test=". = 'LEIVI'"&gt;010029&lt;/xsl:when&gt;</text:p>
          </table:table-cell>
          <table:table-cell table:formula="of:=CONCATENATE(&quot;&lt;comune&gt;&quot;; [.C168];&quot;&lt;/comune&gt;&quot;)" office:value-type="string" office:string-value="&lt;comune&gt;010029&lt;/comune&gt;">
            <text:p>&lt;comune&gt;010029&lt;/comune&gt;</text:p>
          </table:table-cell>
          <table:table-cell table:formula="of:=CONCATENATE(&quot;&lt;provincia&gt;&quot;; LEFT([.C16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8]);&quot;'&quot;;&quot;&amp;amp;apos;&quot;);&quot;'&quot;&quot;&gt;&quot;;[.E168];[.F168];&quot;&lt;/xsl:when&gt;&quot;)" office:value-type="string" office:string-value="&lt;xsl:when test=&quot;. = 'LEIVI'&quot;&gt;&lt;comune&gt;010029&lt;/comune&gt;&lt;provincia&gt;010&lt;/provincia&gt;&lt;/xsl:when&gt;">
            <text:p>&lt;xsl:when test=". = 'LEIVI'"&gt;&lt;comune&gt;01002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orsica</text:p>
          </table:table-cell>
          <table:table-cell table:style-name="ce5" office:value-type="float" office:value="10030">
            <text:p>10030</text:p>
          </table:table-cell>
          <table:table-cell table:style-name="ce6" table:formula="of:=TEXT([.B169];&quot;000000&quot;)" office:value-type="string" office:string-value="010030">
            <text:p>010030</text:p>
          </table:table-cell>
          <table:table-cell table:formula="of:=CONCATENATE(&quot;&lt;xsl:when test=&quot;&quot;. = '&quot;;SUBSTITUTE(UPPER([.A169]);&quot;'&quot;;&quot;&amp;amp;apos;&quot;);&quot;'&quot;&quot;&gt;&quot;;[.C169];&quot;&lt;/xsl:when&gt;&quot;)" office:value-type="string" office:string-value="&lt;xsl:when test=&quot;. = 'LORSICA'&quot;&gt;010030&lt;/xsl:when&gt;">
            <text:p>&lt;xsl:when test=". = 'LORSICA'"&gt;010030&lt;/xsl:when&gt;</text:p>
          </table:table-cell>
          <table:table-cell table:formula="of:=CONCATENATE(&quot;&lt;comune&gt;&quot;; [.C169];&quot;&lt;/comune&gt;&quot;)" office:value-type="string" office:string-value="&lt;comune&gt;010030&lt;/comune&gt;">
            <text:p>&lt;comune&gt;010030&lt;/comune&gt;</text:p>
          </table:table-cell>
          <table:table-cell table:formula="of:=CONCATENATE(&quot;&lt;provincia&gt;&quot;; LEFT([.C16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69]);&quot;'&quot;;&quot;&amp;amp;apos;&quot;);&quot;'&quot;&quot;&gt;&quot;;[.E169];[.F169];&quot;&lt;/xsl:when&gt;&quot;)" office:value-type="string" office:string-value="&lt;xsl:when test=&quot;. = 'LORSICA'&quot;&gt;&lt;comune&gt;010030&lt;/comune&gt;&lt;provincia&gt;010&lt;/provincia&gt;&lt;/xsl:when&gt;">
            <text:p>&lt;xsl:when test=". = 'LORSICA'"&gt;&lt;comune&gt;01003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umarzo</text:p>
          </table:table-cell>
          <table:table-cell table:style-name="ce5" office:value-type="float" office:value="10031">
            <text:p>10031</text:p>
          </table:table-cell>
          <table:table-cell table:style-name="ce6" table:formula="of:=TEXT([.B170];&quot;000000&quot;)" office:value-type="string" office:string-value="010031">
            <text:p>010031</text:p>
          </table:table-cell>
          <table:table-cell table:formula="of:=CONCATENATE(&quot;&lt;xsl:when test=&quot;&quot;. = '&quot;;SUBSTITUTE(UPPER([.A170]);&quot;'&quot;;&quot;&amp;amp;apos;&quot;);&quot;'&quot;&quot;&gt;&quot;;[.C170];&quot;&lt;/xsl:when&gt;&quot;)" office:value-type="string" office:string-value="&lt;xsl:when test=&quot;. = 'LUMARZO'&quot;&gt;010031&lt;/xsl:when&gt;">
            <text:p>&lt;xsl:when test=". = 'LUMARZO'"&gt;010031&lt;/xsl:when&gt;</text:p>
          </table:table-cell>
          <table:table-cell table:formula="of:=CONCATENATE(&quot;&lt;comune&gt;&quot;; [.C170];&quot;&lt;/comune&gt;&quot;)" office:value-type="string" office:string-value="&lt;comune&gt;010031&lt;/comune&gt;">
            <text:p>&lt;comune&gt;010031&lt;/comune&gt;</text:p>
          </table:table-cell>
          <table:table-cell table:formula="of:=CONCATENATE(&quot;&lt;provincia&gt;&quot;; LEFT([.C17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0]);&quot;'&quot;;&quot;&amp;amp;apos;&quot;);&quot;'&quot;&quot;&gt;&quot;;[.E170];[.F170];&quot;&lt;/xsl:when&gt;&quot;)" office:value-type="string" office:string-value="&lt;xsl:when test=&quot;. = 'LUMARZO'&quot;&gt;&lt;comune&gt;010031&lt;/comune&gt;&lt;provincia&gt;010&lt;/provincia&gt;&lt;/xsl:when&gt;">
            <text:p>&lt;xsl:when test=". = 'LUMARZO'"&gt;&lt;comune&gt;01003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sone</text:p>
          </table:table-cell>
          <table:table-cell table:style-name="ce5" office:value-type="float" office:value="10032">
            <text:p>10032</text:p>
          </table:table-cell>
          <table:table-cell table:style-name="ce6" table:formula="of:=TEXT([.B171];&quot;000000&quot;)" office:value-type="string" office:string-value="010032">
            <text:p>010032</text:p>
          </table:table-cell>
          <table:table-cell table:formula="of:=CONCATENATE(&quot;&lt;xsl:when test=&quot;&quot;. = '&quot;;SUBSTITUTE(UPPER([.A171]);&quot;'&quot;;&quot;&amp;amp;apos;&quot;);&quot;'&quot;&quot;&gt;&quot;;[.C171];&quot;&lt;/xsl:when&gt;&quot;)" office:value-type="string" office:string-value="&lt;xsl:when test=&quot;. = 'MASONE'&quot;&gt;010032&lt;/xsl:when&gt;">
            <text:p>&lt;xsl:when test=". = 'MASONE'"&gt;010032&lt;/xsl:when&gt;</text:p>
          </table:table-cell>
          <table:table-cell table:formula="of:=CONCATENATE(&quot;&lt;comune&gt;&quot;; [.C171];&quot;&lt;/comune&gt;&quot;)" office:value-type="string" office:string-value="&lt;comune&gt;010032&lt;/comune&gt;">
            <text:p>&lt;comune&gt;010032&lt;/comune&gt;</text:p>
          </table:table-cell>
          <table:table-cell table:formula="of:=CONCATENATE(&quot;&lt;provincia&gt;&quot;; LEFT([.C17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1]);&quot;'&quot;;&quot;&amp;amp;apos;&quot;);&quot;'&quot;&quot;&gt;&quot;;[.E171];[.F171];&quot;&lt;/xsl:when&gt;&quot;)" office:value-type="string" office:string-value="&lt;xsl:when test=&quot;. = 'MASONE'&quot;&gt;&lt;comune&gt;010032&lt;/comune&gt;&lt;provincia&gt;010&lt;/provincia&gt;&lt;/xsl:when&gt;">
            <text:p>&lt;xsl:when test=". = 'MASONE'"&gt;&lt;comune&gt;01003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ele</text:p>
          </table:table-cell>
          <table:table-cell table:style-name="ce5" office:value-type="float" office:value="10033">
            <text:p>10033</text:p>
          </table:table-cell>
          <table:table-cell table:style-name="ce6" table:formula="of:=TEXT([.B172];&quot;000000&quot;)" office:value-type="string" office:string-value="010033">
            <text:p>010033</text:p>
          </table:table-cell>
          <table:table-cell table:formula="of:=CONCATENATE(&quot;&lt;xsl:when test=&quot;&quot;. = '&quot;;SUBSTITUTE(UPPER([.A172]);&quot;'&quot;;&quot;&amp;amp;apos;&quot;);&quot;'&quot;&quot;&gt;&quot;;[.C172];&quot;&lt;/xsl:when&gt;&quot;)" office:value-type="string" office:string-value="&lt;xsl:when test=&quot;. = 'MELE'&quot;&gt;010033&lt;/xsl:when&gt;">
            <text:p>&lt;xsl:when test=". = 'MELE'"&gt;010033&lt;/xsl:when&gt;</text:p>
          </table:table-cell>
          <table:table-cell table:formula="of:=CONCATENATE(&quot;&lt;comune&gt;&quot;; [.C172];&quot;&lt;/comune&gt;&quot;)" office:value-type="string" office:string-value="&lt;comune&gt;010033&lt;/comune&gt;">
            <text:p>&lt;comune&gt;010033&lt;/comune&gt;</text:p>
          </table:table-cell>
          <table:table-cell table:formula="of:=CONCATENATE(&quot;&lt;provincia&gt;&quot;; LEFT([.C17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2]);&quot;'&quot;;&quot;&amp;amp;apos;&quot;);&quot;'&quot;&quot;&gt;&quot;;[.E172];[.F172];&quot;&lt;/xsl:when&gt;&quot;)" office:value-type="string" office:string-value="&lt;xsl:when test=&quot;. = 'MELE'&quot;&gt;&lt;comune&gt;010033&lt;/comune&gt;&lt;provincia&gt;010&lt;/provincia&gt;&lt;/xsl:when&gt;">
            <text:p>&lt;xsl:when test=". = 'MELE'"&gt;&lt;comune&gt;01003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ezzanego</text:p>
          </table:table-cell>
          <table:table-cell table:style-name="ce5" office:value-type="float" office:value="10034">
            <text:p>10034</text:p>
          </table:table-cell>
          <table:table-cell table:style-name="ce6" table:formula="of:=TEXT([.B173];&quot;000000&quot;)" office:value-type="string" office:string-value="010034">
            <text:p>010034</text:p>
          </table:table-cell>
          <table:table-cell table:formula="of:=CONCATENATE(&quot;&lt;xsl:when test=&quot;&quot;. = '&quot;;SUBSTITUTE(UPPER([.A173]);&quot;'&quot;;&quot;&amp;amp;apos;&quot;);&quot;'&quot;&quot;&gt;&quot;;[.C173];&quot;&lt;/xsl:when&gt;&quot;)" office:value-type="string" office:string-value="&lt;xsl:when test=&quot;. = 'MEZZANEGO'&quot;&gt;010034&lt;/xsl:when&gt;">
            <text:p>&lt;xsl:when test=". = 'MEZZANEGO'"&gt;010034&lt;/xsl:when&gt;</text:p>
          </table:table-cell>
          <table:table-cell table:formula="of:=CONCATENATE(&quot;&lt;comune&gt;&quot;; [.C173];&quot;&lt;/comune&gt;&quot;)" office:value-type="string" office:string-value="&lt;comune&gt;010034&lt;/comune&gt;">
            <text:p>&lt;comune&gt;010034&lt;/comune&gt;</text:p>
          </table:table-cell>
          <table:table-cell table:formula="of:=CONCATENATE(&quot;&lt;provincia&gt;&quot;; LEFT([.C17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3]);&quot;'&quot;;&quot;&amp;amp;apos;&quot;);&quot;'&quot;&quot;&gt;&quot;;[.E173];[.F173];&quot;&lt;/xsl:when&gt;&quot;)" office:value-type="string" office:string-value="&lt;xsl:when test=&quot;. = 'MEZZANEGO'&quot;&gt;&lt;comune&gt;010034&lt;/comune&gt;&lt;provincia&gt;010&lt;/provincia&gt;&lt;/xsl:when&gt;">
            <text:p>&lt;xsl:when test=". = 'MEZZANEGO'"&gt;&lt;comune&gt;01003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gnanego</text:p>
          </table:table-cell>
          <table:table-cell table:style-name="ce5" office:value-type="float" office:value="10035">
            <text:p>10035</text:p>
          </table:table-cell>
          <table:table-cell table:style-name="ce6" table:formula="of:=TEXT([.B174];&quot;000000&quot;)" office:value-type="string" office:string-value="010035">
            <text:p>010035</text:p>
          </table:table-cell>
          <table:table-cell table:formula="of:=CONCATENATE(&quot;&lt;xsl:when test=&quot;&quot;. = '&quot;;SUBSTITUTE(UPPER([.A174]);&quot;'&quot;;&quot;&amp;amp;apos;&quot;);&quot;'&quot;&quot;&gt;&quot;;[.C174];&quot;&lt;/xsl:when&gt;&quot;)" office:value-type="string" office:string-value="&lt;xsl:when test=&quot;. = 'MIGNANEGO'&quot;&gt;010035&lt;/xsl:when&gt;">
            <text:p>&lt;xsl:when test=". = 'MIGNANEGO'"&gt;010035&lt;/xsl:when&gt;</text:p>
          </table:table-cell>
          <table:table-cell table:formula="of:=CONCATENATE(&quot;&lt;comune&gt;&quot;; [.C174];&quot;&lt;/comune&gt;&quot;)" office:value-type="string" office:string-value="&lt;comune&gt;010035&lt;/comune&gt;">
            <text:p>&lt;comune&gt;010035&lt;/comune&gt;</text:p>
          </table:table-cell>
          <table:table-cell table:formula="of:=CONCATENATE(&quot;&lt;provincia&gt;&quot;; LEFT([.C17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4]);&quot;'&quot;;&quot;&amp;amp;apos;&quot;);&quot;'&quot;&quot;&gt;&quot;;[.E174];[.F174];&quot;&lt;/xsl:when&gt;&quot;)" office:value-type="string" office:string-value="&lt;xsl:when test=&quot;. = 'MIGNANEGO'&quot;&gt;&lt;comune&gt;010035&lt;/comune&gt;&lt;provincia&gt;010&lt;/provincia&gt;&lt;/xsl:when&gt;">
            <text:p>&lt;xsl:when test=". = 'MIGNANEGO'"&gt;&lt;comune&gt;01003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conesi</text:p>
          </table:table-cell>
          <table:table-cell table:style-name="ce5" office:value-type="float" office:value="10036">
            <text:p>10036</text:p>
          </table:table-cell>
          <table:table-cell table:style-name="ce6" table:formula="of:=TEXT([.B175];&quot;000000&quot;)" office:value-type="string" office:string-value="010036">
            <text:p>010036</text:p>
          </table:table-cell>
          <table:table-cell table:formula="of:=CONCATENATE(&quot;&lt;xsl:when test=&quot;&quot;. = '&quot;;SUBSTITUTE(UPPER([.A175]);&quot;'&quot;;&quot;&amp;amp;apos;&quot;);&quot;'&quot;&quot;&gt;&quot;;[.C175];&quot;&lt;/xsl:when&gt;&quot;)" office:value-type="string" office:string-value="&lt;xsl:when test=&quot;. = 'MOCONESI'&quot;&gt;010036&lt;/xsl:when&gt;">
            <text:p>&lt;xsl:when test=". = 'MOCONESI'"&gt;010036&lt;/xsl:when&gt;</text:p>
          </table:table-cell>
          <table:table-cell table:formula="of:=CONCATENATE(&quot;&lt;comune&gt;&quot;; [.C175];&quot;&lt;/comune&gt;&quot;)" office:value-type="string" office:string-value="&lt;comune&gt;010036&lt;/comune&gt;">
            <text:p>&lt;comune&gt;010036&lt;/comune&gt;</text:p>
          </table:table-cell>
          <table:table-cell table:formula="of:=CONCATENATE(&quot;&lt;provincia&gt;&quot;; LEFT([.C17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5]);&quot;'&quot;;&quot;&amp;amp;apos;&quot;);&quot;'&quot;&quot;&gt;&quot;;[.E175];[.F175];&quot;&lt;/xsl:when&gt;&quot;)" office:value-type="string" office:string-value="&lt;xsl:when test=&quot;. = 'MOCONESI'&quot;&gt;&lt;comune&gt;010036&lt;/comune&gt;&lt;provincia&gt;010&lt;/provincia&gt;&lt;/xsl:when&gt;">
            <text:p>&lt;xsl:when test=". = 'MOCONESI'"&gt;&lt;comune&gt;01003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eglia</text:p>
          </table:table-cell>
          <table:table-cell table:style-name="ce5" office:value-type="float" office:value="10037">
            <text:p>10037</text:p>
          </table:table-cell>
          <table:table-cell table:style-name="ce6" table:formula="of:=TEXT([.B176];&quot;000000&quot;)" office:value-type="string" office:string-value="010037">
            <text:p>010037</text:p>
          </table:table-cell>
          <table:table-cell table:formula="of:=CONCATENATE(&quot;&lt;xsl:when test=&quot;&quot;. = '&quot;;SUBSTITUTE(UPPER([.A176]);&quot;'&quot;;&quot;&amp;amp;apos;&quot;);&quot;'&quot;&quot;&gt;&quot;;[.C176];&quot;&lt;/xsl:when&gt;&quot;)" office:value-type="string" office:string-value="&lt;xsl:when test=&quot;. = 'MONEGLIA'&quot;&gt;010037&lt;/xsl:when&gt;">
            <text:p>&lt;xsl:when test=". = 'MONEGLIA'"&gt;010037&lt;/xsl:when&gt;</text:p>
          </table:table-cell>
          <table:table-cell table:formula="of:=CONCATENATE(&quot;&lt;comune&gt;&quot;; [.C176];&quot;&lt;/comune&gt;&quot;)" office:value-type="string" office:string-value="&lt;comune&gt;010037&lt;/comune&gt;">
            <text:p>&lt;comune&gt;010037&lt;/comune&gt;</text:p>
          </table:table-cell>
          <table:table-cell table:formula="of:=CONCATENATE(&quot;&lt;provincia&gt;&quot;; LEFT([.C17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6]);&quot;'&quot;;&quot;&amp;amp;apos;&quot;);&quot;'&quot;&quot;&gt;&quot;;[.E176];[.F176];&quot;&lt;/xsl:when&gt;&quot;)" office:value-type="string" office:string-value="&lt;xsl:when test=&quot;. = 'MONEGLIA'&quot;&gt;&lt;comune&gt;010037&lt;/comune&gt;&lt;provincia&gt;010&lt;/provincia&gt;&lt;/xsl:when&gt;">
            <text:p>&lt;xsl:when test=". = 'MONEGLIA'"&gt;&lt;comune&gt;01003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tebruno</text:p>
          </table:table-cell>
          <table:table-cell table:style-name="ce5" office:value-type="float" office:value="10038">
            <text:p>10038</text:p>
          </table:table-cell>
          <table:table-cell table:style-name="ce6" table:formula="of:=TEXT([.B177];&quot;000000&quot;)" office:value-type="string" office:string-value="010038">
            <text:p>010038</text:p>
          </table:table-cell>
          <table:table-cell table:formula="of:=CONCATENATE(&quot;&lt;xsl:when test=&quot;&quot;. = '&quot;;SUBSTITUTE(UPPER([.A177]);&quot;'&quot;;&quot;&amp;amp;apos;&quot;);&quot;'&quot;&quot;&gt;&quot;;[.C177];&quot;&lt;/xsl:when&gt;&quot;)" office:value-type="string" office:string-value="&lt;xsl:when test=&quot;. = 'MONTEBRUNO'&quot;&gt;010038&lt;/xsl:when&gt;">
            <text:p>&lt;xsl:when test=". = 'MONTEBRUNO'"&gt;010038&lt;/xsl:when&gt;</text:p>
          </table:table-cell>
          <table:table-cell table:formula="of:=CONCATENATE(&quot;&lt;comune&gt;&quot;; [.C177];&quot;&lt;/comune&gt;&quot;)" office:value-type="string" office:string-value="&lt;comune&gt;010038&lt;/comune&gt;">
            <text:p>&lt;comune&gt;010038&lt;/comune&gt;</text:p>
          </table:table-cell>
          <table:table-cell table:formula="of:=CONCATENATE(&quot;&lt;provincia&gt;&quot;; LEFT([.C17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7]);&quot;'&quot;;&quot;&amp;amp;apos;&quot;);&quot;'&quot;&quot;&gt;&quot;;[.E177];[.F177];&quot;&lt;/xsl:when&gt;&quot;)" office:value-type="string" office:string-value="&lt;xsl:when test=&quot;. = 'MONTEBRUNO'&quot;&gt;&lt;comune&gt;010038&lt;/comune&gt;&lt;provincia&gt;010&lt;/provincia&gt;&lt;/xsl:when&gt;">
            <text:p>&lt;xsl:when test=". = 'MONTEBRUNO'"&gt;&lt;comune&gt;01003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toggio</text:p>
          </table:table-cell>
          <table:table-cell table:style-name="ce5" office:value-type="float" office:value="10039">
            <text:p>10039</text:p>
          </table:table-cell>
          <table:table-cell table:style-name="ce6" table:formula="of:=TEXT([.B178];&quot;000000&quot;)" office:value-type="string" office:string-value="010039">
            <text:p>010039</text:p>
          </table:table-cell>
          <table:table-cell table:formula="of:=CONCATENATE(&quot;&lt;xsl:when test=&quot;&quot;. = '&quot;;SUBSTITUTE(UPPER([.A178]);&quot;'&quot;;&quot;&amp;amp;apos;&quot;);&quot;'&quot;&quot;&gt;&quot;;[.C178];&quot;&lt;/xsl:when&gt;&quot;)" office:value-type="string" office:string-value="&lt;xsl:when test=&quot;. = 'MONTOGGIO'&quot;&gt;010039&lt;/xsl:when&gt;">
            <text:p>&lt;xsl:when test=". = 'MONTOGGIO'"&gt;010039&lt;/xsl:when&gt;</text:p>
          </table:table-cell>
          <table:table-cell table:formula="of:=CONCATENATE(&quot;&lt;comune&gt;&quot;; [.C178];&quot;&lt;/comune&gt;&quot;)" office:value-type="string" office:string-value="&lt;comune&gt;010039&lt;/comune&gt;">
            <text:p>&lt;comune&gt;010039&lt;/comune&gt;</text:p>
          </table:table-cell>
          <table:table-cell table:formula="of:=CONCATENATE(&quot;&lt;provincia&gt;&quot;; LEFT([.C17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8]);&quot;'&quot;;&quot;&amp;amp;apos;&quot;);&quot;'&quot;&quot;&gt;&quot;;[.E178];[.F178];&quot;&lt;/xsl:when&gt;&quot;)" office:value-type="string" office:string-value="&lt;xsl:when test=&quot;. = 'MONTOGGIO'&quot;&gt;&lt;comune&gt;010039&lt;/comune&gt;&lt;provincia&gt;010&lt;/provincia&gt;&lt;/xsl:when&gt;">
            <text:p>&lt;xsl:when test=". = 'MONTOGGIO'"&gt;&lt;comune&gt;01003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</text:p>
          </table:table-cell>
          <table:table-cell table:style-name="ce5" office:value-type="float" office:value="10040">
            <text:p>10040</text:p>
          </table:table-cell>
          <table:table-cell table:style-name="ce6" table:formula="of:=TEXT([.B179];&quot;000000&quot;)" office:value-type="string" office:string-value="010040">
            <text:p>010040</text:p>
          </table:table-cell>
          <table:table-cell table:formula="of:=CONCATENATE(&quot;&lt;xsl:when test=&quot;&quot;. = '&quot;;SUBSTITUTE(UPPER([.A179]);&quot;'&quot;;&quot;&amp;amp;apos;&quot;);&quot;'&quot;&quot;&gt;&quot;;[.C179];&quot;&lt;/xsl:when&gt;&quot;)" office:value-type="string" office:string-value="&lt;xsl:when test=&quot;. = 'NE'&quot;&gt;010040&lt;/xsl:when&gt;">
            <text:p>&lt;xsl:when test=". = 'NE'"&gt;010040&lt;/xsl:when&gt;</text:p>
          </table:table-cell>
          <table:table-cell table:formula="of:=CONCATENATE(&quot;&lt;comune&gt;&quot;; [.C179];&quot;&lt;/comune&gt;&quot;)" office:value-type="string" office:string-value="&lt;comune&gt;010040&lt;/comune&gt;">
            <text:p>&lt;comune&gt;010040&lt;/comune&gt;</text:p>
          </table:table-cell>
          <table:table-cell table:formula="of:=CONCATENATE(&quot;&lt;provincia&gt;&quot;; LEFT([.C17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79]);&quot;'&quot;;&quot;&amp;amp;apos;&quot;);&quot;'&quot;&quot;&gt;&quot;;[.E179];[.F179];&quot;&lt;/xsl:when&gt;&quot;)" office:value-type="string" office:string-value="&lt;xsl:when test=&quot;. = 'NE'&quot;&gt;&lt;comune&gt;010040&lt;/comune&gt;&lt;provincia&gt;010&lt;/provincia&gt;&lt;/xsl:when&gt;">
            <text:p>&lt;xsl:when test=". = 'NE'"&gt;&lt;comune&gt;01004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irone</text:p>
          </table:table-cell>
          <table:table-cell table:style-name="ce5" office:value-type="float" office:value="10041">
            <text:p>10041</text:p>
          </table:table-cell>
          <table:table-cell table:style-name="ce6" table:formula="of:=TEXT([.B180];&quot;000000&quot;)" office:value-type="string" office:string-value="010041">
            <text:p>010041</text:p>
          </table:table-cell>
          <table:table-cell table:formula="of:=CONCATENATE(&quot;&lt;xsl:when test=&quot;&quot;. = '&quot;;SUBSTITUTE(UPPER([.A180]);&quot;'&quot;;&quot;&amp;amp;apos;&quot;);&quot;'&quot;&quot;&gt;&quot;;[.C180];&quot;&lt;/xsl:when&gt;&quot;)" office:value-type="string" office:string-value="&lt;xsl:when test=&quot;. = 'NEIRONE'&quot;&gt;010041&lt;/xsl:when&gt;">
            <text:p>&lt;xsl:when test=". = 'NEIRONE'"&gt;010041&lt;/xsl:when&gt;</text:p>
          </table:table-cell>
          <table:table-cell table:formula="of:=CONCATENATE(&quot;&lt;comune&gt;&quot;; [.C180];&quot;&lt;/comune&gt;&quot;)" office:value-type="string" office:string-value="&lt;comune&gt;010041&lt;/comune&gt;">
            <text:p>&lt;comune&gt;010041&lt;/comune&gt;</text:p>
          </table:table-cell>
          <table:table-cell table:formula="of:=CONCATENATE(&quot;&lt;provincia&gt;&quot;; LEFT([.C18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0]);&quot;'&quot;;&quot;&amp;amp;apos;&quot;);&quot;'&quot;&quot;&gt;&quot;;[.E180];[.F180];&quot;&lt;/xsl:when&gt;&quot;)" office:value-type="string" office:string-value="&lt;xsl:when test=&quot;. = 'NEIRONE'&quot;&gt;&lt;comune&gt;010041&lt;/comune&gt;&lt;provincia&gt;010&lt;/provincia&gt;&lt;/xsl:when&gt;">
            <text:p>&lt;xsl:when test=". = 'NEIRONE'"&gt;&lt;comune&gt;01004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rero</text:p>
          </table:table-cell>
          <table:table-cell table:style-name="ce5" office:value-type="float" office:value="10042">
            <text:p>10042</text:p>
          </table:table-cell>
          <table:table-cell table:style-name="ce6" table:formula="of:=TEXT([.B181];&quot;000000&quot;)" office:value-type="string" office:string-value="010042">
            <text:p>010042</text:p>
          </table:table-cell>
          <table:table-cell table:formula="of:=CONCATENATE(&quot;&lt;xsl:when test=&quot;&quot;. = '&quot;;SUBSTITUTE(UPPER([.A181]);&quot;'&quot;;&quot;&amp;amp;apos;&quot;);&quot;'&quot;&quot;&gt;&quot;;[.C181];&quot;&lt;/xsl:when&gt;&quot;)" office:value-type="string" office:string-value="&lt;xsl:when test=&quot;. = 'ORERO'&quot;&gt;010042&lt;/xsl:when&gt;">
            <text:p>&lt;xsl:when test=". = 'ORERO'"&gt;010042&lt;/xsl:when&gt;</text:p>
          </table:table-cell>
          <table:table-cell table:formula="of:=CONCATENATE(&quot;&lt;comune&gt;&quot;; [.C181];&quot;&lt;/comune&gt;&quot;)" office:value-type="string" office:string-value="&lt;comune&gt;010042&lt;/comune&gt;">
            <text:p>&lt;comune&gt;010042&lt;/comune&gt;</text:p>
          </table:table-cell>
          <table:table-cell table:formula="of:=CONCATENATE(&quot;&lt;provincia&gt;&quot;; LEFT([.C18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1]);&quot;'&quot;;&quot;&amp;amp;apos;&quot;);&quot;'&quot;&quot;&gt;&quot;;[.E181];[.F181];&quot;&lt;/xsl:when&gt;&quot;)" office:value-type="string" office:string-value="&lt;xsl:when test=&quot;. = 'ORERO'&quot;&gt;&lt;comune&gt;010042&lt;/comune&gt;&lt;provincia&gt;010&lt;/provincia&gt;&lt;/xsl:when&gt;">
            <text:p>&lt;xsl:when test=". = 'ORERO'"&gt;&lt;comune&gt;01004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eve Ligure</text:p>
          </table:table-cell>
          <table:table-cell table:style-name="ce5" office:value-type="float" office:value="10043">
            <text:p>10043</text:p>
          </table:table-cell>
          <table:table-cell table:style-name="ce6" table:formula="of:=TEXT([.B182];&quot;000000&quot;)" office:value-type="string" office:string-value="010043">
            <text:p>010043</text:p>
          </table:table-cell>
          <table:table-cell table:formula="of:=CONCATENATE(&quot;&lt;xsl:when test=&quot;&quot;. = '&quot;;SUBSTITUTE(UPPER([.A182]);&quot;'&quot;;&quot;&amp;amp;apos;&quot;);&quot;'&quot;&quot;&gt;&quot;;[.C182];&quot;&lt;/xsl:when&gt;&quot;)" office:value-type="string" office:string-value="&lt;xsl:when test=&quot;. = 'PIEVE LIGURE'&quot;&gt;010043&lt;/xsl:when&gt;">
            <text:p>&lt;xsl:when test=". = 'PIEVE LIGURE'"&gt;010043&lt;/xsl:when&gt;</text:p>
          </table:table-cell>
          <table:table-cell table:formula="of:=CONCATENATE(&quot;&lt;comune&gt;&quot;; [.C182];&quot;&lt;/comune&gt;&quot;)" office:value-type="string" office:string-value="&lt;comune&gt;010043&lt;/comune&gt;">
            <text:p>&lt;comune&gt;010043&lt;/comune&gt;</text:p>
          </table:table-cell>
          <table:table-cell table:formula="of:=CONCATENATE(&quot;&lt;provincia&gt;&quot;; LEFT([.C18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2]);&quot;'&quot;;&quot;&amp;amp;apos;&quot;);&quot;'&quot;&quot;&gt;&quot;;[.E182];[.F182];&quot;&lt;/xsl:when&gt;&quot;)" office:value-type="string" office:string-value="&lt;xsl:when test=&quot;. = 'PIEVE LIGURE'&quot;&gt;&lt;comune&gt;010043&lt;/comune&gt;&lt;provincia&gt;010&lt;/provincia&gt;&lt;/xsl:when&gt;">
            <text:p>&lt;xsl:when test=". = 'PIEVE LIGURE'"&gt;&lt;comune&gt;01004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rtofino</text:p>
          </table:table-cell>
          <table:table-cell table:style-name="ce5" office:value-type="float" office:value="10044">
            <text:p>10044</text:p>
          </table:table-cell>
          <table:table-cell table:style-name="ce6" table:formula="of:=TEXT([.B183];&quot;000000&quot;)" office:value-type="string" office:string-value="010044">
            <text:p>010044</text:p>
          </table:table-cell>
          <table:table-cell table:formula="of:=CONCATENATE(&quot;&lt;xsl:when test=&quot;&quot;. = '&quot;;SUBSTITUTE(UPPER([.A183]);&quot;'&quot;;&quot;&amp;amp;apos;&quot;);&quot;'&quot;&quot;&gt;&quot;;[.C183];&quot;&lt;/xsl:when&gt;&quot;)" office:value-type="string" office:string-value="&lt;xsl:when test=&quot;. = 'PORTOFINO'&quot;&gt;010044&lt;/xsl:when&gt;">
            <text:p>&lt;xsl:when test=". = 'PORTOFINO'"&gt;010044&lt;/xsl:when&gt;</text:p>
          </table:table-cell>
          <table:table-cell table:formula="of:=CONCATENATE(&quot;&lt;comune&gt;&quot;; [.C183];&quot;&lt;/comune&gt;&quot;)" office:value-type="string" office:string-value="&lt;comune&gt;010044&lt;/comune&gt;">
            <text:p>&lt;comune&gt;010044&lt;/comune&gt;</text:p>
          </table:table-cell>
          <table:table-cell table:formula="of:=CONCATENATE(&quot;&lt;provincia&gt;&quot;; LEFT([.C18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3]);&quot;'&quot;;&quot;&amp;amp;apos;&quot;);&quot;'&quot;&quot;&gt;&quot;;[.E183];[.F183];&quot;&lt;/xsl:when&gt;&quot;)" office:value-type="string" office:string-value="&lt;xsl:when test=&quot;. = 'PORTOFINO'&quot;&gt;&lt;comune&gt;010044&lt;/comune&gt;&lt;provincia&gt;010&lt;/provincia&gt;&lt;/xsl:when&gt;">
            <text:p>&lt;xsl:when test=". = 'PORTOFINO'"&gt;&lt;comune&gt;01004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pata</text:p>
          </table:table-cell>
          <table:table-cell table:style-name="ce5" office:value-type="float" office:value="10045">
            <text:p>10045</text:p>
          </table:table-cell>
          <table:table-cell table:style-name="ce6" table:formula="of:=TEXT([.B184];&quot;000000&quot;)" office:value-type="string" office:string-value="010045">
            <text:p>010045</text:p>
          </table:table-cell>
          <table:table-cell table:formula="of:=CONCATENATE(&quot;&lt;xsl:when test=&quot;&quot;. = '&quot;;SUBSTITUTE(UPPER([.A184]);&quot;'&quot;;&quot;&amp;amp;apos;&quot;);&quot;'&quot;&quot;&gt;&quot;;[.C184];&quot;&lt;/xsl:when&gt;&quot;)" office:value-type="string" office:string-value="&lt;xsl:when test=&quot;. = 'PROPATA'&quot;&gt;010045&lt;/xsl:when&gt;">
            <text:p>&lt;xsl:when test=". = 'PROPATA'"&gt;010045&lt;/xsl:when&gt;</text:p>
          </table:table-cell>
          <table:table-cell table:formula="of:=CONCATENATE(&quot;&lt;comune&gt;&quot;; [.C184];&quot;&lt;/comune&gt;&quot;)" office:value-type="string" office:string-value="&lt;comune&gt;010045&lt;/comune&gt;">
            <text:p>&lt;comune&gt;010045&lt;/comune&gt;</text:p>
          </table:table-cell>
          <table:table-cell table:formula="of:=CONCATENATE(&quot;&lt;provincia&gt;&quot;; LEFT([.C18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4]);&quot;'&quot;;&quot;&amp;amp;apos;&quot;);&quot;'&quot;&quot;&gt;&quot;;[.E184];[.F184];&quot;&lt;/xsl:when&gt;&quot;)" office:value-type="string" office:string-value="&lt;xsl:when test=&quot;. = 'PROPATA'&quot;&gt;&lt;comune&gt;010045&lt;/comune&gt;&lt;provincia&gt;010&lt;/provincia&gt;&lt;/xsl:when&gt;">
            <text:p>&lt;xsl:when test=". = 'PROPATA'"&gt;&lt;comune&gt;01004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apallo</text:p>
          </table:table-cell>
          <table:table-cell table:style-name="ce5" office:value-type="float" office:value="10046">
            <text:p>10046</text:p>
          </table:table-cell>
          <table:table-cell table:style-name="ce6" table:formula="of:=TEXT([.B185];&quot;000000&quot;)" office:value-type="string" office:string-value="010046">
            <text:p>010046</text:p>
          </table:table-cell>
          <table:table-cell table:formula="of:=CONCATENATE(&quot;&lt;xsl:when test=&quot;&quot;. = '&quot;;SUBSTITUTE(UPPER([.A185]);&quot;'&quot;;&quot;&amp;amp;apos;&quot;);&quot;'&quot;&quot;&gt;&quot;;[.C185];&quot;&lt;/xsl:when&gt;&quot;)" office:value-type="string" office:string-value="&lt;xsl:when test=&quot;. = 'RAPALLO'&quot;&gt;010046&lt;/xsl:when&gt;">
            <text:p>&lt;xsl:when test=". = 'RAPALLO'"&gt;010046&lt;/xsl:when&gt;</text:p>
          </table:table-cell>
          <table:table-cell table:formula="of:=CONCATENATE(&quot;&lt;comune&gt;&quot;; [.C185];&quot;&lt;/comune&gt;&quot;)" office:value-type="string" office:string-value="&lt;comune&gt;010046&lt;/comune&gt;">
            <text:p>&lt;comune&gt;010046&lt;/comune&gt;</text:p>
          </table:table-cell>
          <table:table-cell table:formula="of:=CONCATENATE(&quot;&lt;provincia&gt;&quot;; LEFT([.C18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5]);&quot;'&quot;;&quot;&amp;amp;apos;&quot;);&quot;'&quot;&quot;&gt;&quot;;[.E185];[.F185];&quot;&lt;/xsl:when&gt;&quot;)" office:value-type="string" office:string-value="&lt;xsl:when test=&quot;. = 'RAPALLO'&quot;&gt;&lt;comune&gt;010046&lt;/comune&gt;&lt;provincia&gt;010&lt;/provincia&gt;&lt;/xsl:when&gt;">
            <text:p>&lt;xsl:when test=". = 'RAPALLO'"&gt;&lt;comune&gt;01004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cco</text:p>
          </table:table-cell>
          <table:table-cell table:style-name="ce5" office:value-type="float" office:value="10047">
            <text:p>10047</text:p>
          </table:table-cell>
          <table:table-cell table:style-name="ce6" table:formula="of:=TEXT([.B186];&quot;000000&quot;)" office:value-type="string" office:string-value="010047">
            <text:p>010047</text:p>
          </table:table-cell>
          <table:table-cell table:formula="of:=CONCATENATE(&quot;&lt;xsl:when test=&quot;&quot;. = '&quot;;SUBSTITUTE(UPPER([.A186]);&quot;'&quot;;&quot;&amp;amp;apos;&quot;);&quot;'&quot;&quot;&gt;&quot;;[.C186];&quot;&lt;/xsl:when&gt;&quot;)" office:value-type="string" office:string-value="&lt;xsl:when test=&quot;. = 'RECCO'&quot;&gt;010047&lt;/xsl:when&gt;">
            <text:p>&lt;xsl:when test=". = 'RECCO'"&gt;010047&lt;/xsl:when&gt;</text:p>
          </table:table-cell>
          <table:table-cell table:formula="of:=CONCATENATE(&quot;&lt;comune&gt;&quot;; [.C186];&quot;&lt;/comune&gt;&quot;)" office:value-type="string" office:string-value="&lt;comune&gt;010047&lt;/comune&gt;">
            <text:p>&lt;comune&gt;010047&lt;/comune&gt;</text:p>
          </table:table-cell>
          <table:table-cell table:formula="of:=CONCATENATE(&quot;&lt;provincia&gt;&quot;; LEFT([.C18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6]);&quot;'&quot;;&quot;&amp;amp;apos;&quot;);&quot;'&quot;&quot;&gt;&quot;;[.E186];[.F186];&quot;&lt;/xsl:when&gt;&quot;)" office:value-type="string" office:string-value="&lt;xsl:when test=&quot;. = 'RECCO'&quot;&gt;&lt;comune&gt;010047&lt;/comune&gt;&lt;provincia&gt;010&lt;/provincia&gt;&lt;/xsl:when&gt;">
            <text:p>&lt;xsl:when test=". = 'RECCO'"&gt;&lt;comune&gt;01004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zzoaglio</text:p>
          </table:table-cell>
          <table:table-cell table:style-name="ce5" office:value-type="float" office:value="10048">
            <text:p>10048</text:p>
          </table:table-cell>
          <table:table-cell table:style-name="ce6" table:formula="of:=TEXT([.B187];&quot;000000&quot;)" office:value-type="string" office:string-value="010048">
            <text:p>010048</text:p>
          </table:table-cell>
          <table:table-cell table:formula="of:=CONCATENATE(&quot;&lt;xsl:when test=&quot;&quot;. = '&quot;;SUBSTITUTE(UPPER([.A187]);&quot;'&quot;;&quot;&amp;amp;apos;&quot;);&quot;'&quot;&quot;&gt;&quot;;[.C187];&quot;&lt;/xsl:when&gt;&quot;)" office:value-type="string" office:string-value="&lt;xsl:when test=&quot;. = 'REZZOAGLIO'&quot;&gt;010048&lt;/xsl:when&gt;">
            <text:p>&lt;xsl:when test=". = 'REZZOAGLIO'"&gt;010048&lt;/xsl:when&gt;</text:p>
          </table:table-cell>
          <table:table-cell table:formula="of:=CONCATENATE(&quot;&lt;comune&gt;&quot;; [.C187];&quot;&lt;/comune&gt;&quot;)" office:value-type="string" office:string-value="&lt;comune&gt;010048&lt;/comune&gt;">
            <text:p>&lt;comune&gt;010048&lt;/comune&gt;</text:p>
          </table:table-cell>
          <table:table-cell table:formula="of:=CONCATENATE(&quot;&lt;provincia&gt;&quot;; LEFT([.C18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7]);&quot;'&quot;;&quot;&amp;amp;apos;&quot;);&quot;'&quot;&quot;&gt;&quot;;[.E187];[.F187];&quot;&lt;/xsl:when&gt;&quot;)" office:value-type="string" office:string-value="&lt;xsl:when test=&quot;. = 'REZZOAGLIO'&quot;&gt;&lt;comune&gt;010048&lt;/comune&gt;&lt;provincia&gt;010&lt;/provincia&gt;&lt;/xsl:when&gt;">
            <text:p>&lt;xsl:when test=". = 'REZZOAGLIO'"&gt;&lt;comune&gt;01004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nco Scrivia</text:p>
          </table:table-cell>
          <table:table-cell table:style-name="ce5" office:value-type="float" office:value="10049">
            <text:p>10049</text:p>
          </table:table-cell>
          <table:table-cell table:style-name="ce6" table:formula="of:=TEXT([.B188];&quot;000000&quot;)" office:value-type="string" office:string-value="010049">
            <text:p>010049</text:p>
          </table:table-cell>
          <table:table-cell table:formula="of:=CONCATENATE(&quot;&lt;xsl:when test=&quot;&quot;. = '&quot;;SUBSTITUTE(UPPER([.A188]);&quot;'&quot;;&quot;&amp;amp;apos;&quot;);&quot;'&quot;&quot;&gt;&quot;;[.C188];&quot;&lt;/xsl:when&gt;&quot;)" office:value-type="string" office:string-value="&lt;xsl:when test=&quot;. = 'RONCO SCRIVIA'&quot;&gt;010049&lt;/xsl:when&gt;">
            <text:p>&lt;xsl:when test=". = 'RONCO SCRIVIA'"&gt;010049&lt;/xsl:when&gt;</text:p>
          </table:table-cell>
          <table:table-cell table:formula="of:=CONCATENATE(&quot;&lt;comune&gt;&quot;; [.C188];&quot;&lt;/comune&gt;&quot;)" office:value-type="string" office:string-value="&lt;comune&gt;010049&lt;/comune&gt;">
            <text:p>&lt;comune&gt;010049&lt;/comune&gt;</text:p>
          </table:table-cell>
          <table:table-cell table:formula="of:=CONCATENATE(&quot;&lt;provincia&gt;&quot;; LEFT([.C18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8]);&quot;'&quot;;&quot;&amp;amp;apos;&quot;);&quot;'&quot;&quot;&gt;&quot;;[.E188];[.F188];&quot;&lt;/xsl:when&gt;&quot;)" office:value-type="string" office:string-value="&lt;xsl:when test=&quot;. = 'RONCO SCRIVIA'&quot;&gt;&lt;comune&gt;010049&lt;/comune&gt;&lt;provincia&gt;010&lt;/provincia&gt;&lt;/xsl:when&gt;">
            <text:p>&lt;xsl:when test=". = 'RONCO SCRIVIA'"&gt;&lt;comune&gt;01004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ndanina</text:p>
          </table:table-cell>
          <table:table-cell table:style-name="ce5" office:value-type="float" office:value="10050">
            <text:p>10050</text:p>
          </table:table-cell>
          <table:table-cell table:style-name="ce6" table:formula="of:=TEXT([.B189];&quot;000000&quot;)" office:value-type="string" office:string-value="010050">
            <text:p>010050</text:p>
          </table:table-cell>
          <table:table-cell table:formula="of:=CONCATENATE(&quot;&lt;xsl:when test=&quot;&quot;. = '&quot;;SUBSTITUTE(UPPER([.A189]);&quot;'&quot;;&quot;&amp;amp;apos;&quot;);&quot;'&quot;&quot;&gt;&quot;;[.C189];&quot;&lt;/xsl:when&gt;&quot;)" office:value-type="string" office:string-value="&lt;xsl:when test=&quot;. = 'RONDANINA'&quot;&gt;010050&lt;/xsl:when&gt;">
            <text:p>&lt;xsl:when test=". = 'RONDANINA'"&gt;010050&lt;/xsl:when&gt;</text:p>
          </table:table-cell>
          <table:table-cell table:formula="of:=CONCATENATE(&quot;&lt;comune&gt;&quot;; [.C189];&quot;&lt;/comune&gt;&quot;)" office:value-type="string" office:string-value="&lt;comune&gt;010050&lt;/comune&gt;">
            <text:p>&lt;comune&gt;010050&lt;/comune&gt;</text:p>
          </table:table-cell>
          <table:table-cell table:formula="of:=CONCATENATE(&quot;&lt;provincia&gt;&quot;; LEFT([.C18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89]);&quot;'&quot;;&quot;&amp;amp;apos;&quot;);&quot;'&quot;&quot;&gt;&quot;;[.E189];[.F189];&quot;&lt;/xsl:when&gt;&quot;)" office:value-type="string" office:string-value="&lt;xsl:when test=&quot;. = 'RONDANINA'&quot;&gt;&lt;comune&gt;010050&lt;/comune&gt;&lt;provincia&gt;010&lt;/provincia&gt;&lt;/xsl:when&gt;">
            <text:p>&lt;xsl:when test=". = 'RONDANINA'"&gt;&lt;comune&gt;01005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ssiglione</text:p>
          </table:table-cell>
          <table:table-cell table:style-name="ce5" office:value-type="float" office:value="10051">
            <text:p>10051</text:p>
          </table:table-cell>
          <table:table-cell table:style-name="ce6" table:formula="of:=TEXT([.B190];&quot;000000&quot;)" office:value-type="string" office:string-value="010051">
            <text:p>010051</text:p>
          </table:table-cell>
          <table:table-cell table:formula="of:=CONCATENATE(&quot;&lt;xsl:when test=&quot;&quot;. = '&quot;;SUBSTITUTE(UPPER([.A190]);&quot;'&quot;;&quot;&amp;amp;apos;&quot;);&quot;'&quot;&quot;&gt;&quot;;[.C190];&quot;&lt;/xsl:when&gt;&quot;)" office:value-type="string" office:string-value="&lt;xsl:when test=&quot;. = 'ROSSIGLIONE'&quot;&gt;010051&lt;/xsl:when&gt;">
            <text:p>&lt;xsl:when test=". = 'ROSSIGLIONE'"&gt;010051&lt;/xsl:when&gt;</text:p>
          </table:table-cell>
          <table:table-cell table:formula="of:=CONCATENATE(&quot;&lt;comune&gt;&quot;; [.C190];&quot;&lt;/comune&gt;&quot;)" office:value-type="string" office:string-value="&lt;comune&gt;010051&lt;/comune&gt;">
            <text:p>&lt;comune&gt;010051&lt;/comune&gt;</text:p>
          </table:table-cell>
          <table:table-cell table:formula="of:=CONCATENATE(&quot;&lt;provincia&gt;&quot;; LEFT([.C19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0]);&quot;'&quot;;&quot;&amp;amp;apos;&quot;);&quot;'&quot;&quot;&gt;&quot;;[.E190];[.F190];&quot;&lt;/xsl:when&gt;&quot;)" office:value-type="string" office:string-value="&lt;xsl:when test=&quot;. = 'ROSSIGLIONE'&quot;&gt;&lt;comune&gt;010051&lt;/comune&gt;&lt;provincia&gt;010&lt;/provincia&gt;&lt;/xsl:when&gt;">
            <text:p>&lt;xsl:when test=". = 'ROSSIGLIONE'"&gt;&lt;comune&gt;01005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vegno</text:p>
          </table:table-cell>
          <table:table-cell table:style-name="ce5" office:value-type="float" office:value="10052">
            <text:p>10052</text:p>
          </table:table-cell>
          <table:table-cell table:style-name="ce6" table:formula="of:=TEXT([.B191];&quot;000000&quot;)" office:value-type="string" office:string-value="010052">
            <text:p>010052</text:p>
          </table:table-cell>
          <table:table-cell table:formula="of:=CONCATENATE(&quot;&lt;xsl:when test=&quot;&quot;. = '&quot;;SUBSTITUTE(UPPER([.A191]);&quot;'&quot;;&quot;&amp;amp;apos;&quot;);&quot;'&quot;&quot;&gt;&quot;;[.C191];&quot;&lt;/xsl:when&gt;&quot;)" office:value-type="string" office:string-value="&lt;xsl:when test=&quot;. = 'ROVEGNO'&quot;&gt;010052&lt;/xsl:when&gt;">
            <text:p>&lt;xsl:when test=". = 'ROVEGNO'"&gt;010052&lt;/xsl:when&gt;</text:p>
          </table:table-cell>
          <table:table-cell table:formula="of:=CONCATENATE(&quot;&lt;comune&gt;&quot;; [.C191];&quot;&lt;/comune&gt;&quot;)" office:value-type="string" office:string-value="&lt;comune&gt;010052&lt;/comune&gt;">
            <text:p>&lt;comune&gt;010052&lt;/comune&gt;</text:p>
          </table:table-cell>
          <table:table-cell table:formula="of:=CONCATENATE(&quot;&lt;provincia&gt;&quot;; LEFT([.C19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1]);&quot;'&quot;;&quot;&amp;amp;apos;&quot;);&quot;'&quot;&quot;&gt;&quot;;[.E191];[.F191];&quot;&lt;/xsl:when&gt;&quot;)" office:value-type="string" office:string-value="&lt;xsl:when test=&quot;. = 'ROVEGNO'&quot;&gt;&lt;comune&gt;010052&lt;/comune&gt;&lt;provincia&gt;010&lt;/provincia&gt;&lt;/xsl:when&gt;">
            <text:p>&lt;xsl:when test=". = 'ROVEGNO'"&gt;&lt;comune&gt;01005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 Colombano Certenoli</text:p>
          </table:table-cell>
          <table:table-cell table:style-name="ce5" office:value-type="float" office:value="10053">
            <text:p>10053</text:p>
          </table:table-cell>
          <table:table-cell table:style-name="ce6" table:formula="of:=TEXT([.B192];&quot;000000&quot;)" office:value-type="string" office:string-value="010053">
            <text:p>010053</text:p>
          </table:table-cell>
          <table:table-cell table:formula="of:=CONCATENATE(&quot;&lt;xsl:when test=&quot;&quot;. = '&quot;;SUBSTITUTE(UPPER([.A192]);&quot;'&quot;;&quot;&amp;amp;apos;&quot;);&quot;'&quot;&quot;&gt;&quot;;[.C192];&quot;&lt;/xsl:when&gt;&quot;)" office:value-type="string" office:string-value="&lt;xsl:when test=&quot;. = 'SAN COLOMBANO CERTENOLI'&quot;&gt;010053&lt;/xsl:when&gt;">
            <text:p>&lt;xsl:when test=". = 'SAN COLOMBANO CERTENOLI'"&gt;010053&lt;/xsl:when&gt;</text:p>
          </table:table-cell>
          <table:table-cell table:formula="of:=CONCATENATE(&quot;&lt;comune&gt;&quot;; [.C192];&quot;&lt;/comune&gt;&quot;)" office:value-type="string" office:string-value="&lt;comune&gt;010053&lt;/comune&gt;">
            <text:p>&lt;comune&gt;010053&lt;/comune&gt;</text:p>
          </table:table-cell>
          <table:table-cell table:formula="of:=CONCATENATE(&quot;&lt;provincia&gt;&quot;; LEFT([.C19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2]);&quot;'&quot;;&quot;&amp;amp;apos;&quot;);&quot;'&quot;&quot;&gt;&quot;;[.E192];[.F192];&quot;&lt;/xsl:when&gt;&quot;)" office:value-type="string" office:string-value="&lt;xsl:when test=&quot;. = 'SAN COLOMBANO CERTENOLI'&quot;&gt;&lt;comune&gt;010053&lt;/comune&gt;&lt;provincia&gt;010&lt;/provincia&gt;&lt;/xsl:when&gt;">
            <text:p>&lt;xsl:when test=". = 'SAN COLOMBANO CERTENOLI'"&gt;&lt;comune&gt;01005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ta Margherita Ligure</text:p>
          </table:table-cell>
          <table:table-cell table:style-name="ce5" office:value-type="float" office:value="10054">
            <text:p>10054</text:p>
          </table:table-cell>
          <table:table-cell table:style-name="ce6" table:formula="of:=TEXT([.B193];&quot;000000&quot;)" office:value-type="string" office:string-value="010054">
            <text:p>010054</text:p>
          </table:table-cell>
          <table:table-cell table:formula="of:=CONCATENATE(&quot;&lt;xsl:when test=&quot;&quot;. = '&quot;;SUBSTITUTE(UPPER([.A193]);&quot;'&quot;;&quot;&amp;amp;apos;&quot;);&quot;'&quot;&quot;&gt;&quot;;[.C193];&quot;&lt;/xsl:when&gt;&quot;)" office:value-type="string" office:string-value="&lt;xsl:when test=&quot;. = 'SANTA MARGHERITA LIGURE'&quot;&gt;010054&lt;/xsl:when&gt;">
            <text:p>&lt;xsl:when test=". = 'SANTA MARGHERITA LIGURE'"&gt;010054&lt;/xsl:when&gt;</text:p>
          </table:table-cell>
          <table:table-cell table:formula="of:=CONCATENATE(&quot;&lt;comune&gt;&quot;; [.C193];&quot;&lt;/comune&gt;&quot;)" office:value-type="string" office:string-value="&lt;comune&gt;010054&lt;/comune&gt;">
            <text:p>&lt;comune&gt;010054&lt;/comune&gt;</text:p>
          </table:table-cell>
          <table:table-cell table:formula="of:=CONCATENATE(&quot;&lt;provincia&gt;&quot;; LEFT([.C19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3]);&quot;'&quot;;&quot;&amp;amp;apos;&quot;);&quot;'&quot;&quot;&gt;&quot;;[.E193];[.F193];&quot;&lt;/xsl:when&gt;&quot;)" office:value-type="string" office:string-value="&lt;xsl:when test=&quot;. = 'SANTA MARGHERITA LIGURE'&quot;&gt;&lt;comune&gt;010054&lt;/comune&gt;&lt;provincia&gt;010&lt;/provincia&gt;&lt;/xsl:when&gt;">
            <text:p>&lt;xsl:when test=". = 'SANTA MARGHERITA LIGURE'"&gt;&lt;comune&gt;01005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t'Olcese</text:p>
          </table:table-cell>
          <table:table-cell table:style-name="ce5" office:value-type="float" office:value="10055">
            <text:p>10055</text:p>
          </table:table-cell>
          <table:table-cell table:style-name="ce6" table:formula="of:=TEXT([.B194];&quot;000000&quot;)" office:value-type="string" office:string-value="010055">
            <text:p>010055</text:p>
          </table:table-cell>
          <table:table-cell table:formula="of:=CONCATENATE(&quot;&lt;xsl:when test=&quot;&quot;. = '&quot;;SUBSTITUTE(UPPER([.A194]);&quot;'&quot;;&quot;&amp;amp;apos;&quot;);&quot;'&quot;&quot;&gt;&quot;;[.C194];&quot;&lt;/xsl:when&gt;&quot;)" office:value-type="string" office:string-value="&lt;xsl:when test=&quot;. = 'SANT&amp;amp;apos;OLCESE'&quot;&gt;010055&lt;/xsl:when&gt;">
            <text:p>&lt;xsl:when test=". = 'SANT&amp;amp;apos;OLCESE'"&gt;010055&lt;/xsl:when&gt;</text:p>
          </table:table-cell>
          <table:table-cell table:formula="of:=CONCATENATE(&quot;&lt;comune&gt;&quot;; [.C194];&quot;&lt;/comune&gt;&quot;)" office:value-type="string" office:string-value="&lt;comune&gt;010055&lt;/comune&gt;">
            <text:p>&lt;comune&gt;010055&lt;/comune&gt;</text:p>
          </table:table-cell>
          <table:table-cell table:formula="of:=CONCATENATE(&quot;&lt;provincia&gt;&quot;; LEFT([.C19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4]);&quot;'&quot;;&quot;&amp;amp;apos;&quot;);&quot;'&quot;&quot;&gt;&quot;;[.E194];[.F194];&quot;&lt;/xsl:when&gt;&quot;)" office:value-type="string" office:string-value="&lt;xsl:when test=&quot;. = 'SANT&amp;amp;apos;OLCESE'&quot;&gt;&lt;comune&gt;010055&lt;/comune&gt;&lt;provincia&gt;010&lt;/provincia&gt;&lt;/xsl:when&gt;">
            <text:p>&lt;xsl:when test=". = 'SANT&amp;amp;apos;OLCESE'"&gt;&lt;comune&gt;01005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to Stefano d'Aveto</text:p>
          </table:table-cell>
          <table:table-cell table:style-name="ce5" office:value-type="float" office:value="10056">
            <text:p>10056</text:p>
          </table:table-cell>
          <table:table-cell table:style-name="ce6" table:formula="of:=TEXT([.B195];&quot;000000&quot;)" office:value-type="string" office:string-value="010056">
            <text:p>010056</text:p>
          </table:table-cell>
          <table:table-cell table:formula="of:=CONCATENATE(&quot;&lt;xsl:when test=&quot;&quot;. = '&quot;;SUBSTITUTE(UPPER([.A195]);&quot;'&quot;;&quot;&amp;amp;apos;&quot;);&quot;'&quot;&quot;&gt;&quot;;[.C195];&quot;&lt;/xsl:when&gt;&quot;)" office:value-type="string" office:string-value="&lt;xsl:when test=&quot;. = 'SANTO STEFANO D&amp;amp;apos;AVETO'&quot;&gt;010056&lt;/xsl:when&gt;">
            <text:p>&lt;xsl:when test=". = 'SANTO STEFANO D&amp;amp;apos;AVETO'"&gt;010056&lt;/xsl:when&gt;</text:p>
          </table:table-cell>
          <table:table-cell table:formula="of:=CONCATENATE(&quot;&lt;comune&gt;&quot;; [.C195];&quot;&lt;/comune&gt;&quot;)" office:value-type="string" office:string-value="&lt;comune&gt;010056&lt;/comune&gt;">
            <text:p>&lt;comune&gt;010056&lt;/comune&gt;</text:p>
          </table:table-cell>
          <table:table-cell table:formula="of:=CONCATENATE(&quot;&lt;provincia&gt;&quot;; LEFT([.C19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5]);&quot;'&quot;;&quot;&amp;amp;apos;&quot;);&quot;'&quot;&quot;&gt;&quot;;[.E195];[.F195];&quot;&lt;/xsl:when&gt;&quot;)" office:value-type="string" office:string-value="&lt;xsl:when test=&quot;. = 'SANTO STEFANO D&amp;amp;apos;AVETO'&quot;&gt;&lt;comune&gt;010056&lt;/comune&gt;&lt;provincia&gt;010&lt;/provincia&gt;&lt;/xsl:when&gt;">
            <text:p>&lt;xsl:when test=". = 'SANTO STEFANO D&amp;amp;apos;AVETO'"&gt;&lt;comune&gt;01005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vignone</text:p>
          </table:table-cell>
          <table:table-cell table:style-name="ce5" office:value-type="float" office:value="10057">
            <text:p>10057</text:p>
          </table:table-cell>
          <table:table-cell table:style-name="ce6" table:formula="of:=TEXT([.B196];&quot;000000&quot;)" office:value-type="string" office:string-value="010057">
            <text:p>010057</text:p>
          </table:table-cell>
          <table:table-cell table:formula="of:=CONCATENATE(&quot;&lt;xsl:when test=&quot;&quot;. = '&quot;;SUBSTITUTE(UPPER([.A196]);&quot;'&quot;;&quot;&amp;amp;apos;&quot;);&quot;'&quot;&quot;&gt;&quot;;[.C196];&quot;&lt;/xsl:when&gt;&quot;)" office:value-type="string" office:string-value="&lt;xsl:when test=&quot;. = 'SAVIGNONE'&quot;&gt;010057&lt;/xsl:when&gt;">
            <text:p>&lt;xsl:when test=". = 'SAVIGNONE'"&gt;010057&lt;/xsl:when&gt;</text:p>
          </table:table-cell>
          <table:table-cell table:formula="of:=CONCATENATE(&quot;&lt;comune&gt;&quot;; [.C196];&quot;&lt;/comune&gt;&quot;)" office:value-type="string" office:string-value="&lt;comune&gt;010057&lt;/comune&gt;">
            <text:p>&lt;comune&gt;010057&lt;/comune&gt;</text:p>
          </table:table-cell>
          <table:table-cell table:formula="of:=CONCATENATE(&quot;&lt;provincia&gt;&quot;; LEFT([.C19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6]);&quot;'&quot;;&quot;&amp;amp;apos;&quot;);&quot;'&quot;&quot;&gt;&quot;;[.E196];[.F196];&quot;&lt;/xsl:when&gt;&quot;)" office:value-type="string" office:string-value="&lt;xsl:when test=&quot;. = 'SAVIGNONE'&quot;&gt;&lt;comune&gt;010057&lt;/comune&gt;&lt;provincia&gt;010&lt;/provincia&gt;&lt;/xsl:when&gt;">
            <text:p>&lt;xsl:when test=". = 'SAVIGNONE'"&gt;&lt;comune&gt;01005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rra Riccò</text:p>
          </table:table-cell>
          <table:table-cell table:style-name="ce5" office:value-type="float" office:value="10058">
            <text:p>10058</text:p>
          </table:table-cell>
          <table:table-cell table:style-name="ce6" table:formula="of:=TEXT([.B197];&quot;000000&quot;)" office:value-type="string" office:string-value="010058">
            <text:p>010058</text:p>
          </table:table-cell>
          <table:table-cell table:formula="of:=CONCATENATE(&quot;&lt;xsl:when test=&quot;&quot;. = '&quot;;SUBSTITUTE(UPPER([.A197]);&quot;'&quot;;&quot;&amp;amp;apos;&quot;);&quot;'&quot;&quot;&gt;&quot;;[.C197];&quot;&lt;/xsl:when&gt;&quot;)" office:value-type="string" office:string-value="&lt;xsl:when test=&quot;. = 'SERRA RICCÒ'&quot;&gt;010058&lt;/xsl:when&gt;">
            <text:p>&lt;xsl:when test=". = 'SERRA RICCÒ'"&gt;010058&lt;/xsl:when&gt;</text:p>
          </table:table-cell>
          <table:table-cell table:formula="of:=CONCATENATE(&quot;&lt;comune&gt;&quot;; [.C197];&quot;&lt;/comune&gt;&quot;)" office:value-type="string" office:string-value="&lt;comune&gt;010058&lt;/comune&gt;">
            <text:p>&lt;comune&gt;010058&lt;/comune&gt;</text:p>
          </table:table-cell>
          <table:table-cell table:formula="of:=CONCATENATE(&quot;&lt;provincia&gt;&quot;; LEFT([.C197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7]);&quot;'&quot;;&quot;&amp;amp;apos;&quot;);&quot;'&quot;&quot;&gt;&quot;;[.E197];[.F197];&quot;&lt;/xsl:when&gt;&quot;)" office:value-type="string" office:string-value="&lt;xsl:when test=&quot;. = 'SERRA RICCÒ'&quot;&gt;&lt;comune&gt;010058&lt;/comune&gt;&lt;provincia&gt;010&lt;/provincia&gt;&lt;/xsl:when&gt;">
            <text:p>&lt;xsl:when test=". = 'SERRA RICCÒ'"&gt;&lt;comune&gt;010058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stri Levante</text:p>
          </table:table-cell>
          <table:table-cell table:style-name="ce5" office:value-type="float" office:value="10059">
            <text:p>10059</text:p>
          </table:table-cell>
          <table:table-cell table:style-name="ce6" table:formula="of:=TEXT([.B198];&quot;000000&quot;)" office:value-type="string" office:string-value="010059">
            <text:p>010059</text:p>
          </table:table-cell>
          <table:table-cell table:formula="of:=CONCATENATE(&quot;&lt;xsl:when test=&quot;&quot;. = '&quot;;SUBSTITUTE(UPPER([.A198]);&quot;'&quot;;&quot;&amp;amp;apos;&quot;);&quot;'&quot;&quot;&gt;&quot;;[.C198];&quot;&lt;/xsl:when&gt;&quot;)" office:value-type="string" office:string-value="&lt;xsl:when test=&quot;. = 'SESTRI LEVANTE'&quot;&gt;010059&lt;/xsl:when&gt;">
            <text:p>&lt;xsl:when test=". = 'SESTRI LEVANTE'"&gt;010059&lt;/xsl:when&gt;</text:p>
          </table:table-cell>
          <table:table-cell table:formula="of:=CONCATENATE(&quot;&lt;comune&gt;&quot;; [.C198];&quot;&lt;/comune&gt;&quot;)" office:value-type="string" office:string-value="&lt;comune&gt;010059&lt;/comune&gt;">
            <text:p>&lt;comune&gt;010059&lt;/comune&gt;</text:p>
          </table:table-cell>
          <table:table-cell table:formula="of:=CONCATENATE(&quot;&lt;provincia&gt;&quot;; LEFT([.C198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8]);&quot;'&quot;;&quot;&amp;amp;apos;&quot;);&quot;'&quot;&quot;&gt;&quot;;[.E198];[.F198];&quot;&lt;/xsl:when&gt;&quot;)" office:value-type="string" office:string-value="&lt;xsl:when test=&quot;. = 'SESTRI LEVANTE'&quot;&gt;&lt;comune&gt;010059&lt;/comune&gt;&lt;provincia&gt;010&lt;/provincia&gt;&lt;/xsl:when&gt;">
            <text:p>&lt;xsl:when test=". = 'SESTRI LEVANTE'"&gt;&lt;comune&gt;010059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ri</text:p>
          </table:table-cell>
          <table:table-cell table:style-name="ce5" office:value-type="float" office:value="10060">
            <text:p>10060</text:p>
          </table:table-cell>
          <table:table-cell table:style-name="ce6" table:formula="of:=TEXT([.B199];&quot;000000&quot;)" office:value-type="string" office:string-value="010060">
            <text:p>010060</text:p>
          </table:table-cell>
          <table:table-cell table:formula="of:=CONCATENATE(&quot;&lt;xsl:when test=&quot;&quot;. = '&quot;;SUBSTITUTE(UPPER([.A199]);&quot;'&quot;;&quot;&amp;amp;apos;&quot;);&quot;'&quot;&quot;&gt;&quot;;[.C199];&quot;&lt;/xsl:when&gt;&quot;)" office:value-type="string" office:string-value="&lt;xsl:when test=&quot;. = 'SORI'&quot;&gt;010060&lt;/xsl:when&gt;">
            <text:p>&lt;xsl:when test=". = 'SORI'"&gt;010060&lt;/xsl:when&gt;</text:p>
          </table:table-cell>
          <table:table-cell table:formula="of:=CONCATENATE(&quot;&lt;comune&gt;&quot;; [.C199];&quot;&lt;/comune&gt;&quot;)" office:value-type="string" office:string-value="&lt;comune&gt;010060&lt;/comune&gt;">
            <text:p>&lt;comune&gt;010060&lt;/comune&gt;</text:p>
          </table:table-cell>
          <table:table-cell table:formula="of:=CONCATENATE(&quot;&lt;provincia&gt;&quot;; LEFT([.C199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199]);&quot;'&quot;;&quot;&amp;amp;apos;&quot;);&quot;'&quot;&quot;&gt;&quot;;[.E199];[.F199];&quot;&lt;/xsl:when&gt;&quot;)" office:value-type="string" office:string-value="&lt;xsl:when test=&quot;. = 'SORI'&quot;&gt;&lt;comune&gt;010060&lt;/comune&gt;&lt;provincia&gt;010&lt;/provincia&gt;&lt;/xsl:when&gt;">
            <text:p>&lt;xsl:when test=". = 'SORI'"&gt;&lt;comune&gt;010060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iglieto</text:p>
          </table:table-cell>
          <table:table-cell table:style-name="ce5" office:value-type="float" office:value="10061">
            <text:p>10061</text:p>
          </table:table-cell>
          <table:table-cell table:style-name="ce6" table:formula="of:=TEXT([.B200];&quot;000000&quot;)" office:value-type="string" office:string-value="010061">
            <text:p>010061</text:p>
          </table:table-cell>
          <table:table-cell table:formula="of:=CONCATENATE(&quot;&lt;xsl:when test=&quot;&quot;. = '&quot;;SUBSTITUTE(UPPER([.A200]);&quot;'&quot;;&quot;&amp;amp;apos;&quot;);&quot;'&quot;&quot;&gt;&quot;;[.C200];&quot;&lt;/xsl:when&gt;&quot;)" office:value-type="string" office:string-value="&lt;xsl:when test=&quot;. = 'TIGLIETO'&quot;&gt;010061&lt;/xsl:when&gt;">
            <text:p>&lt;xsl:when test=". = 'TIGLIETO'"&gt;010061&lt;/xsl:when&gt;</text:p>
          </table:table-cell>
          <table:table-cell table:formula="of:=CONCATENATE(&quot;&lt;comune&gt;&quot;; [.C200];&quot;&lt;/comune&gt;&quot;)" office:value-type="string" office:string-value="&lt;comune&gt;010061&lt;/comune&gt;">
            <text:p>&lt;comune&gt;010061&lt;/comune&gt;</text:p>
          </table:table-cell>
          <table:table-cell table:formula="of:=CONCATENATE(&quot;&lt;provincia&gt;&quot;; LEFT([.C200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0]);&quot;'&quot;;&quot;&amp;amp;apos;&quot;);&quot;'&quot;&quot;&gt;&quot;;[.E200];[.F200];&quot;&lt;/xsl:when&gt;&quot;)" office:value-type="string" office:string-value="&lt;xsl:when test=&quot;. = 'TIGLIETO'&quot;&gt;&lt;comune&gt;010061&lt;/comune&gt;&lt;provincia&gt;010&lt;/provincia&gt;&lt;/xsl:when&gt;">
            <text:p>&lt;xsl:when test=". = 'TIGLIETO'"&gt;&lt;comune&gt;010061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rriglia</text:p>
          </table:table-cell>
          <table:table-cell table:style-name="ce5" office:value-type="float" office:value="10062">
            <text:p>10062</text:p>
          </table:table-cell>
          <table:table-cell table:style-name="ce6" table:formula="of:=TEXT([.B201];&quot;000000&quot;)" office:value-type="string" office:string-value="010062">
            <text:p>010062</text:p>
          </table:table-cell>
          <table:table-cell table:formula="of:=CONCATENATE(&quot;&lt;xsl:when test=&quot;&quot;. = '&quot;;SUBSTITUTE(UPPER([.A201]);&quot;'&quot;;&quot;&amp;amp;apos;&quot;);&quot;'&quot;&quot;&gt;&quot;;[.C201];&quot;&lt;/xsl:when&gt;&quot;)" office:value-type="string" office:string-value="&lt;xsl:when test=&quot;. = 'TORRIGLIA'&quot;&gt;010062&lt;/xsl:when&gt;">
            <text:p>&lt;xsl:when test=". = 'TORRIGLIA'"&gt;010062&lt;/xsl:when&gt;</text:p>
          </table:table-cell>
          <table:table-cell table:formula="of:=CONCATENATE(&quot;&lt;comune&gt;&quot;; [.C201];&quot;&lt;/comune&gt;&quot;)" office:value-type="string" office:string-value="&lt;comune&gt;010062&lt;/comune&gt;">
            <text:p>&lt;comune&gt;010062&lt;/comune&gt;</text:p>
          </table:table-cell>
          <table:table-cell table:formula="of:=CONCATENATE(&quot;&lt;provincia&gt;&quot;; LEFT([.C201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1]);&quot;'&quot;;&quot;&amp;amp;apos;&quot;);&quot;'&quot;&quot;&gt;&quot;;[.E201];[.F201];&quot;&lt;/xsl:when&gt;&quot;)" office:value-type="string" office:string-value="&lt;xsl:when test=&quot;. = 'TORRIGLIA'&quot;&gt;&lt;comune&gt;010062&lt;/comune&gt;&lt;provincia&gt;010&lt;/provincia&gt;&lt;/xsl:when&gt;">
            <text:p>&lt;xsl:when test=". = 'TORRIGLIA'"&gt;&lt;comune&gt;010062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bogna</text:p>
          </table:table-cell>
          <table:table-cell table:style-name="ce5" office:value-type="float" office:value="10063">
            <text:p>10063</text:p>
          </table:table-cell>
          <table:table-cell table:style-name="ce6" table:formula="of:=TEXT([.B202];&quot;000000&quot;)" office:value-type="string" office:string-value="010063">
            <text:p>010063</text:p>
          </table:table-cell>
          <table:table-cell table:formula="of:=CONCATENATE(&quot;&lt;xsl:when test=&quot;&quot;. = '&quot;;SUBSTITUTE(UPPER([.A202]);&quot;'&quot;;&quot;&amp;amp;apos;&quot;);&quot;'&quot;&quot;&gt;&quot;;[.C202];&quot;&lt;/xsl:when&gt;&quot;)" office:value-type="string" office:string-value="&lt;xsl:when test=&quot;. = 'TRIBOGNA'&quot;&gt;010063&lt;/xsl:when&gt;">
            <text:p>&lt;xsl:when test=". = 'TRIBOGNA'"&gt;010063&lt;/xsl:when&gt;</text:p>
          </table:table-cell>
          <table:table-cell table:formula="of:=CONCATENATE(&quot;&lt;comune&gt;&quot;; [.C202];&quot;&lt;/comune&gt;&quot;)" office:value-type="string" office:string-value="&lt;comune&gt;010063&lt;/comune&gt;">
            <text:p>&lt;comune&gt;010063&lt;/comune&gt;</text:p>
          </table:table-cell>
          <table:table-cell table:formula="of:=CONCATENATE(&quot;&lt;provincia&gt;&quot;; LEFT([.C202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2]);&quot;'&quot;;&quot;&amp;amp;apos;&quot;);&quot;'&quot;&quot;&gt;&quot;;[.E202];[.F202];&quot;&lt;/xsl:when&gt;&quot;)" office:value-type="string" office:string-value="&lt;xsl:when test=&quot;. = 'TRIBOGNA'&quot;&gt;&lt;comune&gt;010063&lt;/comune&gt;&lt;provincia&gt;010&lt;/provincia&gt;&lt;/xsl:when&gt;">
            <text:p>&lt;xsl:when test=". = 'TRIBOGNA'"&gt;&lt;comune&gt;010063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scio</text:p>
          </table:table-cell>
          <table:table-cell table:style-name="ce5" office:value-type="float" office:value="10064">
            <text:p>10064</text:p>
          </table:table-cell>
          <table:table-cell table:style-name="ce6" table:formula="of:=TEXT([.B203];&quot;000000&quot;)" office:value-type="string" office:string-value="010064">
            <text:p>010064</text:p>
          </table:table-cell>
          <table:table-cell table:formula="of:=CONCATENATE(&quot;&lt;xsl:when test=&quot;&quot;. = '&quot;;SUBSTITUTE(UPPER([.A203]);&quot;'&quot;;&quot;&amp;amp;apos;&quot;);&quot;'&quot;&quot;&gt;&quot;;[.C203];&quot;&lt;/xsl:when&gt;&quot;)" office:value-type="string" office:string-value="&lt;xsl:when test=&quot;. = 'USCIO'&quot;&gt;010064&lt;/xsl:when&gt;">
            <text:p>&lt;xsl:when test=". = 'USCIO'"&gt;010064&lt;/xsl:when&gt;</text:p>
          </table:table-cell>
          <table:table-cell table:formula="of:=CONCATENATE(&quot;&lt;comune&gt;&quot;; [.C203];&quot;&lt;/comune&gt;&quot;)" office:value-type="string" office:string-value="&lt;comune&gt;010064&lt;/comune&gt;">
            <text:p>&lt;comune&gt;010064&lt;/comune&gt;</text:p>
          </table:table-cell>
          <table:table-cell table:formula="of:=CONCATENATE(&quot;&lt;provincia&gt;&quot;; LEFT([.C203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3]);&quot;'&quot;;&quot;&amp;amp;apos;&quot;);&quot;'&quot;&quot;&gt;&quot;;[.E203];[.F203];&quot;&lt;/xsl:when&gt;&quot;)" office:value-type="string" office:string-value="&lt;xsl:when test=&quot;. = 'USCIO'&quot;&gt;&lt;comune&gt;010064&lt;/comune&gt;&lt;provincia&gt;010&lt;/provincia&gt;&lt;/xsl:when&gt;">
            <text:p>&lt;xsl:when test=". = 'USCIO'"&gt;&lt;comune&gt;010064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lbrevenna</text:p>
          </table:table-cell>
          <table:table-cell table:style-name="ce5" office:value-type="float" office:value="10065">
            <text:p>10065</text:p>
          </table:table-cell>
          <table:table-cell table:style-name="ce6" table:formula="of:=TEXT([.B204];&quot;000000&quot;)" office:value-type="string" office:string-value="010065">
            <text:p>010065</text:p>
          </table:table-cell>
          <table:table-cell table:formula="of:=CONCATENATE(&quot;&lt;xsl:when test=&quot;&quot;. = '&quot;;SUBSTITUTE(UPPER([.A204]);&quot;'&quot;;&quot;&amp;amp;apos;&quot;);&quot;'&quot;&quot;&gt;&quot;;[.C204];&quot;&lt;/xsl:when&gt;&quot;)" office:value-type="string" office:string-value="&lt;xsl:when test=&quot;. = 'VALBREVENNA'&quot;&gt;010065&lt;/xsl:when&gt;">
            <text:p>&lt;xsl:when test=". = 'VALBREVENNA'"&gt;010065&lt;/xsl:when&gt;</text:p>
          </table:table-cell>
          <table:table-cell table:formula="of:=CONCATENATE(&quot;&lt;comune&gt;&quot;; [.C204];&quot;&lt;/comune&gt;&quot;)" office:value-type="string" office:string-value="&lt;comune&gt;010065&lt;/comune&gt;">
            <text:p>&lt;comune&gt;010065&lt;/comune&gt;</text:p>
          </table:table-cell>
          <table:table-cell table:formula="of:=CONCATENATE(&quot;&lt;provincia&gt;&quot;; LEFT([.C204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4]);&quot;'&quot;;&quot;&amp;amp;apos;&quot;);&quot;'&quot;&quot;&gt;&quot;;[.E204];[.F204];&quot;&lt;/xsl:when&gt;&quot;)" office:value-type="string" office:string-value="&lt;xsl:when test=&quot;. = 'VALBREVENNA'&quot;&gt;&lt;comune&gt;010065&lt;/comune&gt;&lt;provincia&gt;010&lt;/provincia&gt;&lt;/xsl:when&gt;">
            <text:p>&lt;xsl:when test=". = 'VALBREVENNA'"&gt;&lt;comune&gt;010065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obbia</text:p>
          </table:table-cell>
          <table:table-cell table:style-name="ce5" office:value-type="float" office:value="10066">
            <text:p>10066</text:p>
          </table:table-cell>
          <table:table-cell table:style-name="ce6" table:formula="of:=TEXT([.B205];&quot;000000&quot;)" office:value-type="string" office:string-value="010066">
            <text:p>010066</text:p>
          </table:table-cell>
          <table:table-cell table:formula="of:=CONCATENATE(&quot;&lt;xsl:when test=&quot;&quot;. = '&quot;;SUBSTITUTE(UPPER([.A205]);&quot;'&quot;;&quot;&amp;amp;apos;&quot;);&quot;'&quot;&quot;&gt;&quot;;[.C205];&quot;&lt;/xsl:when&gt;&quot;)" office:value-type="string" office:string-value="&lt;xsl:when test=&quot;. = 'VOBBIA'&quot;&gt;010066&lt;/xsl:when&gt;">
            <text:p>&lt;xsl:when test=". = 'VOBBIA'"&gt;010066&lt;/xsl:when&gt;</text:p>
          </table:table-cell>
          <table:table-cell table:formula="of:=CONCATENATE(&quot;&lt;comune&gt;&quot;; [.C205];&quot;&lt;/comune&gt;&quot;)" office:value-type="string" office:string-value="&lt;comune&gt;010066&lt;/comune&gt;">
            <text:p>&lt;comune&gt;010066&lt;/comune&gt;</text:p>
          </table:table-cell>
          <table:table-cell table:formula="of:=CONCATENATE(&quot;&lt;provincia&gt;&quot;; LEFT([.C205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5]);&quot;'&quot;;&quot;&amp;amp;apos;&quot;);&quot;'&quot;&quot;&gt;&quot;;[.E205];[.F205];&quot;&lt;/xsl:when&gt;&quot;)" office:value-type="string" office:string-value="&lt;xsl:when test=&quot;. = 'VOBBIA'&quot;&gt;&lt;comune&gt;010066&lt;/comune&gt;&lt;provincia&gt;010&lt;/provincia&gt;&lt;/xsl:when&gt;">
            <text:p>&lt;xsl:when test=". = 'VOBBIA'"&gt;&lt;comune&gt;010066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oagli</text:p>
          </table:table-cell>
          <table:table-cell table:style-name="ce5" office:value-type="float" office:value="10067">
            <text:p>10067</text:p>
          </table:table-cell>
          <table:table-cell table:style-name="ce6" table:formula="of:=TEXT([.B206];&quot;000000&quot;)" office:value-type="string" office:string-value="010067">
            <text:p>010067</text:p>
          </table:table-cell>
          <table:table-cell table:formula="of:=CONCATENATE(&quot;&lt;xsl:when test=&quot;&quot;. = '&quot;;SUBSTITUTE(UPPER([.A206]);&quot;'&quot;;&quot;&amp;amp;apos;&quot;);&quot;'&quot;&quot;&gt;&quot;;[.C206];&quot;&lt;/xsl:when&gt;&quot;)" office:value-type="string" office:string-value="&lt;xsl:when test=&quot;. = 'ZOAGLI'&quot;&gt;010067&lt;/xsl:when&gt;">
            <text:p>&lt;xsl:when test=". = 'ZOAGLI'"&gt;010067&lt;/xsl:when&gt;</text:p>
          </table:table-cell>
          <table:table-cell table:formula="of:=CONCATENATE(&quot;&lt;comune&gt;&quot;; [.C206];&quot;&lt;/comune&gt;&quot;)" office:value-type="string" office:string-value="&lt;comune&gt;010067&lt;/comune&gt;">
            <text:p>&lt;comune&gt;010067&lt;/comune&gt;</text:p>
          </table:table-cell>
          <table:table-cell table:formula="of:=CONCATENATE(&quot;&lt;provincia&gt;&quot;; LEFT([.C206];3);&quot;&lt;/provincia&gt;&quot;)" office:value-type="string" office:string-value="&lt;provincia&gt;010&lt;/provincia&gt;">
            <text:p>&lt;provincia&gt;010&lt;/provincia&gt;</text:p>
          </table:table-cell>
          <table:table-cell table:formula="of:=CONCATENATE(&quot;&lt;xsl:when test=&quot;&quot;. = '&quot;;SUBSTITUTE(UPPER([.A206]);&quot;'&quot;;&quot;&amp;amp;apos;&quot;);&quot;'&quot;&quot;&gt;&quot;;[.E206];[.F206];&quot;&lt;/xsl:when&gt;&quot;)" office:value-type="string" office:string-value="&lt;xsl:when test=&quot;. = 'ZOAGLI'&quot;&gt;&lt;comune&gt;010067&lt;/comune&gt;&lt;provincia&gt;010&lt;/provincia&gt;&lt;/xsl:when&gt;">
            <text:p>&lt;xsl:when test=". = 'ZOAGLI'"&gt;&lt;comune&gt;010067&lt;/comune&gt;&lt;provincia&gt;010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meglia</text:p>
          </table:table-cell>
          <table:table-cell table:style-name="ce5" office:value-type="float" office:value="11001">
            <text:p>11001</text:p>
          </table:table-cell>
          <table:table-cell table:style-name="ce6" table:formula="of:=TEXT([.B207];&quot;000000&quot;)" office:value-type="string" office:string-value="011001">
            <text:p>011001</text:p>
          </table:table-cell>
          <table:table-cell table:formula="of:=CONCATENATE(&quot;&lt;xsl:when test=&quot;&quot;. = '&quot;;SUBSTITUTE(UPPER([.A207]);&quot;'&quot;;&quot;&amp;amp;apos;&quot;);&quot;'&quot;&quot;&gt;&quot;;[.C207];&quot;&lt;/xsl:when&gt;&quot;)" office:value-type="string" office:string-value="&lt;xsl:when test=&quot;. = 'AMEGLIA'&quot;&gt;011001&lt;/xsl:when&gt;">
            <text:p>&lt;xsl:when test=". = 'AMEGLIA'"&gt;011001&lt;/xsl:when&gt;</text:p>
          </table:table-cell>
          <table:table-cell table:formula="of:=CONCATENATE(&quot;&lt;comune&gt;&quot;; [.C207];&quot;&lt;/comune&gt;&quot;)" office:value-type="string" office:string-value="&lt;comune&gt;011001&lt;/comune&gt;">
            <text:p>&lt;comune&gt;011001&lt;/comune&gt;</text:p>
          </table:table-cell>
          <table:table-cell table:formula="of:=CONCATENATE(&quot;&lt;provincia&gt;&quot;; LEFT([.C207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07]);&quot;'&quot;;&quot;&amp;amp;apos;&quot;);&quot;'&quot;&quot;&gt;&quot;;[.E207];[.F207];&quot;&lt;/xsl:when&gt;&quot;)" office:value-type="string" office:string-value="&lt;xsl:when test=&quot;. = 'AMEGLIA'&quot;&gt;&lt;comune&gt;011001&lt;/comune&gt;&lt;provincia&gt;011&lt;/provincia&gt;&lt;/xsl:when&gt;">
            <text:p>&lt;xsl:when test=". = 'AMEGLIA'"&gt;&lt;comune&gt;011001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rcola</text:p>
          </table:table-cell>
          <table:table-cell table:style-name="ce5" office:value-type="float" office:value="11002">
            <text:p>11002</text:p>
          </table:table-cell>
          <table:table-cell table:style-name="ce6" table:formula="of:=TEXT([.B208];&quot;000000&quot;)" office:value-type="string" office:string-value="011002">
            <text:p>011002</text:p>
          </table:table-cell>
          <table:table-cell table:formula="of:=CONCATENATE(&quot;&lt;xsl:when test=&quot;&quot;. = '&quot;;SUBSTITUTE(UPPER([.A208]);&quot;'&quot;;&quot;&amp;amp;apos;&quot;);&quot;'&quot;&quot;&gt;&quot;;[.C208];&quot;&lt;/xsl:when&gt;&quot;)" office:value-type="string" office:string-value="&lt;xsl:when test=&quot;. = 'ARCOLA'&quot;&gt;011002&lt;/xsl:when&gt;">
            <text:p>&lt;xsl:when test=". = 'ARCOLA'"&gt;011002&lt;/xsl:when&gt;</text:p>
          </table:table-cell>
          <table:table-cell table:formula="of:=CONCATENATE(&quot;&lt;comune&gt;&quot;; [.C208];&quot;&lt;/comune&gt;&quot;)" office:value-type="string" office:string-value="&lt;comune&gt;011002&lt;/comune&gt;">
            <text:p>&lt;comune&gt;011002&lt;/comune&gt;</text:p>
          </table:table-cell>
          <table:table-cell table:formula="of:=CONCATENATE(&quot;&lt;provincia&gt;&quot;; LEFT([.C208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08]);&quot;'&quot;;&quot;&amp;amp;apos;&quot;);&quot;'&quot;&quot;&gt;&quot;;[.E208];[.F208];&quot;&lt;/xsl:when&gt;&quot;)" office:value-type="string" office:string-value="&lt;xsl:when test=&quot;. = 'ARCOLA'&quot;&gt;&lt;comune&gt;011002&lt;/comune&gt;&lt;provincia&gt;011&lt;/provincia&gt;&lt;/xsl:when&gt;">
            <text:p>&lt;xsl:when test=". = 'ARCOLA'"&gt;&lt;comune&gt;011002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verino</text:p>
          </table:table-cell>
          <table:table-cell table:style-name="ce5" office:value-type="float" office:value="11003">
            <text:p>11003</text:p>
          </table:table-cell>
          <table:table-cell table:style-name="ce6" table:formula="of:=TEXT([.B209];&quot;000000&quot;)" office:value-type="string" office:string-value="011003">
            <text:p>011003</text:p>
          </table:table-cell>
          <table:table-cell table:formula="of:=CONCATENATE(&quot;&lt;xsl:when test=&quot;&quot;. = '&quot;;SUBSTITUTE(UPPER([.A209]);&quot;'&quot;;&quot;&amp;amp;apos;&quot;);&quot;'&quot;&quot;&gt;&quot;;[.C209];&quot;&lt;/xsl:when&gt;&quot;)" office:value-type="string" office:string-value="&lt;xsl:when test=&quot;. = 'BEVERINO'&quot;&gt;011003&lt;/xsl:when&gt;">
            <text:p>&lt;xsl:when test=". = 'BEVERINO'"&gt;011003&lt;/xsl:when&gt;</text:p>
          </table:table-cell>
          <table:table-cell table:formula="of:=CONCATENATE(&quot;&lt;comune&gt;&quot;; [.C209];&quot;&lt;/comune&gt;&quot;)" office:value-type="string" office:string-value="&lt;comune&gt;011003&lt;/comune&gt;">
            <text:p>&lt;comune&gt;011003&lt;/comune&gt;</text:p>
          </table:table-cell>
          <table:table-cell table:formula="of:=CONCATENATE(&quot;&lt;provincia&gt;&quot;; LEFT([.C209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09]);&quot;'&quot;;&quot;&amp;amp;apos;&quot;);&quot;'&quot;&quot;&gt;&quot;;[.E209];[.F209];&quot;&lt;/xsl:when&gt;&quot;)" office:value-type="string" office:string-value="&lt;xsl:when test=&quot;. = 'BEVERINO'&quot;&gt;&lt;comune&gt;011003&lt;/comune&gt;&lt;provincia&gt;011&lt;/provincia&gt;&lt;/xsl:when&gt;">
            <text:p>&lt;xsl:when test=". = 'BEVERINO'"&gt;&lt;comune&gt;011003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lano</text:p>
          </table:table-cell>
          <table:table-cell table:style-name="ce5" office:value-type="float" office:value="11004">
            <text:p>11004</text:p>
          </table:table-cell>
          <table:table-cell table:style-name="ce6" table:formula="of:=TEXT([.B210];&quot;000000&quot;)" office:value-type="string" office:string-value="011004">
            <text:p>011004</text:p>
          </table:table-cell>
          <table:table-cell table:formula="of:=CONCATENATE(&quot;&lt;xsl:when test=&quot;&quot;. = '&quot;;SUBSTITUTE(UPPER([.A210]);&quot;'&quot;;&quot;&amp;amp;apos;&quot;);&quot;'&quot;&quot;&gt;&quot;;[.C210];&quot;&lt;/xsl:when&gt;&quot;)" office:value-type="string" office:string-value="&lt;xsl:when test=&quot;. = 'BOLANO'&quot;&gt;011004&lt;/xsl:when&gt;">
            <text:p>&lt;xsl:when test=". = 'BOLANO'"&gt;011004&lt;/xsl:when&gt;</text:p>
          </table:table-cell>
          <table:table-cell table:formula="of:=CONCATENATE(&quot;&lt;comune&gt;&quot;; [.C210];&quot;&lt;/comune&gt;&quot;)" office:value-type="string" office:string-value="&lt;comune&gt;011004&lt;/comune&gt;">
            <text:p>&lt;comune&gt;011004&lt;/comune&gt;</text:p>
          </table:table-cell>
          <table:table-cell table:formula="of:=CONCATENATE(&quot;&lt;provincia&gt;&quot;; LEFT([.C210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0]);&quot;'&quot;;&quot;&amp;amp;apos;&quot;);&quot;'&quot;&quot;&gt;&quot;;[.E210];[.F210];&quot;&lt;/xsl:when&gt;&quot;)" office:value-type="string" office:string-value="&lt;xsl:when test=&quot;. = 'BOLANO'&quot;&gt;&lt;comune&gt;011004&lt;/comune&gt;&lt;provincia&gt;011&lt;/provincia&gt;&lt;/xsl:when&gt;">
            <text:p>&lt;xsl:when test=". = 'BOLANO'"&gt;&lt;comune&gt;011004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nassola</text:p>
          </table:table-cell>
          <table:table-cell table:style-name="ce5" office:value-type="float" office:value="11005">
            <text:p>11005</text:p>
          </table:table-cell>
          <table:table-cell table:style-name="ce6" table:formula="of:=TEXT([.B211];&quot;000000&quot;)" office:value-type="string" office:string-value="011005">
            <text:p>011005</text:p>
          </table:table-cell>
          <table:table-cell table:formula="of:=CONCATENATE(&quot;&lt;xsl:when test=&quot;&quot;. = '&quot;;SUBSTITUTE(UPPER([.A211]);&quot;'&quot;;&quot;&amp;amp;apos;&quot;);&quot;'&quot;&quot;&gt;&quot;;[.C211];&quot;&lt;/xsl:when&gt;&quot;)" office:value-type="string" office:string-value="&lt;xsl:when test=&quot;. = 'BONASSOLA'&quot;&gt;011005&lt;/xsl:when&gt;">
            <text:p>&lt;xsl:when test=". = 'BONASSOLA'"&gt;011005&lt;/xsl:when&gt;</text:p>
          </table:table-cell>
          <table:table-cell table:formula="of:=CONCATENATE(&quot;&lt;comune&gt;&quot;; [.C211];&quot;&lt;/comune&gt;&quot;)" office:value-type="string" office:string-value="&lt;comune&gt;011005&lt;/comune&gt;">
            <text:p>&lt;comune&gt;011005&lt;/comune&gt;</text:p>
          </table:table-cell>
          <table:table-cell table:formula="of:=CONCATENATE(&quot;&lt;provincia&gt;&quot;; LEFT([.C211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1]);&quot;'&quot;;&quot;&amp;amp;apos;&quot;);&quot;'&quot;&quot;&gt;&quot;;[.E211];[.F211];&quot;&lt;/xsl:when&gt;&quot;)" office:value-type="string" office:string-value="&lt;xsl:when test=&quot;. = 'BONASSOLA'&quot;&gt;&lt;comune&gt;011005&lt;/comune&gt;&lt;provincia&gt;011&lt;/provincia&gt;&lt;/xsl:when&gt;">
            <text:p>&lt;xsl:when test=". = 'BONASSOLA'"&gt;&lt;comune&gt;011005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orghetto di Vara</text:p>
          </table:table-cell>
          <table:table-cell table:style-name="ce5" office:value-type="float" office:value="11006">
            <text:p>11006</text:p>
          </table:table-cell>
          <table:table-cell table:style-name="ce6" table:formula="of:=TEXT([.B212];&quot;000000&quot;)" office:value-type="string" office:string-value="011006">
            <text:p>011006</text:p>
          </table:table-cell>
          <table:table-cell table:formula="of:=CONCATENATE(&quot;&lt;xsl:when test=&quot;&quot;. = '&quot;;SUBSTITUTE(UPPER([.A212]);&quot;'&quot;;&quot;&amp;amp;apos;&quot;);&quot;'&quot;&quot;&gt;&quot;;[.C212];&quot;&lt;/xsl:when&gt;&quot;)" office:value-type="string" office:string-value="&lt;xsl:when test=&quot;. = 'BORGHETTO DI VARA'&quot;&gt;011006&lt;/xsl:when&gt;">
            <text:p>&lt;xsl:when test=". = 'BORGHETTO DI VARA'"&gt;011006&lt;/xsl:when&gt;</text:p>
          </table:table-cell>
          <table:table-cell table:formula="of:=CONCATENATE(&quot;&lt;comune&gt;&quot;; [.C212];&quot;&lt;/comune&gt;&quot;)" office:value-type="string" office:string-value="&lt;comune&gt;011006&lt;/comune&gt;">
            <text:p>&lt;comune&gt;011006&lt;/comune&gt;</text:p>
          </table:table-cell>
          <table:table-cell table:formula="of:=CONCATENATE(&quot;&lt;provincia&gt;&quot;; LEFT([.C212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2]);&quot;'&quot;;&quot;&amp;amp;apos;&quot;);&quot;'&quot;&quot;&gt;&quot;;[.E212];[.F212];&quot;&lt;/xsl:when&gt;&quot;)" office:value-type="string" office:string-value="&lt;xsl:when test=&quot;. = 'BORGHETTO DI VARA'&quot;&gt;&lt;comune&gt;011006&lt;/comune&gt;&lt;provincia&gt;011&lt;/provincia&gt;&lt;/xsl:when&gt;">
            <text:p>&lt;xsl:when test=". = 'BORGHETTO DI VARA'"&gt;&lt;comune&gt;011006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ugnato</text:p>
          </table:table-cell>
          <table:table-cell table:style-name="ce5" office:value-type="float" office:value="11007">
            <text:p>11007</text:p>
          </table:table-cell>
          <table:table-cell table:style-name="ce6" table:formula="of:=TEXT([.B213];&quot;000000&quot;)" office:value-type="string" office:string-value="011007">
            <text:p>011007</text:p>
          </table:table-cell>
          <table:table-cell table:formula="of:=CONCATENATE(&quot;&lt;xsl:when test=&quot;&quot;. = '&quot;;SUBSTITUTE(UPPER([.A213]);&quot;'&quot;;&quot;&amp;amp;apos;&quot;);&quot;'&quot;&quot;&gt;&quot;;[.C213];&quot;&lt;/xsl:when&gt;&quot;)" office:value-type="string" office:string-value="&lt;xsl:when test=&quot;. = 'BRUGNATO'&quot;&gt;011007&lt;/xsl:when&gt;">
            <text:p>&lt;xsl:when test=". = 'BRUGNATO'"&gt;011007&lt;/xsl:when&gt;</text:p>
          </table:table-cell>
          <table:table-cell table:formula="of:=CONCATENATE(&quot;&lt;comune&gt;&quot;; [.C213];&quot;&lt;/comune&gt;&quot;)" office:value-type="string" office:string-value="&lt;comune&gt;011007&lt;/comune&gt;">
            <text:p>&lt;comune&gt;011007&lt;/comune&gt;</text:p>
          </table:table-cell>
          <table:table-cell table:formula="of:=CONCATENATE(&quot;&lt;provincia&gt;&quot;; LEFT([.C213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3]);&quot;'&quot;;&quot;&amp;amp;apos;&quot;);&quot;'&quot;&quot;&gt;&quot;;[.E213];[.F213];&quot;&lt;/xsl:when&gt;&quot;)" office:value-type="string" office:string-value="&lt;xsl:when test=&quot;. = 'BRUGNATO'&quot;&gt;&lt;comune&gt;011007&lt;/comune&gt;&lt;provincia&gt;011&lt;/provincia&gt;&lt;/xsl:when&gt;">
            <text:p>&lt;xsl:when test=". = 'BRUGNATO'"&gt;&lt;comune&gt;011007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ice al Cornoviglio</text:p>
          </table:table-cell>
          <table:table-cell table:style-name="ce5" office:value-type="float" office:value="11008">
            <text:p>11008</text:p>
          </table:table-cell>
          <table:table-cell table:style-name="ce6" table:formula="of:=TEXT([.B214];&quot;000000&quot;)" office:value-type="string" office:string-value="011008">
            <text:p>011008</text:p>
          </table:table-cell>
          <table:table-cell table:formula="of:=CONCATENATE(&quot;&lt;xsl:when test=&quot;&quot;. = '&quot;;SUBSTITUTE(UPPER([.A214]);&quot;'&quot;;&quot;&amp;amp;apos;&quot;);&quot;'&quot;&quot;&gt;&quot;;[.C214];&quot;&lt;/xsl:when&gt;&quot;)" office:value-type="string" office:string-value="&lt;xsl:when test=&quot;. = 'CALICE AL CORNOVIGLIO'&quot;&gt;011008&lt;/xsl:when&gt;">
            <text:p>&lt;xsl:when test=". = 'CALICE AL CORNOVIGLIO'"&gt;011008&lt;/xsl:when&gt;</text:p>
          </table:table-cell>
          <table:table-cell table:formula="of:=CONCATENATE(&quot;&lt;comune&gt;&quot;; [.C214];&quot;&lt;/comune&gt;&quot;)" office:value-type="string" office:string-value="&lt;comune&gt;011008&lt;/comune&gt;">
            <text:p>&lt;comune&gt;011008&lt;/comune&gt;</text:p>
          </table:table-cell>
          <table:table-cell table:formula="of:=CONCATENATE(&quot;&lt;provincia&gt;&quot;; LEFT([.C214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4]);&quot;'&quot;;&quot;&amp;amp;apos;&quot;);&quot;'&quot;&quot;&gt;&quot;;[.E214];[.F214];&quot;&lt;/xsl:when&gt;&quot;)" office:value-type="string" office:string-value="&lt;xsl:when test=&quot;. = 'CALICE AL CORNOVIGLIO'&quot;&gt;&lt;comune&gt;011008&lt;/comune&gt;&lt;provincia&gt;011&lt;/provincia&gt;&lt;/xsl:when&gt;">
            <text:p>&lt;xsl:when test=". = 'CALICE AL CORNOVIGLIO'"&gt;&lt;comune&gt;011008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ro</text:p>
          </table:table-cell>
          <table:table-cell table:style-name="ce5" office:value-type="float" office:value="11009">
            <text:p>11009</text:p>
          </table:table-cell>
          <table:table-cell table:style-name="ce6" table:formula="of:=TEXT([.B215];&quot;000000&quot;)" office:value-type="string" office:string-value="011009">
            <text:p>011009</text:p>
          </table:table-cell>
          <table:table-cell table:formula="of:=CONCATENATE(&quot;&lt;xsl:when test=&quot;&quot;. = '&quot;;SUBSTITUTE(UPPER([.A215]);&quot;'&quot;;&quot;&amp;amp;apos;&quot;);&quot;'&quot;&quot;&gt;&quot;;[.C215];&quot;&lt;/xsl:when&gt;&quot;)" office:value-type="string" office:string-value="&lt;xsl:when test=&quot;. = 'CARRO'&quot;&gt;011009&lt;/xsl:when&gt;">
            <text:p>&lt;xsl:when test=". = 'CARRO'"&gt;011009&lt;/xsl:when&gt;</text:p>
          </table:table-cell>
          <table:table-cell table:formula="of:=CONCATENATE(&quot;&lt;comune&gt;&quot;; [.C215];&quot;&lt;/comune&gt;&quot;)" office:value-type="string" office:string-value="&lt;comune&gt;011009&lt;/comune&gt;">
            <text:p>&lt;comune&gt;011009&lt;/comune&gt;</text:p>
          </table:table-cell>
          <table:table-cell table:formula="of:=CONCATENATE(&quot;&lt;provincia&gt;&quot;; LEFT([.C215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5]);&quot;'&quot;;&quot;&amp;amp;apos;&quot;);&quot;'&quot;&quot;&gt;&quot;;[.E215];[.F215];&quot;&lt;/xsl:when&gt;&quot;)" office:value-type="string" office:string-value="&lt;xsl:when test=&quot;. = 'CARRO'&quot;&gt;&lt;comune&gt;011009&lt;/comune&gt;&lt;provincia&gt;011&lt;/provincia&gt;&lt;/xsl:when&gt;">
            <text:p>&lt;xsl:when test=". = 'CARRO'"&gt;&lt;comune&gt;011009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rodano</text:p>
          </table:table-cell>
          <table:table-cell table:style-name="ce5" office:value-type="float" office:value="11010">
            <text:p>11010</text:p>
          </table:table-cell>
          <table:table-cell table:style-name="ce6" table:formula="of:=TEXT([.B216];&quot;000000&quot;)" office:value-type="string" office:string-value="011010">
            <text:p>011010</text:p>
          </table:table-cell>
          <table:table-cell table:formula="of:=CONCATENATE(&quot;&lt;xsl:when test=&quot;&quot;. = '&quot;;SUBSTITUTE(UPPER([.A216]);&quot;'&quot;;&quot;&amp;amp;apos;&quot;);&quot;'&quot;&quot;&gt;&quot;;[.C216];&quot;&lt;/xsl:when&gt;&quot;)" office:value-type="string" office:string-value="&lt;xsl:when test=&quot;. = 'CARRODANO'&quot;&gt;011010&lt;/xsl:when&gt;">
            <text:p>&lt;xsl:when test=". = 'CARRODANO'"&gt;011010&lt;/xsl:when&gt;</text:p>
          </table:table-cell>
          <table:table-cell table:formula="of:=CONCATENATE(&quot;&lt;comune&gt;&quot;; [.C216];&quot;&lt;/comune&gt;&quot;)" office:value-type="string" office:string-value="&lt;comune&gt;011010&lt;/comune&gt;">
            <text:p>&lt;comune&gt;011010&lt;/comune&gt;</text:p>
          </table:table-cell>
          <table:table-cell table:formula="of:=CONCATENATE(&quot;&lt;provincia&gt;&quot;; LEFT([.C216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6]);&quot;'&quot;;&quot;&amp;amp;apos;&quot;);&quot;'&quot;&quot;&gt;&quot;;[.E216];[.F216];&quot;&lt;/xsl:when&gt;&quot;)" office:value-type="string" office:string-value="&lt;xsl:when test=&quot;. = 'CARRODANO'&quot;&gt;&lt;comune&gt;011010&lt;/comune&gt;&lt;provincia&gt;011&lt;/provincia&gt;&lt;/xsl:when&gt;">
            <text:p>&lt;xsl:when test=". = 'CARRODANO'"&gt;&lt;comune&gt;011010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telnuovo Magra</text:p>
          </table:table-cell>
          <table:table-cell table:style-name="ce5" office:value-type="float" office:value="11011">
            <text:p>11011</text:p>
          </table:table-cell>
          <table:table-cell table:style-name="ce6" table:formula="of:=TEXT([.B217];&quot;000000&quot;)" office:value-type="string" office:string-value="011011">
            <text:p>011011</text:p>
          </table:table-cell>
          <table:table-cell table:formula="of:=CONCATENATE(&quot;&lt;xsl:when test=&quot;&quot;. = '&quot;;SUBSTITUTE(UPPER([.A217]);&quot;'&quot;;&quot;&amp;amp;apos;&quot;);&quot;'&quot;&quot;&gt;&quot;;[.C217];&quot;&lt;/xsl:when&gt;&quot;)" office:value-type="string" office:string-value="&lt;xsl:when test=&quot;. = 'CASTELNUOVO MAGRA'&quot;&gt;011011&lt;/xsl:when&gt;">
            <text:p>&lt;xsl:when test=". = 'CASTELNUOVO MAGRA'"&gt;011011&lt;/xsl:when&gt;</text:p>
          </table:table-cell>
          <table:table-cell table:formula="of:=CONCATENATE(&quot;&lt;comune&gt;&quot;; [.C217];&quot;&lt;/comune&gt;&quot;)" office:value-type="string" office:string-value="&lt;comune&gt;011011&lt;/comune&gt;">
            <text:p>&lt;comune&gt;011011&lt;/comune&gt;</text:p>
          </table:table-cell>
          <table:table-cell table:formula="of:=CONCATENATE(&quot;&lt;provincia&gt;&quot;; LEFT([.C217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7]);&quot;'&quot;;&quot;&amp;amp;apos;&quot;);&quot;'&quot;&quot;&gt;&quot;;[.E217];[.F217];&quot;&lt;/xsl:when&gt;&quot;)" office:value-type="string" office:string-value="&lt;xsl:when test=&quot;. = 'CASTELNUOVO MAGRA'&quot;&gt;&lt;comune&gt;011011&lt;/comune&gt;&lt;provincia&gt;011&lt;/provincia&gt;&lt;/xsl:when&gt;">
            <text:p>&lt;xsl:when test=". = 'CASTELNUOVO MAGRA'"&gt;&lt;comune&gt;011011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iva Marina</text:p>
          </table:table-cell>
          <table:table-cell table:style-name="ce5" office:value-type="float" office:value="11012">
            <text:p>11012</text:p>
          </table:table-cell>
          <table:table-cell table:style-name="ce6" table:formula="of:=TEXT([.B218];&quot;000000&quot;)" office:value-type="string" office:string-value="011012">
            <text:p>011012</text:p>
          </table:table-cell>
          <table:table-cell table:formula="of:=CONCATENATE(&quot;&lt;xsl:when test=&quot;&quot;. = '&quot;;SUBSTITUTE(UPPER([.A218]);&quot;'&quot;;&quot;&amp;amp;apos;&quot;);&quot;'&quot;&quot;&gt;&quot;;[.C218];&quot;&lt;/xsl:when&gt;&quot;)" office:value-type="string" office:string-value="&lt;xsl:when test=&quot;. = 'DEIVA MARINA'&quot;&gt;011012&lt;/xsl:when&gt;">
            <text:p>&lt;xsl:when test=". = 'DEIVA MARINA'"&gt;011012&lt;/xsl:when&gt;</text:p>
          </table:table-cell>
          <table:table-cell table:formula="of:=CONCATENATE(&quot;&lt;comune&gt;&quot;; [.C218];&quot;&lt;/comune&gt;&quot;)" office:value-type="string" office:string-value="&lt;comune&gt;011012&lt;/comune&gt;">
            <text:p>&lt;comune&gt;011012&lt;/comune&gt;</text:p>
          </table:table-cell>
          <table:table-cell table:formula="of:=CONCATENATE(&quot;&lt;provincia&gt;&quot;; LEFT([.C218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8]);&quot;'&quot;;&quot;&amp;amp;apos;&quot;);&quot;'&quot;&quot;&gt;&quot;;[.E218];[.F218];&quot;&lt;/xsl:when&gt;&quot;)" office:value-type="string" office:string-value="&lt;xsl:when test=&quot;. = 'DEIVA MARINA'&quot;&gt;&lt;comune&gt;011012&lt;/comune&gt;&lt;provincia&gt;011&lt;/provincia&gt;&lt;/xsl:when&gt;">
            <text:p>&lt;xsl:when test=". = 'DEIVA MARINA'"&gt;&lt;comune&gt;011012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ollo</text:p>
          </table:table-cell>
          <table:table-cell table:style-name="ce5" office:value-type="float" office:value="11013">
            <text:p>11013</text:p>
          </table:table-cell>
          <table:table-cell table:style-name="ce6" table:formula="of:=TEXT([.B219];&quot;000000&quot;)" office:value-type="string" office:string-value="011013">
            <text:p>011013</text:p>
          </table:table-cell>
          <table:table-cell table:formula="of:=CONCATENATE(&quot;&lt;xsl:when test=&quot;&quot;. = '&quot;;SUBSTITUTE(UPPER([.A219]);&quot;'&quot;;&quot;&amp;amp;apos;&quot;);&quot;'&quot;&quot;&gt;&quot;;[.C219];&quot;&lt;/xsl:when&gt;&quot;)" office:value-type="string" office:string-value="&lt;xsl:when test=&quot;. = 'FOLLO'&quot;&gt;011013&lt;/xsl:when&gt;">
            <text:p>&lt;xsl:when test=". = 'FOLLO'"&gt;011013&lt;/xsl:when&gt;</text:p>
          </table:table-cell>
          <table:table-cell table:formula="of:=CONCATENATE(&quot;&lt;comune&gt;&quot;; [.C219];&quot;&lt;/comune&gt;&quot;)" office:value-type="string" office:string-value="&lt;comune&gt;011013&lt;/comune&gt;">
            <text:p>&lt;comune&gt;011013&lt;/comune&gt;</text:p>
          </table:table-cell>
          <table:table-cell table:formula="of:=CONCATENATE(&quot;&lt;provincia&gt;&quot;; LEFT([.C219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19]);&quot;'&quot;;&quot;&amp;amp;apos;&quot;);&quot;'&quot;&quot;&gt;&quot;;[.E219];[.F219];&quot;&lt;/xsl:when&gt;&quot;)" office:value-type="string" office:string-value="&lt;xsl:when test=&quot;. = 'FOLLO'&quot;&gt;&lt;comune&gt;011013&lt;/comune&gt;&lt;provincia&gt;011&lt;/provincia&gt;&lt;/xsl:when&gt;">
            <text:p>&lt;xsl:when test=". = 'FOLLO'"&gt;&lt;comune&gt;011013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ramura</text:p>
          </table:table-cell>
          <table:table-cell table:style-name="ce5" office:value-type="float" office:value="11014">
            <text:p>11014</text:p>
          </table:table-cell>
          <table:table-cell table:style-name="ce6" table:formula="of:=TEXT([.B220];&quot;000000&quot;)" office:value-type="string" office:string-value="011014">
            <text:p>011014</text:p>
          </table:table-cell>
          <table:table-cell table:formula="of:=CONCATENATE(&quot;&lt;xsl:when test=&quot;&quot;. = '&quot;;SUBSTITUTE(UPPER([.A220]);&quot;'&quot;;&quot;&amp;amp;apos;&quot;);&quot;'&quot;&quot;&gt;&quot;;[.C220];&quot;&lt;/xsl:when&gt;&quot;)" office:value-type="string" office:string-value="&lt;xsl:when test=&quot;. = 'FRAMURA'&quot;&gt;011014&lt;/xsl:when&gt;">
            <text:p>&lt;xsl:when test=". = 'FRAMURA'"&gt;011014&lt;/xsl:when&gt;</text:p>
          </table:table-cell>
          <table:table-cell table:formula="of:=CONCATENATE(&quot;&lt;comune&gt;&quot;; [.C220];&quot;&lt;/comune&gt;&quot;)" office:value-type="string" office:string-value="&lt;comune&gt;011014&lt;/comune&gt;">
            <text:p>&lt;comune&gt;011014&lt;/comune&gt;</text:p>
          </table:table-cell>
          <table:table-cell table:formula="of:=CONCATENATE(&quot;&lt;provincia&gt;&quot;; LEFT([.C220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0]);&quot;'&quot;;&quot;&amp;amp;apos;&quot;);&quot;'&quot;&quot;&gt;&quot;;[.E220];[.F220];&quot;&lt;/xsl:when&gt;&quot;)" office:value-type="string" office:string-value="&lt;xsl:when test=&quot;. = 'FRAMURA'&quot;&gt;&lt;comune&gt;011014&lt;/comune&gt;&lt;provincia&gt;011&lt;/provincia&gt;&lt;/xsl:when&gt;">
            <text:p>&lt;xsl:when test=". = 'FRAMURA'"&gt;&lt;comune&gt;011014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 Spezia</text:p>
          </table:table-cell>
          <table:table-cell table:style-name="ce5" office:value-type="float" office:value="11015">
            <text:p>11015</text:p>
          </table:table-cell>
          <table:table-cell table:style-name="ce6" table:formula="of:=TEXT([.B221];&quot;000000&quot;)" office:value-type="string" office:string-value="011015">
            <text:p>011015</text:p>
          </table:table-cell>
          <table:table-cell table:formula="of:=CONCATENATE(&quot;&lt;xsl:when test=&quot;&quot;. = '&quot;;SUBSTITUTE(UPPER([.A221]);&quot;'&quot;;&quot;&amp;amp;apos;&quot;);&quot;'&quot;&quot;&gt;&quot;;[.C221];&quot;&lt;/xsl:when&gt;&quot;)" office:value-type="string" office:string-value="&lt;xsl:when test=&quot;. = 'LA SPEZIA'&quot;&gt;011015&lt;/xsl:when&gt;">
            <text:p>&lt;xsl:when test=". = 'LA SPEZIA'"&gt;011015&lt;/xsl:when&gt;</text:p>
          </table:table-cell>
          <table:table-cell table:formula="of:=CONCATENATE(&quot;&lt;comune&gt;&quot;; [.C221];&quot;&lt;/comune&gt;&quot;)" office:value-type="string" office:string-value="&lt;comune&gt;011015&lt;/comune&gt;">
            <text:p>&lt;comune&gt;011015&lt;/comune&gt;</text:p>
          </table:table-cell>
          <table:table-cell table:formula="of:=CONCATENATE(&quot;&lt;provincia&gt;&quot;; LEFT([.C221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1]);&quot;'&quot;;&quot;&amp;amp;apos;&quot;);&quot;'&quot;&quot;&gt;&quot;;[.E221];[.F221];&quot;&lt;/xsl:when&gt;&quot;)" office:value-type="string" office:string-value="&lt;xsl:when test=&quot;. = 'LA SPEZIA'&quot;&gt;&lt;comune&gt;011015&lt;/comune&gt;&lt;provincia&gt;011&lt;/provincia&gt;&lt;/xsl:when&gt;">
            <text:p>&lt;xsl:when test=". = 'LA SPEZIA'"&gt;&lt;comune&gt;011015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erici</text:p>
          </table:table-cell>
          <table:table-cell table:style-name="ce5" office:value-type="float" office:value="11016">
            <text:p>11016</text:p>
          </table:table-cell>
          <table:table-cell table:style-name="ce6" table:formula="of:=TEXT([.B222];&quot;000000&quot;)" office:value-type="string" office:string-value="011016">
            <text:p>011016</text:p>
          </table:table-cell>
          <table:table-cell table:formula="of:=CONCATENATE(&quot;&lt;xsl:when test=&quot;&quot;. = '&quot;;SUBSTITUTE(UPPER([.A222]);&quot;'&quot;;&quot;&amp;amp;apos;&quot;);&quot;'&quot;&quot;&gt;&quot;;[.C222];&quot;&lt;/xsl:when&gt;&quot;)" office:value-type="string" office:string-value="&lt;xsl:when test=&quot;. = 'LERICI'&quot;&gt;011016&lt;/xsl:when&gt;">
            <text:p>&lt;xsl:when test=". = 'LERICI'"&gt;011016&lt;/xsl:when&gt;</text:p>
          </table:table-cell>
          <table:table-cell table:formula="of:=CONCATENATE(&quot;&lt;comune&gt;&quot;; [.C222];&quot;&lt;/comune&gt;&quot;)" office:value-type="string" office:string-value="&lt;comune&gt;011016&lt;/comune&gt;">
            <text:p>&lt;comune&gt;011016&lt;/comune&gt;</text:p>
          </table:table-cell>
          <table:table-cell table:formula="of:=CONCATENATE(&quot;&lt;provincia&gt;&quot;; LEFT([.C222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2]);&quot;'&quot;;&quot;&amp;amp;apos;&quot;);&quot;'&quot;&quot;&gt;&quot;;[.E222];[.F222];&quot;&lt;/xsl:when&gt;&quot;)" office:value-type="string" office:string-value="&lt;xsl:when test=&quot;. = 'LERICI'&quot;&gt;&lt;comune&gt;011016&lt;/comune&gt;&lt;provincia&gt;011&lt;/provincia&gt;&lt;/xsl:when&gt;">
            <text:p>&lt;xsl:when test=". = 'LERICI'"&gt;&lt;comune&gt;011016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evanto</text:p>
          </table:table-cell>
          <table:table-cell table:style-name="ce5" office:value-type="float" office:value="11017">
            <text:p>11017</text:p>
          </table:table-cell>
          <table:table-cell table:style-name="ce6" table:formula="of:=TEXT([.B223];&quot;000000&quot;)" office:value-type="string" office:string-value="011017">
            <text:p>011017</text:p>
          </table:table-cell>
          <table:table-cell table:formula="of:=CONCATENATE(&quot;&lt;xsl:when test=&quot;&quot;. = '&quot;;SUBSTITUTE(UPPER([.A223]);&quot;'&quot;;&quot;&amp;amp;apos;&quot;);&quot;'&quot;&quot;&gt;&quot;;[.C223];&quot;&lt;/xsl:when&gt;&quot;)" office:value-type="string" office:string-value="&lt;xsl:when test=&quot;. = 'LEVANTO'&quot;&gt;011017&lt;/xsl:when&gt;">
            <text:p>&lt;xsl:when test=". = 'LEVANTO'"&gt;011017&lt;/xsl:when&gt;</text:p>
          </table:table-cell>
          <table:table-cell table:formula="of:=CONCATENATE(&quot;&lt;comune&gt;&quot;; [.C223];&quot;&lt;/comune&gt;&quot;)" office:value-type="string" office:string-value="&lt;comune&gt;011017&lt;/comune&gt;">
            <text:p>&lt;comune&gt;011017&lt;/comune&gt;</text:p>
          </table:table-cell>
          <table:table-cell table:formula="of:=CONCATENATE(&quot;&lt;provincia&gt;&quot;; LEFT([.C223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3]);&quot;'&quot;;&quot;&amp;amp;apos;&quot;);&quot;'&quot;&quot;&gt;&quot;;[.E223];[.F223];&quot;&lt;/xsl:when&gt;&quot;)" office:value-type="string" office:string-value="&lt;xsl:when test=&quot;. = 'LEVANTO'&quot;&gt;&lt;comune&gt;011017&lt;/comune&gt;&lt;provincia&gt;011&lt;/provincia&gt;&lt;/xsl:when&gt;">
            <text:p>&lt;xsl:when test=". = 'LEVANTO'"&gt;&lt;comune&gt;011017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issana</text:p>
          </table:table-cell>
          <table:table-cell table:style-name="ce5" office:value-type="float" office:value="11018">
            <text:p>11018</text:p>
          </table:table-cell>
          <table:table-cell table:style-name="ce6" table:formula="of:=TEXT([.B224];&quot;000000&quot;)" office:value-type="string" office:string-value="011018">
            <text:p>011018</text:p>
          </table:table-cell>
          <table:table-cell table:formula="of:=CONCATENATE(&quot;&lt;xsl:when test=&quot;&quot;. = '&quot;;SUBSTITUTE(UPPER([.A224]);&quot;'&quot;;&quot;&amp;amp;apos;&quot;);&quot;'&quot;&quot;&gt;&quot;;[.C224];&quot;&lt;/xsl:when&gt;&quot;)" office:value-type="string" office:string-value="&lt;xsl:when test=&quot;. = 'MAISSANA'&quot;&gt;011018&lt;/xsl:when&gt;">
            <text:p>&lt;xsl:when test=". = 'MAISSANA'"&gt;011018&lt;/xsl:when&gt;</text:p>
          </table:table-cell>
          <table:table-cell table:formula="of:=CONCATENATE(&quot;&lt;comune&gt;&quot;; [.C224];&quot;&lt;/comune&gt;&quot;)" office:value-type="string" office:string-value="&lt;comune&gt;011018&lt;/comune&gt;">
            <text:p>&lt;comune&gt;011018&lt;/comune&gt;</text:p>
          </table:table-cell>
          <table:table-cell table:formula="of:=CONCATENATE(&quot;&lt;provincia&gt;&quot;; LEFT([.C224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4]);&quot;'&quot;;&quot;&amp;amp;apos;&quot;);&quot;'&quot;&quot;&gt;&quot;;[.E224];[.F224];&quot;&lt;/xsl:when&gt;&quot;)" office:value-type="string" office:string-value="&lt;xsl:when test=&quot;. = 'MAISSANA'&quot;&gt;&lt;comune&gt;011018&lt;/comune&gt;&lt;provincia&gt;011&lt;/provincia&gt;&lt;/xsl:when&gt;">
            <text:p>&lt;xsl:when test=". = 'MAISSANA'"&gt;&lt;comune&gt;011018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onterosso al Mare</text:p>
          </table:table-cell>
          <table:table-cell table:style-name="ce5" office:value-type="float" office:value="11019">
            <text:p>11019</text:p>
          </table:table-cell>
          <table:table-cell table:style-name="ce6" table:formula="of:=TEXT([.B225];&quot;000000&quot;)" office:value-type="string" office:string-value="011019">
            <text:p>011019</text:p>
          </table:table-cell>
          <table:table-cell table:formula="of:=CONCATENATE(&quot;&lt;xsl:when test=&quot;&quot;. = '&quot;;SUBSTITUTE(UPPER([.A225]);&quot;'&quot;;&quot;&amp;amp;apos;&quot;);&quot;'&quot;&quot;&gt;&quot;;[.C225];&quot;&lt;/xsl:when&gt;&quot;)" office:value-type="string" office:string-value="&lt;xsl:when test=&quot;. = 'MONTEROSSO AL MARE'&quot;&gt;011019&lt;/xsl:when&gt;">
            <text:p>&lt;xsl:when test=". = 'MONTEROSSO AL MARE'"&gt;011019&lt;/xsl:when&gt;</text:p>
          </table:table-cell>
          <table:table-cell table:formula="of:=CONCATENATE(&quot;&lt;comune&gt;&quot;; [.C225];&quot;&lt;/comune&gt;&quot;)" office:value-type="string" office:string-value="&lt;comune&gt;011019&lt;/comune&gt;">
            <text:p>&lt;comune&gt;011019&lt;/comune&gt;</text:p>
          </table:table-cell>
          <table:table-cell table:formula="of:=CONCATENATE(&quot;&lt;provincia&gt;&quot;; LEFT([.C225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5]);&quot;'&quot;;&quot;&amp;amp;apos;&quot;);&quot;'&quot;&quot;&gt;&quot;;[.E225];[.F225];&quot;&lt;/xsl:when&gt;&quot;)" office:value-type="string" office:string-value="&lt;xsl:when test=&quot;. = 'MONTEROSSO AL MARE'&quot;&gt;&lt;comune&gt;011019&lt;/comune&gt;&lt;provincia&gt;011&lt;/provincia&gt;&lt;/xsl:when&gt;">
            <text:p>&lt;xsl:when test=". = 'MONTEROSSO AL MARE'"&gt;&lt;comune&gt;011019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rtonovo</text:p>
          </table:table-cell>
          <table:table-cell table:style-name="ce5" office:value-type="float" office:value="11020">
            <text:p>11020</text:p>
          </table:table-cell>
          <table:table-cell table:style-name="ce6" table:formula="of:=TEXT([.B226];&quot;000000&quot;)" office:value-type="string" office:string-value="011020">
            <text:p>011020</text:p>
          </table:table-cell>
          <table:table-cell table:formula="of:=CONCATENATE(&quot;&lt;xsl:when test=&quot;&quot;. = '&quot;;SUBSTITUTE(UPPER([.A226]);&quot;'&quot;;&quot;&amp;amp;apos;&quot;);&quot;'&quot;&quot;&gt;&quot;;[.C226];&quot;&lt;/xsl:when&gt;&quot;)" office:value-type="string" office:string-value="&lt;xsl:when test=&quot;. = 'ORTONOVO'&quot;&gt;011020&lt;/xsl:when&gt;">
            <text:p>&lt;xsl:when test=". = 'ORTONOVO'"&gt;011020&lt;/xsl:when&gt;</text:p>
          </table:table-cell>
          <table:table-cell table:formula="of:=CONCATENATE(&quot;&lt;comune&gt;&quot;; [.C226];&quot;&lt;/comune&gt;&quot;)" office:value-type="string" office:string-value="&lt;comune&gt;011020&lt;/comune&gt;">
            <text:p>&lt;comune&gt;011020&lt;/comune&gt;</text:p>
          </table:table-cell>
          <table:table-cell table:formula="of:=CONCATENATE(&quot;&lt;provincia&gt;&quot;; LEFT([.C226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6]);&quot;'&quot;;&quot;&amp;amp;apos;&quot;);&quot;'&quot;&quot;&gt;&quot;;[.E226];[.F226];&quot;&lt;/xsl:when&gt;&quot;)" office:value-type="string" office:string-value="&lt;xsl:when test=&quot;. = 'ORTONOVO'&quot;&gt;&lt;comune&gt;011020&lt;/comune&gt;&lt;provincia&gt;011&lt;/provincia&gt;&lt;/xsl:when&gt;">
            <text:p>&lt;xsl:when test=". = 'ORTONOVO'"&gt;&lt;comune&gt;011020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ignone</text:p>
          </table:table-cell>
          <table:table-cell table:style-name="ce5" office:value-type="float" office:value="11021">
            <text:p>11021</text:p>
          </table:table-cell>
          <table:table-cell table:style-name="ce6" table:formula="of:=TEXT([.B227];&quot;000000&quot;)" office:value-type="string" office:string-value="011021">
            <text:p>011021</text:p>
          </table:table-cell>
          <table:table-cell table:formula="of:=CONCATENATE(&quot;&lt;xsl:when test=&quot;&quot;. = '&quot;;SUBSTITUTE(UPPER([.A227]);&quot;'&quot;;&quot;&amp;amp;apos;&quot;);&quot;'&quot;&quot;&gt;&quot;;[.C227];&quot;&lt;/xsl:when&gt;&quot;)" office:value-type="string" office:string-value="&lt;xsl:when test=&quot;. = 'PIGNONE'&quot;&gt;011021&lt;/xsl:when&gt;">
            <text:p>&lt;xsl:when test=". = 'PIGNONE'"&gt;011021&lt;/xsl:when&gt;</text:p>
          </table:table-cell>
          <table:table-cell table:formula="of:=CONCATENATE(&quot;&lt;comune&gt;&quot;; [.C227];&quot;&lt;/comune&gt;&quot;)" office:value-type="string" office:string-value="&lt;comune&gt;011021&lt;/comune&gt;">
            <text:p>&lt;comune&gt;011021&lt;/comune&gt;</text:p>
          </table:table-cell>
          <table:table-cell table:formula="of:=CONCATENATE(&quot;&lt;provincia&gt;&quot;; LEFT([.C227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7]);&quot;'&quot;;&quot;&amp;amp;apos;&quot;);&quot;'&quot;&quot;&gt;&quot;;[.E227];[.F227];&quot;&lt;/xsl:when&gt;&quot;)" office:value-type="string" office:string-value="&lt;xsl:when test=&quot;. = 'PIGNONE'&quot;&gt;&lt;comune&gt;011021&lt;/comune&gt;&lt;provincia&gt;011&lt;/provincia&gt;&lt;/xsl:when&gt;">
            <text:p>&lt;xsl:when test=". = 'PIGNONE'"&gt;&lt;comune&gt;011021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rtovenere</text:p>
          </table:table-cell>
          <table:table-cell table:style-name="ce5" office:value-type="float" office:value="11022">
            <text:p>11022</text:p>
          </table:table-cell>
          <table:table-cell table:style-name="ce6" table:formula="of:=TEXT([.B228];&quot;000000&quot;)" office:value-type="string" office:string-value="011022">
            <text:p>011022</text:p>
          </table:table-cell>
          <table:table-cell table:formula="of:=CONCATENATE(&quot;&lt;xsl:when test=&quot;&quot;. = '&quot;;SUBSTITUTE(UPPER([.A228]);&quot;'&quot;;&quot;&amp;amp;apos;&quot;);&quot;'&quot;&quot;&gt;&quot;;[.C228];&quot;&lt;/xsl:when&gt;&quot;)" office:value-type="string" office:string-value="&lt;xsl:when test=&quot;. = 'PORTOVENERE'&quot;&gt;011022&lt;/xsl:when&gt;">
            <text:p>&lt;xsl:when test=". = 'PORTOVENERE'"&gt;011022&lt;/xsl:when&gt;</text:p>
          </table:table-cell>
          <table:table-cell table:formula="of:=CONCATENATE(&quot;&lt;comune&gt;&quot;; [.C228];&quot;&lt;/comune&gt;&quot;)" office:value-type="string" office:string-value="&lt;comune&gt;011022&lt;/comune&gt;">
            <text:p>&lt;comune&gt;011022&lt;/comune&gt;</text:p>
          </table:table-cell>
          <table:table-cell table:formula="of:=CONCATENATE(&quot;&lt;provincia&gt;&quot;; LEFT([.C228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8]);&quot;'&quot;;&quot;&amp;amp;apos;&quot;);&quot;'&quot;&quot;&gt;&quot;;[.E228];[.F228];&quot;&lt;/xsl:when&gt;&quot;)" office:value-type="string" office:string-value="&lt;xsl:when test=&quot;. = 'PORTOVENERE'&quot;&gt;&lt;comune&gt;011022&lt;/comune&gt;&lt;provincia&gt;011&lt;/provincia&gt;&lt;/xsl:when&gt;">
            <text:p>&lt;xsl:when test=". = 'PORTOVENERE'"&gt;&lt;comune&gt;011022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iccò del Golfo di Spezia</text:p>
          </table:table-cell>
          <table:table-cell table:style-name="ce5" office:value-type="float" office:value="11023">
            <text:p>11023</text:p>
          </table:table-cell>
          <table:table-cell table:style-name="ce6" table:formula="of:=TEXT([.B229];&quot;000000&quot;)" office:value-type="string" office:string-value="011023">
            <text:p>011023</text:p>
          </table:table-cell>
          <table:table-cell table:formula="of:=CONCATENATE(&quot;&lt;xsl:when test=&quot;&quot;. = '&quot;;SUBSTITUTE(UPPER([.A229]);&quot;'&quot;;&quot;&amp;amp;apos;&quot;);&quot;'&quot;&quot;&gt;&quot;;[.C229];&quot;&lt;/xsl:when&gt;&quot;)" office:value-type="string" office:string-value="&lt;xsl:when test=&quot;. = 'RICCÒ DEL GOLFO DI SPEZIA'&quot;&gt;011023&lt;/xsl:when&gt;">
            <text:p>&lt;xsl:when test=". = 'RICCÒ DEL GOLFO DI SPEZIA'"&gt;011023&lt;/xsl:when&gt;</text:p>
          </table:table-cell>
          <table:table-cell table:formula="of:=CONCATENATE(&quot;&lt;comune&gt;&quot;; [.C229];&quot;&lt;/comune&gt;&quot;)" office:value-type="string" office:string-value="&lt;comune&gt;011023&lt;/comune&gt;">
            <text:p>&lt;comune&gt;011023&lt;/comune&gt;</text:p>
          </table:table-cell>
          <table:table-cell table:formula="of:=CONCATENATE(&quot;&lt;provincia&gt;&quot;; LEFT([.C229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29]);&quot;'&quot;;&quot;&amp;amp;apos;&quot;);&quot;'&quot;&quot;&gt;&quot;;[.E229];[.F229];&quot;&lt;/xsl:when&gt;&quot;)" office:value-type="string" office:string-value="&lt;xsl:when test=&quot;. = 'RICCÒ DEL GOLFO DI SPEZIA'&quot;&gt;&lt;comune&gt;011023&lt;/comune&gt;&lt;provincia&gt;011&lt;/provincia&gt;&lt;/xsl:when&gt;">
            <text:p>&lt;xsl:when test=". = 'RICCÒ DEL GOLFO DI SPEZIA'"&gt;&lt;comune&gt;011023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iomaggiore</text:p>
          </table:table-cell>
          <table:table-cell table:style-name="ce5" office:value-type="float" office:value="11024">
            <text:p>11024</text:p>
          </table:table-cell>
          <table:table-cell table:style-name="ce6" table:formula="of:=TEXT([.B230];&quot;000000&quot;)" office:value-type="string" office:string-value="011024">
            <text:p>011024</text:p>
          </table:table-cell>
          <table:table-cell table:formula="of:=CONCATENATE(&quot;&lt;xsl:when test=&quot;&quot;. = '&quot;;SUBSTITUTE(UPPER([.A230]);&quot;'&quot;;&quot;&amp;amp;apos;&quot;);&quot;'&quot;&quot;&gt;&quot;;[.C230];&quot;&lt;/xsl:when&gt;&quot;)" office:value-type="string" office:string-value="&lt;xsl:when test=&quot;. = 'RIOMAGGIORE'&quot;&gt;011024&lt;/xsl:when&gt;">
            <text:p>&lt;xsl:when test=". = 'RIOMAGGIORE'"&gt;011024&lt;/xsl:when&gt;</text:p>
          </table:table-cell>
          <table:table-cell table:formula="of:=CONCATENATE(&quot;&lt;comune&gt;&quot;; [.C230];&quot;&lt;/comune&gt;&quot;)" office:value-type="string" office:string-value="&lt;comune&gt;011024&lt;/comune&gt;">
            <text:p>&lt;comune&gt;011024&lt;/comune&gt;</text:p>
          </table:table-cell>
          <table:table-cell table:formula="of:=CONCATENATE(&quot;&lt;provincia&gt;&quot;; LEFT([.C230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0]);&quot;'&quot;;&quot;&amp;amp;apos;&quot;);&quot;'&quot;&quot;&gt;&quot;;[.E230];[.F230];&quot;&lt;/xsl:when&gt;&quot;)" office:value-type="string" office:string-value="&lt;xsl:when test=&quot;. = 'RIOMAGGIORE'&quot;&gt;&lt;comune&gt;011024&lt;/comune&gt;&lt;provincia&gt;011&lt;/provincia&gt;&lt;/xsl:when&gt;">
            <text:p>&lt;xsl:when test=". = 'RIOMAGGIORE'"&gt;&lt;comune&gt;011024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occhetta di Vara</text:p>
          </table:table-cell>
          <table:table-cell table:style-name="ce5" office:value-type="float" office:value="11025">
            <text:p>11025</text:p>
          </table:table-cell>
          <table:table-cell table:style-name="ce6" table:formula="of:=TEXT([.B231];&quot;000000&quot;)" office:value-type="string" office:string-value="011025">
            <text:p>011025</text:p>
          </table:table-cell>
          <table:table-cell table:formula="of:=CONCATENATE(&quot;&lt;xsl:when test=&quot;&quot;. = '&quot;;SUBSTITUTE(UPPER([.A231]);&quot;'&quot;;&quot;&amp;amp;apos;&quot;);&quot;'&quot;&quot;&gt;&quot;;[.C231];&quot;&lt;/xsl:when&gt;&quot;)" office:value-type="string" office:string-value="&lt;xsl:when test=&quot;. = 'ROCCHETTA DI VARA'&quot;&gt;011025&lt;/xsl:when&gt;">
            <text:p>&lt;xsl:when test=". = 'ROCCHETTA DI VARA'"&gt;011025&lt;/xsl:when&gt;</text:p>
          </table:table-cell>
          <table:table-cell table:formula="of:=CONCATENATE(&quot;&lt;comune&gt;&quot;; [.C231];&quot;&lt;/comune&gt;&quot;)" office:value-type="string" office:string-value="&lt;comune&gt;011025&lt;/comune&gt;">
            <text:p>&lt;comune&gt;011025&lt;/comune&gt;</text:p>
          </table:table-cell>
          <table:table-cell table:formula="of:=CONCATENATE(&quot;&lt;provincia&gt;&quot;; LEFT([.C231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1]);&quot;'&quot;;&quot;&amp;amp;apos;&quot;);&quot;'&quot;&quot;&gt;&quot;;[.E231];[.F231];&quot;&lt;/xsl:when&gt;&quot;)" office:value-type="string" office:string-value="&lt;xsl:when test=&quot;. = 'ROCCHETTA DI VARA'&quot;&gt;&lt;comune&gt;011025&lt;/comune&gt;&lt;provincia&gt;011&lt;/provincia&gt;&lt;/xsl:when&gt;">
            <text:p>&lt;xsl:when test=". = 'ROCCHETTA DI VARA'"&gt;&lt;comune&gt;011025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nto Stefano di Magra</text:p>
          </table:table-cell>
          <table:table-cell table:style-name="ce5" office:value-type="float" office:value="11026">
            <text:p>11026</text:p>
          </table:table-cell>
          <table:table-cell table:style-name="ce6" table:formula="of:=TEXT([.B232];&quot;000000&quot;)" office:value-type="string" office:string-value="011026">
            <text:p>011026</text:p>
          </table:table-cell>
          <table:table-cell table:formula="of:=CONCATENATE(&quot;&lt;xsl:when test=&quot;&quot;. = '&quot;;SUBSTITUTE(UPPER([.A232]);&quot;'&quot;;&quot;&amp;amp;apos;&quot;);&quot;'&quot;&quot;&gt;&quot;;[.C232];&quot;&lt;/xsl:when&gt;&quot;)" office:value-type="string" office:string-value="&lt;xsl:when test=&quot;. = 'SANTO STEFANO DI MAGRA'&quot;&gt;011026&lt;/xsl:when&gt;">
            <text:p>&lt;xsl:when test=". = 'SANTO STEFANO DI MAGRA'"&gt;011026&lt;/xsl:when&gt;</text:p>
          </table:table-cell>
          <table:table-cell table:formula="of:=CONCATENATE(&quot;&lt;comune&gt;&quot;; [.C232];&quot;&lt;/comune&gt;&quot;)" office:value-type="string" office:string-value="&lt;comune&gt;011026&lt;/comune&gt;">
            <text:p>&lt;comune&gt;011026&lt;/comune&gt;</text:p>
          </table:table-cell>
          <table:table-cell table:formula="of:=CONCATENATE(&quot;&lt;provincia&gt;&quot;; LEFT([.C232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2]);&quot;'&quot;;&quot;&amp;amp;apos;&quot;);&quot;'&quot;&quot;&gt;&quot;;[.E232];[.F232];&quot;&lt;/xsl:when&gt;&quot;)" office:value-type="string" office:string-value="&lt;xsl:when test=&quot;. = 'SANTO STEFANO DI MAGRA'&quot;&gt;&lt;comune&gt;011026&lt;/comune&gt;&lt;provincia&gt;011&lt;/provincia&gt;&lt;/xsl:when&gt;">
            <text:p>&lt;xsl:when test=". = 'SANTO STEFANO DI MAGRA'"&gt;&lt;comune&gt;011026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arzana</text:p>
          </table:table-cell>
          <table:table-cell table:style-name="ce5" office:value-type="float" office:value="11027">
            <text:p>11027</text:p>
          </table:table-cell>
          <table:table-cell table:style-name="ce6" table:formula="of:=TEXT([.B233];&quot;000000&quot;)" office:value-type="string" office:string-value="011027">
            <text:p>011027</text:p>
          </table:table-cell>
          <table:table-cell table:formula="of:=CONCATENATE(&quot;&lt;xsl:when test=&quot;&quot;. = '&quot;;SUBSTITUTE(UPPER([.A233]);&quot;'&quot;;&quot;&amp;amp;apos;&quot;);&quot;'&quot;&quot;&gt;&quot;;[.C233];&quot;&lt;/xsl:when&gt;&quot;)" office:value-type="string" office:string-value="&lt;xsl:when test=&quot;. = 'SARZANA'&quot;&gt;011027&lt;/xsl:when&gt;">
            <text:p>&lt;xsl:when test=". = 'SARZANA'"&gt;011027&lt;/xsl:when&gt;</text:p>
          </table:table-cell>
          <table:table-cell table:formula="of:=CONCATENATE(&quot;&lt;comune&gt;&quot;; [.C233];&quot;&lt;/comune&gt;&quot;)" office:value-type="string" office:string-value="&lt;comune&gt;011027&lt;/comune&gt;">
            <text:p>&lt;comune&gt;011027&lt;/comune&gt;</text:p>
          </table:table-cell>
          <table:table-cell table:formula="of:=CONCATENATE(&quot;&lt;provincia&gt;&quot;; LEFT([.C233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3]);&quot;'&quot;;&quot;&amp;amp;apos;&quot;);&quot;'&quot;&quot;&gt;&quot;;[.E233];[.F233];&quot;&lt;/xsl:when&gt;&quot;)" office:value-type="string" office:string-value="&lt;xsl:when test=&quot;. = 'SARZANA'&quot;&gt;&lt;comune&gt;011027&lt;/comune&gt;&lt;provincia&gt;011&lt;/provincia&gt;&lt;/xsl:when&gt;">
            <text:p>&lt;xsl:when test=". = 'SARZANA'"&gt;&lt;comune&gt;011027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sta Godano</text:p>
          </table:table-cell>
          <table:table-cell table:style-name="ce5" office:value-type="float" office:value="11028">
            <text:p>11028</text:p>
          </table:table-cell>
          <table:table-cell table:style-name="ce6" table:formula="of:=TEXT([.B234];&quot;000000&quot;)" office:value-type="string" office:string-value="011028">
            <text:p>011028</text:p>
          </table:table-cell>
          <table:table-cell table:formula="of:=CONCATENATE(&quot;&lt;xsl:when test=&quot;&quot;. = '&quot;;SUBSTITUTE(UPPER([.A234]);&quot;'&quot;;&quot;&amp;amp;apos;&quot;);&quot;'&quot;&quot;&gt;&quot;;[.C234];&quot;&lt;/xsl:when&gt;&quot;)" office:value-type="string" office:string-value="&lt;xsl:when test=&quot;. = 'SESTA GODANO'&quot;&gt;011028&lt;/xsl:when&gt;">
            <text:p>&lt;xsl:when test=". = 'SESTA GODANO'"&gt;011028&lt;/xsl:when&gt;</text:p>
          </table:table-cell>
          <table:table-cell table:formula="of:=CONCATENATE(&quot;&lt;comune&gt;&quot;; [.C234];&quot;&lt;/comune&gt;&quot;)" office:value-type="string" office:string-value="&lt;comune&gt;011028&lt;/comune&gt;">
            <text:p>&lt;comune&gt;011028&lt;/comune&gt;</text:p>
          </table:table-cell>
          <table:table-cell table:formula="of:=CONCATENATE(&quot;&lt;provincia&gt;&quot;; LEFT([.C234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4]);&quot;'&quot;;&quot;&amp;amp;apos;&quot;);&quot;'&quot;&quot;&gt;&quot;;[.E234];[.F234];&quot;&lt;/xsl:when&gt;&quot;)" office:value-type="string" office:string-value="&lt;xsl:when test=&quot;. = 'SESTA GODANO'&quot;&gt;&lt;comune&gt;011028&lt;/comune&gt;&lt;provincia&gt;011&lt;/provincia&gt;&lt;/xsl:when&gt;">
            <text:p>&lt;xsl:when test=". = 'SESTA GODANO'"&gt;&lt;comune&gt;011028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rese Ligure</text:p>
          </table:table-cell>
          <table:table-cell table:style-name="ce5" office:value-type="float" office:value="11029">
            <text:p>11029</text:p>
          </table:table-cell>
          <table:table-cell table:style-name="ce6" table:formula="of:=TEXT([.B235];&quot;000000&quot;)" office:value-type="string" office:string-value="011029">
            <text:p>011029</text:p>
          </table:table-cell>
          <table:table-cell table:formula="of:=CONCATENATE(&quot;&lt;xsl:when test=&quot;&quot;. = '&quot;;SUBSTITUTE(UPPER([.A235]);&quot;'&quot;;&quot;&amp;amp;apos;&quot;);&quot;'&quot;&quot;&gt;&quot;;[.C235];&quot;&lt;/xsl:when&gt;&quot;)" office:value-type="string" office:string-value="&lt;xsl:when test=&quot;. = 'VARESE LIGURE'&quot;&gt;011029&lt;/xsl:when&gt;">
            <text:p>&lt;xsl:when test=". = 'VARESE LIGURE'"&gt;011029&lt;/xsl:when&gt;</text:p>
          </table:table-cell>
          <table:table-cell table:formula="of:=CONCATENATE(&quot;&lt;comune&gt;&quot;; [.C235];&quot;&lt;/comune&gt;&quot;)" office:value-type="string" office:string-value="&lt;comune&gt;011029&lt;/comune&gt;">
            <text:p>&lt;comune&gt;011029&lt;/comune&gt;</text:p>
          </table:table-cell>
          <table:table-cell table:formula="of:=CONCATENATE(&quot;&lt;provincia&gt;&quot;; LEFT([.C235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5]);&quot;'&quot;;&quot;&amp;amp;apos;&quot;);&quot;'&quot;&quot;&gt;&quot;;[.E235];[.F235];&quot;&lt;/xsl:when&gt;&quot;)" office:value-type="string" office:string-value="&lt;xsl:when test=&quot;. = 'VARESE LIGURE'&quot;&gt;&lt;comune&gt;011029&lt;/comune&gt;&lt;provincia&gt;011&lt;/provincia&gt;&lt;/xsl:when&gt;">
            <text:p>&lt;xsl:when test=". = 'VARESE LIGURE'"&gt;&lt;comune&gt;011029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rnazza</text:p>
          </table:table-cell>
          <table:table-cell table:style-name="ce5" office:value-type="float" office:value="11030">
            <text:p>11030</text:p>
          </table:table-cell>
          <table:table-cell table:style-name="ce6" table:formula="of:=TEXT([.B236];&quot;000000&quot;)" office:value-type="string" office:string-value="011030">
            <text:p>011030</text:p>
          </table:table-cell>
          <table:table-cell table:formula="of:=CONCATENATE(&quot;&lt;xsl:when test=&quot;&quot;. = '&quot;;SUBSTITUTE(UPPER([.A236]);&quot;'&quot;;&quot;&amp;amp;apos;&quot;);&quot;'&quot;&quot;&gt;&quot;;[.C236];&quot;&lt;/xsl:when&gt;&quot;)" office:value-type="string" office:string-value="&lt;xsl:when test=&quot;. = 'VERNAZZA'&quot;&gt;011030&lt;/xsl:when&gt;">
            <text:p>&lt;xsl:when test=". = 'VERNAZZA'"&gt;011030&lt;/xsl:when&gt;</text:p>
          </table:table-cell>
          <table:table-cell table:formula="of:=CONCATENATE(&quot;&lt;comune&gt;&quot;; [.C236];&quot;&lt;/comune&gt;&quot;)" office:value-type="string" office:string-value="&lt;comune&gt;011030&lt;/comune&gt;">
            <text:p>&lt;comune&gt;011030&lt;/comune&gt;</text:p>
          </table:table-cell>
          <table:table-cell table:formula="of:=CONCATENATE(&quot;&lt;provincia&gt;&quot;; LEFT([.C236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6]);&quot;'&quot;;&quot;&amp;amp;apos;&quot;);&quot;'&quot;&quot;&gt;&quot;;[.E236];[.F236];&quot;&lt;/xsl:when&gt;&quot;)" office:value-type="string" office:string-value="&lt;xsl:when test=&quot;. = 'VERNAZZA'&quot;&gt;&lt;comune&gt;011030&lt;/comune&gt;&lt;provincia&gt;011&lt;/provincia&gt;&lt;/xsl:when&gt;">
            <text:p>&lt;xsl:when test=". = 'VERNAZZA'"&gt;&lt;comune&gt;011030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zzano Ligure</text:p>
          </table:table-cell>
          <table:table-cell table:style-name="ce5" office:value-type="float" office:value="11031">
            <text:p>11031</text:p>
          </table:table-cell>
          <table:table-cell table:style-name="ce6" table:formula="of:=TEXT([.B237];&quot;000000&quot;)" office:value-type="string" office:string-value="011031">
            <text:p>011031</text:p>
          </table:table-cell>
          <table:table-cell table:formula="of:=CONCATENATE(&quot;&lt;xsl:when test=&quot;&quot;. = '&quot;;SUBSTITUTE(UPPER([.A237]);&quot;'&quot;;&quot;&amp;amp;apos;&quot;);&quot;'&quot;&quot;&gt;&quot;;[.C237];&quot;&lt;/xsl:when&gt;&quot;)" office:value-type="string" office:string-value="&lt;xsl:when test=&quot;. = 'VEZZANO LIGURE'&quot;&gt;011031&lt;/xsl:when&gt;">
            <text:p>&lt;xsl:when test=". = 'VEZZANO LIGURE'"&gt;011031&lt;/xsl:when&gt;</text:p>
          </table:table-cell>
          <table:table-cell table:formula="of:=CONCATENATE(&quot;&lt;comune&gt;&quot;; [.C237];&quot;&lt;/comune&gt;&quot;)" office:value-type="string" office:string-value="&lt;comune&gt;011031&lt;/comune&gt;">
            <text:p>&lt;comune&gt;011031&lt;/comune&gt;</text:p>
          </table:table-cell>
          <table:table-cell table:formula="of:=CONCATENATE(&quot;&lt;provincia&gt;&quot;; LEFT([.C237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7]);&quot;'&quot;;&quot;&amp;amp;apos;&quot;);&quot;'&quot;&quot;&gt;&quot;;[.E237];[.F237];&quot;&lt;/xsl:when&gt;&quot;)" office:value-type="string" office:string-value="&lt;xsl:when test=&quot;. = 'VEZZANO LIGURE'&quot;&gt;&lt;comune&gt;011031&lt;/comune&gt;&lt;provincia&gt;011&lt;/provincia&gt;&lt;/xsl:when&gt;">
            <text:p>&lt;xsl:when test=". = 'VEZZANO LIGURE'"&gt;&lt;comune&gt;011031&lt;/comune&gt;&lt;provincia&gt;011&lt;/provincia&gt;&lt;/xsl:when&gt;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ignago</text:p>
          </table:table-cell>
          <table:table-cell table:style-name="ce5" office:value-type="float" office:value="11032">
            <text:p>11032</text:p>
          </table:table-cell>
          <table:table-cell table:style-name="ce6" table:formula="of:=TEXT([.B238];&quot;000000&quot;)" office:value-type="string" office:string-value="011032">
            <text:p>011032</text:p>
          </table:table-cell>
          <table:table-cell table:formula="of:=CONCATENATE(&quot;&lt;xsl:when test=&quot;&quot;. = '&quot;;SUBSTITUTE(UPPER([.A238]);&quot;'&quot;;&quot;&amp;amp;apos;&quot;);&quot;'&quot;&quot;&gt;&quot;;[.C238];&quot;&lt;/xsl:when&gt;&quot;)" office:value-type="string" office:string-value="&lt;xsl:when test=&quot;. = 'ZIGNAGO'&quot;&gt;011032&lt;/xsl:when&gt;">
            <text:p>&lt;xsl:when test=". = 'ZIGNAGO'"&gt;011032&lt;/xsl:when&gt;</text:p>
          </table:table-cell>
          <table:table-cell table:formula="of:=CONCATENATE(&quot;&lt;comune&gt;&quot;; [.C238];&quot;&lt;/comune&gt;&quot;)" office:value-type="string" office:string-value="&lt;comune&gt;011032&lt;/comune&gt;">
            <text:p>&lt;comune&gt;011032&lt;/comune&gt;</text:p>
          </table:table-cell>
          <table:table-cell table:formula="of:=CONCATENATE(&quot;&lt;provincia&gt;&quot;; LEFT([.C238];3);&quot;&lt;/provincia&gt;&quot;)" office:value-type="string" office:string-value="&lt;provincia&gt;011&lt;/provincia&gt;">
            <text:p>&lt;provincia&gt;011&lt;/provincia&gt;</text:p>
          </table:table-cell>
          <table:table-cell table:formula="of:=CONCATENATE(&quot;&lt;xsl:when test=&quot;&quot;. = '&quot;;SUBSTITUTE(UPPER([.A238]);&quot;'&quot;;&quot;&amp;amp;apos;&quot;);&quot;'&quot;&quot;&gt;&quot;;[.E238];[.F238];&quot;&lt;/xsl:when&gt;&quot;)" office:value-type="string" office:string-value="&lt;xsl:when test=&quot;. = 'ZIGNAGO'&quot;&gt;&lt;comune&gt;011032&lt;/comune&gt;&lt;provincia&gt;011&lt;/provincia&gt;&lt;/xsl:when&gt;">
            <text:p>&lt;xsl:when test=". = 'ZIGNAGO'"&gt;&lt;comune&gt;011032&lt;/comune&gt;&lt;provincia&gt;011&lt;/provincia&gt;&lt;/xsl:when&gt;</text:p>
          </table:table-cell>
          <table:table-cell table:number-columns-repeated="1017"/>
        </table:table-row>
        <table:table-row table:style-name="ro2" table:number-rows-repeated="10483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6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.</number:text>
      <number:seconds number:style="long"/>
    </number:time-style>
    <number:time-style style:name="N11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4">
      <number:minutes number:style="long"/>
      <number:text>.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5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-€ 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number:text>-€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style:text-properties fo:color="#ff0000"/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-€ </number:text>
      <number:number number:decimal-places="2" number:min-integer-digits="1" number:grouping="true"/>
      <number:text> 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0" number:min-integer-digits="3"/>
    </number:number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1" number:min-integer-digits="1" number:grouping="true"/>
    </number:number-style>
    <number:number-style style:name="N145">
      <number:number number:decimal-places="1" number:min-integer-digits="6"/>
    </number:number-style>
    <number:number-style style:name="N148P0" style:volatile="true">
      <number:number number:decimal-places="1" number:min-integer-digits="1" number:grouping="true"/>
      <number:text> </number:text>
    </number:number-style>
    <number:number-style style:name="N148P1" style:volatile="true">
      <number:text>-</number:text>
      <number:number number:decimal-places="1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L. </number:text>
      <number:number number:decimal-places="0" number:min-integer-digits="1" number:grouping="true"/>
    </number:number-style>
    <number:number-style style:name="N150">
      <number:text>-L. 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L. </number:text>
      <number:number number:decimal-places="0" number:min-integer-digits="1" number:grouping="true"/>
    </number:number-style>
    <number:number-style style:name="N151">
      <style:text-properties fo:color="#ff0000"/>
      <number:text>-L. 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L. </number:text>
      <number:number number:decimal-places="2" number:min-integer-digits="1" number:grouping="true"/>
    </number:number-style>
    <number:number-style style:name="N153">
      <number:text>-L. 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L. </number:text>
      <number:number number:decimal-places="2" number:min-integer-digits="1" number:grouping="true"/>
    </number:number-style>
    <number:number-style style:name="N154">
      <style:text-properties fo:color="#ff0000"/>
      <number:text>-L. 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L. </number:text>
      <number:number number:decimal-places="0" number:min-integer-digits="1" number:grouping="true"/>
      <number:text> </number:text>
    </number:number-style>
    <number:number-style style:name="N158P1" style:volatile="true">
      <number:text>-L. </number:text>
      <number:number number:decimal-places="0" number:min-integer-digits="1" number:grouping="true"/>
      <number:text> </number:text>
    </number:number-style>
    <number:number-style style:name="N158P2" style:volatile="true">
      <number:text> L.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L. </number:text>
      <number:number number:decimal-places="2" number:min-integer-digits="1" number:grouping="true"/>
      <number:text> </number:text>
    </number:number-style>
    <number:number-style style:name="N162P1" style:volatile="true">
      <number:text>-L. </number:text>
      <number:number number:decimal-places="2" number:min-integer-digits="1" number:grouping="true"/>
      <number:text> </number:text>
    </number:number-style>
    <number:number-style style:name="N162P2" style:volatile="true">
      <number:text> L.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Sì</number:text>
    </number:number-style>
    <number:number-style style:name="N164P1" style:volatile="true">
      <number:text>Sì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Vero</number:text>
    </number:number-style>
    <number:number-style style:name="N166P1" style:volatile="true">
      <number:text>Vero</number:text>
    </number:number-style>
    <number:number-style style:name="N166">
      <number:text>Fals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Attivo</number:text>
    </number:number-style>
    <number:number-style style:name="N168P1" style:volatile="true">
      <number:text>Attivo</number:text>
    </number:number-style>
    <number:number-style style:name="N168">
      <number:text>Disattivo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70P0"/>
    </number:currency-style>
    <number:time-style style:name="N171">
      <number:hours/>
      <number:text>.</number:text>
      <number:minutes number:style="long"/>
      <number:text>.</number:text>
      <number:seconds number:style="long"/>
    </number:time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">
      <number:text>-</number:text>
      <number:number number:decimal-places="0" number:min-integer-digits="1" number:grouping="true"/>
      <number:text> </number:text>
      <style:map style:condition="value()&gt;=0" style:apply-style-name="N172P0"/>
    </number:number-style>
    <number:date-style style:name="N5105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6" number:language="it" number:country="IT">
      <number:day number:style="long"/>
      <number:text>-</number:text>
      <number:month number:textual="true"/>
    </number:date-style>
    <number:date-style style:name="N5107" number:language="it" number:country="IT">
      <number:month number:textual="true"/>
      <number:text>-</number:text>
      <number:year/>
    </number:date-style>
    <number:time-style style:name="N5108" number:language="it" number:country="IT">
      <number:hours/>
      <number:text>.</number:text>
      <number:minutes number:style="long"/>
      <number:text> </number:text>
      <number:am-pm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0" number:language="it" number:country="IT">
      <number:hours/>
      <number:text>.</number:text>
      <number:minutes number:style="long"/>
    </number:time-style>
    <number:time-style style:name="N511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4P0" style:volatile="true" number:language="it" number:country="IT">
      <number:text>€ </number:text>
      <number:number number:decimal-places="0" number:min-integer-digits="1" number:grouping="true"/>
    </number:number-style>
    <number:number-style style:name="N5114" number:language="it" number:country="I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it" number:country="IT">
      <number:text>€ </number:text>
      <number:number number:decimal-places="0" number:min-integer-digits="1" number:grouping="true"/>
    </number:number-style>
    <number:number-style style:name="N511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it" number:country="IT">
      <number:text>€ </number:text>
      <number:number number:decimal-places="2" number:min-integer-digits="1" number:grouping="true"/>
    </number:number-style>
    <number:number-style style:name="N5117" number:language="it" number:country="I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text>€ </number:text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ilma Gidaro</meta:initial-creator>
    <dc:creator>Andrea Giuliano</dc:creator>
    <meta:creation-date>2014-02-13T16:29:27Z</meta:creation-date>
    <dc:date>2015-03-10T15:21:04</dc:date>
    <meta:editing-duration>PT1H29M59S</meta:editing-duration>
    <meta:editing-cycles>7</meta:editing-cycles>
    <meta:document-statistic meta:table-count="2" meta:cell-count="1662" meta:object-count="0"/>
  </office:meta>
</office:document-meta>
</file>